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898in"/>
    </style:style>
    <style:style style:name="co2" style:family="table-column">
      <style:table-column-properties fo:break-before="auto" style:column-width="1.1437in"/>
    </style:style>
    <style:style style:name="co3" style:family="table-column">
      <style:table-column-properties fo:break-before="auto" style:column-width="1.2835in"/>
    </style:style>
    <style:style style:name="co4" style:family="table-column">
      <style:table-column-properties fo:break-before="auto" style:column-width="1.3807in"/>
    </style:style>
    <style:style style:name="co5" style:family="table-column">
      <style:table-column-properties fo:break-before="auto" style:column-width="1.4772in"/>
    </style:style>
    <style:style style:name="co6" style:family="table-column">
      <style:table-column-properties fo:break-before="auto" style:column-width="1.3693in"/>
    </style:style>
    <style:style style:name="co7" style:family="table-column">
      <style:table-column-properties fo:break-before="auto" style:column-width="0.8299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61">
      <style:table-cell-properties style:rotation-align="none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ce1"/>
        <table:table-row table:style-name="ro1">
          <table:table-cell office:value-type="string">
            <text:p>Temperature[K]</text:p>
          </table:table-cell>
          <table:table-cell office:value-type="string">
            <text:p>Time[s]</text:p>
          </table:table-cell>
          <table:table-cell office:value-type="string">
            <text:p>Desorption_events</text:p>
          </table:table-cell>
          <table:table-cell office:value-type="string">
            <text:p>Site_coverage_filled</text:p>
          </table:table-cell>
          <table:table-cell office:value-type="string">
            <text:p>Site_coverage_empty</text:p>
          </table:table-cell>
          <table:table-cell office:value-type="string">
            <text:p>Desorption_TOF</text:p>
          </table:table-cell>
          <table:table-cell table:style-name="Default" office:value-type="string">
            <text:p>U(2)</text:p>
          </table:table-cell>
          <table:table-cell table:style-name="Default" office:value-type="string">
            <text:p>rate_v2</text:p>
          </table:table-cell>
        </table:table-row>
        <table:table-row table:style-name="ro1">
          <table:table-cell office:value-type="float" office:value="1560.95177472">
            <text:p>1560.95177472</text:p>
          </table:table-cell>
          <table:table-cell office:value-type="float" office:value="0.380709886341">
            <text:p>0.380709886341</text:p>
          </table:table-cell>
          <table:table-cell office:value-type="float" office:value="1">
            <text:p>1</text:p>
          </table:table-cell>
          <table:table-cell office:value-type="float" office:value="0.9975">
            <text:p>0.9975</text:p>
          </table:table-cell>
          <table:table-cell office:value-type="float" office:value="0.0025">
            <text:p>0.0025</text:p>
          </table:table-cell>
          <table:table-cell office:value-type="float" office:value="0.000181361249038">
            <text:p>0.000181361249038</text:p>
          </table:table-cell>
          <table:table-cell office:value-type="float" office:value="30">
            <text:p>3.00E+01</text:p>
          </table:table-cell>
          <table:table-cell office:value-type="float" office:value="0">
            <text:p>0.00E+00</text:p>
          </table:table-cell>
        </table:table-row>
        <table:table-row table:style-name="ro1">
          <table:table-cell office:value-type="float" office:value="1564.10195222">
            <text:p>1564.10195222</text:p>
          </table:table-cell>
          <table:table-cell office:value-type="float" office:value="1.26007100048">
            <text:p>1.26007100048</text:p>
          </table:table-cell>
          <table:table-cell office:value-type="float" office:value="1">
            <text:p>1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office:value-type="float" office:value="0.000189615409186">
            <text:p>0.000189615409186</text:p>
          </table:table-cell>
          <table:table-cell office:value-type="float" office:value="34.995">
            <text:p>3.50E+01</text:p>
          </table:table-cell>
          <table:table-cell office:value-type="float" office:value="0">
            <text:p>0.00E+00</text:p>
          </table:table-cell>
        </table:table-row>
        <table:table-row table:style-name="ro1">
          <table:table-cell office:value-type="float" office:value="1567.08878722">
            <text:p>1567.08878722</text:p>
          </table:table-cell>
          <table:table-cell office:value-type="float" office:value="1.57544388589">
            <text:p>1.57544388589</text:p>
          </table:table-cell>
          <table:table-cell office:value-type="float" office:value="1">
            <text:p>1</text:p>
          </table:table-cell>
          <table:table-cell office:value-type="float" office:value="0.9925">
            <text:p>0.9925</text:p>
          </table:table-cell>
          <table:table-cell office:value-type="float" office:value="0.0075">
            <text:p>0.0075</text:p>
          </table:table-cell>
          <table:table-cell office:value-type="float" office:value="0.000210709383849">
            <text:p>0.000210709383849</text:p>
          </table:table-cell>
          <table:table-cell office:value-type="float" office:value="39.99">
            <text:p>4.00E+01</text:p>
          </table:table-cell>
          <table:table-cell office:value-type="float" office:value="0">
            <text:p>0.00E+00</text:p>
          </table:table-cell>
        </table:table-row>
        <table:table-row table:style-name="ro1">
          <table:table-cell office:value-type="float" office:value="1569.49758615">
            <text:p>1569.49758615</text:p>
          </table:table-cell>
          <table:table-cell office:value-type="float" office:value="2.22359057339">
            <text:p>2.22359057339</text:p>
          </table:table-cell>
          <table:table-cell office:value-type="float" office:value="1">
            <text:p>1</text:p>
          </table:table-cell>
          <table:table-cell office:value-type="float" office:value="0.99">
            <text:p>0.99</text:p>
          </table:table-cell>
          <table:table-cell office:value-type="float" office:value="0.01">
            <text:p>0.01</text:p>
          </table:table-cell>
          <table:table-cell office:value-type="float" office:value="0.000218471474485">
            <text:p>0.000218471474485</text:p>
          </table:table-cell>
          <table:table-cell office:value-type="float" office:value="44.985">
            <text:p>4.50E+01</text:p>
          </table:table-cell>
          <table:table-cell office:value-type="float" office:value="0">
            <text:p>0.00E+00</text:p>
          </table:table-cell>
        </table:table-row>
        <table:table-row table:style-name="ro1">
          <table:table-cell office:value-type="float" office:value="1572.84189732">
            <text:p>1572.84189732</text:p>
          </table:table-cell>
          <table:table-cell office:value-type="float" office:value="2.91316835593">
            <text:p>2.91316835593</text:p>
          </table:table-cell>
          <table:table-cell office:value-type="float" office:value="1">
            <text:p>1</text:p>
          </table:table-cell>
          <table:table-cell office:value-type="float" office:value="0.9875">
            <text:p>0.9875</text:p>
          </table:table-cell>
          <table:table-cell office:value-type="float" office:value="0.0125">
            <text:p>0.0125</text:p>
          </table:table-cell>
          <table:table-cell office:value-type="float" office:value="0.000235826252745">
            <text:p>0.000235826252745</text:p>
          </table:table-cell>
          <table:table-cell office:value-type="float" office:value="49.98">
            <text:p>5.00E+01</text:p>
          </table:table-cell>
          <table:table-cell office:value-type="float" office:value="0">
            <text:p>0.00E+00</text:p>
          </table:table-cell>
        </table:table-row>
        <table:table-row table:style-name="ro1">
          <table:table-cell office:value-type="float" office:value="1575.51262041">
            <text:p>1575.51262041</text:p>
          </table:table-cell>
          <table:table-cell office:value-type="float" office:value="3.2918798085">
            <text:p>3.2918798085</text:p>
          </table:table-cell>
          <table:table-cell office:value-type="float" office:value="1">
            <text:p>1</text:p>
          </table:table-cell>
          <table:table-cell office:value-type="float" office:value="0.985">
            <text:p>0.985</text:p>
          </table:table-cell>
          <table:table-cell office:value-type="float" office:value="0.015">
            <text:p>0.015</text:p>
          </table:table-cell>
          <table:table-cell office:value-type="float" office:value="0.000255849961467">
            <text:p>0.000255849961467</text:p>
          </table:table-cell>
          <table:table-cell office:value-type="float" office:value="54.975">
            <text:p>5.50E+01</text:p>
          </table:table-cell>
          <table:table-cell office:value-type="float" office:value="0">
            <text:p>0.00E+00</text:p>
          </table:table-cell>
        </table:table-row>
        <table:table-row table:style-name="ro1">
          <table:table-cell office:value-type="float" office:value="1578.11369193">
            <text:p>1578.11369193</text:p>
          </table:table-cell>
          <table:table-cell office:value-type="float" office:value="3.95359696201">
            <text:p>3.95359696201</text:p>
          </table:table-cell>
          <table:table-cell office:value-type="float" office:value="1">
            <text:p>1</text:p>
          </table:table-cell>
          <table:table-cell office:value-type="float" office:value="0.9825">
            <text:p>0.9825</text:p>
            <draw:frame table:end-cell-address="Sheet1.I33" table:end-x="0.2697in" table:end-y="0.0732in" draw:z-index="0" draw:style-name="gr1" svg:width="5.5106in" svg:height="4.428in" svg:x="0.624in" svg:y="0.0728in">
              <draw:object draw:notify-on-update-of-ranges="Sheet1.A1:Sheet1.A1 Sheet1.G2:Sheet1.G397 Sheet1.H1:Sheet1.H1 Sheet1.H2:Sheet1.H1003 Sheet1.F1:Sheet1.F1 Sheet1.F2:Sheet1.F397 Sheet1.A2:Sheet1.A39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float" office:value="0.0175">
            <text:p>0.0175</text:p>
          </table:table-cell>
          <table:table-cell office:value-type="float" office:value="0.00026714294824">
            <text:p>0.00026714294824</text:p>
          </table:table-cell>
          <table:table-cell office:value-type="float" office:value="59.97">
            <text:p>6.00E+01</text:p>
          </table:table-cell>
          <table:table-cell office:value-type="float" office:value="0">
            <text:p>0.00E+00</text:p>
          </table:table-cell>
        </table:table-row>
        <table:table-row table:style-name="ro1">
          <table:table-cell office:value-type="float" office:value="1581.52490239">
            <text:p>1581.52490239</text:p>
          </table:table-cell>
          <table:table-cell office:value-type="float" office:value="4.65636399222">
            <text:p>4.65636399222</text:p>
          </table:table-cell>
          <table:table-cell office:value-type="float" office:value="1">
            <text:p>1</text:p>
          </table:table-cell>
          <table:table-cell office:value-type="float" office:value="0.98">
            <text:p>0.98</text:p>
          </table:table-cell>
          <table:table-cell office:value-type="float" office:value="0.02">
            <text:p>0.02</text:p>
          </table:table-cell>
          <table:table-cell office:value-type="float" office:value="0.000288612648139">
            <text:p>0.000288612648139</text:p>
          </table:table-cell>
          <table:table-cell office:value-type="float" office:value="64.965">
            <text:p>6.50E+01</text:p>
          </table:table-cell>
          <table:table-cell office:value-type="float" office:value="0">
            <text:p>0.00E+00</text:p>
          </table:table-cell>
        </table:table-row>
        <table:table-row table:style-name="ro1">
          <table:table-cell office:value-type="float" office:value="1583.43286">
            <text:p>1583.43286</text:p>
          </table:table-cell>
          <table:table-cell office:value-type="float" office:value="4.71678000794">
            <text:p>4.71678000794</text:p>
          </table:table-cell>
          <table:table-cell office:value-type="float" office:value="1">
            <text:p>1</text:p>
          </table:table-cell>
          <table:table-cell office:value-type="float" office:value="0.9775">
            <text:p>0.9775</text:p>
          </table:table-cell>
          <table:table-cell office:value-type="float" office:value="0.0225">
            <text:p>0.0225</text:p>
          </table:table-cell>
          <table:table-cell office:value-type="float" office:value="0.000313176865629">
            <text:p>0.000313176865629</text:p>
          </table:table-cell>
          <table:table-cell office:value-type="float" office:value="69.96">
            <text:p>7.00E+01</text:p>
          </table:table-cell>
          <table:table-cell office:value-type="float" office:value="0">
            <text:p>0.00E+00</text:p>
          </table:table-cell>
        </table:table-row>
        <table:table-row table:style-name="ro1">
          <table:table-cell office:value-type="float" office:value="1584.8443913">
            <text:p>1584.8443913</text:p>
          </table:table-cell>
          <table:table-cell office:value-type="float" office:value="5.22097651174">
            <text:p>5.22097651174</text:p>
          </table:table-cell>
          <table:table-cell office:value-type="float" office:value="1">
            <text:p>1</text:p>
          </table:table-cell>
          <table:table-cell office:value-type="float" office:value="0.975">
            <text:p>0.975</text:p>
          </table:table-cell>
          <table:table-cell office:value-type="float" office:value="0.025">
            <text:p>0.025</text:p>
          </table:table-cell>
          <table:table-cell office:value-type="float" office:value="0.000314741187325">
            <text:p>0.000314741187325</text:p>
          </table:table-cell>
          <table:table-cell office:value-type="float" office:value="74.955">
            <text:p>7.50E+01</text:p>
          </table:table-cell>
          <table:table-cell office:value-type="float" office:value="0">
            <text:p>0.00E+00</text:p>
          </table:table-cell>
        </table:table-row>
        <table:table-row table:style-name="ro1">
          <table:table-cell office:value-type="float" office:value="1587.41049116">
            <text:p>1587.41049116</text:p>
          </table:table-cell>
          <table:table-cell office:value-type="float" office:value="5.7432199513">
            <text:p>5.7432199513</text:p>
          </table:table-cell>
          <table:table-cell office:value-type="float" office:value="1">
            <text:p>1</text:p>
          </table:table-cell>
          <table:table-cell office:value-type="float" office:value="0.9725">
            <text:p>0.9725</text:p>
          </table:table-cell>
          <table:table-cell office:value-type="float" office:value="0.0275">
            <text:p>0.0275</text:p>
          </table:table-cell>
          <table:table-cell office:value-type="float" office:value="0.000333520852445">
            <text:p>0.000333520852445</text:p>
          </table:table-cell>
          <table:table-cell office:value-type="float" office:value="79.95">
            <text:p>8.00E+01</text:p>
          </table:table-cell>
          <table:table-cell office:value-type="float" office:value="0">
            <text:p>0.00E+00</text:p>
          </table:table-cell>
        </table:table-row>
        <table:table-row table:style-name="ro1">
          <table:table-cell office:value-type="float" office:value="1588.86139653">
            <text:p>1588.86139653</text:p>
          </table:table-cell>
          <table:table-cell office:value-type="float" office:value="5.80133866015">
            <text:p>5.80133866015</text:p>
          </table:table-cell>
          <table:table-cell office:value-type="float" office:value="1">
            <text:p>1</text:p>
          </table:table-cell>
          <table:table-cell office:value-type="float" office:value="0.97">
            <text:p>0.97</text:p>
          </table:table-cell>
          <table:table-cell office:value-type="float" office:value="0.03">
            <text:p>0.03</text:p>
          </table:table-cell>
          <table:table-cell office:value-type="float" office:value="0.000353779680774">
            <text:p>0.000353779680774</text:p>
          </table:table-cell>
          <table:table-cell office:value-type="float" office:value="84.9451">
            <text:p>8.49E+01</text:p>
          </table:table-cell>
          <table:table-cell table:style-name="Default" office:value-type="string">
            <text:p>3.51601-295</text:p>
          </table:table-cell>
        </table:table-row>
        <table:table-row table:style-name="ro1">
          <table:table-cell office:value-type="float" office:value="1591.15144626">
            <text:p>1591.15144626</text:p>
          </table:table-cell>
          <table:table-cell office:value-type="float" office:value="6.6592398457">
            <text:p>6.6592398457</text:p>
          </table:table-cell>
          <table:table-cell office:value-type="float" office:value="1">
            <text:p>1</text:p>
          </table:table-cell>
          <table:table-cell office:value-type="float" office:value="0.9675">
            <text:p>0.9675</text:p>
          </table:table-cell>
          <table:table-cell office:value-type="float" office:value="0.0325">
            <text:p>0.0325</text:p>
          </table:table-cell>
          <table:table-cell office:value-type="float" office:value="0.000355590300458">
            <text:p>0.000355590300458</text:p>
          </table:table-cell>
          <table:table-cell office:value-type="float" office:value="89.9401">
            <text:p>8.99E+01</text:p>
          </table:table-cell>
          <table:table-cell table:style-name="Default" office:value-type="string">
            <text:p>4.17959-278</text:p>
          </table:table-cell>
        </table:table-row>
        <table:table-row table:style-name="ro1">
          <table:table-cell office:value-type="float" office:value="1594.03710587">
            <text:p>1594.03710587</text:p>
          </table:table-cell>
          <table:table-cell office:value-type="float" office:value="6.95560250322">
            <text:p>6.95560250322</text:p>
          </table:table-cell>
          <table:table-cell office:value-type="float" office:value="1">
            <text:p>1</text:p>
          </table:table-cell>
          <table:table-cell office:value-type="float" office:value="0.965">
            <text:p>0.965</text:p>
          </table:table-cell>
          <table:table-cell office:value-type="float" office:value="0.035">
            <text:p>0.035</text:p>
          </table:table-cell>
          <table:table-cell office:value-type="float" office:value="0.000392716189506">
            <text:p>0.000392716189506</text:p>
          </table:table-cell>
          <table:table-cell office:value-type="float" office:value="94.9351">
            <text:p>9.49E+01</text:p>
          </table:table-cell>
          <table:table-cell table:style-name="Default" office:value-type="string">
            <text:p>7.93245-263</text:p>
          </table:table-cell>
        </table:table-row>
        <table:table-row table:style-name="ro1">
          <table:table-cell office:value-type="float" office:value="1595.62953213">
            <text:p>1595.62953213</text:p>
          </table:table-cell>
          <table:table-cell office:value-type="float" office:value="7.29621034891">
            <text:p>7.29621034891</text:p>
          </table:table-cell>
          <table:table-cell office:value-type="float" office:value="1">
            <text:p>1</text:p>
          </table:table-cell>
          <table:table-cell office:value-type="float" office:value="0.9625">
            <text:p>0.9625</text:p>
          </table:table-cell>
          <table:table-cell office:value-type="float" office:value="0.0375">
            <text:p>0.0375</text:p>
          </table:table-cell>
          <table:table-cell office:value-type="float" office:value="0.000405652238227">
            <text:p>0.000405652238227</text:p>
          </table:table-cell>
          <table:table-cell office:value-type="float" office:value="99.9301">
            <text:p>9.99E+01</text:p>
          </table:table-cell>
          <table:table-cell table:style-name="Default" office:value-type="string">
            <text:p>4.47004-249</text:p>
          </table:table-cell>
        </table:table-row>
        <table:table-row table:style-name="ro1">
          <table:table-cell office:value-type="float" office:value="1598.51672109">
            <text:p>1598.51672109</text:p>
          </table:table-cell>
          <table:table-cell office:value-type="float" office:value="8.11047808803">
            <text:p>8.11047808803</text:p>
          </table:table-cell>
          <table:table-cell office:value-type="float" office:value="1">
            <text:p>1</text:p>
          </table:table-cell>
          <table:table-cell office:value-type="float" office:value="0.96">
            <text:p>0.96</text:p>
          </table:table-cell>
          <table:table-cell office:value-type="float" office:value="0.04">
            <text:p>0.04</text:p>
          </table:table-cell>
          <table:table-cell office:value-type="float" office:value="0.000421165260151">
            <text:p>0.000421165260151</text:p>
          </table:table-cell>
          <table:table-cell office:value-type="float" office:value="104.925">
            <text:p>1.05E+02</text:p>
          </table:table-cell>
          <table:table-cell table:style-name="Default" office:value-type="string">
            <text:p>1.23589-236</text:p>
          </table:table-cell>
        </table:table-row>
        <table:table-row table:style-name="ro1">
          <table:table-cell office:value-type="float" office:value="1602.48435501">
            <text:p>1602.48435501</text:p>
          </table:table-cell>
          <table:table-cell office:value-type="float" office:value="8.88326391456">
            <text:p>8.88326391456</text:p>
          </table:table-cell>
          <table:table-cell office:value-type="float" office:value="1">
            <text:p>1</text:p>
          </table:table-cell>
          <table:table-cell office:value-type="float" office:value="0.9575">
            <text:p>0.9575</text:p>
          </table:table-cell>
          <table:table-cell office:value-type="float" office:value="0.0425">
            <text:p>0.0425</text:p>
          </table:table-cell>
          <table:table-cell office:value-type="float" office:value="0.000462333202333">
            <text:p>0.000462333202333</text:p>
          </table:table-cell>
          <table:table-cell office:value-type="float" office:value="109.92">
            <text:p>1.10E+02</text:p>
          </table:table-cell>
          <table:table-cell table:style-name="Default" office:value-type="string">
            <text:p>2.52869-225</text:p>
          </table:table-cell>
        </table:table-row>
        <table:table-row table:style-name="ro1">
          <table:table-cell office:value-type="float" office:value="1604.52948688">
            <text:p>1604.52948688</text:p>
          </table:table-cell>
          <table:table-cell office:value-type="float" office:value="8.92853083725">
            <text:p>8.92853083725</text:p>
          </table:table-cell>
          <table:table-cell office:value-type="float" office:value="1">
            <text:p>1</text:p>
          </table:table-cell>
          <table:table-cell office:value-type="float" office:value="0.955">
            <text:p>0.955</text:p>
          </table:table-cell>
          <table:table-cell office:value-type="float" office:value="0.045">
            <text:p>0.045</text:p>
          </table:table-cell>
          <table:table-cell office:value-type="float" office:value="0.000503941692811">
            <text:p>0.000503941692811</text:p>
          </table:table-cell>
          <table:table-cell office:value-type="float" office:value="114.915">
            <text:p>1.15E+02</text:p>
          </table:table-cell>
          <table:table-cell table:style-name="Default" office:value-type="string">
            <text:p>5.37664-215</text:p>
          </table:table-cell>
        </table:table-row>
        <table:table-row table:style-name="ro1">
          <table:table-cell office:value-type="float" office:value="1606.43942564">
            <text:p>1606.43942564</text:p>
          </table:table-cell>
          <table:table-cell office:value-type="float" office:value="9.64723941886">
            <text:p>9.64723941886</text:p>
          </table:table-cell>
          <table:table-cell office:value-type="float" office:value="1">
            <text:p>1</text:p>
          </table:table-cell>
          <table:table-cell office:value-type="float" office:value="0.9525">
            <text:p>0.9525</text:p>
          </table:table-cell>
          <table:table-cell office:value-type="float" office:value="0.0475">
            <text:p>0.0475</text:p>
          </table:table-cell>
          <table:table-cell office:value-type="float" office:value="0.000506143297242">
            <text:p>0.000506143297242</text:p>
          </table:table-cell>
          <table:table-cell office:value-type="float" office:value="119.91">
            <text:p>1.20E+02</text:p>
          </table:table-cell>
          <table:table-cell table:style-name="Default" office:value-type="string">
            <text:p>1.57654-205</text:p>
          </table:table-cell>
        </table:table-row>
        <table:table-row table:style-name="ro1">
          <table:table-cell office:value-type="float" office:value="1608.78211086">
            <text:p>1608.78211086</text:p>
          </table:table-cell>
          <table:table-cell office:value-type="float" office:value="9.86560492484">
            <text:p>9.86560492484</text:p>
          </table:table-cell>
          <table:table-cell office:value-type="float" office:value="1">
            <text:p>1</text:p>
          </table:table-cell>
          <table:table-cell office:value-type="float" office:value="0.95">
            <text:p>0.95</text:p>
          </table:table-cell>
          <table:table-cell office:value-type="float" office:value="0.05">
            <text:p>0.05</text:p>
          </table:table-cell>
          <table:table-cell office:value-type="float" office:value="0.000548886086872">
            <text:p>0.000548886086872</text:p>
          </table:table-cell>
          <table:table-cell office:value-type="float" office:value="124.905">
            <text:p>1.25E+02</text:p>
          </table:table-cell>
          <table:table-cell table:style-name="Default" office:value-type="string">
            <text:p>8.08551-197</text:p>
          </table:table-cell>
        </table:table-row>
        <table:table-row table:style-name="ro1">
          <table:table-cell office:value-type="float" office:value="1609.34686906">
            <text:p>1609.34686906</text:p>
          </table:table-cell>
          <table:table-cell office:value-type="float" office:value="9.8731427011">
            <text:p>9.8731427011</text:p>
          </table:table-cell>
          <table:table-cell office:value-type="float" office:value="1">
            <text:p>1</text:p>
          </table:table-cell>
          <table:table-cell office:value-type="float" office:value="0.9475">
            <text:p>0.9475</text:p>
          </table:table-cell>
          <table:table-cell office:value-type="float" office:value="0.0525">
            <text:p>0.0525</text:p>
          </table:table-cell>
          <table:table-cell office:value-type="float" office:value="0.000566806547554">
            <text:p>0.000566806547554</text:p>
          </table:table-cell>
          <table:table-cell office:value-type="float" office:value="129.9">
            <text:p>1.30E+02</text:p>
          </table:table-cell>
          <table:table-cell table:style-name="Default" office:value-type="string">
            <text:p>8.86877-189</text:p>
          </table:table-cell>
        </table:table-row>
        <table:table-row table:style-name="ro1">
          <table:table-cell office:value-type="float" office:value="1609.54225781">
            <text:p>1609.54225781</text:p>
          </table:table-cell>
          <table:table-cell office:value-type="float" office:value="9.94376042409">
            <text:p>9.94376042409</text:p>
          </table:table-cell>
          <table:table-cell office:value-type="float" office:value="1">
            <text:p>1</text:p>
          </table:table-cell>
          <table:table-cell office:value-type="float" office:value="0.945">
            <text:p>0.945</text:p>
          </table:table-cell>
          <table:table-cell office:value-type="float" office:value="0.055">
            <text:p>0.055</text:p>
          </table:table-cell>
          <table:table-cell office:value-type="float" office:value="0.00056071699766">
            <text:p>0.00056071699766</text:p>
          </table:table-cell>
          <table:table-cell office:value-type="float" office:value="134.895">
            <text:p>1.35E+02</text:p>
          </table:table-cell>
          <table:table-cell table:style-name="Default" office:value-type="string">
            <text:p>2.46936-181</text:p>
          </table:table-cell>
        </table:table-row>
        <table:table-row table:style-name="ro1">
          <table:table-cell office:value-type="float" office:value="1610.1780808">
            <text:p>1610.1780808</text:p>
          </table:table-cell>
          <table:table-cell office:value-type="float" office:value="10.1274718941">
            <text:p>10.1274718941</text:p>
          </table:table-cell>
          <table:table-cell office:value-type="float" office:value="1">
            <text:p>1</text:p>
          </table:table-cell>
          <table:table-cell office:value-type="float" office:value="0.9425">
            <text:p>0.9425</text:p>
          </table:table-cell>
          <table:table-cell office:value-type="float" office:value="0.0575">
            <text:p>0.0575</text:p>
          </table:table-cell>
          <table:table-cell office:value-type="float" office:value="0.000563551550546">
            <text:p>0.000563551550546</text:p>
          </table:table-cell>
          <table:table-cell office:value-type="float" office:value="139.89">
            <text:p>1.40E+02</text:p>
          </table:table-cell>
          <table:table-cell table:style-name="Default" office:value-type="string">
            <text:p>2.02141-174</text:p>
          </table:table-cell>
        </table:table-row>
        <table:table-row table:style-name="ro1">
          <table:table-cell office:value-type="float" office:value="1611.22193688">
            <text:p>1611.22193688</text:p>
          </table:table-cell>
          <table:table-cell office:value-type="float" office:value="10.3613028585">
            <text:p>10.3613028585</text:p>
          </table:table-cell>
          <table:table-cell office:value-type="float" office:value="1">
            <text:p>1</text:p>
          </table:table-cell>
          <table:table-cell office:value-type="float" office:value="0.94">
            <text:p>0.94</text:p>
          </table:table-cell>
          <table:table-cell office:value-type="float" office:value="0.06">
            <text:p>0.06</text:p>
          </table:table-cell>
          <table:table-cell office:value-type="float" office:value="0.000574249625695">
            <text:p>0.000574249625695</text:p>
          </table:table-cell>
          <table:table-cell office:value-type="float" office:value="144.885">
            <text:p>1.45E+02</text:p>
          </table:table-cell>
          <table:table-cell table:style-name="Default" office:value-type="string">
            <text:p>5.52151-168</text:p>
          </table:table-cell>
        </table:table-row>
        <table:table-row table:style-name="ro1">
          <table:table-cell office:value-type="float" office:value="1614.02502527">
            <text:p>1614.02502527</text:p>
          </table:table-cell>
          <table:table-cell office:value-type="float" office:value="11.2487072504">
            <text:p>11.2487072504</text:p>
          </table:table-cell>
          <table:table-cell office:value-type="float" office:value="1">
            <text:p>1</text:p>
          </table:table-cell>
          <table:table-cell office:value-type="float" office:value="0.9375">
            <text:p>0.9375</text:p>
          </table:table-cell>
          <table:table-cell office:value-type="float" office:value="0.0625">
            <text:p>0.0625</text:p>
          </table:table-cell>
          <table:table-cell office:value-type="float" office:value="0.000588493882147">
            <text:p>0.000588493882147</text:p>
          </table:table-cell>
          <table:table-cell office:value-type="float" office:value="149.88">
            <text:p>1.50E+02</text:p>
          </table:table-cell>
          <table:table-cell table:style-name="Default" office:value-type="string">
            <text:p>5.61635-162</text:p>
          </table:table-cell>
        </table:table-row>
        <table:table-row table:style-name="ro1">
          <table:table-cell office:value-type="float" office:value="1616.6590244">
            <text:p>1616.6590244</text:p>
          </table:table-cell>
          <table:table-cell office:value-type="float" office:value="11.4149025107">
            <text:p>11.4149025107</text:p>
          </table:table-cell>
          <table:table-cell office:value-type="float" office:value="1">
            <text:p>1</text:p>
          </table:table-cell>
          <table:table-cell office:value-type="float" office:value="0.935">
            <text:p>0.935</text:p>
          </table:table-cell>
          <table:table-cell office:value-type="float" office:value="0.065">
            <text:p>0.065</text:p>
          </table:table-cell>
          <table:table-cell office:value-type="float" office:value="0.000650031934595">
            <text:p>0.000650031934595</text:p>
          </table:table-cell>
          <table:table-cell office:value-type="float" office:value="154.875">
            <text:p>1.55E+02</text:p>
          </table:table-cell>
          <table:table-cell table:style-name="Default" office:value-type="string">
            <text:p>2.34073-156</text:p>
          </table:table-cell>
        </table:table-row>
        <table:table-row table:style-name="ro1">
          <table:table-cell office:value-type="float" office:value="1617.96385969">
            <text:p>1617.96385969</text:p>
          </table:table-cell>
          <table:table-cell office:value-type="float" office:value="11.7706413668">
            <text:p>11.7706413668</text:p>
          </table:table-cell>
          <table:table-cell office:value-type="float" office:value="1">
            <text:p>1</text:p>
          </table:table-cell>
          <table:table-cell office:value-type="float" office:value="0.9325">
            <text:p>0.9325</text:p>
          </table:table-cell>
          <table:table-cell office:value-type="float" office:value="0.0675">
            <text:p>0.0675</text:p>
          </table:table-cell>
          <table:table-cell office:value-type="float" office:value="0.000660984695369">
            <text:p>0.000660984695369</text:p>
          </table:table-cell>
          <table:table-cell office:value-type="float" office:value="159.87">
            <text:p>1.60E+02</text:p>
          </table:table-cell>
          <table:table-cell table:style-name="Default" office:value-type="string">
            <text:p>4.34582-151</text:p>
          </table:table-cell>
        </table:table-row>
        <table:table-row table:style-name="ro1">
          <table:table-cell office:value-type="float" office:value="1618.88278314">
            <text:p>1618.88278314</text:p>
          </table:table-cell>
          <table:table-cell office:value-type="float" office:value="11.7824718886">
            <text:p>11.7824718886</text:p>
          </table:table-cell>
          <table:table-cell office:value-type="float" office:value="1">
            <text:p>1</text:p>
          </table:table-cell>
          <table:table-cell office:value-type="float" office:value="0.93">
            <text:p>0.93</text:p>
          </table:table-cell>
          <table:table-cell office:value-type="float" office:value="0.07">
            <text:p>0.07</text:p>
          </table:table-cell>
          <table:table-cell office:value-type="float" office:value="0.000690033145813">
            <text:p>0.000690033145813</text:p>
          </table:table-cell>
          <table:table-cell office:value-type="float" office:value="164.865">
            <text:p>1.65E+02</text:p>
          </table:table-cell>
          <table:table-cell table:style-name="Default" office:value-type="string">
            <text:p>3.86842-146</text:p>
          </table:table-cell>
        </table:table-row>
        <table:table-row table:style-name="ro1">
          <table:table-cell office:value-type="float" office:value="1619.97652988">
            <text:p>1619.97652988</text:p>
          </table:table-cell>
          <table:table-cell office:value-type="float" office:value="12.2081400646">
            <text:p>12.2081400646</text:p>
          </table:table-cell>
          <table:table-cell office:value-type="float" office:value="1">
            <text:p>1</text:p>
          </table:table-cell>
          <table:table-cell office:value-type="float" office:value="0.9275">
            <text:p>0.9275</text:p>
          </table:table-cell>
          <table:table-cell office:value-type="float" office:value="0.0725">
            <text:p>0.0725</text:p>
          </table:table-cell>
          <table:table-cell office:value-type="float" office:value="0.000685746906289">
            <text:p>0.000685746906289</text:p>
          </table:table-cell>
          <table:table-cell office:value-type="float" office:value="169.86">
            <text:p>1.70E+02</text:p>
          </table:table-cell>
          <table:table-cell table:style-name="Default" office:value-type="string">
            <text:p>1.76158-141</text:p>
          </table:table-cell>
        </table:table-row>
        <table:table-row table:style-name="ro1">
          <table:table-cell office:value-type="float" office:value="1622.97034955">
            <text:p>1622.97034955</text:p>
          </table:table-cell>
          <table:table-cell office:value-type="float" office:value="12.9799997548">
            <text:p>12.9799997548</text:p>
          </table:table-cell>
          <table:table-cell office:value-type="float" office:value="1">
            <text:p>1</text:p>
          </table:table-cell>
          <table:table-cell office:value-type="float" office:value="0.925">
            <text:p>0.925</text:p>
          </table:table-cell>
          <table:table-cell office:value-type="float" office:value="0.075">
            <text:p>0.075</text:p>
          </table:table-cell>
          <table:table-cell office:value-type="float" office:value="0.000718202820648">
            <text:p>0.000718202820648</text:p>
          </table:table-cell>
          <table:table-cell office:value-type="float" office:value="174.855">
            <text:p>1.75E+02</text:p>
          </table:table-cell>
          <table:table-cell table:style-name="Default" office:value-type="string">
            <text:p>4.34633-137</text:p>
          </table:table-cell>
        </table:table-row>
        <table:table-row table:style-name="ro1">
          <table:table-cell office:value-type="float" office:value="1626.8778044">
            <text:p>1626.8778044</text:p>
          </table:table-cell>
          <table:table-cell office:value-type="float" office:value="13.7711220036">
            <text:p>13.7711220036</text:p>
          </table:table-cell>
          <table:table-cell office:value-type="float" office:value="1">
            <text:p>1</text:p>
          </table:table-cell>
          <table:table-cell office:value-type="float" office:value="0.9225">
            <text:p>0.9225</text:p>
          </table:table-cell>
          <table:table-cell office:value-type="float" office:value="0.0775">
            <text:p>0.0775</text:p>
          </table:table-cell>
          <table:table-cell office:value-type="float" office:value="0.000782301958142">
            <text:p>0.000782301958142</text:p>
          </table:table-cell>
          <table:table-cell office:value-type="float" office:value="179.85">
            <text:p>1.80E+02</text:p>
          </table:table-cell>
          <table:table-cell table:style-name="Default" office:value-type="string">
            <text:p>6.11466-133</text:p>
          </table:table-cell>
        </table:table-row>
        <table:table-row table:style-name="ro1">
          <table:table-cell office:value-type="float" office:value="1630.2768272">
            <text:p>1630.2768272</text:p>
          </table:table-cell>
          <table:table-cell office:value-type="float" office:value="14.3396088779">
            <text:p>14.3396088779</text:p>
          </table:table-cell>
          <table:table-cell office:value-type="float" office:value="1">
            <text:p>1</text:p>
          </table:table-cell>
          <table:table-cell office:value-type="float" office:value="0.92">
            <text:p>0.92</text:p>
          </table:table-cell>
          <table:table-cell office:value-type="float" office:value="0.08">
            <text:p>0.08</text:p>
          </table:table-cell>
          <table:table-cell office:value-type="float" office:value="0.000853411433349">
            <text:p>0.000853411433349</text:p>
          </table:table-cell>
          <table:table-cell office:value-type="float" office:value="184.845">
            <text:p>1.85E+02</text:p>
          </table:table-cell>
          <table:table-cell table:style-name="Default" office:value-type="string">
            <text:p>5.13368-129</text:p>
          </table:table-cell>
        </table:table-row>
        <table:table-row table:style-name="ro1">
          <table:table-cell office:value-type="float" office:value="1632.84477432">
            <text:p>1632.84477432</text:p>
          </table:table-cell>
          <table:table-cell office:value-type="float" office:value="14.7983008488">
            <text:p>14.7983008488</text:p>
          </table:table-cell>
          <table:table-cell office:value-type="float" office:value="1">
            <text:p>1</text:p>
          </table:table-cell>
          <table:table-cell office:value-type="float" office:value="0.9175">
            <text:p>0.9175</text:p>
          </table:table-cell>
          <table:table-cell office:value-type="float" office:value="0.0825">
            <text:p>0.0825</text:p>
          </table:table-cell>
          <table:table-cell office:value-type="float" office:value="0.000907825686751">
            <text:p>0.000907825686751</text:p>
          </table:table-cell>
          <table:table-cell office:value-type="float" office:value="189.84">
            <text:p>1.90E+02</text:p>
          </table:table-cell>
          <table:table-cell table:style-name="Default" office:value-type="string">
            <text:p>2.67910-125</text:p>
          </table:table-cell>
        </table:table-row>
        <table:table-row table:style-name="ro1">
          <table:table-cell office:value-type="float" office:value="1635.1250632">
            <text:p>1635.1250632</text:p>
          </table:table-cell>
          <table:table-cell office:value-type="float" office:value="15.2517244295">
            <text:p>15.2517244295</text:p>
          </table:table-cell>
          <table:table-cell office:value-type="float" office:value="1">
            <text:p>1</text:p>
          </table:table-cell>
          <table:table-cell office:value-type="float" office:value="0.915">
            <text:p>0.915</text:p>
          </table:table-cell>
          <table:table-cell office:value-type="float" office:value="0.085">
            <text:p>0.085</text:p>
          </table:table-cell>
          <table:table-cell office:value-type="float" office:value="0.000953204064804">
            <text:p>0.000953204064804</text:p>
          </table:table-cell>
          <table:table-cell office:value-type="float" office:value="194.835">
            <text:p>1.95E+02</text:p>
          </table:table-cell>
          <table:table-cell table:style-name="Default" office:value-type="string">
            <text:p>9.01433-122</text:p>
          </table:table-cell>
        </table:table-row>
        <table:table-row table:style-name="ro1">
          <table:table-cell office:value-type="float" office:value="1638.47783963">
            <text:p>1638.47783963</text:p>
          </table:table-cell>
          <table:table-cell office:value-type="float" office:value="16.139411424">
            <text:p>16.139411424</text:p>
          </table:table-cell>
          <table:table-cell office:value-type="float" office:value="1">
            <text:p>1</text:p>
          </table:table-cell>
          <table:table-cell office:value-type="float" office:value="0.9125">
            <text:p>0.9125</text:p>
          </table:table-cell>
          <table:table-cell office:value-type="float" office:value="0.0875">
            <text:p>0.0875</text:p>
          </table:table-cell>
          <table:table-cell office:value-type="float" office:value="0.00100050786243">
            <text:p>0.00100050786243</text:p>
          </table:table-cell>
          <table:table-cell office:value-type="float" office:value="199.83">
            <text:p>2.00E+02</text:p>
          </table:table-cell>
          <table:table-cell table:style-name="Default" office:value-type="string">
            <text:p>2.02096-118</text:p>
          </table:table-cell>
        </table:table-row>
        <table:table-row table:style-name="ro1">
          <table:table-cell office:value-type="float" office:value="1642.18812577">
            <text:p>1642.18812577</text:p>
          </table:table-cell>
          <table:table-cell office:value-type="float" office:value="16.7358388853">
            <text:p>16.7358388853</text:p>
          </table:table-cell>
          <table:table-cell office:value-type="float" office:value="1">
            <text:p>1</text:p>
          </table:table-cell>
          <table:table-cell office:value-type="float" office:value="0.91">
            <text:p>0.91</text:p>
          </table:table-cell>
          <table:table-cell office:value-type="float" office:value="0.09">
            <text:p>0.09</text:p>
          </table:table-cell>
          <table:table-cell office:value-type="float" office:value="0.00110201555355">
            <text:p>0.00110201555355</text:p>
          </table:table-cell>
          <table:table-cell office:value-type="float" office:value="204.825">
            <text:p>2.05E+02</text:p>
          </table:table-cell>
          <table:table-cell table:style-name="Default" office:value-type="string">
            <text:p>3.11000-115</text:p>
          </table:table-cell>
        </table:table-row>
        <table:table-row table:style-name="ro1">
          <table:table-cell office:value-type="float" office:value="1645.64874396">
            <text:p>1645.64874396</text:p>
          </table:table-cell>
          <table:table-cell office:value-type="float" office:value="17.5236587006">
            <text:p>17.5236587006</text:p>
          </table:table-cell>
          <table:table-cell office:value-type="float" office:value="1">
            <text:p>1</text:p>
          </table:table-cell>
          <table:table-cell office:value-type="float" office:value="0.9075">
            <text:p>0.9075</text:p>
          </table:table-cell>
          <table:table-cell office:value-type="float" office:value="0.0925">
            <text:p>0.0925</text:p>
          </table:table-cell>
          <table:table-cell office:value-type="float" office:value="0.00117459505925">
            <text:p>0.00117459505925</text:p>
          </table:table-cell>
          <table:table-cell office:value-type="float" office:value="209.82">
            <text:p>2.10E+02</text:p>
          </table:table-cell>
          <table:table-cell table:style-name="Default" office:value-type="string">
            <text:p>3.37453-112</text:p>
          </table:table-cell>
        </table:table-row>
        <table:table-row table:style-name="ro1">
          <table:table-cell office:value-type="float" office:value="1648.05445152">
            <text:p>1648.05445152</text:p>
          </table:table-cell>
          <table:table-cell office:value-type="float" office:value="17.6981219067">
            <text:p>17.6981219067</text:p>
          </table:table-cell>
          <table:table-cell office:value-type="float" office:value="1">
            <text:p>1</text:p>
          </table:table-cell>
          <table:table-cell office:value-type="float" office:value="0.905">
            <text:p>0.905</text:p>
          </table:table-cell>
          <table:table-cell office:value-type="float" office:value="0.095">
            <text:p>0.095</text:p>
          </table:table-cell>
          <table:table-cell office:value-type="float" office:value="0.00127824775872">
            <text:p>0.00127824775872</text:p>
          </table:table-cell>
          <table:table-cell office:value-type="float" office:value="214.815">
            <text:p>2.15E+02</text:p>
          </table:table-cell>
          <table:table-cell table:style-name="Default" office:value-type="string">
            <text:p>2.64547-109</text:p>
          </table:table-cell>
        </table:table-row>
        <table:table-row table:style-name="ro1">
          <table:table-cell office:value-type="float" office:value="1650.26788702">
            <text:p>1650.26788702</text:p>
          </table:table-cell>
          <table:table-cell office:value-type="float" office:value="18.4090328994">
            <text:p>18.4090328994</text:p>
          </table:table-cell>
          <table:table-cell office:value-type="float" office:value="1">
            <text:p>1</text:p>
          </table:table-cell>
          <table:table-cell office:value-type="float" office:value="0.9025">
            <text:p>0.9025</text:p>
          </table:table-cell>
          <table:table-cell office:value-type="float" office:value="0.0975">
            <text:p>0.0975</text:p>
          </table:table-cell>
          <table:table-cell office:value-type="float" office:value="0.001299735102">
            <text:p>0.001299735102</text:p>
          </table:table-cell>
          <table:table-cell office:value-type="float" office:value="219.81">
            <text:p>2.20E+02</text:p>
          </table:table-cell>
          <table:table-cell table:style-name="Default" office:value-type="string">
            <text:p>1.53197-106</text:p>
          </table:table-cell>
        </table:table-row>
        <table:table-row table:style-name="ro1">
          <table:table-cell office:value-type="float" office:value="1654.35477153">
            <text:p>1654.35477153</text:p>
          </table:table-cell>
          <table:table-cell office:value-type="float" office:value="19.3328757139">
            <text:p>19.3328757139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office:value-type="float" office:value="0.00140201589413">
            <text:p>0.00140201589413</text:p>
          </table:table-cell>
          <table:table-cell office:value-type="float" office:value="224.805">
            <text:p>2.25E+02</text:p>
          </table:table-cell>
          <table:table-cell table:style-name="Default" office:value-type="string">
            <text:p>6.68692-104</text:p>
          </table:table-cell>
        </table:table-row>
        <table:table-row table:style-name="ro1">
          <table:table-cell office:value-type="float" office:value="1658.72412351">
            <text:p>1658.72412351</text:p>
          </table:table-cell>
          <table:table-cell office:value-type="float" office:value="20.1567736888">
            <text:p>20.1567736888</text:p>
          </table:table-cell>
          <table:table-cell office:value-type="float" office:value="1">
            <text:p>1</text:p>
          </table:table-cell>
          <table:table-cell office:value-type="float" office:value="0.8975">
            <text:p>0.8975</text:p>
          </table:table-cell>
          <table:table-cell office:value-type="float" office:value="0.1025">
            <text:p>0.1025</text:p>
          </table:table-cell>
          <table:table-cell office:value-type="float" office:value="0.00154745873761">
            <text:p>0.00154745873761</text:p>
          </table:table-cell>
          <table:table-cell office:value-type="float" office:value="229.8">
            <text:p>2.30E+02</text:p>
          </table:table-cell>
          <table:table-cell table:style-name="Default" office:value-type="string">
            <text:p>2.24097-101</text:p>
          </table:table-cell>
        </table:table-row>
        <table:table-row table:style-name="ro1">
          <table:table-cell office:value-type="float" office:value="1660.79260138">
            <text:p>1660.79260138</text:p>
          </table:table-cell>
          <table:table-cell office:value-type="float" office:value="20.1602668624">
            <text:p>20.1602668624</text:p>
          </table:table-cell>
          <table:table-cell office:value-type="float" office:value="1">
            <text:p>1</text:p>
          </table:table-cell>
          <table:table-cell office:value-type="float" office:value="0.895">
            <text:p>0.895</text:p>
          </table:table-cell>
          <table:table-cell office:value-type="float" office:value="0.105">
            <text:p>0.105</text:p>
          </table:table-cell>
          <table:table-cell office:value-type="float" office:value="0.0017035877247">
            <text:p>0.0017035877247</text:p>
          </table:table-cell>
          <table:table-cell office:value-type="float" office:value="234.795">
            <text:p>2.35E+02</text:p>
          </table:table-cell>
          <table:table-cell office:value-type="float" office:value="5.86412E-099">
            <text:p>5.86E-99</text:p>
          </table:table-cell>
        </table:table-row>
        <table:table-row table:style-name="ro1">
          <table:table-cell office:value-type="float" office:value="1660.92442733">
            <text:p>1660.92442733</text:p>
          </table:table-cell>
          <table:table-cell office:value-type="float" office:value="20.2095040688">
            <text:p>20.2095040688</text:p>
          </table:table-cell>
          <table:table-cell office:value-type="float" office:value="1">
            <text:p>1</text:p>
          </table:table-cell>
          <table:table-cell office:value-type="float" office:value="0.8925">
            <text:p>0.8925</text:p>
          </table:table-cell>
          <table:table-cell office:value-type="float" office:value="0.1075">
            <text:p>0.1075</text:p>
          </table:table-cell>
          <table:table-cell office:value-type="float" office:value="0.00168432623694">
            <text:p>0.00168432623694</text:p>
          </table:table-cell>
          <table:table-cell office:value-type="float" office:value="239.79">
            <text:p>2.40E+02</text:p>
          </table:table-cell>
          <table:table-cell office:value-type="float" office:value="1.21686E-096">
            <text:p>1.22E-96</text:p>
          </table:table-cell>
        </table:table-row>
        <table:table-row table:style-name="ro1">
          <table:table-cell office:value-type="float" office:value="1663.15179122">
            <text:p>1663.15179122</text:p>
          </table:table-cell>
          <table:table-cell office:value-type="float" office:value="21.0512124188">
            <text:p>21.0512124188</text:p>
          </table:table-cell>
          <table:table-cell office:value-type="float" office:value="1">
            <text:p>1</text:p>
          </table:table-cell>
          <table:table-cell office:value-type="float" office:value="0.89">
            <text:p>0.89</text:p>
          </table:table-cell>
          <table:table-cell office:value-type="float" office:value="0.11">
            <text:p>0.11</text:p>
          </table:table-cell>
          <table:table-cell office:value-type="float" office:value="0.00168883769438">
            <text:p>0.00168883769438</text:p>
          </table:table-cell>
          <table:table-cell office:value-type="float" office:value="244.785">
            <text:p>2.45E+02</text:p>
          </table:table-cell>
          <table:table-cell office:value-type="float" office:value="2.03105E-094">
            <text:p>2.03E-94</text:p>
          </table:table-cell>
        </table:table-row>
        <table:table-row table:style-name="ro1">
          <table:table-cell office:value-type="float" office:value="1666.48058466">
            <text:p>1666.48058466</text:p>
          </table:table-cell>
          <table:table-cell office:value-type="float" office:value="21.5410214446">
            <text:p>21.5410214446</text:p>
          </table:table-cell>
          <table:table-cell office:value-type="float" office:value="1">
            <text:p>1</text:p>
          </table:table-cell>
          <table:table-cell office:value-type="float" office:value="0.8875">
            <text:p>0.8875</text:p>
          </table:table-cell>
          <table:table-cell office:value-type="float" office:value="0.1125">
            <text:p>0.1125</text:p>
          </table:table-cell>
          <table:table-cell office:value-type="float" office:value="0.00184547571874">
            <text:p>0.00184547571874</text:p>
          </table:table-cell>
          <table:table-cell office:value-type="float" office:value="249.78">
            <text:p>2.50E+02</text:p>
          </table:table-cell>
          <table:table-cell office:value-type="float" office:value="2.76255E-092">
            <text:p>2.76E-92</text:p>
          </table:table-cell>
        </table:table-row>
        <table:table-row table:style-name="ro1">
          <table:table-cell office:value-type="float" office:value="1668.70391819">
            <text:p>1668.70391819</text:p>
          </table:table-cell>
          <table:table-cell office:value-type="float" office:value="21.9405458317">
            <text:p>21.9405458317</text:p>
          </table:table-cell>
          <table:table-cell office:value-type="float" office:value="1">
            <text:p>1</text:p>
          </table:table-cell>
          <table:table-cell office:value-type="float" office:value="0.885">
            <text:p>0.885</text:p>
          </table:table-cell>
          <table:table-cell office:value-type="float" office:value="0.115">
            <text:p>0.115</text:p>
          </table:table-cell>
          <table:table-cell office:value-type="float" office:value="0.00194055506353">
            <text:p>0.00194055506353</text:p>
          </table:table-cell>
          <table:table-cell office:value-type="float" office:value="254.775">
            <text:p>2.55E+02</text:p>
          </table:table-cell>
          <table:table-cell office:value-type="float" office:value="3.09912E-090">
            <text:p>3.10E-90</text:p>
          </table:table-cell>
        </table:table-row>
        <table:table-row table:style-name="ro1">
          <table:table-cell office:value-type="float" office:value="1669.75250813">
            <text:p>1669.75250813</text:p>
          </table:table-cell>
          <table:table-cell office:value-type="float" office:value="21.9604574205">
            <text:p>21.9604574205</text:p>
          </table:table-cell>
          <table:table-cell office:value-type="float" office:value="1">
            <text:p>1</text:p>
          </table:table-cell>
          <table:table-cell office:value-type="float" office:value="0.8825">
            <text:p>0.8825</text:p>
          </table:table-cell>
          <table:table-cell office:value-type="float" office:value="0.1175">
            <text:p>0.1175</text:p>
          </table:table-cell>
          <table:table-cell office:value-type="float" office:value="0.00201927177238">
            <text:p>0.00201927177238</text:p>
          </table:table-cell>
          <table:table-cell office:value-type="float" office:value="259.77">
            <text:p>2.60E+02</text:p>
          </table:table-cell>
          <table:table-cell office:value-type="float" office:value="2.89957E-088">
            <text:p>2.90E-88</text:p>
          </table:table-cell>
        </table:table-row>
        <table:table-row table:style-name="ro1">
          <table:table-cell office:value-type="float" office:value="1671.72468252">
            <text:p>1671.72468252</text:p>
          </table:table-cell>
          <table:table-cell office:value-type="float" office:value="22.7294155859">
            <text:p>22.7294155859</text:p>
          </table:table-cell>
          <table:table-cell office:value-type="float" office:value="1">
            <text:p>1</text:p>
          </table:table-cell>
          <table:table-cell office:value-type="float" office:value="0.88">
            <text:p>0.88</text:p>
          </table:table-cell>
          <table:table-cell office:value-type="float" office:value="0.12">
            <text:p>0.12</text:p>
          </table:table-cell>
          <table:table-cell office:value-type="float" office:value="0.00201897263451">
            <text:p>0.00201897263451</text:p>
          </table:table-cell>
          <table:table-cell office:value-type="float" office:value="264.765">
            <text:p>2.65E+02</text:p>
          </table:table-cell>
          <table:table-cell office:value-type="float" office:value="2.28589E-086">
            <text:p>2.29E-86</text:p>
          </table:table-cell>
        </table:table-row>
        <table:table-row table:style-name="ro1">
          <table:table-cell office:value-type="float" office:value="1674.1877246">
            <text:p>1674.1877246</text:p>
          </table:table-cell>
          <table:table-cell office:value-type="float" office:value="22.9456742548">
            <text:p>22.9456742548</text:p>
          </table:table-cell>
          <table:table-cell office:value-type="float" office:value="1">
            <text:p>1</text:p>
          </table:table-cell>
          <table:table-cell office:value-type="float" office:value="0.8775">
            <text:p>0.8775</text:p>
          </table:table-cell>
          <table:table-cell office:value-type="float" office:value="0.1225">
            <text:p>0.1225</text:p>
          </table:table-cell>
          <table:table-cell office:value-type="float" office:value="0.00218694663002">
            <text:p>0.00218694663002</text:p>
          </table:table-cell>
          <table:table-cell office:value-type="float" office:value="269.76">
            <text:p>2.70E+02</text:p>
          </table:table-cell>
          <table:table-cell office:value-type="float" office:value="1.53298E-084">
            <text:p>1.53E-84</text:p>
          </table:table-cell>
        </table:table-row>
        <table:table-row table:style-name="ro1">
          <table:table-cell office:value-type="float" office:value="1676.62082174">
            <text:p>1676.62082174</text:p>
          </table:table-cell>
          <table:table-cell office:value-type="float" office:value="23.7026544395">
            <text:p>23.7026544395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0.125">
            <text:p>0.125</text:p>
          </table:table-cell>
          <table:table-cell office:value-type="float" office:value="0.00223183269385">
            <text:p>0.00223183269385</text:p>
          </table:table-cell>
          <table:table-cell office:value-type="float" office:value="274.755">
            <text:p>2.75E+02</text:p>
          </table:table-cell>
          <table:table-cell office:value-type="float" office:value="8.82284E-083">
            <text:p>8.82E-83</text:p>
          </table:table-cell>
        </table:table-row>
        <table:table-row table:style-name="ro1">
          <table:table-cell office:value-type="float" office:value="1680.33770361">
            <text:p>1680.33770361</text:p>
          </table:table-cell>
          <table:table-cell office:value-type="float" office:value="24.4324270026">
            <text:p>24.4324270026</text:p>
          </table:table-cell>
          <table:table-cell office:value-type="float" office:value="1">
            <text:p>1</text:p>
          </table:table-cell>
          <table:table-cell office:value-type="float" office:value="0.8725">
            <text:p>0.8725</text:p>
          </table:table-cell>
          <table:table-cell office:value-type="float" office:value="0.1275">
            <text:p>0.1275</text:p>
          </table:table-cell>
          <table:table-cell office:value-type="float" office:value="0.00241310366381">
            <text:p>0.00241310366381</text:p>
          </table:table-cell>
          <table:table-cell office:value-type="float" office:value="279.75">
            <text:p>2.80E+02</text:p>
          </table:table-cell>
          <table:table-cell office:value-type="float" office:value="4.39366E-081">
            <text:p>4.39E-81</text:p>
          </table:table-cell>
        </table:table-row>
        <table:table-row table:style-name="ro1">
          <table:table-cell office:value-type="float" office:value="1683.29656725">
            <text:p>1683.29656725</text:p>
          </table:table-cell>
          <table:table-cell office:value-type="float" office:value="24.886199896">
            <text:p>24.886199896</text:p>
          </table:table-cell>
          <table:table-cell office:value-type="float" office:value="1">
            <text:p>1</text:p>
          </table:table-cell>
          <table:table-cell office:value-type="float" office:value="0.87">
            <text:p>0.87</text:p>
          </table:table-cell>
          <table:table-cell office:value-type="float" office:value="0.13">
            <text:p>0.13</text:p>
          </table:table-cell>
          <table:table-cell office:value-type="float" office:value="0.00260067263461">
            <text:p>0.00260067263461</text:p>
          </table:table-cell>
          <table:table-cell office:value-type="float" office:value="284.745">
            <text:p>2.85E+02</text:p>
          </table:table-cell>
          <table:table-cell office:value-type="float" office:value="1.90765E-079">
            <text:p>1.91E-79</text:p>
          </table:table-cell>
        </table:table-row>
        <table:table-row table:style-name="ro1">
          <table:table-cell office:value-type="float" office:value="1685.96264923">
            <text:p>1685.96264923</text:p>
          </table:table-cell>
          <table:table-cell office:value-type="float" office:value="25.4988597976">
            <text:p>25.4988597976</text:p>
          </table:table-cell>
          <table:table-cell office:value-type="float" office:value="1">
            <text:p>1</text:p>
          </table:table-cell>
          <table:table-cell office:value-type="float" office:value="0.8675">
            <text:p>0.8675</text:p>
          </table:table-cell>
          <table:table-cell office:value-type="float" office:value="0.1325">
            <text:p>0.1325</text:p>
          </table:table-cell>
          <table:table-cell office:value-type="float" office:value="0.00272120843633">
            <text:p>0.00272120843633</text:p>
          </table:table-cell>
          <table:table-cell office:value-type="float" office:value="289.74">
            <text:p>2.90E+02</text:p>
          </table:table-cell>
          <table:table-cell office:value-type="float" office:value="7.27287E-078">
            <text:p>7.27E-78</text:p>
          </table:table-cell>
        </table:table-row>
        <table:table-row table:style-name="ro1">
          <table:table-cell office:value-type="float" office:value="1689.33489275">
            <text:p>1689.33489275</text:p>
          </table:table-cell>
          <table:table-cell office:value-type="float" office:value="26.2350973031">
            <text:p>26.2350973031</text:p>
          </table:table-cell>
          <table:table-cell office:value-type="float" office:value="1">
            <text:p>1</text:p>
          </table:table-cell>
          <table:table-cell office:value-type="float" office:value="0.865">
            <text:p>0.865</text:p>
          </table:table-cell>
          <table:table-cell office:value-type="float" office:value="0.135">
            <text:p>0.135</text:p>
          </table:table-cell>
          <table:table-cell office:value-type="float" office:value="0.00289502223733">
            <text:p>0.00289502223733</text:p>
          </table:table-cell>
          <table:table-cell office:value-type="float" office:value="294.735">
            <text:p>2.95E+02</text:p>
          </table:table-cell>
          <table:table-cell office:value-type="float" office:value="2.45086E-076">
            <text:p>2.45E-76</text:p>
          </table:table-cell>
        </table:table-row>
        <table:table-row table:style-name="ro1">
          <table:table-cell office:value-type="float" office:value="1691.25893592">
            <text:p>1691.25893592</text:p>
          </table:table-cell>
          <table:table-cell office:value-type="float" office:value="26.2684770667">
            <text:p>26.2684770667</text:p>
          </table:table-cell>
          <table:table-cell office:value-type="float" office:value="1">
            <text:p>1</text:p>
          </table:table-cell>
          <table:table-cell office:value-type="float" office:value="0.8625">
            <text:p>0.8625</text:p>
          </table:table-cell>
          <table:table-cell office:value-type="float" office:value="0.1375">
            <text:p>0.1375</text:p>
          </table:table-cell>
          <table:table-cell office:value-type="float" office:value="0.00311989133868">
            <text:p>0.00311989133868</text:p>
          </table:table-cell>
          <table:table-cell office:value-type="float" office:value="299.73">
            <text:p>3.00E+02</text:p>
          </table:table-cell>
          <table:table-cell office:value-type="float" office:value="7.3454E-075">
            <text:p>7.35E-75</text:p>
          </table:table-cell>
        </table:table-row>
        <table:table-row table:style-name="ro1">
          <table:table-cell office:value-type="float" office:value="1692.45211489">
            <text:p>1692.45211489</text:p>
          </table:table-cell>
          <table:table-cell office:value-type="float" office:value="26.7123688883">
            <text:p>26.7123688883</text:p>
          </table:table-cell>
          <table:table-cell office:value-type="float" office:value="1">
            <text:p>1</text:p>
          </table:table-cell>
          <table:table-cell office:value-type="float" office:value="0.86">
            <text:p>0.86</text:p>
          </table:table-cell>
          <table:table-cell office:value-type="float" office:value="0.14">
            <text:p>0.14</text:p>
          </table:table-cell>
          <table:table-cell office:value-type="float" office:value="0.00312159532368">
            <text:p>0.00312159532368</text:p>
          </table:table-cell>
          <table:table-cell office:value-type="float" office:value="304.725">
            <text:p>3.05E+02</text:p>
          </table:table-cell>
          <table:table-cell office:value-type="float" office:value="1.96925E-073">
            <text:p>1.97E-73</text:p>
          </table:table-cell>
        </table:table-row>
        <table:table-row table:style-name="ro1">
          <table:table-cell office:value-type="float" office:value="1694.96757829">
            <text:p>1694.96757829</text:p>
          </table:table-cell>
          <table:table-cell office:value-type="float" office:value="27.2746624285">
            <text:p>27.2746624285</text:p>
          </table:table-cell>
          <table:table-cell office:value-type="float" office:value="1">
            <text:p>1</text:p>
          </table:table-cell>
          <table:table-cell office:value-type="float" office:value="0.8575">
            <text:p>0.8575</text:p>
          </table:table-cell>
          <table:table-cell office:value-type="float" office:value="0.1425">
            <text:p>0.1425</text:p>
          </table:table-cell>
          <table:table-cell office:value-type="float" office:value="0.00326088111781">
            <text:p>0.00326088111781</text:p>
          </table:table-cell>
          <table:table-cell office:value-type="float" office:value="309.72">
            <text:p>3.10E+02</text:p>
          </table:table-cell>
          <table:table-cell office:value-type="float" office:value="4.74807E-072">
            <text:p>4.75E-72</text:p>
          </table:table-cell>
        </table:table-row>
        <table:table-row table:style-name="ro1">
          <table:table-cell office:value-type="float" office:value="1696.93463522">
            <text:p>1696.93463522</text:p>
          </table:table-cell>
          <table:table-cell office:value-type="float" office:value="27.4991916607">
            <text:p>27.4991916607</text:p>
          </table:table-cell>
          <table:table-cell office:value-type="float" office:value="1">
            <text:p>1</text:p>
          </table:table-cell>
          <table:table-cell office:value-type="float" office:value="0.855">
            <text:p>0.855</text:p>
          </table:table-cell>
          <table:table-cell office:value-type="float" office:value="0.145">
            <text:p>0.145</text:p>
          </table:table-cell>
          <table:table-cell office:value-type="float" office:value="0.00344858103092">
            <text:p>0.00344858103092</text:p>
          </table:table-cell>
          <table:table-cell office:value-type="float" office:value="314.715">
            <text:p>3.15E+02</text:p>
          </table:table-cell>
          <table:table-cell office:value-type="float" office:value="1.0348E-070">
            <text:p>1.03E-70</text:p>
          </table:table-cell>
        </table:table-row>
        <table:table-row table:style-name="ro1">
          <table:table-cell office:value-type="float" office:value="1698.29903941">
            <text:p>1698.29903941</text:p>
          </table:table-cell>
          <table:table-cell office:value-type="float" office:value="27.8204241028">
            <text:p>27.8204241028</text:p>
          </table:table-cell>
          <table:table-cell office:value-type="float" office:value="1">
            <text:p>1</text:p>
          </table:table-cell>
          <table:table-cell office:value-type="float" office:value="0.8525">
            <text:p>0.8525</text:p>
          </table:table-cell>
          <table:table-cell office:value-type="float" office:value="0.1475">
            <text:p>0.1475</text:p>
          </table:table-cell>
          <table:table-cell office:value-type="float" office:value="0.00352004472535">
            <text:p>0.00352004472535</text:p>
          </table:table-cell>
          <table:table-cell office:value-type="float" office:value="319.71">
            <text:p>3.20E+02</text:p>
          </table:table-cell>
          <table:table-cell office:value-type="float" office:value="2.04823E-069">
            <text:p>2.05E-69</text:p>
          </table:table-cell>
        </table:table-row>
        <table:table-row table:style-name="ro1">
          <table:table-cell office:value-type="float" office:value="1699.44457349">
            <text:p>1699.44457349</text:p>
          </table:table-cell>
          <table:table-cell office:value-type="float" office:value="27.9574052951">
            <text:p>27.9574052951</text:p>
          </table:table-cell>
          <table:table-cell office:value-type="float" office:value="1">
            <text:p>1</text:p>
          </table:table-cell>
          <table:table-cell office:value-type="float" office:value="0.85">
            <text:p>0.85</text:p>
          </table:table-cell>
          <table:table-cell office:value-type="float" office:value="0.15">
            <text:p>0.15</text:p>
          </table:table-cell>
          <table:table-cell office:value-type="float" office:value="0.00362919419137">
            <text:p>0.00362919419137</text:p>
          </table:table-cell>
          <table:table-cell office:value-type="float" office:value="324.705">
            <text:p>3.25E+02</text:p>
          </table:table-cell>
          <table:table-cell office:value-type="float" office:value="3.69838E-068">
            <text:p>3.70E-68</text:p>
          </table:table-cell>
        </table:table-row>
        <table:table-row table:style-name="ro1">
          <table:table-cell office:value-type="float" office:value="1700.96874117">
            <text:p>1700.96874117</text:p>
          </table:table-cell>
          <table:table-cell office:value-type="float" office:value="28.430091172">
            <text:p>28.430091172</text:p>
          </table:table-cell>
          <table:table-cell office:value-type="float" office:value="1">
            <text:p>1</text:p>
          </table:table-cell>
          <table:table-cell office:value-type="float" office:value="0.8475">
            <text:p>0.8475</text:p>
          </table:table-cell>
          <table:table-cell office:value-type="float" office:value="0.1525">
            <text:p>0.1525</text:p>
          </table:table-cell>
          <table:table-cell office:value-type="float" office:value="0.00367051501899">
            <text:p>0.00367051501899</text:p>
          </table:table-cell>
          <table:table-cell office:value-type="float" office:value="329.7">
            <text:p>3.30E+02</text:p>
          </table:table-cell>
          <table:table-cell office:value-type="float" office:value="6.1174E-067">
            <text:p>6.12E-67</text:p>
          </table:table-cell>
        </table:table-row>
        <table:table-row table:style-name="ro1">
          <table:table-cell office:value-type="float" office:value="1703.38122944">
            <text:p>1703.38122944</text:p>
          </table:table-cell>
          <table:table-cell office:value-type="float" office:value="28.922400603">
            <text:p>28.922400603</text:p>
          </table:table-cell>
          <table:table-cell office:value-type="float" office:value="1">
            <text:p>1</text:p>
          </table:table-cell>
          <table:table-cell office:value-type="float" office:value="0.845">
            <text:p>0.845</text:p>
          </table:table-cell>
          <table:table-cell office:value-type="float" office:value="0.155">
            <text:p>0.155</text:p>
          </table:table-cell>
          <table:table-cell office:value-type="float" office:value="0.0038440687797">
            <text:p>0.0038440687797</text:p>
          </table:table-cell>
          <table:table-cell office:value-type="float" office:value="334.695">
            <text:p>3.35E+02</text:p>
          </table:table-cell>
          <table:table-cell office:value-type="float" office:value="9.30574E-066">
            <text:p>9.31E-66</text:p>
          </table:table-cell>
        </table:table-row>
        <table:table-row table:style-name="ro1">
          <table:table-cell office:value-type="float" office:value="1705.16975322">
            <text:p>1705.16975322</text:p>
          </table:table-cell>
          <table:table-cell office:value-type="float" office:value="29.1455006855">
            <text:p>29.1455006855</text:p>
          </table:table-cell>
          <table:table-cell office:value-type="float" office:value="1">
            <text:p>1</text:p>
          </table:table-cell>
          <table:table-cell office:value-type="float" office:value="0.8425">
            <text:p>0.8425</text:p>
          </table:table-cell>
          <table:table-cell office:value-type="float" office:value="0.1575">
            <text:p>0.1575</text:p>
          </table:table-cell>
          <table:table-cell office:value-type="float" office:value="0.00403355783131">
            <text:p>0.00403355783131</text:p>
          </table:table-cell>
          <table:table-cell office:value-type="float" office:value="339.69">
            <text:p>3.40E+02</text:p>
          </table:table-cell>
          <table:table-cell office:value-type="float" office:value="1.30668E-064">
            <text:p>1.31E-64</text:p>
          </table:table-cell>
        </table:table-row>
        <table:table-row table:style-name="ro1">
          <table:table-cell office:value-type="float" office:value="1707.57112719">
            <text:p>1707.57112719</text:p>
          </table:table-cell>
          <table:table-cell office:value-type="float" office:value="29.8829501907">
            <text:p>29.8829501907</text:p>
          </table:table-cell>
          <table:table-cell office:value-type="float" office:value="1">
            <text:p>1</text:p>
          </table:table-cell>
          <table:table-cell office:value-type="float" office:value="0.84">
            <text:p>0.84</text:p>
          </table:table-cell>
          <table:table-cell office:value-type="float" office:value="0.16">
            <text:p>0.16</text:p>
          </table:table-cell>
          <table:table-cell office:value-type="float" office:value="0.00411518923123">
            <text:p>0.00411518923123</text:p>
          </table:table-cell>
          <table:table-cell office:value-type="float" office:value="344.685">
            <text:p>3.45E+02</text:p>
          </table:table-cell>
          <table:table-cell office:value-type="float" office:value="1.69953E-063">
            <text:p>1.70E-63</text:p>
          </table:table-cell>
        </table:table-row>
        <table:table-row table:style-name="ro1">
          <table:table-cell office:value-type="float" office:value="1710.28073808">
            <text:p>1710.28073808</text:p>
          </table:table-cell>
          <table:table-cell office:value-type="float" office:value="30.2293450404">
            <text:p>30.2293450404</text:p>
          </table:table-cell>
          <table:table-cell office:value-type="float" office:value="1">
            <text:p>1</text:p>
          </table:table-cell>
          <table:table-cell office:value-type="float" office:value="0.8375">
            <text:p>0.8375</text:p>
          </table:table-cell>
          <table:table-cell office:value-type="float" office:value="0.1625">
            <text:p>0.1625</text:p>
          </table:table-cell>
          <table:table-cell office:value-type="float" office:value="0.00442727308473">
            <text:p>0.00442727308473</text:p>
          </table:table-cell>
          <table:table-cell office:value-type="float" office:value="349.68">
            <text:p>3.50E+02</text:p>
          </table:table-cell>
          <table:table-cell office:value-type="float" office:value="2.05428E-062">
            <text:p>2.05E-62</text:p>
          </table:table-cell>
        </table:table-row>
        <table:table-row table:style-name="ro1">
          <table:table-cell office:value-type="float" office:value="1711.85259271">
            <text:p>1711.85259271</text:p>
          </table:table-cell>
          <table:table-cell office:value-type="float" office:value="30.5116920425">
            <text:p>30.5116920425</text:p>
          </table:table-cell>
          <table:table-cell office:value-type="float" office:value="1">
            <text:p>1</text:p>
          </table:table-cell>
          <table:table-cell office:value-type="float" office:value="0.835">
            <text:p>0.835</text:p>
          </table:table-cell>
          <table:table-cell office:value-type="float" office:value="0.165">
            <text:p>0.165</text:p>
          </table:table-cell>
          <table:table-cell office:value-type="float" office:value="0.00457390233626">
            <text:p>0.00457390233626</text:p>
          </table:table-cell>
          <table:table-cell office:value-type="float" office:value="354.675">
            <text:p>3.55E+02</text:p>
          </table:table-cell>
          <table:table-cell office:value-type="float" office:value="2.31476E-061">
            <text:p>2.31E-61</text:p>
          </table:table-cell>
        </table:table-row>
        <table:table-row table:style-name="ro1">
          <table:table-cell office:value-type="float" office:value="1712.7256566">
            <text:p>1712.7256566</text:p>
          </table:table-cell>
          <table:table-cell office:value-type="float" office:value="30.578570596">
            <text:p>30.578570596</text:p>
          </table:table-cell>
          <table:table-cell office:value-type="float" office:value="1">
            <text:p>1</text:p>
          </table:table-cell>
          <table:table-cell office:value-type="float" office:value="0.8325">
            <text:p>0.8325</text:p>
          </table:table-cell>
          <table:table-cell office:value-type="float" office:value="0.1675">
            <text:p>0.1675</text:p>
          </table:table-cell>
          <table:table-cell office:value-type="float" office:value="0.00469432379446">
            <text:p>0.00469432379446</text:p>
          </table:table-cell>
          <table:table-cell office:value-type="float" office:value="359.67">
            <text:p>3.60E+02</text:p>
          </table:table-cell>
          <table:table-cell office:value-type="float" office:value="2.43857E-060">
            <text:p>2.44E-60</text:p>
          </table:table-cell>
        </table:table-row>
        <table:table-row table:style-name="ro1">
          <table:table-cell office:value-type="float" office:value="1715.36639028">
            <text:p>1715.36639028</text:p>
          </table:table-cell>
          <table:table-cell office:value-type="float" office:value="31.5679855144">
            <text:p>31.5679855144</text:p>
          </table:table-cell>
          <table:table-cell office:value-type="float" office:value="1">
            <text:p>1</text:p>
          </table:table-cell>
          <table:table-cell office:value-type="float" office:value="0.83">
            <text:p>0.83</text:p>
          </table:table-cell>
          <table:table-cell office:value-type="float" office:value="0.17">
            <text:p>0.17</text:p>
          </table:table-cell>
          <table:table-cell office:value-type="float" office:value="0.00471258759179">
            <text:p>0.00471258759179</text:p>
          </table:table-cell>
          <table:table-cell office:value-type="float" office:value="364.665">
            <text:p>3.65E+02</text:p>
          </table:table-cell>
          <table:table-cell office:value-type="float" office:value="2.40852E-059">
            <text:p>2.41E-59</text:p>
          </table:table-cell>
        </table:table-row>
        <table:table-row table:style-name="ro1">
          <table:table-cell office:value-type="float" office:value="1718.22215086">
            <text:p>1718.22215086</text:p>
          </table:table-cell>
          <table:table-cell office:value-type="float" office:value="31.7208748279">
            <text:p>31.7208748279</text:p>
          </table:table-cell>
          <table:table-cell office:value-type="float" office:value="1">
            <text:p>1</text:p>
          </table:table-cell>
          <table:table-cell office:value-type="float" office:value="0.8275">
            <text:p>0.8275</text:p>
          </table:table-cell>
          <table:table-cell office:value-type="float" office:value="0.1725">
            <text:p>0.1725</text:p>
          </table:table-cell>
          <table:table-cell office:value-type="float" office:value="0.00519823138812">
            <text:p>0.00519823138812</text:p>
          </table:table-cell>
          <table:table-cell office:value-type="float" office:value="369.66">
            <text:p>3.70E+02</text:p>
          </table:table-cell>
          <table:table-cell office:value-type="float" office:value="2.23608E-058">
            <text:p>2.24E-58</text:p>
          </table:table-cell>
        </table:table-row>
        <table:table-row table:style-name="ro1">
          <table:table-cell office:value-type="float" office:value="1720.79488663">
            <text:p>1720.79488663</text:p>
          </table:table-cell>
          <table:table-cell office:value-type="float" office:value="32.5970798249">
            <text:p>32.5970798249</text:p>
          </table:table-cell>
          <table:table-cell office:value-type="float" office:value="1">
            <text:p>1</text:p>
          </table:table-cell>
          <table:table-cell office:value-type="float" office:value="0.825">
            <text:p>0.825</text:p>
          </table:table-cell>
          <table:table-cell office:value-type="float" office:value="0.175">
            <text:p>0.175</text:p>
          </table:table-cell>
          <table:table-cell office:value-type="float" office:value="0.00526400839946">
            <text:p>0.00526400839946</text:p>
          </table:table-cell>
          <table:table-cell office:value-type="float" office:value="374.655">
            <text:p>3.75E+02</text:p>
          </table:table-cell>
          <table:table-cell office:value-type="float" office:value="1.95622E-057">
            <text:p>1.96E-57</text:p>
          </table:table-cell>
        </table:table-row>
        <table:table-row table:style-name="ro1">
          <table:table-cell office:value-type="float" office:value="1723.61333575">
            <text:p>1723.61333575</text:p>
          </table:table-cell>
          <table:table-cell office:value-type="float" office:value="32.8482544767">
            <text:p>32.8482544767</text:p>
          </table:table-cell>
          <table:table-cell office:value-type="float" office:value="1">
            <text:p>1</text:p>
          </table:table-cell>
          <table:table-cell office:value-type="float" office:value="0.8225">
            <text:p>0.8225</text:p>
          </table:table-cell>
          <table:table-cell office:value-type="float" office:value="0.1775">
            <text:p>0.1775</text:p>
          </table:table-cell>
          <table:table-cell office:value-type="float" office:value="0.00573629204609">
            <text:p>0.00573629204609</text:p>
          </table:table-cell>
          <table:table-cell office:value-type="float" office:value="379.65">
            <text:p>3.80E+02</text:p>
          </table:table-cell>
          <table:table-cell office:value-type="float" office:value="1.61646E-056">
            <text:p>1.62E-56</text:p>
          </table:table-cell>
        </table:table-row>
        <table:table-row table:style-name="ro1">
          <table:table-cell office:value-type="float" office:value="1725.26639688">
            <text:p>1725.26639688</text:p>
          </table:table-cell>
          <table:table-cell office:value-type="float" office:value="33.2583042734">
            <text:p>33.2583042734</text:p>
          </table:table-cell>
          <table:table-cell office:value-type="float" office:value="1">
            <text:p>1</text:p>
          </table:table-cell>
          <table:table-cell office:value-type="float" office:value="0.82">
            <text:p>0.82</text:p>
          </table:table-cell>
          <table:table-cell office:value-type="float" office:value="0.18">
            <text:p>0.18</text:p>
          </table:table-cell>
          <table:table-cell office:value-type="float" office:value="0.0058662919018">
            <text:p>0.0058662919018</text:p>
          </table:table-cell>
          <table:table-cell office:value-type="float" office:value="384.645">
            <text:p>3.85E+02</text:p>
          </table:table-cell>
          <table:table-cell office:value-type="float" office:value="1.26442E-055">
            <text:p>1.26E-55</text:p>
          </table:table-cell>
        </table:table-row>
        <table:table-row table:style-name="ro1">
          <table:table-cell office:value-type="float" office:value="1726.58203121">
            <text:p>1726.58203121</text:p>
          </table:table-cell>
          <table:table-cell office:value-type="float" office:value="33.3745082098">
            <text:p>33.3745082098</text:p>
          </table:table-cell>
          <table:table-cell office:value-type="float" office:value="1">
            <text:p>1</text:p>
          </table:table-cell>
          <table:table-cell office:value-type="float" office:value="0.8175">
            <text:p>0.8175</text:p>
          </table:table-cell>
          <table:table-cell office:value-type="float" office:value="0.1825">
            <text:p>0.1825</text:p>
          </table:table-cell>
          <table:table-cell office:value-type="float" office:value="0.00609608679745">
            <text:p>0.00609608679745</text:p>
          </table:table-cell>
          <table:table-cell office:value-type="float" office:value="389.64">
            <text:p>3.90E+02</text:p>
          </table:table-cell>
          <table:table-cell office:value-type="float" office:value="9.38234E-055">
            <text:p>9.38E-55</text:p>
          </table:table-cell>
        </table:table-row>
        <table:table-row table:style-name="ro1">
          <table:table-cell office:value-type="float" office:value="1728.23032362">
            <text:p>1728.23032362</text:p>
          </table:table-cell>
          <table:table-cell office:value-type="float" office:value="33.9176212375">
            <text:p>33.9176212375</text:p>
          </table:table-cell>
          <table:table-cell office:value-type="float" office:value="1">
            <text:p>1</text:p>
          </table:table-cell>
          <table:table-cell office:value-type="float" office:value="0.815">
            <text:p>0.815</text:p>
          </table:table-cell>
          <table:table-cell office:value-type="float" office:value="0.185">
            <text:p>0.185</text:p>
          </table:table-cell>
          <table:table-cell office:value-type="float" office:value="0.00614874272867">
            <text:p>0.00614874272867</text:p>
          </table:table-cell>
          <table:table-cell office:value-type="float" office:value="394.635">
            <text:p>3.95E+02</text:p>
          </table:table-cell>
          <table:table-cell office:value-type="float" office:value="6.61757E-054">
            <text:p>6.62E-54</text:p>
          </table:table-cell>
        </table:table-row>
        <table:table-row table:style-name="ro1">
          <table:table-cell office:value-type="float" office:value="1731.00577592">
            <text:p>1731.00577592</text:p>
          </table:table-cell>
          <table:table-cell office:value-type="float" office:value="34.4846891312">
            <text:p>34.4846891312</text:p>
          </table:table-cell>
          <table:table-cell office:value-type="float" office:value="1">
            <text:p>1</text:p>
          </table:table-cell>
          <table:table-cell office:value-type="float" office:value="0.8125">
            <text:p>0.8125</text:p>
          </table:table-cell>
          <table:table-cell office:value-type="float" office:value="0.1875">
            <text:p>0.1875</text:p>
          </table:table-cell>
          <table:table-cell office:value-type="float" office:value="0.00647465650037">
            <text:p>0.00647465650037</text:p>
          </table:table-cell>
          <table:table-cell office:value-type="float" office:value="399.63">
            <text:p>4.00E+02</text:p>
          </table:table-cell>
          <table:table-cell office:value-type="float" office:value="4.44506E-053">
            <text:p>4.45E-53</text:p>
          </table:table-cell>
        </table:table-row>
        <table:table-row table:style-name="ro1">
          <table:table-cell office:value-type="float" office:value="1732.96474713">
            <text:p>1732.96474713</text:p>
          </table:table-cell>
          <table:table-cell office:value-type="float" office:value="34.7012097217">
            <text:p>34.7012097217</text:p>
          </table:table-cell>
          <table:table-cell office:value-type="float" office:value="1">
            <text:p>1</text:p>
          </table:table-cell>
          <table:table-cell office:value-type="float" office:value="0.81">
            <text:p>0.81</text:p>
          </table:table-cell>
          <table:table-cell office:value-type="float" office:value="0.19">
            <text:p>0.19</text:p>
          </table:table-cell>
          <table:table-cell office:value-type="float" office:value="0.00683232756912">
            <text:p>0.00683232756912</text:p>
          </table:table-cell>
          <table:table-cell office:value-type="float" office:value="404.625">
            <text:p>4.05E+02</text:p>
          </table:table-cell>
          <table:table-cell office:value-type="float" office:value="2.84862E-052">
            <text:p>2.85E-52</text:p>
          </table:table-cell>
        </table:table-row>
        <table:table-row table:style-name="ro1">
          <table:table-cell office:value-type="float" office:value="1733.96855683">
            <text:p>1733.96855683</text:p>
          </table:table-cell>
          <table:table-cell office:value-type="float" office:value="34.8862130092">
            <text:p>34.8862130092</text:p>
          </table:table-cell>
          <table:table-cell office:value-type="float" office:value="1">
            <text:p>1</text:p>
          </table:table-cell>
          <table:table-cell office:value-type="float" office:value="0.8075">
            <text:p>0.8075</text:p>
          </table:table-cell>
          <table:table-cell office:value-type="float" office:value="0.1925">
            <text:p>0.1925</text:p>
          </table:table-cell>
          <table:table-cell office:value-type="float" office:value="0.00696118330763">
            <text:p>0.00696118330763</text:p>
          </table:table-cell>
          <table:table-cell office:value-type="float" office:value="409.62">
            <text:p>4.10E+02</text:p>
          </table:table-cell>
          <table:table-cell office:value-type="float" office:value="1.74468E-051">
            <text:p>1.74E-51</text:p>
          </table:table-cell>
        </table:table-row>
        <table:table-row table:style-name="ro1">
          <table:table-cell office:value-type="float" office:value="1736.11909248">
            <text:p>1736.11909248</text:p>
          </table:table-cell>
          <table:table-cell office:value-type="float" office:value="35.5614239815">
            <text:p>35.5614239815</text:p>
          </table:table-cell>
          <table:table-cell office:value-type="float" office:value="1">
            <text:p>1</text:p>
          </table:table-cell>
          <table:table-cell office:value-type="float" office:value="0.805">
            <text:p>0.805</text:p>
          </table:table-cell>
          <table:table-cell office:value-type="float" office:value="0.195">
            <text:p>0.195</text:p>
          </table:table-cell>
          <table:table-cell office:value-type="float" office:value="0.00706893950034">
            <text:p>0.00706893950034</text:p>
          </table:table-cell>
          <table:table-cell office:value-type="float" office:value="414.615">
            <text:p>4.15E+02</text:p>
          </table:table-cell>
          <table:table-cell office:value-type="float" office:value="1.0229E-050">
            <text:p>1.02E-50</text:p>
          </table:table-cell>
        </table:table-row>
        <table:table-row table:style-name="ro1">
          <table:table-cell office:value-type="float" office:value="1738.85152154">
            <text:p>1738.85152154</text:p>
          </table:table-cell>
          <table:table-cell office:value-type="float" office:value="35.9791846344">
            <text:p>35.9791846344</text:p>
          </table:table-cell>
          <table:table-cell office:value-type="float" office:value="1">
            <text:p>1</text:p>
          </table:table-cell>
          <table:table-cell office:value-type="float" office:value="0.8025">
            <text:p>0.8025</text:p>
          </table:table-cell>
          <table:table-cell office:value-type="float" office:value="0.1975">
            <text:p>0.1975</text:p>
          </table:table-cell>
          <table:table-cell office:value-type="float" office:value="0.0075380696212">
            <text:p>0.0075380696212</text:p>
          </table:table-cell>
          <table:table-cell office:value-type="float" office:value="419.61">
            <text:p>4.20E+02</text:p>
          </table:table-cell>
          <table:table-cell office:value-type="float" office:value="5.74991E-050">
            <text:p>5.75E-50</text:p>
          </table:table-cell>
        </table:table-row>
        <table:table-row table:style-name="ro1">
          <table:table-cell office:value-type="float" office:value="1740.14623516">
            <text:p>1740.14623516</text:p>
          </table:table-cell>
          <table:table-cell office:value-type="float" office:value="36.0793094296">
            <text:p>36.0793094296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0.00783324206392">
            <text:p>0.00783324206392</text:p>
          </table:table-cell>
          <table:table-cell office:value-type="float" office:value="424.605">
            <text:p>4.25E+02</text:p>
          </table:table-cell>
          <table:table-cell office:value-type="float" office:value="3.10348E-049">
            <text:p>3.10E-49</text:p>
          </table:table-cell>
        </table:table-row>
        <table:table-row table:style-name="ro1">
          <table:table-cell office:value-type="float" office:value="1741.26331416">
            <text:p>1741.26331416</text:p>
          </table:table-cell>
          <table:table-cell office:value-type="float" office:value="36.4260162331">
            <text:p>36.4260162331</text:p>
          </table:table-cell>
          <table:table-cell office:value-type="float" office:value="1">
            <text:p>1</text:p>
          </table:table-cell>
          <table:table-cell office:value-type="float" office:value="0.7975">
            <text:p>0.7975</text:p>
          </table:table-cell>
          <table:table-cell office:value-type="float" office:value="0.2025">
            <text:p>0.2025</text:p>
          </table:table-cell>
          <table:table-cell office:value-type="float" office:value="0.00788714718258">
            <text:p>0.00788714718258</text:p>
          </table:table-cell>
          <table:table-cell office:value-type="float" office:value="429.6">
            <text:p>4.30E+02</text:p>
          </table:table-cell>
          <table:table-cell office:value-type="float" office:value="1.61068E-048">
            <text:p>1.61E-48</text:p>
          </table:table-cell>
        </table:table-row>
        <table:table-row table:style-name="ro1">
          <table:table-cell office:value-type="float" office:value="1743.95789791">
            <text:p>1743.95789791</text:p>
          </table:table-cell>
          <table:table-cell office:value-type="float" office:value="37.1571429307">
            <text:p>37.1571429307</text:p>
          </table:table-cell>
          <table:table-cell office:value-type="float" office:value="1">
            <text:p>1</text:p>
          </table:table-cell>
          <table:table-cell office:value-type="float" office:value="0.795">
            <text:p>0.795</text:p>
          </table:table-cell>
          <table:table-cell office:value-type="float" office:value="0.205">
            <text:p>0.205</text:p>
          </table:table-cell>
          <table:table-cell office:value-type="float" office:value="0.00813751496556">
            <text:p>0.00813751496556</text:p>
          </table:table-cell>
          <table:table-cell office:value-type="float" office:value="434.595">
            <text:p>4.35E+02</text:p>
          </table:table-cell>
          <table:table-cell office:value-type="float" office:value="8.04881E-048">
            <text:p>8.05E-48</text:p>
          </table:table-cell>
        </table:table-row>
        <table:table-row table:style-name="ro1">
          <table:table-cell office:value-type="float" office:value="1745.97460434">
            <text:p>1745.97460434</text:p>
          </table:table-cell>
          <table:table-cell office:value-type="float" office:value="37.2326988042">
            <text:p>37.2326988042</text:p>
          </table:table-cell>
          <table:table-cell office:value-type="float" office:value="1">
            <text:p>1</text:p>
          </table:table-cell>
          <table:table-cell office:value-type="float" office:value="0.7925">
            <text:p>0.7925</text:p>
          </table:table-cell>
          <table:table-cell office:value-type="float" office:value="0.2075">
            <text:p>0.2075</text:p>
          </table:table-cell>
          <table:table-cell office:value-type="float" office:value="0.00871935147804">
            <text:p>0.00871935147804</text:p>
          </table:table-cell>
          <table:table-cell office:value-type="float" office:value="439.59">
            <text:p>4.40E+02</text:p>
          </table:table-cell>
          <table:table-cell office:value-type="float" office:value="3.87771E-047">
            <text:p>3.88E-47</text:p>
          </table:table-cell>
        </table:table-row>
        <table:table-row table:style-name="ro1">
          <table:table-cell office:value-type="float" office:value="1746.3649307">
            <text:p>1746.3649307</text:p>
          </table:table-cell>
          <table:table-cell office:value-type="float" office:value="37.313273474">
            <text:p>37.313273474</text:p>
          </table:table-cell>
          <table:table-cell office:value-type="float" office:value="1">
            <text:p>1</text:p>
          </table:table-cell>
          <table:table-cell office:value-type="float" office:value="0.79">
            <text:p>0.79</text:p>
          </table:table-cell>
          <table:table-cell office:value-type="float" office:value="0.21">
            <text:p>0.21</text:p>
          </table:table-cell>
          <table:table-cell office:value-type="float" office:value="0.00875762447417">
            <text:p>0.00875762447417</text:p>
          </table:table-cell>
          <table:table-cell office:value-type="float" office:value="444.585">
            <text:p>4.45E+02</text:p>
          </table:table-cell>
          <table:table-cell office:value-type="float" office:value="1.80332E-046">
            <text:p>1.80E-46</text:p>
          </table:table-cell>
        </table:table-row>
        <table:table-row table:style-name="ro1">
          <table:table-cell office:value-type="float" office:value="1747.73538196">
            <text:p>1747.73538196</text:p>
          </table:table-cell>
          <table:table-cell office:value-type="float" office:value="37.7808793107">
            <text:p>37.7808793107</text:p>
          </table:table-cell>
          <table:table-cell office:value-type="float" office:value="1">
            <text:p>1</text:p>
          </table:table-cell>
          <table:table-cell office:value-type="float" office:value="0.7875">
            <text:p>0.7875</text:p>
          </table:table-cell>
          <table:table-cell office:value-type="float" office:value="0.2125">
            <text:p>0.2125</text:p>
          </table:table-cell>
          <table:table-cell office:value-type="float" office:value="0.00879963642372">
            <text:p>0.00879963642372</text:p>
          </table:table-cell>
          <table:table-cell office:value-type="float" office:value="449.58">
            <text:p>4.50E+02</text:p>
          </table:table-cell>
          <table:table-cell office:value-type="float" office:value="8.10477E-046">
            <text:p>8.10E-46</text:p>
          </table:table-cell>
        </table:table-row>
        <table:table-row table:style-name="ro1">
          <table:table-cell office:value-type="float" office:value="1749.06390232">
            <text:p>1749.06390232</text:p>
          </table:table-cell>
          <table:table-cell office:value-type="float" office:value="37.8446816182">
            <text:p>37.8446816182</text:p>
          </table:table-cell>
          <table:table-cell office:value-type="float" office:value="1">
            <text:p>1</text:p>
          </table:table-cell>
          <table:table-cell office:value-type="float" office:value="0.785">
            <text:p>0.785</text:p>
          </table:table-cell>
          <table:table-cell office:value-type="float" office:value="0.215">
            <text:p>0.215</text:p>
          </table:table-cell>
          <table:table-cell office:value-type="float" office:value="0.00918483699418">
            <text:p>0.00918483699418</text:p>
          </table:table-cell>
          <table:table-cell office:value-type="float" office:value="454.575">
            <text:p>4.55E+02</text:p>
          </table:table-cell>
          <table:table-cell office:value-type="float" office:value="3.52423E-045">
            <text:p>3.52E-45</text:p>
          </table:table-cell>
        </table:table-row>
        <table:table-row table:style-name="ro1">
          <table:table-cell office:value-type="float" office:value="1749.94500364">
            <text:p>1749.94500364</text:p>
          </table:table-cell>
          <table:table-cell office:value-type="float" office:value="38.1333198368">
            <text:p>38.1333198368</text:p>
          </table:table-cell>
          <table:table-cell office:value-type="float" office:value="1">
            <text:p>1</text:p>
          </table:table-cell>
          <table:table-cell office:value-type="float" office:value="0.7825">
            <text:p>0.7825</text:p>
          </table:table-cell>
          <table:table-cell office:value-type="float" office:value="0.2175">
            <text:p>0.2175</text:p>
          </table:table-cell>
          <table:table-cell office:value-type="float" office:value="0.00921353403784">
            <text:p>0.00921353403784</text:p>
          </table:table-cell>
          <table:table-cell office:value-type="float" office:value="459.57">
            <text:p>4.60E+02</text:p>
          </table:table-cell>
          <table:table-cell office:value-type="float" office:value="1.48427E-044">
            <text:p>1.48E-44</text:p>
          </table:table-cell>
        </table:table-row>
        <table:table-row table:style-name="ro1">
          <table:table-cell office:value-type="float" office:value="1750.66662701">
            <text:p>1750.66662701</text:p>
          </table:table-cell>
          <table:table-cell office:value-type="float" office:value="38.133330966">
            <text:p>38.133330966</text:p>
          </table:table-cell>
          <table:table-cell office:value-type="float" office:value="1">
            <text:p>1</text:p>
          </table:table-cell>
          <table:table-cell office:value-type="float" office:value="0.78">
            <text:p>0.78</text:p>
          </table:table-cell>
          <table:table-cell office:value-type="float" office:value="0.22">
            <text:p>0.22</text:p>
          </table:table-cell>
          <table:table-cell office:value-type="float" office:value="0.00685530799182">
            <text:p>0.00685530799182</text:p>
          </table:table-cell>
          <table:table-cell office:value-type="float" office:value="464.565">
            <text:p>4.65E+02</text:p>
          </table:table-cell>
          <table:table-cell office:value-type="float" office:value="6.06082E-044">
            <text:p>6.06E-44</text:p>
          </table:table-cell>
        </table:table-row>
        <table:table-row table:style-name="ro1">
          <table:table-cell office:value-type="float" office:value="1751.13611461">
            <text:p>1751.13611461</text:p>
          </table:table-cell>
          <table:table-cell office:value-type="float" office:value="38.321114876">
            <text:p>38.321114876</text:p>
          </table:table-cell>
          <table:table-cell office:value-type="float" office:value="1">
            <text:p>1</text:p>
          </table:table-cell>
          <table:table-cell office:value-type="float" office:value="0.7775">
            <text:p>0.7775</text:p>
          </table:table-cell>
          <table:table-cell office:value-type="float" office:value="0.2225">
            <text:p>0.2225</text:p>
          </table:table-cell>
          <table:table-cell office:value-type="float" office:value="0.00941770597702">
            <text:p>0.00941770597702</text:p>
          </table:table-cell>
          <table:table-cell office:value-type="float" office:value="469.56">
            <text:p>4.70E+02</text:p>
          </table:table-cell>
          <table:table-cell office:value-type="float" office:value="2.40188E-043">
            <text:p>2.40E-43</text:p>
          </table:table-cell>
        </table:table-row>
        <table:table-row table:style-name="ro1">
          <table:table-cell office:value-type="float" office:value="1751.89504076">
            <text:p>1751.89504076</text:p>
          </table:table-cell>
          <table:table-cell office:value-type="float" office:value="38.4369014274">
            <text:p>38.4369014274</text:p>
          </table:table-cell>
          <table:table-cell office:value-type="float" office:value="1">
            <text:p>1</text:p>
          </table:table-cell>
          <table:table-cell office:value-type="float" office:value="0.775">
            <text:p>0.775</text:p>
          </table:table-cell>
          <table:table-cell office:value-type="float" office:value="0.225">
            <text:p>0.225</text:p>
          </table:table-cell>
          <table:table-cell office:value-type="float" office:value="0.00956223085823">
            <text:p>0.00956223085823</text:p>
          </table:table-cell>
          <table:table-cell office:value-type="float" office:value="474.555">
            <text:p>4.75E+02</text:p>
          </table:table-cell>
          <table:table-cell office:value-type="float" office:value="9.2466E-043">
            <text:p>9.25E-43</text:p>
          </table:table-cell>
        </table:table-row>
        <table:table-row table:style-name="ro1">
          <table:table-cell office:value-type="float" office:value="1752.18810288">
            <text:p>1752.18810288</text:p>
          </table:table-cell>
          <table:table-cell office:value-type="float" office:value="38.4383397251">
            <text:p>38.4383397251</text:p>
          </table:table-cell>
          <table:table-cell office:value-type="float" office:value="1">
            <text:p>1</text:p>
          </table:table-cell>
          <table:table-cell office:value-type="float" office:value="0.7725">
            <text:p>0.7725</text:p>
          </table:table-cell>
          <table:table-cell office:value-type="float" office:value="0.2275">
            <text:p>0.2275</text:p>
          </table:table-cell>
          <table:table-cell office:value-type="float" office:value="0.0096541195693">
            <text:p>0.0096541195693</text:p>
          </table:table-cell>
          <table:table-cell office:value-type="float" office:value="479.55">
            <text:p>4.80E+02</text:p>
          </table:table-cell>
          <table:table-cell office:value-type="float" office:value="3.46113E-042">
            <text:p>3.46E-42</text:p>
          </table:table-cell>
        </table:table-row>
        <table:table-row table:style-name="ro1">
          <table:table-cell office:value-type="float" office:value="1752.73161637">
            <text:p>1752.73161637</text:p>
          </table:table-cell>
          <table:table-cell office:value-type="float" office:value="38.654306824">
            <text:p>38.654306824</text:p>
          </table:table-cell>
          <table:table-cell office:value-type="float" office:value="1">
            <text:p>1</text:p>
          </table:table-cell>
          <table:table-cell office:value-type="float" office:value="0.77">
            <text:p>0.77</text:p>
          </table:table-cell>
          <table:table-cell office:value-type="float" office:value="0.23">
            <text:p>0.23</text:p>
          </table:table-cell>
          <table:table-cell office:value-type="float" office:value="0.00961026239154">
            <text:p>0.00961026239154</text:p>
          </table:table-cell>
          <table:table-cell office:value-type="float" office:value="484.545">
            <text:p>4.85E+02</text:p>
          </table:table-cell>
          <table:table-cell office:value-type="float" office:value="1.26076E-041">
            <text:p>1.26E-41</text:p>
          </table:table-cell>
        </table:table-row>
        <table:table-row table:style-name="ro1">
          <table:table-cell office:value-type="float" office:value="1753.36011313">
            <text:p>1753.36011313</text:p>
          </table:table-cell>
          <table:table-cell office:value-type="float" office:value="38.6897384293">
            <text:p>38.6897384293</text:p>
          </table:table-cell>
          <table:table-cell office:value-type="float" office:value="1">
            <text:p>1</text:p>
          </table:table-cell>
          <table:table-cell office:value-type="float" office:value="0.7675">
            <text:p>0.7675</text:p>
          </table:table-cell>
          <table:table-cell office:value-type="float" office:value="0.2325">
            <text:p>0.2325</text:p>
          </table:table-cell>
          <table:table-cell office:value-type="float" office:value="0.00978447589391">
            <text:p>0.00978447589391</text:p>
          </table:table-cell>
          <table:table-cell office:value-type="float" office:value="489.54">
            <text:p>4.90E+02</text:p>
          </table:table-cell>
          <table:table-cell office:value-type="float" office:value="4.47295E-041">
            <text:p>4.47E-41</text:p>
          </table:table-cell>
        </table:table-row>
        <table:table-row table:style-name="ro1">
          <table:table-cell office:value-type="float" office:value="1754.65248843">
            <text:p>1754.65248843</text:p>
          </table:table-cell>
          <table:table-cell office:value-type="float" office:value="39.1712569418">
            <text:p>39.1712569418</text:p>
          </table:table-cell>
          <table:table-cell office:value-type="float" office:value="1">
            <text:p>1</text:p>
          </table:table-cell>
          <table:table-cell office:value-type="float" office:value="0.765">
            <text:p>0.765</text:p>
          </table:table-cell>
          <table:table-cell office:value-type="float" office:value="0.235">
            <text:p>0.235</text:p>
          </table:table-cell>
          <table:table-cell office:value-type="float" office:value="0.00978600577505">
            <text:p>0.00978600577505</text:p>
          </table:table-cell>
          <table:table-cell office:value-type="float" office:value="494.535">
            <text:p>4.95E+02</text:p>
          </table:table-cell>
          <table:table-cell office:value-type="float" office:value="1.54684E-040">
            <text:p>1.55E-40</text:p>
          </table:table-cell>
        </table:table-row>
        <table:table-row table:style-name="ro1">
          <table:table-cell office:value-type="float" office:value="1756.05535546">
            <text:p>1756.05535546</text:p>
          </table:table-cell>
          <table:table-cell office:value-type="float" office:value="39.2508852442">
            <text:p>39.2508852442</text:p>
          </table:table-cell>
          <table:table-cell office:value-type="float" office:value="1">
            <text:p>1</text:p>
          </table:table-cell>
          <table:table-cell office:value-type="float" office:value="0.7625">
            <text:p>0.7625</text:p>
          </table:table-cell>
          <table:table-cell office:value-type="float" office:value="0.2375">
            <text:p>0.2375</text:p>
          </table:table-cell>
          <table:table-cell office:value-type="float" office:value="0.0102241623383">
            <text:p>0.0102241623383</text:p>
          </table:table-cell>
          <table:table-cell office:value-type="float" office:value="499.53">
            <text:p>5.00E+02</text:p>
          </table:table-cell>
          <table:table-cell office:value-type="float" office:value="5.21817E-040">
            <text:p>5.22E-40</text:p>
          </table:table-cell>
        </table:table-row>
        <table:table-row table:style-name="ro1">
          <table:table-cell office:value-type="float" office:value="1756.61902949">
            <text:p>1756.61902949</text:p>
          </table:table-cell>
          <table:table-cell office:value-type="float" office:value="39.3967265532">
            <text:p>39.3967265532</text:p>
          </table:table-cell>
          <table:table-cell office:value-type="float" office:value="1">
            <text:p>1</text:p>
          </table:table-cell>
          <table:table-cell office:value-type="float" office:value="0.76">
            <text:p>0.76</text:p>
          </table:table-cell>
          <table:table-cell office:value-type="float" office:value="0.24">
            <text:p>0.24</text:p>
          </table:table-cell>
          <table:table-cell office:value-type="float" office:value="0.0102695625147">
            <text:p>0.0102695625147</text:p>
          </table:table-cell>
          <table:table-cell office:value-type="float" office:value="504.525">
            <text:p>5.05E+02</text:p>
          </table:table-cell>
          <table:table-cell office:value-type="float" office:value="1.71844E-039">
            <text:p>1.72E-39</text:p>
          </table:table-cell>
        </table:table-row>
        <table:table-row table:style-name="ro1">
          <table:table-cell office:value-type="float" office:value="1757.04018274">
            <text:p>1757.04018274</text:p>
          </table:table-cell>
          <table:table-cell office:value-type="float" office:value="39.4193465413">
            <text:p>39.4193465413</text:p>
          </table:table-cell>
          <table:table-cell office:value-type="float" office:value="1">
            <text:p>1</text:p>
          </table:table-cell>
          <table:table-cell office:value-type="float" office:value="0.7575">
            <text:p>0.7575</text:p>
          </table:table-cell>
          <table:table-cell office:value-type="float" office:value="0.2425">
            <text:p>0.2425</text:p>
          </table:table-cell>
          <table:table-cell office:value-type="float" office:value="0.0103850212656">
            <text:p>0.0103850212656</text:p>
          </table:table-cell>
          <table:table-cell office:value-type="float" office:value="509.52">
            <text:p>5.10E+02</text:p>
          </table:table-cell>
          <table:table-cell office:value-type="float" office:value="5.52846E-039">
            <text:p>5.53E-39</text:p>
          </table:table-cell>
        </table:table-row>
        <table:table-row table:style-name="ro1">
          <table:table-cell office:value-type="float" office:value="1757.63989546">
            <text:p>1757.63989546</text:p>
          </table:table-cell>
          <table:table-cell office:value-type="float" office:value="39.6366116425">
            <text:p>39.6366116425</text:p>
          </table:table-cell>
          <table:table-cell office:value-type="float" office:value="1">
            <text:p>1</text:p>
          </table:table-cell>
          <table:table-cell office:value-type="float" office:value="0.755">
            <text:p>0.755</text:p>
          </table:table-cell>
          <table:table-cell office:value-type="float" office:value="0.245">
            <text:p>0.245</text:p>
          </table:table-cell>
          <table:table-cell office:value-type="float" office:value="0.0103713926564">
            <text:p>0.0103713926564</text:p>
          </table:table-cell>
          <table:table-cell office:value-type="float" office:value="514.515">
            <text:p>5.15E+02</text:p>
          </table:table-cell>
          <table:table-cell office:value-type="float" office:value="1.73868E-038">
            <text:p>1.74E-38</text:p>
          </table:table-cell>
        </table:table-row>
        <table:table-row table:style-name="ro1">
          <table:table-cell office:value-type="float" office:value="1758.92708205">
            <text:p>1758.92708205</text:p>
          </table:table-cell>
          <table:table-cell office:value-type="float" office:value="39.9342211768">
            <text:p>39.9342211768</text:p>
          </table:table-cell>
          <table:table-cell office:value-type="float" office:value="1">
            <text:p>1</text:p>
          </table:table-cell>
          <table:table-cell office:value-type="float" office:value="0.7525">
            <text:p>0.7525</text:p>
          </table:table-cell>
          <table:table-cell office:value-type="float" office:value="0.2475">
            <text:p>0.2475</text:p>
          </table:table-cell>
          <table:table-cell office:value-type="float" office:value="0.0105580157055">
            <text:p>0.0105580157055</text:p>
          </table:table-cell>
          <table:table-cell office:value-type="float" office:value="519.51">
            <text:p>5.20E+02</text:p>
          </table:table-cell>
          <table:table-cell office:value-type="float" office:value="5.34893E-038">
            <text:p>5.35E-38</text:p>
          </table:table-cell>
        </table:table-row>
        <table:table-row table:style-name="ro1">
          <table:table-cell office:value-type="float" office:value="1760.09760005">
            <text:p>1760.09760005</text:p>
          </table:table-cell>
          <table:table-cell office:value-type="float" office:value="40.1048188439">
            <text:p>40.1048188439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0.25">
            <text:p>0.25</text:p>
          </table:table-cell>
          <table:table-cell office:value-type="float" office:value="0.0108315628628">
            <text:p>0.0108315628628</text:p>
          </table:table-cell>
          <table:table-cell office:value-type="float" office:value="524.505">
            <text:p>5.25E+02</text:p>
          </table:table-cell>
          <table:table-cell office:value-type="float" office:value="1.61071E-037">
            <text:p>1.61E-37</text:p>
          </table:table-cell>
        </table:table-row>
        <table:table-row table:style-name="ro1">
          <table:table-cell office:value-type="float" office:value="1761.89630363">
            <text:p>1761.89630363</text:p>
          </table:table-cell>
          <table:table-cell office:value-type="float" office:value="40.6537026066">
            <text:p>40.6537026066</text:p>
          </table:table-cell>
          <table:table-cell office:value-type="float" office:value="1">
            <text:p>1</text:p>
          </table:table-cell>
          <table:table-cell office:value-type="float" office:value="0.7475">
            <text:p>0.7475</text:p>
          </table:table-cell>
          <table:table-cell office:value-type="float" office:value="0.2525">
            <text:p>0.2525</text:p>
          </table:table-cell>
          <table:table-cell office:value-type="float" office:value="0.0109761448516">
            <text:p>0.0109761448516</text:p>
          </table:table-cell>
          <table:table-cell office:value-type="float" office:value="529.5">
            <text:p>5.30E+02</text:p>
          </table:table-cell>
          <table:table-cell office:value-type="float" office:value="4.75047E-037">
            <text:p>4.75E-37</text:p>
          </table:table-cell>
        </table:table-row>
        <table:table-row table:style-name="ro1">
          <table:table-cell office:value-type="float" office:value="1763.89198152">
            <text:p>1763.89198152</text:p>
          </table:table-cell>
          <table:table-cell office:value-type="float" office:value="40.9030900001">
            <text:p>40.9030900001</text:p>
          </table:table-cell>
          <table:table-cell office:value-type="float" office:value="1">
            <text:p>1</text:p>
          </table:table-cell>
          <table:table-cell office:value-type="float" office:value="0.745">
            <text:p>0.745</text:p>
          </table:table-cell>
          <table:table-cell office:value-type="float" office:value="0.255">
            <text:p>0.255</text:p>
          </table:table-cell>
          <table:table-cell office:value-type="float" office:value="0.0115367538479">
            <text:p>0.0115367538479</text:p>
          </table:table-cell>
          <table:table-cell office:value-type="float" office:value="534.496">
            <text:p>5.34E+02</text:p>
          </table:table-cell>
          <table:table-cell office:value-type="float" office:value="1.37302E-036">
            <text:p>1.37E-36</text:p>
          </table:table-cell>
        </table:table-row>
        <table:table-row table:style-name="ro1">
          <table:table-cell office:value-type="float" office:value="1764.70575509">
            <text:p>1764.70575509</text:p>
          </table:table-cell>
          <table:table-cell office:value-type="float" office:value="40.979212037">
            <text:p>40.979212037</text:p>
          </table:table-cell>
          <table:table-cell office:value-type="float" office:value="1">
            <text:p>1</text:p>
          </table:table-cell>
          <table:table-cell office:value-type="float" office:value="0.7425">
            <text:p>0.7425</text:p>
          </table:table-cell>
          <table:table-cell office:value-type="float" office:value="0.2575">
            <text:p>0.2575</text:p>
          </table:table-cell>
          <table:table-cell office:value-type="float" office:value="0.0117795421189">
            <text:p>0.0117795421189</text:p>
          </table:table-cell>
          <table:table-cell office:value-type="float" office:value="539.491">
            <text:p>5.39E+02</text:p>
          </table:table-cell>
          <table:table-cell office:value-type="float" office:value="3.89116E-036">
            <text:p>3.89E-36</text:p>
          </table:table-cell>
        </table:table-row>
        <table:table-row table:style-name="ro1">
          <table:table-cell office:value-type="float" office:value="1765.35533762">
            <text:p>1765.35533762</text:p>
          </table:table-cell>
          <table:table-cell office:value-type="float" office:value="41.162923011">
            <text:p>41.162923011</text:p>
          </table:table-cell>
          <table:table-cell office:value-type="float" office:value="1">
            <text:p>1</text:p>
          </table:table-cell>
          <table:table-cell office:value-type="float" office:value="0.74">
            <text:p>0.74</text:p>
          </table:table-cell>
          <table:table-cell office:value-type="float" office:value="0.26">
            <text:p>0.26</text:p>
          </table:table-cell>
          <table:table-cell office:value-type="float" office:value="0.0118254780586">
            <text:p>0.0118254780586</text:p>
          </table:table-cell>
          <table:table-cell office:value-type="float" office:value="544.486">
            <text:p>5.44E+02</text:p>
          </table:table-cell>
          <table:table-cell office:value-type="float" office:value="1.08189E-035">
            <text:p>1.08E-35</text:p>
          </table:table-cell>
        </table:table-row>
        <table:table-row table:style-name="ro1">
          <table:table-cell office:value-type="float" office:value="1766.02255226">
            <text:p>1766.02255226</text:p>
          </table:table-cell>
          <table:table-cell office:value-type="float" office:value="41.2460978926">
            <text:p>41.2460978926</text:p>
          </table:table-cell>
          <table:table-cell office:value-type="float" office:value="1">
            <text:p>1</text:p>
          </table:table-cell>
          <table:table-cell office:value-type="float" office:value="0.7375">
            <text:p>0.7375</text:p>
          </table:table-cell>
          <table:table-cell office:value-type="float" office:value="0.2625">
            <text:p>0.2625</text:p>
          </table:table-cell>
          <table:table-cell office:value-type="float" office:value="0.0119969934701">
            <text:p>0.0119969934701</text:p>
          </table:table-cell>
          <table:table-cell office:value-type="float" office:value="549.481">
            <text:p>5.49E+02</text:p>
          </table:table-cell>
          <table:table-cell office:value-type="float" office:value="2.95265E-035">
            <text:p>2.95E-35</text:p>
          </table:table-cell>
        </table:table-row>
        <table:table-row table:style-name="ro1">
          <table:table-cell office:value-type="float" office:value="1767.4727524">
            <text:p>1767.4727524</text:p>
          </table:table-cell>
          <table:table-cell office:value-type="float" office:value="41.7430030674">
            <text:p>41.7430030674</text:p>
          </table:table-cell>
          <table:table-cell office:value-type="float" office:value="1">
            <text:p>1</text:p>
          </table:table-cell>
          <table:table-cell office:value-type="float" office:value="0.735">
            <text:p>0.735</text:p>
          </table:table-cell>
          <table:table-cell office:value-type="float" office:value="0.265">
            <text:p>0.265</text:p>
          </table:table-cell>
          <table:table-cell office:value-type="float" office:value="0.0120525981931">
            <text:p>0.0120525981931</text:p>
          </table:table-cell>
          <table:table-cell office:value-type="float" office:value="554.476">
            <text:p>5.54E+02</text:p>
          </table:table-cell>
          <table:table-cell office:value-type="float" office:value="7.91379E-035">
            <text:p>7.91E-35</text:p>
          </table:table-cell>
        </table:table-row>
        <table:table-row table:style-name="ro1">
          <table:table-cell office:value-type="float" office:value="1770.1984829">
            <text:p>1770.1984829</text:p>
          </table:table-cell>
          <table:table-cell office:value-type="float" office:value="42.3363900929">
            <text:p>42.3363900929</text:p>
          </table:table-cell>
          <table:table-cell office:value-type="float" office:value="1">
            <text:p>1</text:p>
          </table:table-cell>
          <table:table-cell office:value-type="float" office:value="0.7325">
            <text:p>0.7325</text:p>
          </table:table-cell>
          <table:table-cell office:value-type="float" office:value="0.2675">
            <text:p>0.2675</text:p>
          </table:table-cell>
          <table:table-cell office:value-type="float" office:value="0.0126000907104">
            <text:p>0.0126000907104</text:p>
          </table:table-cell>
          <table:table-cell office:value-type="float" office:value="559.471">
            <text:p>5.59E+02</text:p>
          </table:table-cell>
          <table:table-cell office:value-type="float" office:value="2.08407E-034">
            <text:p>2.08E-34</text:p>
          </table:table-cell>
        </table:table-row>
        <table:table-row table:style-name="ro1">
          <table:table-cell office:value-type="float" office:value="1772.5609254">
            <text:p>1772.5609254</text:p>
          </table:table-cell>
          <table:table-cell office:value-type="float" office:value="42.6879800691">
            <text:p>42.6879800691</text:p>
          </table:table-cell>
          <table:table-cell office:value-type="float" office:value="1">
            <text:p>1</text:p>
          </table:table-cell>
          <table:table-cell office:value-type="float" office:value="0.73">
            <text:p>0.73</text:p>
          </table:table-cell>
          <table:table-cell office:value-type="float" office:value="0.27">
            <text:p>0.27</text:p>
          </table:table-cell>
          <table:table-cell office:value-type="float" office:value="0.01329301491">
            <text:p>0.01329301491</text:p>
          </table:table-cell>
          <table:table-cell office:value-type="float" office:value="564.466">
            <text:p>5.64E+02</text:p>
          </table:table-cell>
          <table:table-cell office:value-type="float" office:value="5.39507E-034">
            <text:p>5.40E-34</text:p>
          </table:table-cell>
        </table:table-row>
        <table:table-row table:style-name="ro1">
          <table:table-cell office:value-type="float" office:value="1773.47279999">
            <text:p>1773.47279999</text:p>
          </table:table-cell>
          <table:table-cell office:value-type="float" office:value="42.7011399287">
            <text:p>42.7011399287</text:p>
          </table:table-cell>
          <table:table-cell office:value-type="float" office:value="1">
            <text:p>1</text:p>
          </table:table-cell>
          <table:table-cell office:value-type="float" office:value="0.7275">
            <text:p>0.7275</text:p>
          </table:table-cell>
          <table:table-cell office:value-type="float" office:value="0.2725">
            <text:p>0.2725</text:p>
          </table:table-cell>
          <table:table-cell office:value-type="float" office:value="0.013699431237">
            <text:p>0.013699431237</text:p>
          </table:table-cell>
          <table:table-cell office:value-type="float" office:value="569.461">
            <text:p>5.69E+02</text:p>
          </table:table-cell>
          <table:table-cell office:value-type="float" office:value="1.37352E-033">
            <text:p>1.37E-33</text:p>
          </table:table-cell>
        </table:table-row>
        <table:table-row table:style-name="ro1">
          <table:table-cell office:value-type="float" office:value="1774.42149527">
            <text:p>1774.42149527</text:p>
          </table:table-cell>
          <table:table-cell office:value-type="float" office:value="43.0674581796">
            <text:p>43.0674581796</text:p>
          </table:table-cell>
          <table:table-cell office:value-type="float" office:value="1">
            <text:p>1</text:p>
          </table:table-cell>
          <table:table-cell office:value-type="float" office:value="0.725">
            <text:p>0.725</text:p>
          </table:table-cell>
          <table:table-cell office:value-type="float" office:value="0.275">
            <text:p>0.275</text:p>
          </table:table-cell>
          <table:table-cell office:value-type="float" office:value="0.0136712021651">
            <text:p>0.0136712021651</text:p>
          </table:table-cell>
          <table:table-cell office:value-type="float" office:value="574.456">
            <text:p>5.74E+02</text:p>
          </table:table-cell>
          <table:table-cell office:value-type="float" office:value="3.44046E-033">
            <text:p>3.44E-33</text:p>
          </table:table-cell>
        </table:table-row>
        <table:table-row table:style-name="ro1">
          <table:table-cell office:value-type="float" office:value="1775.39936843">
            <text:p>1775.39936843</text:p>
          </table:table-cell>
          <table:table-cell office:value-type="float" office:value="43.0922891916">
            <text:p>43.0922891916</text:p>
          </table:table-cell>
          <table:table-cell office:value-type="float" office:value="1">
            <text:p>1</text:p>
          </table:table-cell>
          <table:table-cell office:value-type="float" office:value="0.7225">
            <text:p>0.7225</text:p>
          </table:table-cell>
          <table:table-cell office:value-type="float" office:value="0.2775">
            <text:p>0.2775</text:p>
          </table:table-cell>
          <table:table-cell office:value-type="float" office:value="0.0141090422132">
            <text:p>0.0141090422132</text:p>
          </table:table-cell>
          <table:table-cell office:value-type="float" office:value="579.451">
            <text:p>5.79E+02</text:p>
          </table:table-cell>
          <table:table-cell office:value-type="float" office:value="8.48246E-033">
            <text:p>8.48E-33</text:p>
          </table:table-cell>
        </table:table-row>
        <table:table-row table:style-name="ro1">
          <table:table-cell office:value-type="float" office:value="1776.08000916">
            <text:p>1776.08000916</text:p>
          </table:table-cell>
          <table:table-cell office:value-type="float" office:value="43.339714474">
            <text:p>43.339714474</text:p>
          </table:table-cell>
          <table:table-cell office:value-type="float" office:value="1">
            <text:p>1</text:p>
          </table:table-cell>
          <table:table-cell office:value-type="float" office:value="0.72">
            <text:p>0.72</text:p>
          </table:table-cell>
          <table:table-cell office:value-type="float" office:value="0.28">
            <text:p>0.28</text:p>
          </table:table-cell>
          <table:table-cell office:value-type="float" office:value="0.014093819857">
            <text:p>0.014093819857</text:p>
          </table:table-cell>
          <table:table-cell office:value-type="float" office:value="584.446">
            <text:p>5.84E+02</text:p>
          </table:table-cell>
          <table:table-cell office:value-type="float" office:value="2.05934E-032">
            <text:p>2.06E-32</text:p>
          </table:table-cell>
        </table:table-row>
        <table:table-row table:style-name="ro1">
          <table:table-cell office:value-type="float" office:value="1776.75898295">
            <text:p>1776.75898295</text:p>
          </table:table-cell>
          <table:table-cell office:value-type="float" office:value="43.3638787058">
            <text:p>43.3638787058</text:p>
          </table:table-cell>
          <table:table-cell office:value-type="float" office:value="1">
            <text:p>1</text:p>
          </table:table-cell>
          <table:table-cell office:value-type="float" office:value="0.7175">
            <text:p>0.7175</text:p>
          </table:table-cell>
          <table:table-cell office:value-type="float" office:value="0.2825">
            <text:p>0.2825</text:p>
          </table:table-cell>
          <table:table-cell office:value-type="float" office:value="0.0143815423112">
            <text:p>0.0143815423112</text:p>
          </table:table-cell>
          <table:table-cell office:value-type="float" office:value="589.441">
            <text:p>5.89E+02</text:p>
          </table:table-cell>
          <table:table-cell office:value-type="float" office:value="4.925E-032">
            <text:p>4.93E-32</text:p>
          </table:table-cell>
        </table:table-row>
        <table:table-row table:style-name="ro1">
          <table:table-cell office:value-type="float" office:value="1777.30151272">
            <text:p>1777.30151272</text:p>
          </table:table-cell>
          <table:table-cell office:value-type="float" office:value="43.5567263841">
            <text:p>43.5567263841</text:p>
          </table:table-cell>
          <table:table-cell office:value-type="float" office:value="1">
            <text:p>1</text:p>
          </table:table-cell>
          <table:table-cell office:value-type="float" office:value="0.715">
            <text:p>0.715</text:p>
          </table:table-cell>
          <table:table-cell office:value-type="float" office:value="0.285">
            <text:p>0.285</text:p>
          </table:table-cell>
          <table:table-cell office:value-type="float" office:value="0.0143632944027">
            <text:p>0.0143632944027</text:p>
          </table:table-cell>
          <table:table-cell office:value-type="float" office:value="594.436">
            <text:p>5.94E+02</text:p>
          </table:table-cell>
          <table:table-cell office:value-type="float" office:value="1.1607E-031">
            <text:p>1.16E-31</text:p>
          </table:table-cell>
        </table:table-row>
        <table:table-row table:style-name="ro1">
          <table:table-cell office:value-type="float" office:value="1778.84134156">
            <text:p>1778.84134156</text:p>
          </table:table-cell>
          <table:table-cell office:value-type="float" office:value="43.9798102413">
            <text:p>43.9798102413</text:p>
          </table:table-cell>
          <table:table-cell office:value-type="float" office:value="1">
            <text:p>1</text:p>
          </table:table-cell>
          <table:table-cell office:value-type="float" office:value="0.7125">
            <text:p>0.7125</text:p>
          </table:table-cell>
          <table:table-cell office:value-type="float" office:value="0.2875">
            <text:p>0.2875</text:p>
          </table:table-cell>
          <table:table-cell office:value-type="float" office:value="0.0145786323515">
            <text:p>0.0145786323515</text:p>
          </table:table-cell>
          <table:table-cell office:value-type="float" office:value="599.431">
            <text:p>5.99E+02</text:p>
          </table:table-cell>
          <table:table-cell office:value-type="float" office:value="2.69668E-031">
            <text:p>2.70E-31</text:p>
          </table:table-cell>
        </table:table-row>
        <table:table-row table:style-name="ro1">
          <table:table-cell office:value-type="float" office:value="1780.43536243">
            <text:p>1780.43536243</text:p>
          </table:table-cell>
          <table:table-cell office:value-type="float" office:value="44.1943347304">
            <text:p>44.1943347304</text:p>
          </table:table-cell>
          <table:table-cell office:value-type="float" office:value="1">
            <text:p>1</text:p>
          </table:table-cell>
          <table:table-cell office:value-type="float" office:value="0.71">
            <text:p>0.71</text:p>
          </table:table-cell>
          <table:table-cell office:value-type="float" office:value="0.29">
            <text:p>0.29</text:p>
          </table:table-cell>
          <table:table-cell office:value-type="float" office:value="0.0151233257567">
            <text:p>0.0151233257567</text:p>
          </table:table-cell>
          <table:table-cell office:value-type="float" office:value="604.426">
            <text:p>6.04E+02</text:p>
          </table:table-cell>
          <table:table-cell office:value-type="float" office:value="6.17856E-031">
            <text:p>6.18E-31</text:p>
          </table:table-cell>
        </table:table-row>
        <table:table-row table:style-name="ro1">
          <table:table-cell office:value-type="float" office:value="1781.46457308">
            <text:p>1781.46457308</text:p>
          </table:table-cell>
          <table:table-cell office:value-type="float" office:value="44.3914945015">
            <text:p>44.3914945015</text:p>
          </table:table-cell>
          <table:table-cell office:value-type="float" office:value="1">
            <text:p>1</text:p>
          </table:table-cell>
          <table:table-cell office:value-type="float" office:value="0.7075">
            <text:p>0.7075</text:p>
          </table:table-cell>
          <table:table-cell office:value-type="float" office:value="0.2925">
            <text:p>0.2925</text:p>
          </table:table-cell>
          <table:table-cell office:value-type="float" office:value="0.0153803138125">
            <text:p>0.0153803138125</text:p>
          </table:table-cell>
          <table:table-cell office:value-type="float" office:value="609.421">
            <text:p>6.09E+02</text:p>
          </table:table-cell>
          <table:table-cell office:value-type="float" office:value="1.39651E-030">
            <text:p>1.40E-30</text:p>
          </table:table-cell>
        </table:table-row>
        <table:table-row table:style-name="ro1">
          <table:table-cell office:value-type="float" office:value="1782.32022557">
            <text:p>1782.32022557</text:p>
          </table:table-cell>
          <table:table-cell office:value-type="float" office:value="44.536595725">
            <text:p>44.536595725</text:p>
          </table:table-cell>
          <table:table-cell office:value-type="float" office:value="1">
            <text:p>1</text:p>
          </table:table-cell>
          <table:table-cell office:value-type="float" office:value="0.705">
            <text:p>0.705</text:p>
          </table:table-cell>
          <table:table-cell office:value-type="float" office:value="0.295">
            <text:p>0.295</text:p>
          </table:table-cell>
          <table:table-cell office:value-type="float" office:value="0.015615151498">
            <text:p>0.015615151498</text:p>
          </table:table-cell>
          <table:table-cell office:value-type="float" office:value="614.416">
            <text:p>6.14E+02</text:p>
          </table:table-cell>
          <table:table-cell office:value-type="float" office:value="3.11487E-030">
            <text:p>3.11E-30</text:p>
          </table:table-cell>
        </table:table-row>
        <table:table-row table:style-name="ro1">
          <table:table-cell office:value-type="float" office:value="1783.12460566">
            <text:p>1783.12460566</text:p>
          </table:table-cell>
          <table:table-cell office:value-type="float" office:value="44.7132465389">
            <text:p>44.7132465389</text:p>
          </table:table-cell>
          <table:table-cell office:value-type="float" office:value="1">
            <text:p>1</text:p>
          </table:table-cell>
          <table:table-cell office:value-type="float" office:value="0.7025">
            <text:p>0.7025</text:p>
          </table:table-cell>
          <table:table-cell office:value-type="float" office:value="0.2975">
            <text:p>0.2975</text:p>
          </table:table-cell>
          <table:table-cell office:value-type="float" office:value="0.0157752607231">
            <text:p>0.0157752607231</text:p>
          </table:table-cell>
          <table:table-cell office:value-type="float" office:value="619.411">
            <text:p>6.19E+02</text:p>
          </table:table-cell>
          <table:table-cell office:value-type="float" office:value="6.85833E-030">
            <text:p>6.86E-30</text:p>
          </table:table-cell>
        </table:table-row>
        <table:table-row table:style-name="ro1">
          <table:table-cell office:value-type="float" office:value="1784.38518763">
            <text:p>1784.38518763</text:p>
          </table:table-cell>
          <table:table-cell office:value-type="float" office:value="45.0408285132">
            <text:p>45.0408285132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0.3">
            <text:p>0.3</text:p>
          </table:table-cell>
          <table:table-cell office:value-type="float" office:value="0.0159839486834">
            <text:p>0.0159839486834</text:p>
          </table:table-cell>
          <table:table-cell office:value-type="float" office:value="624.406">
            <text:p>6.24E+02</text:p>
          </table:table-cell>
          <table:table-cell office:value-type="float" office:value="1.49112E-029">
            <text:p>1.49E-29</text:p>
          </table:table-cell>
        </table:table-row>
        <table:table-row table:style-name="ro1">
          <table:table-cell office:value-type="float" office:value="1785.2380774">
            <text:p>1785.2380774</text:p>
          </table:table-cell>
          <table:table-cell office:value-type="float" office:value="45.0544024484">
            <text:p>45.0544024484</text:p>
          </table:table-cell>
          <table:table-cell office:value-type="float" office:value="1">
            <text:p>1</text:p>
          </table:table-cell>
          <table:table-cell office:value-type="float" office:value="0.6975">
            <text:p>0.6975</text:p>
          </table:table-cell>
          <table:table-cell office:value-type="float" office:value="0.3025">
            <text:p>0.3025</text:p>
          </table:table-cell>
          <table:table-cell office:value-type="float" office:value="0.0164290752219">
            <text:p>0.0164290752219</text:p>
          </table:table-cell>
          <table:table-cell office:value-type="float" office:value="629.401">
            <text:p>6.29E+02</text:p>
          </table:table-cell>
          <table:table-cell office:value-type="float" office:value="3.20223E-029">
            <text:p>3.20E-29</text:p>
          </table:table-cell>
        </table:table-row>
        <table:table-row table:style-name="ro1">
          <table:table-cell office:value-type="float" office:value="1785.34204947">
            <text:p>1785.34204947</text:p>
          </table:table-cell>
          <table:table-cell office:value-type="float" office:value="45.0824173396">
            <text:p>45.0824173396</text:p>
          </table:table-cell>
          <table:table-cell office:value-type="float" office:value="1">
            <text:p>1</text:p>
          </table:table-cell>
          <table:table-cell office:value-type="float" office:value="0.695">
            <text:p>0.695</text:p>
          </table:table-cell>
          <table:table-cell office:value-type="float" office:value="0.305">
            <text:p>0.305</text:p>
          </table:table-cell>
          <table:table-cell office:value-type="float" office:value="0.0163890325069">
            <text:p>0.0163890325069</text:p>
          </table:table-cell>
          <table:table-cell office:value-type="float" office:value="634.396">
            <text:p>6.34E+02</text:p>
          </table:table-cell>
          <table:table-cell office:value-type="float" office:value="6.79463E-029">
            <text:p>6.79E-29</text:p>
          </table:table-cell>
        </table:table-row>
        <table:table-row table:style-name="ro1">
          <table:table-cell office:value-type="float" office:value="1786.30567868">
            <text:p>1786.30567868</text:p>
          </table:table-cell>
          <table:table-cell office:value-type="float" office:value="45.4398541306">
            <text:p>45.4398541306</text:p>
          </table:table-cell>
          <table:table-cell office:value-type="float" office:value="1">
            <text:p>1</text:p>
          </table:table-cell>
          <table:table-cell office:value-type="float" office:value="0.6925">
            <text:p>0.6925</text:p>
          </table:table-cell>
          <table:table-cell office:value-type="float" office:value="0.3075">
            <text:p>0.3075</text:p>
          </table:table-cell>
          <table:table-cell office:value-type="float" office:value="0.0163741885934">
            <text:p>0.0163741885934</text:p>
          </table:table-cell>
          <table:table-cell office:value-type="float" office:value="639.391">
            <text:p>6.39E+02</text:p>
          </table:table-cell>
          <table:table-cell office:value-type="float" office:value="1.42487E-028">
            <text:p>1.42E-28</text:p>
          </table:table-cell>
        </table:table-row>
        <table:table-row table:style-name="ro1">
          <table:table-cell office:value-type="float" office:value="1787.71960701">
            <text:p>1787.71960701</text:p>
          </table:table-cell>
          <table:table-cell office:value-type="float" office:value="45.6479886723">
            <text:p>45.6479886723</text:p>
          </table:table-cell>
          <table:table-cell office:value-type="float" office:value="1">
            <text:p>1</text:p>
          </table:table-cell>
          <table:table-cell office:value-type="float" office:value="0.69">
            <text:p>0.69</text:p>
          </table:table-cell>
          <table:table-cell office:value-type="float" office:value="0.31">
            <text:p>0.31</text:p>
          </table:table-cell>
          <table:table-cell office:value-type="float" office:value="0.0168742557161">
            <text:p>0.0168742557161</text:p>
          </table:table-cell>
          <table:table-cell office:value-type="float" office:value="644.386">
            <text:p>6.44E+02</text:p>
          </table:table-cell>
          <table:table-cell office:value-type="float" office:value="2.95391E-028">
            <text:p>2.95E-28</text:p>
          </table:table-cell>
        </table:table-row>
        <table:table-row table:style-name="ro1">
          <table:table-cell office:value-type="float" office:value="1788.31517515">
            <text:p>1788.31517515</text:p>
          </table:table-cell>
          <table:table-cell office:value-type="float" office:value="45.6780813892">
            <text:p>45.6780813892</text:p>
          </table:table-cell>
          <table:table-cell office:value-type="float" office:value="1">
            <text:p>1</text:p>
          </table:table-cell>
          <table:table-cell office:value-type="float" office:value="0.6875">
            <text:p>0.6875</text:p>
          </table:table-cell>
          <table:table-cell office:value-type="float" office:value="0.3125">
            <text:p>0.3125</text:p>
          </table:table-cell>
          <table:table-cell office:value-type="float" office:value="0.0171462069375">
            <text:p>0.0171462069375</text:p>
          </table:table-cell>
          <table:table-cell office:value-type="float" office:value="649.381">
            <text:p>6.49E+02</text:p>
          </table:table-cell>
          <table:table-cell office:value-type="float" office:value="6.05549E-028">
            <text:p>6.06E-28</text:p>
          </table:table-cell>
        </table:table-row>
        <table:table-row table:style-name="ro1">
          <table:table-cell office:value-type="float" office:value="1788.65392658">
            <text:p>1788.65392658</text:p>
          </table:table-cell>
          <table:table-cell office:value-type="float" office:value="45.7834892439">
            <text:p>45.7834892439</text:p>
          </table:table-cell>
          <table:table-cell office:value-type="float" office:value="1">
            <text:p>1</text:p>
          </table:table-cell>
          <table:table-cell office:value-type="float" office:value="0.685">
            <text:p>0.685</text:p>
          </table:table-cell>
          <table:table-cell office:value-type="float" office:value="0.315">
            <text:p>0.315</text:p>
          </table:table-cell>
          <table:table-cell office:value-type="float" office:value="0.0171322876405">
            <text:p>0.0171322876405</text:p>
          </table:table-cell>
          <table:table-cell office:value-type="float" office:value="654.376">
            <text:p>6.54E+02</text:p>
          </table:table-cell>
          <table:table-cell office:value-type="float" office:value="1.22784E-027">
            <text:p>1.23E-27</text:p>
          </table:table-cell>
        </table:table-row>
        <table:table-row table:style-name="ro1">
          <table:table-cell office:value-type="float" office:value="1790.03591305">
            <text:p>1790.03591305</text:p>
          </table:table-cell>
          <table:table-cell office:value-type="float" office:value="46.2308759748">
            <text:p>46.2308759748</text:p>
          </table:table-cell>
          <table:table-cell office:value-type="float" office:value="1">
            <text:p>1</text:p>
          </table:table-cell>
          <table:table-cell office:value-type="float" office:value="0.6825">
            <text:p>0.6825</text:p>
          </table:table-cell>
          <table:table-cell office:value-type="float" office:value="0.3175">
            <text:p>0.3175</text:p>
          </table:table-cell>
          <table:table-cell office:value-type="float" office:value="0.0172396347061">
            <text:p>0.0172396347061</text:p>
          </table:table-cell>
          <table:table-cell office:value-type="float" office:value="659.371">
            <text:p>6.59E+02</text:p>
          </table:table-cell>
          <table:table-cell office:value-type="float" office:value="2.4631E-027">
            <text:p>2.46E-27</text:p>
          </table:table-cell>
        </table:table-row>
        <table:table-row table:style-name="ro1">
          <table:table-cell office:value-type="float" office:value="1791.49642709">
            <text:p>1791.49642709</text:p>
          </table:table-cell>
          <table:table-cell office:value-type="float" office:value="46.3676948608">
            <text:p>46.3676948608</text:p>
          </table:table-cell>
          <table:table-cell office:value-type="float" office:value="1">
            <text:p>1</text:p>
          </table:table-cell>
          <table:table-cell office:value-type="float" office:value="0.68">
            <text:p>0.68</text:p>
          </table:table-cell>
          <table:table-cell office:value-type="float" office:value="0.32">
            <text:p>0.32</text:p>
          </table:table-cell>
          <table:table-cell office:value-type="float" office:value="0.0179132192298">
            <text:p>0.0179132192298</text:p>
          </table:table-cell>
          <table:table-cell office:value-type="float" office:value="664.366">
            <text:p>6.64E+02</text:p>
          </table:table-cell>
          <table:table-cell office:value-type="float" office:value="4.88965E-027">
            <text:p>4.89E-27</text:p>
          </table:table-cell>
        </table:table-row>
        <table:table-row table:style-name="ro1">
          <table:table-cell office:value-type="float" office:value="1792.07288916">
            <text:p>1792.07288916</text:p>
          </table:table-cell>
          <table:table-cell office:value-type="float" office:value="46.461460804">
            <text:p>46.461460804</text:p>
          </table:table-cell>
          <table:table-cell office:value-type="float" office:value="1">
            <text:p>1</text:p>
          </table:table-cell>
          <table:table-cell office:value-type="float" office:value="0.6775">
            <text:p>0.6775</text:p>
          </table:table-cell>
          <table:table-cell office:value-type="float" office:value="0.3225">
            <text:p>0.3225</text:p>
          </table:table-cell>
          <table:table-cell office:value-type="float" office:value="0.0180779803194">
            <text:p>0.0180779803194</text:p>
          </table:table-cell>
          <table:table-cell office:value-type="float" office:value="669.361">
            <text:p>6.69E+02</text:p>
          </table:table-cell>
          <table:table-cell office:value-type="float" office:value="9.6079E-027">
            <text:p>9.61E-27</text:p>
          </table:table-cell>
        </table:table-row>
        <table:table-row table:style-name="ro1">
          <table:table-cell office:value-type="float" office:value="1792.31779262">
            <text:p>1792.31779262</text:p>
          </table:table-cell>
          <table:table-cell office:value-type="float" office:value="46.4656562424">
            <text:p>46.4656562424</text:p>
          </table:table-cell>
          <table:table-cell office:value-type="float" office:value="1">
            <text:p>1</text:p>
          </table:table-cell>
          <table:table-cell office:value-type="float" office:value="0.675">
            <text:p>0.675</text:p>
          </table:table-cell>
          <table:table-cell office:value-type="float" office:value="0.325">
            <text:p>0.325</text:p>
          </table:table-cell>
          <table:table-cell office:value-type="float" office:value="0.0181667906259">
            <text:p>0.0181667906259</text:p>
          </table:table-cell>
          <table:table-cell office:value-type="float" office:value="674.356">
            <text:p>6.74E+02</text:p>
          </table:table-cell>
          <table:table-cell office:value-type="float" office:value="1.8691E-026">
            <text:p>1.87E-26</text:p>
          </table:table-cell>
        </table:table-row>
        <table:table-row table:style-name="ro1">
          <table:table-cell office:value-type="float" office:value="1792.6212737">
            <text:p>1792.6212737</text:p>
          </table:table-cell>
          <table:table-cell office:value-type="float" office:value="46.5828532367">
            <text:p>46.5828532367</text:p>
          </table:table-cell>
          <table:table-cell office:value-type="float" office:value="1">
            <text:p>1</text:p>
          </table:table-cell>
          <table:table-cell office:value-type="float" office:value="0.6725">
            <text:p>0.6725</text:p>
          </table:table-cell>
          <table:table-cell office:value-type="float" office:value="0.3275">
            <text:p>0.3275</text:p>
          </table:table-cell>
          <table:table-cell office:value-type="float" office:value="0.0181105118912">
            <text:p>0.0181105118912</text:p>
          </table:table-cell>
          <table:table-cell office:value-type="float" office:value="679.351">
            <text:p>6.79E+02</text:p>
          </table:table-cell>
          <table:table-cell office:value-type="float" office:value="3.60071E-026">
            <text:p>3.60E-26</text:p>
          </table:table-cell>
        </table:table-row>
        <table:table-row table:style-name="ro1">
          <table:table-cell office:value-type="float" office:value="1793.71801545">
            <text:p>1793.71801545</text:p>
          </table:table-cell>
          <table:table-cell office:value-type="float" office:value="46.9043529453">
            <text:p>46.9043529453</text:p>
          </table:table-cell>
          <table:table-cell office:value-type="float" office:value="1">
            <text:p>1</text:p>
          </table:table-cell>
          <table:table-cell office:value-type="float" office:value="0.67">
            <text:p>0.67</text:p>
          </table:table-cell>
          <table:table-cell office:value-type="float" office:value="0.33">
            <text:p>0.33</text:p>
          </table:table-cell>
          <table:table-cell office:value-type="float" office:value="0.0182422192258">
            <text:p>0.0182422192258</text:p>
          </table:table-cell>
          <table:table-cell office:value-type="float" office:value="684.346">
            <text:p>6.84E+02</text:p>
          </table:table-cell>
          <table:table-cell office:value-type="float" office:value="6.87046E-026">
            <text:p>6.87E-26</text:p>
          </table:table-cell>
        </table:table-row>
        <table:table-row table:style-name="ro1">
          <table:table-cell office:value-type="float" office:value="1794.82750766">
            <text:p>1794.82750766</text:p>
          </table:table-cell>
          <table:table-cell office:value-type="float" office:value="47.0266501175">
            <text:p>47.0266501175</text:p>
          </table:table-cell>
          <table:table-cell office:value-type="float" office:value="1">
            <text:p>1</text:p>
          </table:table-cell>
          <table:table-cell office:value-type="float" office:value="0.6675">
            <text:p>0.6675</text:p>
          </table:table-cell>
          <table:table-cell office:value-type="float" office:value="0.3325">
            <text:p>0.3325</text:p>
          </table:table-cell>
          <table:table-cell office:value-type="float" office:value="0.0187283196328">
            <text:p>0.0187283196328</text:p>
          </table:table-cell>
          <table:table-cell office:value-type="float" office:value="689.341">
            <text:p>6.89E+02</text:p>
          </table:table-cell>
          <table:table-cell office:value-type="float" office:value="1.29873E-025">
            <text:p>1.30E-25</text:p>
          </table:table-cell>
        </table:table-row>
        <table:table-row table:style-name="ro1">
          <table:table-cell office:value-type="float" office:value="1795.46825783">
            <text:p>1795.46825783</text:p>
          </table:table-cell>
          <table:table-cell office:value-type="float" office:value="47.1606530153">
            <text:p>47.1606530153</text:p>
          </table:table-cell>
          <table:table-cell office:value-type="float" office:value="1">
            <text:p>1</text:p>
          </table:table-cell>
          <table:table-cell office:value-type="float" office:value="0.665">
            <text:p>0.665</text:p>
          </table:table-cell>
          <table:table-cell office:value-type="float" office:value="0.335">
            <text:p>0.335</text:p>
          </table:table-cell>
          <table:table-cell office:value-type="float" office:value="0.0188732336009">
            <text:p>0.0188732336009</text:p>
          </table:table-cell>
          <table:table-cell office:value-type="float" office:value="694.336">
            <text:p>6.94E+02</text:p>
          </table:table-cell>
          <table:table-cell office:value-type="float" office:value="2.4326E-025">
            <text:p>2.43E-25</text:p>
          </table:table-cell>
        </table:table-row>
        <table:table-row table:style-name="ro1">
          <table:table-cell office:value-type="float" office:value="1796.07713365">
            <text:p>1796.07713365</text:p>
          </table:table-cell>
          <table:table-cell office:value-type="float" office:value="47.2702004467">
            <text:p>47.2702004467</text:p>
          </table:table-cell>
          <table:table-cell office:value-type="float" office:value="1">
            <text:p>1</text:p>
          </table:table-cell>
          <table:table-cell office:value-type="float" office:value="0.6625">
            <text:p>0.6625</text:p>
          </table:table-cell>
          <table:table-cell office:value-type="float" office:value="0.3375">
            <text:p>0.3375</text:p>
          </table:table-cell>
          <table:table-cell office:value-type="float" office:value="0.0190387630008">
            <text:p>0.0190387630008</text:p>
          </table:table-cell>
          <table:table-cell office:value-type="float" office:value="699.331">
            <text:p>6.99E+02</text:p>
          </table:table-cell>
          <table:table-cell office:value-type="float" office:value="4.51575E-025">
            <text:p>4.52E-25</text:p>
          </table:table-cell>
        </table:table-row>
        <table:table-row table:style-name="ro1">
          <table:table-cell office:value-type="float" office:value="1796.73925731">
            <text:p>1796.73925731</text:p>
          </table:table-cell>
          <table:table-cell office:value-type="float" office:value="47.4255024779">
            <text:p>47.4255024779</text:p>
          </table:table-cell>
          <table:table-cell office:value-type="float" office:value="1">
            <text:p>1</text:p>
          </table:table-cell>
          <table:table-cell office:value-type="float" office:value="0.66">
            <text:p>0.66</text:p>
          </table:table-cell>
          <table:table-cell office:value-type="float" office:value="0.34">
            <text:p>0.34</text:p>
          </table:table-cell>
          <table:table-cell office:value-type="float" office:value="0.0191621552285">
            <text:p>0.0191621552285</text:p>
          </table:table-cell>
          <table:table-cell office:value-type="float" office:value="704.326">
            <text:p>7.04E+02</text:p>
          </table:table-cell>
          <table:table-cell office:value-type="float" office:value="8.30957E-025">
            <text:p>8.31E-25</text:p>
          </table:table-cell>
        </table:table-row>
        <table:table-row table:style-name="ro1">
          <table:table-cell office:value-type="float" office:value="1797.49184518">
            <text:p>1797.49184518</text:p>
          </table:table-cell>
          <table:table-cell office:value-type="float" office:value="47.5712355937">
            <text:p>47.5712355937</text:p>
          </table:table-cell>
          <table:table-cell office:value-type="float" office:value="1">
            <text:p>1</text:p>
          </table:table-cell>
          <table:table-cell office:value-type="float" office:value="0.6575">
            <text:p>0.6575</text:p>
          </table:table-cell>
          <table:table-cell office:value-type="float" office:value="0.3425">
            <text:p>0.3425</text:p>
          </table:table-cell>
          <table:table-cell office:value-type="float" office:value="0.019367557554">
            <text:p>0.019367557554</text:p>
          </table:table-cell>
          <table:table-cell office:value-type="float" office:value="709.321">
            <text:p>7.09E+02</text:p>
          </table:table-cell>
          <table:table-cell office:value-type="float" office:value="1.51599E-024">
            <text:p>1.52E-24</text:p>
          </table:table-cell>
        </table:table-row>
        <table:table-row table:style-name="ro1">
          <table:table-cell office:value-type="float" office:value="1797.92520065">
            <text:p>1797.92520065</text:p>
          </table:table-cell>
          <table:table-cell office:value-type="float" office:value="47.5988446667">
            <text:p>47.5988446667</text:p>
          </table:table-cell>
          <table:table-cell office:value-type="float" office:value="1">
            <text:p>1</text:p>
          </table:table-cell>
          <table:table-cell office:value-type="float" office:value="0.655">
            <text:p>0.655</text:p>
          </table:table-cell>
          <table:table-cell office:value-type="float" office:value="0.345">
            <text:p>0.345</text:p>
          </table:table-cell>
          <table:table-cell office:value-type="float" office:value="0.0195590972618">
            <text:p>0.0195590972618</text:p>
          </table:table-cell>
          <table:table-cell office:value-type="float" office:value="714.316">
            <text:p>7.14E+02</text:p>
          </table:table-cell>
          <table:table-cell office:value-type="float" office:value="2.74261E-024">
            <text:p>2.74E-24</text:p>
          </table:table-cell>
        </table:table-row>
        <table:table-row table:style-name="ro1">
          <table:table-cell office:value-type="float" office:value="1798.00504576">
            <text:p>1798.00504576</text:p>
          </table:table-cell>
          <table:table-cell office:value-type="float" office:value="47.6031736372">
            <text:p>47.6031736372</text:p>
          </table:table-cell>
          <table:table-cell office:value-type="float" office:value="1">
            <text:p>1</text:p>
          </table:table-cell>
          <table:table-cell office:value-type="float" office:value="0.6525">
            <text:p>0.6525</text:p>
          </table:table-cell>
          <table:table-cell office:value-type="float" office:value="0.3475">
            <text:p>0.3475</text:p>
          </table:table-cell>
          <table:table-cell office:value-type="float" office:value="0.0195274353549">
            <text:p>0.0195274353549</text:p>
          </table:table-cell>
          <table:table-cell office:value-type="float" office:value="719.311">
            <text:p>7.19E+02</text:p>
          </table:table-cell>
          <table:table-cell office:value-type="float" office:value="4.92102E-024">
            <text:p>4.92E-24</text:p>
          </table:table-cell>
        </table:table-row>
        <table:table-row table:style-name="ro1">
          <table:table-cell office:value-type="float" office:value="1798.30216267">
            <text:p>1798.30216267</text:p>
          </table:table-cell>
          <table:table-cell office:value-type="float" office:value="47.7176914293">
            <text:p>47.7176914293</text:p>
          </table:table-cell>
          <table:table-cell office:value-type="float" office:value="1">
            <text:p>1</text:p>
          </table:table-cell>
          <table:table-cell office:value-type="float" office:value="0.65">
            <text:p>0.65</text:p>
          </table:table-cell>
          <table:table-cell office:value-type="float" office:value="0.35">
            <text:p>0.35</text:p>
          </table:table-cell>
          <table:table-cell office:value-type="float" office:value="0.019466923358">
            <text:p>0.019466923358</text:p>
          </table:table-cell>
          <table:table-cell office:value-type="float" office:value="724.306">
            <text:p>7.24E+02</text:p>
          </table:table-cell>
          <table:table-cell office:value-type="float" office:value="8.75879E-024">
            <text:p>8.76E-24</text:p>
          </table:table-cell>
        </table:table-row>
        <table:table-row table:style-name="ro1">
          <table:table-cell office:value-type="float" office:value="1798.78287458">
            <text:p>1798.78287458</text:p>
          </table:table-cell>
          <table:table-cell office:value-type="float" office:value="47.7954584022">
            <text:p>47.7954584022</text:p>
          </table:table-cell>
          <table:table-cell office:value-type="float" office:value="1">
            <text:p>1</text:p>
          </table:table-cell>
          <table:table-cell office:value-type="float" office:value="0.6475">
            <text:p>0.6475</text:p>
          </table:table-cell>
          <table:table-cell office:value-type="float" office:value="0.3525">
            <text:p>0.3525</text:p>
          </table:table-cell>
          <table:table-cell office:value-type="float" office:value="0.0195995855611">
            <text:p>0.0195995855611</text:p>
          </table:table-cell>
          <table:table-cell office:value-type="float" office:value="729.301">
            <text:p>7.29E+02</text:p>
          </table:table-cell>
          <table:table-cell office:value-type="float" office:value="1.54669E-023">
            <text:p>1.55E-23</text:p>
          </table:table-cell>
        </table:table-row>
        <table:table-row table:style-name="ro1">
          <table:table-cell office:value-type="float" office:value="1799.6063829">
            <text:p>1799.6063829</text:p>
          </table:table-cell>
          <table:table-cell office:value-type="float" office:value="48.0470947567">
            <text:p>48.0470947567</text:p>
          </table:table-cell>
          <table:table-cell office:value-type="float" office:value="1">
            <text:p>1</text:p>
          </table:table-cell>
          <table:table-cell office:value-type="float" office:value="0.645">
            <text:p>0.645</text:p>
          </table:table-cell>
          <table:table-cell office:value-type="float" office:value="0.355">
            <text:p>0.355</text:p>
          </table:table-cell>
          <table:table-cell office:value-type="float" office:value="0.0196661983898">
            <text:p>0.0196661983898</text:p>
          </table:table-cell>
          <table:table-cell office:value-type="float" office:value="734.296">
            <text:p>7.34E+02</text:p>
          </table:table-cell>
          <table:table-cell office:value-type="float" office:value="2.71021E-023">
            <text:p>2.71E-23</text:p>
          </table:table-cell>
        </table:table-row>
        <table:table-row table:style-name="ro1">
          <table:table-cell office:value-type="float" office:value="1800.95833796">
            <text:p>1800.95833796</text:p>
          </table:table-cell>
          <table:table-cell office:value-type="float" office:value="48.3362404272">
            <text:p>48.3362404272</text:p>
          </table:table-cell>
          <table:table-cell office:value-type="float" office:value="1">
            <text:p>1</text:p>
          </table:table-cell>
          <table:table-cell office:value-type="float" office:value="0.6425">
            <text:p>0.6425</text:p>
          </table:table-cell>
          <table:table-cell office:value-type="float" office:value="0.3575">
            <text:p>0.3575</text:p>
          </table:table-cell>
          <table:table-cell office:value-type="float" office:value="0.0200530879105">
            <text:p>0.0200530879105</text:p>
          </table:table-cell>
          <table:table-cell office:value-type="float" office:value="739.291">
            <text:p>7.39E+02</text:p>
          </table:table-cell>
          <table:table-cell office:value-type="float" office:value="4.71315E-023">
            <text:p>4.71E-23</text:p>
          </table:table-cell>
        </table:table-row>
        <table:table-row table:style-name="ro1">
          <table:table-cell office:value-type="float" office:value="1801.73205482">
            <text:p>1801.73205482</text:p>
          </table:table-cell>
          <table:table-cell office:value-type="float" office:value="48.3565815002">
            <text:p>48.3565815002</text:p>
          </table:table-cell>
          <table:table-cell office:value-type="float" office:value="1">
            <text:p>1</text:p>
          </table:table-cell>
          <table:table-cell office:value-type="float" office:value="0.64">
            <text:p>0.64</text:p>
          </table:table-cell>
          <table:table-cell office:value-type="float" office:value="0.36">
            <text:p>0.36</text:p>
          </table:table-cell>
          <table:table-cell office:value-type="float" office:value="0.0205202634159">
            <text:p>0.0205202634159</text:p>
          </table:table-cell>
          <table:table-cell office:value-type="float" office:value="744.286">
            <text:p>7.44E+02</text:p>
          </table:table-cell>
          <table:table-cell office:value-type="float" office:value="8.13567E-023">
            <text:p>8.14E-23</text:p>
          </table:table-cell>
        </table:table-row>
        <table:table-row table:style-name="ro1">
          <table:table-cell office:value-type="float" office:value="1802.08770417">
            <text:p>1802.08770417</text:p>
          </table:table-cell>
          <table:table-cell office:value-type="float" office:value="48.4785001686">
            <text:p>48.4785001686</text:p>
          </table:table-cell>
          <table:table-cell office:value-type="float" office:value="1">
            <text:p>1</text:p>
          </table:table-cell>
          <table:table-cell office:value-type="float" office:value="0.6375">
            <text:p>0.6375</text:p>
          </table:table-cell>
          <table:table-cell office:value-type="float" office:value="0.3625">
            <text:p>0.3625</text:p>
          </table:table-cell>
          <table:table-cell office:value-type="float" office:value="0.0204766875397">
            <text:p>0.0204766875397</text:p>
          </table:table-cell>
          <table:table-cell office:value-type="float" office:value="749.281">
            <text:p>7.49E+02</text:p>
          </table:table-cell>
          <table:table-cell office:value-type="float" office:value="1.39417E-022">
            <text:p>1.39E-22</text:p>
          </table:table-cell>
        </table:table-row>
        <table:table-row table:style-name="ro1">
          <table:table-cell office:value-type="float" office:value="1802.5713868">
            <text:p>1802.5713868</text:p>
          </table:table-cell>
          <table:table-cell office:value-type="float" office:value="48.5500545524">
            <text:p>48.5500545524</text:p>
          </table:table-cell>
          <table:table-cell office:value-type="float" office:value="1">
            <text:p>1</text:p>
          </table:table-cell>
          <table:table-cell office:value-type="float" office:value="0.635">
            <text:p>0.635</text:p>
          </table:table-cell>
          <table:table-cell office:value-type="float" office:value="0.365">
            <text:p>0.365</text:p>
          </table:table-cell>
          <table:table-cell office:value-type="float" office:value="0.0206284909513">
            <text:p>0.0206284909513</text:p>
          </table:table-cell>
          <table:table-cell office:value-type="float" office:value="754.276">
            <text:p>7.54E+02</text:p>
          </table:table-cell>
          <table:table-cell office:value-type="float" office:value="2.37213E-022">
            <text:p>2.37E-22</text:p>
          </table:table-cell>
        </table:table-row>
        <table:table-row table:style-name="ro1">
          <table:table-cell office:value-type="float" office:value="1803.18239395">
            <text:p>1803.18239395</text:p>
          </table:table-cell>
          <table:table-cell office:value-type="float" office:value="48.7229030291">
            <text:p>48.7229030291</text:p>
          </table:table-cell>
          <table:table-cell office:value-type="float" office:value="1">
            <text:p>1</text:p>
          </table:table-cell>
          <table:table-cell office:value-type="float" office:value="0.6325">
            <text:p>0.6325</text:p>
          </table:table-cell>
          <table:table-cell office:value-type="float" office:value="0.3675">
            <text:p>0.3675</text:p>
          </table:table-cell>
          <table:table-cell office:value-type="float" office:value="0.0206840733623">
            <text:p>0.0206840733623</text:p>
          </table:table-cell>
          <table:table-cell office:value-type="float" office:value="759.271">
            <text:p>7.59E+02</text:p>
          </table:table-cell>
          <table:table-cell office:value-type="float" office:value="4.00797E-022">
            <text:p>4.01E-22</text:p>
          </table:table-cell>
        </table:table-row>
        <table:table-row table:style-name="ro1">
          <table:table-cell office:value-type="float" office:value="1804.0672732">
            <text:p>1804.0672732</text:p>
          </table:table-cell>
          <table:table-cell office:value-type="float" office:value="48.9040062511">
            <text:p>48.9040062511</text:p>
          </table:table-cell>
          <table:table-cell office:value-type="float" office:value="1">
            <text:p>1</text:p>
          </table:table-cell>
          <table:table-cell office:value-type="float" office:value="0.63">
            <text:p>0.63</text:p>
          </table:table-cell>
          <table:table-cell office:value-type="float" office:value="0.37">
            <text:p>0.37</text:p>
          </table:table-cell>
          <table:table-cell office:value-type="float" office:value="0.0209343322647">
            <text:p>0.0209343322647</text:p>
          </table:table-cell>
          <table:table-cell office:value-type="float" office:value="764.266">
            <text:p>7.64E+02</text:p>
          </table:table-cell>
          <table:table-cell office:value-type="float" office:value="6.72563E-022">
            <text:p>6.73E-22</text:p>
          </table:table-cell>
        </table:table-row>
        <table:table-row table:style-name="ro1">
          <table:table-cell office:value-type="float" office:value="1804.92714866">
            <text:p>1804.92714866</text:p>
          </table:table-cell>
          <table:table-cell office:value-type="float" office:value="49.0668532147">
            <text:p>49.0668532147</text:p>
          </table:table-cell>
          <table:table-cell office:value-type="float" office:value="1">
            <text:p>1</text:p>
          </table:table-cell>
          <table:table-cell office:value-type="float" office:value="0.6275">
            <text:p>0.6275</text:p>
          </table:table-cell>
          <table:table-cell office:value-type="float" office:value="0.3725">
            <text:p>0.3725</text:p>
          </table:table-cell>
          <table:table-cell office:value-type="float" office:value="0.0212038812053">
            <text:p>0.0212038812053</text:p>
          </table:table-cell>
          <table:table-cell office:value-type="float" office:value="769.261">
            <text:p>7.69E+02</text:p>
          </table:table-cell>
          <table:table-cell office:value-type="float" office:value="1.12104E-021">
            <text:p>1.12E-21</text:p>
          </table:table-cell>
        </table:table-row>
        <table:table-row table:style-name="ro1">
          <table:table-cell office:value-type="float" office:value="1805.34707525">
            <text:p>1805.34707525</text:p>
          </table:table-cell>
          <table:table-cell office:value-type="float" office:value="49.0719768835">
            <text:p>49.0719768835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0.375">
            <text:p>0.375</text:p>
          </table:table-cell>
          <table:table-cell office:value-type="float" office:value="0.0214423075783">
            <text:p>0.0214423075783</text:p>
          </table:table-cell>
          <table:table-cell office:value-type="float" office:value="774.256">
            <text:p>7.74E+02</text:p>
          </table:table-cell>
          <table:table-cell office:value-type="float" office:value="1.8563E-021">
            <text:p>1.86E-21</text:p>
          </table:table-cell>
        </table:table-row>
        <table:table-row table:style-name="ro1">
          <table:table-cell office:value-type="float" office:value="1805.43423588">
            <text:p>1805.43423588</text:p>
          </table:table-cell>
          <table:table-cell office:value-type="float" office:value="49.1017174695">
            <text:p>49.1017174695</text:p>
          </table:table-cell>
          <table:table-cell office:value-type="float" office:value="1">
            <text:p>1</text:p>
          </table:table-cell>
          <table:table-cell office:value-type="float" office:value="0.6225">
            <text:p>0.6225</text:p>
          </table:table-cell>
          <table:table-cell office:value-type="float" office:value="0.3775">
            <text:p>0.3775</text:p>
          </table:table-cell>
          <table:table-cell office:value-type="float" office:value="0.0213639360008">
            <text:p>0.0213639360008</text:p>
          </table:table-cell>
          <table:table-cell office:value-type="float" office:value="779.251">
            <text:p>7.79E+02</text:p>
          </table:table-cell>
          <table:table-cell office:value-type="float" office:value="3.05398E-021">
            <text:p>3.05E-21</text:p>
          </table:table-cell>
        </table:table-row>
        <table:table-row table:style-name="ro1">
          <table:table-cell office:value-type="float" office:value="1806.01486856">
            <text:p>1806.01486856</text:p>
          </table:table-cell>
          <table:table-cell office:value-type="float" office:value="49.304229954">
            <text:p>49.304229954</text:p>
          </table:table-cell>
          <table:table-cell office:value-type="float" office:value="1">
            <text:p>1</text:p>
          </table:table-cell>
          <table:table-cell office:value-type="float" office:value="0.62">
            <text:p>0.62</text:p>
          </table:table-cell>
          <table:table-cell office:value-type="float" office:value="0.38">
            <text:p>0.38</text:p>
          </table:table-cell>
          <table:table-cell office:value-type="float" office:value="0.0213368765733">
            <text:p>0.0213368765733</text:p>
          </table:table-cell>
          <table:table-cell office:value-type="float" office:value="784.246">
            <text:p>7.84E+02</text:p>
          </table:table-cell>
          <table:table-cell office:value-type="float" office:value="4.99264E-021">
            <text:p>4.99E-21</text:p>
          </table:table-cell>
        </table:table-row>
        <table:table-row table:style-name="ro1">
          <table:table-cell office:value-type="float" office:value="1807.53071755">
            <text:p>1807.53071755</text:p>
          </table:table-cell>
          <table:table-cell office:value-type="float" office:value="49.7080570645">
            <text:p>49.7080570645</text:p>
          </table:table-cell>
          <table:table-cell office:value-type="float" office:value="1">
            <text:p>1</text:p>
          </table:table-cell>
          <table:table-cell office:value-type="float" office:value="0.6175">
            <text:p>0.6175</text:p>
          </table:table-cell>
          <table:table-cell office:value-type="float" office:value="0.3825">
            <text:p>0.3825</text:p>
          </table:table-cell>
          <table:table-cell office:value-type="float" office:value="0.0216518185184">
            <text:p>0.0216518185184</text:p>
          </table:table-cell>
          <table:table-cell office:value-type="float" office:value="789.241">
            <text:p>7.89E+02</text:p>
          </table:table-cell>
          <table:table-cell office:value-type="float" office:value="8.11134E-021">
            <text:p>8.11E-21</text:p>
          </table:table-cell>
        </table:table-row>
        <table:table-row table:style-name="ro1">
          <table:table-cell office:value-type="float" office:value="1808.74395096">
            <text:p>1808.74395096</text:p>
          </table:table-cell>
          <table:table-cell office:value-type="float" office:value="49.7895233203">
            <text:p>49.7895233203</text:p>
          </table:table-cell>
          <table:table-cell office:value-type="float" office:value="1">
            <text:p>1</text:p>
          </table:table-cell>
          <table:table-cell office:value-type="float" office:value="0.615">
            <text:p>0.615</text:p>
          </table:table-cell>
          <table:table-cell office:value-type="float" office:value="0.385">
            <text:p>0.385</text:p>
          </table:table-cell>
          <table:table-cell office:value-type="float" office:value="0.0223807107295">
            <text:p>0.0223807107295</text:p>
          </table:table-cell>
          <table:table-cell office:value-type="float" office:value="794.236">
            <text:p>7.94E+02</text:p>
          </table:table-cell>
          <table:table-cell office:value-type="float" office:value="1.3098E-020">
            <text:p>1.31E-20</text:p>
          </table:table-cell>
        </table:table-row>
        <table:table-row table:style-name="ro1">
          <table:table-cell office:value-type="float" office:value="1809.04910567">
            <text:p>1809.04910567</text:p>
          </table:table-cell>
          <table:table-cell office:value-type="float" office:value="49.8301189485">
            <text:p>49.8301189485</text:p>
          </table:table-cell>
          <table:table-cell office:value-type="float" office:value="1">
            <text:p>1</text:p>
          </table:table-cell>
          <table:table-cell office:value-type="float" office:value="0.6125">
            <text:p>0.6125</text:p>
          </table:table-cell>
          <table:table-cell office:value-type="float" office:value="0.3875">
            <text:p>0.3875</text:p>
          </table:table-cell>
          <table:table-cell office:value-type="float" office:value="0.0224583948195">
            <text:p>0.0224583948195</text:p>
          </table:table-cell>
          <table:table-cell office:value-type="float" office:value="799.231">
            <text:p>7.99E+02</text:p>
          </table:table-cell>
          <table:table-cell office:value-type="float" office:value="2.10239E-020">
            <text:p>2.10E-20</text:p>
          </table:table-cell>
        </table:table-row>
        <table:table-row table:style-name="ro1">
          <table:table-cell office:value-type="float" office:value="1809.20454873">
            <text:p>1809.20454873</text:p>
          </table:table-cell>
          <table:table-cell office:value-type="float" office:value="49.851700544">
            <text:p>49.851700544</text:p>
          </table:table-cell>
          <table:table-cell office:value-type="float" office:value="1">
            <text:p>1</text:p>
          </table:table-cell>
          <table:table-cell office:value-type="float" office:value="0.61">
            <text:p>0.61</text:p>
          </table:table-cell>
          <table:table-cell office:value-type="float" office:value="0.39">
            <text:p>0.39</text:p>
          </table:table-cell>
          <table:table-cell office:value-type="float" office:value="0.0224481341966">
            <text:p>0.0224481341966</text:p>
          </table:table-cell>
          <table:table-cell office:value-type="float" office:value="804.226">
            <text:p>8.04E+02</text:p>
          </table:table-cell>
          <table:table-cell office:value-type="float" office:value="3.35483E-020">
            <text:p>3.35E-20</text:p>
          </table:table-cell>
        </table:table-row>
        <table:table-row table:style-name="ro1">
          <table:table-cell office:value-type="float" office:value="1809.3604413">
            <text:p>1809.3604413</text:p>
          </table:table-cell>
          <table:table-cell office:value-type="float" office:value="49.8924759746">
            <text:p>49.8924759746</text:p>
          </table:table-cell>
          <table:table-cell office:value-type="float" office:value="1">
            <text:p>1</text:p>
          </table:table-cell>
          <table:table-cell office:value-type="float" office:value="0.6075">
            <text:p>0.6075</text:p>
          </table:table-cell>
          <table:table-cell office:value-type="float" office:value="0.3925">
            <text:p>0.3925</text:p>
          </table:table-cell>
          <table:table-cell office:value-type="float" office:value="0.0224042686802">
            <text:p>0.0224042686802</text:p>
          </table:table-cell>
          <table:table-cell office:value-type="float" office:value="809.221">
            <text:p>8.09E+02</text:p>
          </table:table-cell>
          <table:table-cell office:value-type="float" office:value="5.32257E-020">
            <text:p>5.32E-20</text:p>
          </table:table-cell>
        </table:table-row>
        <table:table-row table:style-name="ro1">
          <table:table-cell office:value-type="float" office:value="1809.72873704">
            <text:p>1809.72873704</text:p>
          </table:table-cell>
          <table:table-cell office:value-type="float" office:value="49.99901884">
            <text:p>49.99901884</text:p>
          </table:table-cell>
          <table:table-cell office:value-type="float" office:value="1">
            <text:p>1</text:p>
          </table:table-cell>
          <table:table-cell office:value-type="float" office:value="0.605">
            <text:p>0.605</text:p>
          </table:table-cell>
          <table:table-cell office:value-type="float" office:value="0.395">
            <text:p>0.395</text:p>
          </table:table-cell>
          <table:table-cell office:value-type="float" office:value="0.0223941841799">
            <text:p>0.0223941841799</text:p>
          </table:table-cell>
          <table:table-cell office:value-type="float" office:value="814.216">
            <text:p>8.14E+02</text:p>
          </table:table-cell>
          <table:table-cell office:value-type="float" office:value="8.3968E-020">
            <text:p>8.40E-20</text:p>
          </table:table-cell>
        </table:table-row>
        <table:table-row table:style-name="ro1">
          <table:table-cell office:value-type="float" office:value="1810.20892062">
            <text:p>1810.20892062</text:p>
          </table:table-cell>
          <table:table-cell office:value-type="float" office:value="50.0845494086">
            <text:p>50.0845494086</text:p>
          </table:table-cell>
          <table:table-cell office:value-type="float" office:value="1">
            <text:p>1</text:p>
          </table:table-cell>
          <table:table-cell office:value-type="float" office:value="0.6025">
            <text:p>0.6025</text:p>
          </table:table-cell>
          <table:table-cell office:value-type="float" office:value="0.3975">
            <text:p>0.3975</text:p>
          </table:table-cell>
          <table:table-cell office:value-type="float" office:value="0.0225223081828">
            <text:p>0.0225223081828</text:p>
          </table:table-cell>
          <table:table-cell office:value-type="float" office:value="819.211">
            <text:p>8.19E+02</text:p>
          </table:table-cell>
          <table:table-cell office:value-type="float" office:value="1.31732E-019">
            <text:p>1.32E-19</text:p>
          </table:table-cell>
        </table:table-row>
        <table:table-row table:style-name="ro1">
          <table:table-cell office:value-type="float" office:value="1810.80080902">
            <text:p>1810.80080902</text:p>
          </table:table-cell>
          <table:table-cell office:value-type="float" office:value="50.2357741996">
            <text:p>50.2357741996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0226054391335">
            <text:p>0.0226054391335</text:p>
          </table:table-cell>
          <table:table-cell office:value-type="float" office:value="824.206">
            <text:p>8.24E+02</text:p>
          </table:table-cell>
          <table:table-cell office:value-type="float" office:value="2.05541E-019">
            <text:p>2.06E-19</text:p>
          </table:table-cell>
        </table:table-row>
        <table:table-row table:style-name="ro1">
          <table:table-cell office:value-type="float" office:value="1811.23524809">
            <text:p>1811.23524809</text:p>
          </table:table-cell>
          <table:table-cell office:value-type="float" office:value="50.258325038">
            <text:p>50.258325038</text:p>
          </table:table-cell>
          <table:table-cell office:value-type="float" office:value="1">
            <text:p>1</text:p>
          </table:table-cell>
          <table:table-cell office:value-type="float" office:value="0.5975">
            <text:p>0.5975</text:p>
          </table:table-cell>
          <table:table-cell office:value-type="float" office:value="0.4025">
            <text:p>0.4025</text:p>
          </table:table-cell>
          <table:table-cell office:value-type="float" office:value="0.02282643501">
            <text:p>0.02282643501</text:p>
          </table:table-cell>
          <table:table-cell office:value-type="float" office:value="829.201">
            <text:p>8.29E+02</text:p>
          </table:table-cell>
          <table:table-cell office:value-type="float" office:value="3.1899E-019">
            <text:p>3.19E-19</text:p>
          </table:table-cell>
        </table:table-row>
        <table:table-row table:style-name="ro1">
          <table:table-cell office:value-type="float" office:value="1811.67425274">
            <text:p>1811.67425274</text:p>
          </table:table-cell>
          <table:table-cell office:value-type="float" office:value="50.4113760573">
            <text:p>50.4113760573</text:p>
          </table:table-cell>
          <table:table-cell office:value-type="float" office:value="1">
            <text:p>1</text:p>
          </table:table-cell>
          <table:table-cell office:value-type="float" office:value="0.595">
            <text:p>0.595</text:p>
          </table:table-cell>
          <table:table-cell office:value-type="float" office:value="0.405">
            <text:p>0.405</text:p>
          </table:table-cell>
          <table:table-cell office:value-type="float" office:value="0.0227778655349">
            <text:p>0.0227778655349</text:p>
          </table:table-cell>
          <table:table-cell office:value-type="float" office:value="834.196">
            <text:p>8.34E+02</text:p>
          </table:table-cell>
          <table:table-cell office:value-type="float" office:value="4.9246E-019">
            <text:p>4.92E-19</text:p>
          </table:table-cell>
        </table:table-row>
        <table:table-row table:style-name="ro1">
          <table:table-cell office:value-type="float" office:value="1812.53151476">
            <text:p>1812.53151476</text:p>
          </table:table-cell>
          <table:table-cell office:value-type="float" office:value="50.6012298456">
            <text:p>50.6012298456</text:p>
          </table:table-cell>
          <table:table-cell office:value-type="float" office:value="1">
            <text:p>1</text:p>
          </table:table-cell>
          <table:table-cell office:value-type="float" office:value="0.5925">
            <text:p>0.5925</text:p>
          </table:table-cell>
          <table:table-cell office:value-type="float" office:value="0.4075">
            <text:p>0.4075</text:p>
          </table:table-cell>
          <table:table-cell office:value-type="float" office:value="0.0230030596608">
            <text:p>0.0230030596608</text:p>
          </table:table-cell>
          <table:table-cell office:value-type="float" office:value="839.191">
            <text:p>8.39E+02</text:p>
          </table:table-cell>
          <table:table-cell office:value-type="float" office:value="7.56343E-019">
            <text:p>7.56E-19</text:p>
          </table:table-cell>
        </table:table-row>
        <table:table-row table:style-name="ro1">
          <table:table-cell office:value-type="float" office:value="1813.16633573">
            <text:p>1813.16633573</text:p>
          </table:table-cell>
          <table:table-cell office:value-type="float" office:value="50.6653044453">
            <text:p>50.6653044453</text:p>
          </table:table-cell>
          <table:table-cell office:value-type="float" office:value="1">
            <text:p>1</text:p>
          </table:table-cell>
          <table:table-cell office:value-type="float" office:value="0.59">
            <text:p>0.59</text:p>
          </table:table-cell>
          <table:table-cell office:value-type="float" office:value="0.41">
            <text:p>0.41</text:p>
          </table:table-cell>
          <table:table-cell office:value-type="float" office:value="0.0233080500675">
            <text:p>0.0233080500675</text:p>
          </table:table-cell>
          <table:table-cell office:value-type="float" office:value="844.186">
            <text:p>8.44E+02</text:p>
          </table:table-cell>
          <table:table-cell office:value-type="float" office:value="1.15574E-018">
            <text:p>1.16E-18</text:p>
          </table:table-cell>
        </table:table-row>
        <table:table-row table:style-name="ro1">
          <table:table-cell office:value-type="float" office:value="1813.4937822">
            <text:p>1813.4937822</text:p>
          </table:table-cell>
          <table:table-cell office:value-type="float" office:value="50.7322084347">
            <text:p>50.7322084347</text:p>
          </table:table-cell>
          <table:table-cell office:value-type="float" office:value="1">
            <text:p>1</text:p>
          </table:table-cell>
          <table:table-cell office:value-type="float" office:value="0.5875">
            <text:p>0.5875</text:p>
          </table:table-cell>
          <table:table-cell office:value-type="float" office:value="0.4125">
            <text:p>0.4125</text:p>
          </table:table-cell>
          <table:table-cell office:value-type="float" office:value="0.0233452393898">
            <text:p>0.0233452393898</text:p>
          </table:table-cell>
          <table:table-cell office:value-type="float" office:value="849.181">
            <text:p>8.49E+02</text:p>
          </table:table-cell>
          <table:table-cell office:value-type="float" office:value="1.75727E-018">
            <text:p>1.76E-18</text:p>
          </table:table-cell>
        </table:table-row>
        <table:table-row table:style-name="ro1">
          <table:table-cell office:value-type="float" office:value="1814.07730369">
            <text:p>1814.07730369</text:p>
          </table:table-cell>
          <table:table-cell office:value-type="float" office:value="50.8987130414">
            <text:p>50.8987130414</text:p>
          </table:table-cell>
          <table:table-cell office:value-type="float" office:value="1">
            <text:p>1</text:p>
          </table:table-cell>
          <table:table-cell office:value-type="float" office:value="0.585">
            <text:p>0.585</text:p>
          </table:table-cell>
          <table:table-cell office:value-type="float" office:value="0.415">
            <text:p>0.415</text:p>
          </table:table-cell>
          <table:table-cell office:value-type="float" office:value="0.0233897476509">
            <text:p>0.0233897476509</text:p>
          </table:table-cell>
          <table:table-cell office:value-type="float" office:value="854.176">
            <text:p>8.54E+02</text:p>
          </table:table-cell>
          <table:table-cell office:value-type="float" office:value="2.65881E-018">
            <text:p>2.66E-18</text:p>
          </table:table-cell>
        </table:table-row>
        <table:table-row table:style-name="ro1">
          <table:table-cell office:value-type="float" office:value="1814.57648485">
            <text:p>1814.57648485</text:p>
          </table:table-cell>
          <table:table-cell office:value-type="float" office:value="50.9318808975">
            <text:p>50.9318808975</text:p>
          </table:table-cell>
          <table:table-cell office:value-type="float" office:value="1">
            <text:p>1</text:p>
          </table:table-cell>
          <table:table-cell office:value-type="float" office:value="0.5825">
            <text:p>0.5825</text:p>
          </table:table-cell>
          <table:table-cell office:value-type="float" office:value="0.4175">
            <text:p>0.4175</text:p>
          </table:table-cell>
          <table:table-cell office:value-type="float" office:value="0.0236464411678">
            <text:p>0.0236464411678</text:p>
          </table:table-cell>
          <table:table-cell office:value-type="float" office:value="859.171">
            <text:p>8.59E+02</text:p>
          </table:table-cell>
          <table:table-cell office:value-type="float" office:value="4.00354E-018">
            <text:p>4.00E-18</text:p>
          </table:table-cell>
        </table:table-row>
        <table:table-row table:style-name="ro1">
          <table:table-cell office:value-type="float" office:value="1814.98358859">
            <text:p>1814.98358859</text:p>
          </table:table-cell>
          <table:table-cell office:value-type="float" office:value="51.0615545396">
            <text:p>51.0615545396</text:p>
          </table:table-cell>
          <table:table-cell office:value-type="float" office:value="1">
            <text:p>1</text:p>
          </table:table-cell>
          <table:table-cell office:value-type="float" office:value="0.58">
            <text:p>0.58</text:p>
          </table:table-cell>
          <table:table-cell office:value-type="float" office:value="0.42">
            <text:p>0.42</text:p>
          </table:table-cell>
          <table:table-cell office:value-type="float" office:value="0.0236176874739">
            <text:p>0.0236176874739</text:p>
          </table:table-cell>
          <table:table-cell office:value-type="float" office:value="864.166">
            <text:p>8.64E+02</text:p>
          </table:table-cell>
          <table:table-cell office:value-type="float" office:value="5.99994E-018">
            <text:p>6.00E-18</text:p>
          </table:table-cell>
        </table:table-row>
        <table:table-row table:style-name="ro1">
          <table:table-cell office:value-type="float" office:value="1815.37798391">
            <text:p>1815.37798391</text:p>
          </table:table-cell>
          <table:table-cell office:value-type="float" office:value="51.0896390249">
            <text:p>51.0896390249</text:p>
          </table:table-cell>
          <table:table-cell office:value-type="float" office:value="1">
            <text:p>1</text:p>
          </table:table-cell>
          <table:table-cell office:value-type="float" office:value="0.5775">
            <text:p>0.5775</text:p>
          </table:table-cell>
          <table:table-cell office:value-type="float" office:value="0.4225">
            <text:p>0.4225</text:p>
          </table:table-cell>
          <table:table-cell office:value-type="float" office:value="0.0237945847411">
            <text:p>0.0237945847411</text:p>
          </table:table-cell>
          <table:table-cell office:value-type="float" office:value="869.161">
            <text:p>8.69E+02</text:p>
          </table:table-cell>
          <table:table-cell office:value-type="float" office:value="8.95013E-018">
            <text:p>8.95E-18</text:p>
          </table:table-cell>
        </table:table-row>
        <table:table-row table:style-name="ro1">
          <table:table-cell office:value-type="float" office:value="1815.55160585">
            <text:p>1815.55160585</text:p>
          </table:table-cell>
          <table:table-cell office:value-type="float" office:value="51.1310033163">
            <text:p>51.1310033163</text:p>
          </table:table-cell>
          <table:table-cell office:value-type="float" office:value="1">
            <text:p>1</text:p>
          </table:table-cell>
          <table:table-cell office:value-type="float" office:value="0.575">
            <text:p>0.575</text:p>
          </table:table-cell>
          <table:table-cell office:value-type="float" office:value="0.425">
            <text:p>0.425</text:p>
          </table:table-cell>
          <table:table-cell office:value-type="float" office:value="0.0237545401856">
            <text:p>0.0237545401856</text:p>
          </table:table-cell>
          <table:table-cell office:value-type="float" office:value="874.156">
            <text:p>8.74E+02</text:p>
          </table:table-cell>
          <table:table-cell office:value-type="float" office:value="1.32901E-017">
            <text:p>1.33E-17</text:p>
          </table:table-cell>
        </table:table-row>
        <table:table-row table:style-name="ro1">
          <table:table-cell office:value-type="float" office:value="1815.80179669">
            <text:p>1815.80179669</text:p>
          </table:table-cell>
          <table:table-cell office:value-type="float" office:value="51.1897153603">
            <text:p>51.1897153603</text:p>
          </table:table-cell>
          <table:table-cell office:value-type="float" office:value="1">
            <text:p>1</text:p>
          </table:table-cell>
          <table:table-cell office:value-type="float" office:value="0.5725">
            <text:p>0.5725</text:p>
          </table:table-cell>
          <table:table-cell office:value-type="float" office:value="0.4275">
            <text:p>0.4275</text:p>
          </table:table-cell>
          <table:table-cell office:value-type="float" office:value="0.0237411319217">
            <text:p>0.0237411319217</text:p>
          </table:table-cell>
          <table:table-cell office:value-type="float" office:value="879.151">
            <text:p>8.79E+02</text:p>
          </table:table-cell>
          <table:table-cell office:value-type="float" office:value="1.9646E-017">
            <text:p>1.96E-17</text:p>
          </table:table-cell>
        </table:table-row>
        <table:table-row table:style-name="ro1">
          <table:table-cell office:value-type="float" office:value="1816.15795214">
            <text:p>1816.15795214</text:p>
          </table:table-cell>
          <table:table-cell office:value-type="float" office:value="51.273465497">
            <text:p>51.273465497</text:p>
          </table:table-cell>
          <table:table-cell office:value-type="float" office:value="1">
            <text:p>1</text:p>
          </table:table-cell>
          <table:table-cell office:value-type="float" office:value="0.57">
            <text:p>0.57</text:p>
          </table:table-cell>
          <table:table-cell office:value-type="float" office:value="0.43">
            <text:p>0.43</text:p>
          </table:table-cell>
          <table:table-cell office:value-type="float" office:value="0.0237645003191">
            <text:p>0.0237645003191</text:p>
          </table:table-cell>
          <table:table-cell office:value-type="float" office:value="884.146">
            <text:p>8.84E+02</text:p>
          </table:table-cell>
          <table:table-cell office:value-type="float" office:value="2.89137E-017">
            <text:p>2.89E-17</text:p>
          </table:table-cell>
        </table:table-row>
        <table:table-row table:style-name="ro1">
          <table:table-cell office:value-type="float" office:value="1816.3806268">
            <text:p>1816.3806268</text:p>
          </table:table-cell>
          <table:table-cell office:value-type="float" office:value="51.2787852246">
            <text:p>51.2787852246</text:p>
          </table:table-cell>
          <table:table-cell office:value-type="float" office:value="1">
            <text:p>1</text:p>
          </table:table-cell>
          <table:table-cell office:value-type="float" office:value="0.5675">
            <text:p>0.5675</text:p>
          </table:table-cell>
          <table:table-cell office:value-type="float" office:value="0.4325">
            <text:p>0.4325</text:p>
          </table:table-cell>
          <table:table-cell office:value-type="float" office:value="0.0238359077195">
            <text:p>0.0238359077195</text:p>
          </table:table-cell>
          <table:table-cell office:value-type="float" office:value="889.141">
            <text:p>8.89E+02</text:p>
          </table:table-cell>
          <table:table-cell office:value-type="float" office:value="4.23688E-017">
            <text:p>4.24E-17</text:p>
          </table:table-cell>
        </table:table-row>
        <table:table-row table:style-name="ro1">
          <table:table-cell office:value-type="float" office:value="1816.49166543">
            <text:p>1816.49166543</text:p>
          </table:table-cell>
          <table:table-cell office:value-type="float" office:value="51.3178809487">
            <text:p>51.3178809487</text:p>
          </table:table-cell>
          <table:table-cell office:value-type="float" office:value="1">
            <text:p>1</text:p>
          </table:table-cell>
          <table:table-cell office:value-type="float" office:value="0.565">
            <text:p>0.565</text:p>
          </table:table-cell>
          <table:table-cell office:value-type="float" office:value="0.435">
            <text:p>0.435</text:p>
          </table:table-cell>
          <table:table-cell office:value-type="float" office:value="0.0237493315865">
            <text:p>0.0237493315865</text:p>
          </table:table-cell>
          <table:table-cell office:value-type="float" office:value="894.136">
            <text:p>8.94E+02</text:p>
          </table:table-cell>
          <table:table-cell office:value-type="float" office:value="6.1821E-017">
            <text:p>6.18E-17</text:p>
          </table:table-cell>
        </table:table-row>
        <table:table-row table:style-name="ro1">
          <table:table-cell office:value-type="float" office:value="1816.98105016">
            <text:p>1816.98105016</text:p>
          </table:table-cell>
          <table:table-cell office:value-type="float" office:value="51.4745391165">
            <text:p>51.4745391165</text:p>
          </table:table-cell>
          <table:table-cell office:value-type="float" office:value="1">
            <text:p>1</text:p>
          </table:table-cell>
          <table:table-cell office:value-type="float" office:value="0.5625">
            <text:p>0.5625</text:p>
          </table:table-cell>
          <table:table-cell office:value-type="float" office:value="0.4375">
            <text:p>0.4375</text:p>
          </table:table-cell>
          <table:table-cell office:value-type="float" office:value="0.0237290289077">
            <text:p>0.0237290289077</text:p>
          </table:table-cell>
          <table:table-cell office:value-type="float" office:value="899.131">
            <text:p>8.99E+02</text:p>
          </table:table-cell>
          <table:table-cell office:value-type="float" office:value="8.98259E-017">
            <text:p>8.98E-17</text:p>
          </table:table-cell>
        </table:table-row>
        <table:table-row table:style-name="ro1">
          <table:table-cell office:value-type="float" office:value="1817.81187149">
            <text:p>1817.81187149</text:p>
          </table:table-cell>
          <table:table-cell office:value-type="float" office:value="51.6502094792">
            <text:p>51.6502094792</text:p>
          </table:table-cell>
          <table:table-cell office:value-type="float" office:value="1">
            <text:p>1</text:p>
          </table:table-cell>
          <table:table-cell office:value-type="float" office:value="0.56">
            <text:p>0.56</text:p>
          </table:table-cell>
          <table:table-cell office:value-type="float" office:value="0.44">
            <text:p>0.44</text:p>
          </table:table-cell>
          <table:table-cell office:value-type="float" office:value="0.0239630331612">
            <text:p>0.0239630331612</text:p>
          </table:table-cell>
          <table:table-cell office:value-type="float" office:value="904.126">
            <text:p>9.04E+02</text:p>
          </table:table-cell>
          <table:table-cell office:value-type="float" office:value="1.2998E-016">
            <text:p>1.30E-16</text:p>
          </table:table-cell>
        </table:table-row>
        <table:table-row table:style-name="ro1">
          <table:table-cell office:value-type="float" office:value="1818.38996143">
            <text:p>1818.38996143</text:p>
          </table:table-cell>
          <table:table-cell office:value-type="float" office:value="51.7057750938">
            <text:p>51.7057750938</text:p>
          </table:table-cell>
          <table:table-cell office:value-type="float" office:value="1">
            <text:p>1</text:p>
          </table:table-cell>
          <table:table-cell office:value-type="float" office:value="0.5575">
            <text:p>0.5575</text:p>
          </table:table-cell>
          <table:table-cell office:value-type="float" office:value="0.4425">
            <text:p>0.4425</text:p>
          </table:table-cell>
          <table:table-cell office:value-type="float" office:value="0.0242424367334">
            <text:p>0.0242424367334</text:p>
          </table:table-cell>
          <table:table-cell office:value-type="float" office:value="909.121">
            <text:p>9.09E+02</text:p>
          </table:table-cell>
          <table:table-cell office:value-type="float" office:value="1.8732E-016">
            <text:p>1.87E-16</text:p>
          </table:table-cell>
        </table:table-row>
        <table:table-row table:style-name="ro1">
          <table:table-cell office:value-type="float" office:value="1818.53780023">
            <text:p>1818.53780023</text:p>
          </table:table-cell>
          <table:table-cell office:value-type="float" office:value="51.7093449981">
            <text:p>51.7093449981</text:p>
          </table:table-cell>
          <table:table-cell office:value-type="float" office:value="1">
            <text:p>1</text:p>
          </table:table-cell>
          <table:table-cell office:value-type="float" office:value="0.555">
            <text:p>0.555</text:p>
          </table:table-cell>
          <table:table-cell office:value-type="float" office:value="0.445">
            <text:p>0.445</text:p>
          </table:table-cell>
          <table:table-cell office:value-type="float" office:value="0.0242351972627">
            <text:p>0.0242351972627</text:p>
          </table:table-cell>
          <table:table-cell office:value-type="float" office:value="914.116">
            <text:p>9.14E+02</text:p>
          </table:table-cell>
          <table:table-cell office:value-type="float" office:value="2.68881E-016">
            <text:p>2.69E-16</text:p>
          </table:table-cell>
        </table:table-row>
        <table:table-row table:style-name="ro1">
          <table:table-cell office:value-type="float" office:value="1818.64648246">
            <text:p>1818.64648246</text:p>
          </table:table-cell>
          <table:table-cell office:value-type="float" office:value="51.7492479842">
            <text:p>51.7492479842</text:p>
          </table:table-cell>
          <table:table-cell office:value-type="float" office:value="1">
            <text:p>1</text:p>
          </table:table-cell>
          <table:table-cell office:value-type="float" office:value="0.5525">
            <text:p>0.5525</text:p>
          </table:table-cell>
          <table:table-cell office:value-type="float" office:value="0.4475">
            <text:p>0.4475</text:p>
          </table:table-cell>
          <table:table-cell office:value-type="float" office:value="0.0241560293667">
            <text:p>0.0241560293667</text:p>
          </table:table-cell>
          <table:table-cell office:value-type="float" office:value="919.111">
            <text:p>9.19E+02</text:p>
          </table:table-cell>
          <table:table-cell office:value-type="float" office:value="3.8444E-016">
            <text:p>3.84E-16</text:p>
          </table:table-cell>
        </table:table-row>
        <table:table-row table:style-name="ro1">
          <table:table-cell office:value-type="float" office:value="1818.76270672">
            <text:p>1818.76270672</text:p>
          </table:table-cell>
          <table:table-cell office:value-type="float" office:value="51.7558347031">
            <text:p>51.7558347031</text:p>
          </table:table-cell>
          <table:table-cell office:value-type="float" office:value="1">
            <text:p>1</text:p>
          </table:table-cell>
          <table:table-cell office:value-type="float" office:value="0.55">
            <text:p>0.55</text:p>
          </table:table-cell>
          <table:table-cell office:value-type="float" office:value="0.45">
            <text:p>0.45</text:p>
          </table:table-cell>
          <table:table-cell office:value-type="float" office:value="0.0241273827849">
            <text:p>0.0241273827849</text:p>
          </table:table-cell>
          <table:table-cell office:value-type="float" office:value="924.106">
            <text:p>9.24E+02</text:p>
          </table:table-cell>
          <table:table-cell office:value-type="float" office:value="5.47545E-016">
            <text:p>5.48E-16</text:p>
          </table:table-cell>
        </table:table-row>
        <table:table-row table:style-name="ro1">
          <table:table-cell office:value-type="float" office:value="1819.06724134">
            <text:p>1819.06724134</text:p>
          </table:table-cell>
          <table:table-cell office:value-type="float" office:value="51.871061832">
            <text:p>51.871061832</text:p>
          </table:table-cell>
          <table:table-cell office:value-type="float" office:value="1">
            <text:p>1</text:p>
          </table:table-cell>
          <table:table-cell office:value-type="float" office:value="0.5475">
            <text:p>0.5475</text:p>
          </table:table-cell>
          <table:table-cell office:value-type="float" office:value="0.4525">
            <text:p>0.4525</text:p>
          </table:table-cell>
          <table:table-cell office:value-type="float" office:value="0.0240381905813">
            <text:p>0.0240381905813</text:p>
          </table:table-cell>
          <table:table-cell office:value-type="float" office:value="929.101">
            <text:p>9.29E+02</text:p>
          </table:table-cell>
          <table:table-cell office:value-type="float" office:value="7.76888E-016">
            <text:p>7.77E-16</text:p>
          </table:table-cell>
        </table:table-row>
        <table:table-row table:style-name="ro1">
          <table:table-cell office:value-type="float" office:value="1819.737447">
            <text:p>1819.737447</text:p>
          </table:table-cell>
          <table:table-cell office:value-type="float" office:value="52.0239169673">
            <text:p>52.0239169673</text:p>
          </table:table-cell>
          <table:table-cell office:value-type="float" office:value="1">
            <text:p>1</text:p>
          </table:table-cell>
          <table:table-cell office:value-type="float" office:value="0.545">
            <text:p>0.545</text:p>
          </table:table-cell>
          <table:table-cell office:value-type="float" office:value="0.455">
            <text:p>0.455</text:p>
          </table:table-cell>
          <table:table-cell office:value-type="float" office:value="0.0241806496546">
            <text:p>0.0241806496546</text:p>
          </table:table-cell>
          <table:table-cell office:value-type="float" office:value="934.096">
            <text:p>9.34E+02</text:p>
          </table:table-cell>
          <table:table-cell office:value-type="float" office:value="1.09818E-015">
            <text:p>1.10E-15</text:p>
          </table:table-cell>
        </table:table-row>
        <table:table-row table:style-name="ro1">
          <table:table-cell office:value-type="float" office:value="1820.38064249">
            <text:p>1820.38064249</text:p>
          </table:table-cell>
          <table:table-cell office:value-type="float" office:value="52.1283400271">
            <text:p>52.1283400271</text:p>
          </table:table-cell>
          <table:table-cell office:value-type="float" office:value="1">
            <text:p>1</text:p>
          </table:table-cell>
          <table:table-cell office:value-type="float" office:value="0.5425">
            <text:p>0.5425</text:p>
          </table:table-cell>
          <table:table-cell office:value-type="float" office:value="0.4575">
            <text:p>0.4575</text:p>
          </table:table-cell>
          <table:table-cell office:value-type="float" office:value="0.0244064792699">
            <text:p>0.0244064792699</text:p>
          </table:table-cell>
          <table:table-cell office:value-type="float" office:value="939.091">
            <text:p>9.39E+02</text:p>
          </table:table-cell>
          <table:table-cell office:value-type="float" office:value="1.54663E-015">
            <text:p>1.55E-15</text:p>
          </table:table-cell>
        </table:table-row>
        <table:table-row table:style-name="ro1">
          <table:table-cell office:value-type="float" office:value="1820.683004">
            <text:p>1820.683004</text:p>
          </table:table-cell>
          <table:table-cell office:value-type="float" office:value="52.1448615713">
            <text:p>52.1448615713</text:p>
          </table:table-cell>
          <table:table-cell office:value-type="float" office:value="1">
            <text:p>1</text:p>
          </table:table-cell>
          <table:table-cell office:value-type="float" office:value="0.54">
            <text:p>0.54</text:p>
          </table:table-cell>
          <table:table-cell office:value-type="float" office:value="0.46">
            <text:p>0.46</text:p>
          </table:table-cell>
          <table:table-cell office:value-type="float" office:value="0.0245253795603">
            <text:p>0.0245253795603</text:p>
          </table:table-cell>
          <table:table-cell office:value-type="float" office:value="944.086">
            <text:p>9.44E+02</text:p>
          </table:table-cell>
          <table:table-cell office:value-type="float" office:value="2.17035E-015">
            <text:p>2.17E-15</text:p>
          </table:table-cell>
        </table:table-row>
        <table:table-row table:style-name="ro1">
          <table:table-cell office:value-type="float" office:value="1820.94729328">
            <text:p>1820.94729328</text:p>
          </table:table-cell>
          <table:table-cell office:value-type="float" office:value="52.2340557419">
            <text:p>52.2340557419</text:p>
          </table:table-cell>
          <table:table-cell office:value-type="float" office:value="1">
            <text:p>1</text:p>
          </table:table-cell>
          <table:table-cell office:value-type="float" office:value="0.5375">
            <text:p>0.5375</text:p>
          </table:table-cell>
          <table:table-cell office:value-type="float" office:value="0.4625">
            <text:p>0.4625</text:p>
          </table:table-cell>
          <table:table-cell office:value-type="float" office:value="0.0244498728856">
            <text:p>0.0244498728856</text:p>
          </table:table-cell>
          <table:table-cell office:value-type="float" office:value="949.081">
            <text:p>9.49E+02</text:p>
          </table:table-cell>
          <table:table-cell office:value-type="float" office:value="3.03474E-015">
            <text:p>3.03E-15</text:p>
          </table:table-cell>
        </table:table-row>
        <table:table-row table:style-name="ro1">
          <table:table-cell office:value-type="float" office:value="1821.43580929">
            <text:p>1821.43580929</text:p>
          </table:table-cell>
          <table:table-cell office:value-type="float" office:value="52.3402679726">
            <text:p>52.3402679726</text:p>
          </table:table-cell>
          <table:table-cell office:value-type="float" office:value="1">
            <text:p>1</text:p>
          </table:table-cell>
          <table:table-cell office:value-type="float" office:value="0.535">
            <text:p>0.535</text:p>
          </table:table-cell>
          <table:table-cell office:value-type="float" office:value="0.465">
            <text:p>0.465</text:p>
          </table:table-cell>
          <table:table-cell office:value-type="float" office:value="0.0245340831832">
            <text:p>0.0245340831832</text:p>
          </table:table-cell>
          <table:table-cell office:value-type="float" office:value="954.076">
            <text:p>9.54E+02</text:p>
          </table:table-cell>
          <table:table-cell office:value-type="float" office:value="4.22853E-015">
            <text:p>4.23E-15</text:p>
          </table:table-cell>
        </table:table-row>
        <table:table-row table:style-name="ro1">
          <table:table-cell office:value-type="float" office:value="1822.08758115">
            <text:p>1822.08758115</text:p>
          </table:table-cell>
          <table:table-cell office:value-type="float" office:value="52.4947644867">
            <text:p>52.4947644867</text:p>
          </table:table-cell>
          <table:table-cell office:value-type="float" office:value="1">
            <text:p>1</text:p>
          </table:table-cell>
          <table:table-cell office:value-type="float" office:value="0.5325">
            <text:p>0.5325</text:p>
          </table:table-cell>
          <table:table-cell office:value-type="float" office:value="0.4675">
            <text:p>0.4675</text:p>
          </table:table-cell>
          <table:table-cell office:value-type="float" office:value="0.0246560928453">
            <text:p>0.0246560928453</text:p>
          </table:table-cell>
          <table:table-cell office:value-type="float" office:value="959.071">
            <text:p>9.59E+02</text:p>
          </table:table-cell>
          <table:table-cell office:value-type="float" office:value="5.87161E-015">
            <text:p>5.87E-15</text:p>
          </table:table-cell>
        </table:table-row>
        <table:table-row table:style-name="ro1">
          <table:table-cell office:value-type="float" office:value="1822.73293668">
            <text:p>1822.73293668</text:p>
          </table:table-cell>
          <table:table-cell office:value-type="float" office:value="52.5984101849">
            <text:p>52.5984101849</text:p>
          </table:table-cell>
          <table:table-cell office:value-type="float" office:value="1">
            <text:p>1</text:p>
          </table:table-cell>
          <table:table-cell office:value-type="float" office:value="0.53">
            <text:p>0.53</text:p>
          </table:table-cell>
          <table:table-cell office:value-type="float" office:value="0.47">
            <text:p>0.47</text:p>
          </table:table-cell>
          <table:table-cell office:value-type="float" office:value="0.0248861819252">
            <text:p>0.0248861819252</text:p>
          </table:table-cell>
          <table:table-cell office:value-type="float" office:value="964.066">
            <text:p>9.64E+02</text:p>
          </table:table-cell>
          <table:table-cell office:value-type="float" office:value="8.12545E-015">
            <text:p>8.13E-15</text:p>
          </table:table-cell>
        </table:table-row>
        <table:table-row table:style-name="ro1">
          <table:table-cell office:value-type="float" office:value="1823.090684">
            <text:p>1823.090684</text:p>
          </table:table-cell>
          <table:table-cell office:value-type="float" office:value="52.6378634166">
            <text:p>52.6378634166</text:p>
          </table:table-cell>
          <table:table-cell office:value-type="float" office:value="1">
            <text:p>1</text:p>
          </table:table-cell>
          <table:table-cell office:value-type="float" office:value="0.5275">
            <text:p>0.5275</text:p>
          </table:table-cell>
          <table:table-cell office:value-type="float" office:value="0.4725">
            <text:p>0.4725</text:p>
          </table:table-cell>
          <table:table-cell office:value-type="float" office:value="0.0250038000068">
            <text:p>0.0250038000068</text:p>
          </table:table-cell>
          <table:table-cell office:value-type="float" office:value="969.061">
            <text:p>9.69E+02</text:p>
          </table:table-cell>
          <table:table-cell office:value-type="float" office:value="0.0000000000000112068">
            <text:p>1.12E-14</text:p>
          </table:table-cell>
        </table:table-row>
        <table:table-row table:style-name="ro1">
          <table:table-cell office:value-type="float" office:value="1823.36319094">
            <text:p>1823.36319094</text:p>
          </table:table-cell>
          <table:table-cell office:value-type="float" office:value="52.707412958">
            <text:p>52.707412958</text:p>
          </table:table-cell>
          <table:table-cell office:value-type="float" office:value="1">
            <text:p>1</text:p>
          </table:table-cell>
          <table:table-cell office:value-type="float" office:value="0.525">
            <text:p>0.525</text:p>
          </table:table-cell>
          <table:table-cell office:value-type="float" office:value="0.475">
            <text:p>0.475</text:p>
          </table:table-cell>
          <table:table-cell office:value-type="float" office:value="0.024974776488">
            <text:p>0.024974776488</text:p>
          </table:table-cell>
          <table:table-cell office:value-type="float" office:value="974.056">
            <text:p>9.74E+02</text:p>
          </table:table-cell>
          <table:table-cell office:value-type="float" office:value="0.0000000000000154059">
            <text:p>1.54E-14</text:p>
          </table:table-cell>
        </table:table-row>
        <table:table-row table:style-name="ro1">
          <table:table-cell office:value-type="float" office:value="1823.95315992">
            <text:p>1823.95315992</text:p>
          </table:table-cell>
          <table:table-cell office:value-type="float" office:value="52.8738510082">
            <text:p>52.8738510082</text:p>
          </table:table-cell>
          <table:table-cell office:value-type="float" office:value="1">
            <text:p>1</text:p>
          </table:table-cell>
          <table:table-cell office:value-type="float" office:value="0.5225">
            <text:p>0.5225</text:p>
          </table:table-cell>
          <table:table-cell office:value-type="float" office:value="0.4775">
            <text:p>0.4775</text:p>
          </table:table-cell>
          <table:table-cell office:value-type="float" office:value="0.0250126423295">
            <text:p>0.0250126423295</text:p>
          </table:table-cell>
          <table:table-cell office:value-type="float" office:value="979.051">
            <text:p>9.79E+02</text:p>
          </table:table-cell>
          <table:table-cell office:value-type="float" office:value="0.0000000000000211096">
            <text:p>2.11E-14</text:p>
          </table:table-cell>
        </table:table-row>
        <table:table-row table:style-name="ro1">
          <table:table-cell office:value-type="float" office:value="1824.52742246">
            <text:p>1824.52742246</text:p>
          </table:table-cell>
          <table:table-cell office:value-type="float" office:value="52.9371179775">
            <text:p>52.9371179775</text:p>
          </table:table-cell>
          <table:table-cell office:value-type="float" office:value="1">
            <text:p>1</text:p>
          </table:table-cell>
          <table:table-cell office:value-type="float" office:value="0.52">
            <text:p>0.52</text:p>
          </table:table-cell>
          <table:table-cell office:value-type="float" office:value="0.48">
            <text:p>0.48</text:p>
          </table:table-cell>
          <table:table-cell office:value-type="float" office:value="0.0252709420931">
            <text:p>0.0252709420931</text:p>
          </table:table-cell>
          <table:table-cell office:value-type="float" office:value="984.046">
            <text:p>9.84E+02</text:p>
          </table:table-cell>
          <table:table-cell office:value-type="float" office:value="0.0000000000000288327">
            <text:p>2.88E-14</text:p>
          </table:table-cell>
        </table:table-row>
        <table:table-row table:style-name="ro1">
          <table:table-cell office:value-type="float" office:value="1824.94030086">
            <text:p>1824.94030086</text:p>
          </table:table-cell>
          <table:table-cell office:value-type="float" office:value="53.0390023669">
            <text:p>53.0390023669</text:p>
          </table:table-cell>
          <table:table-cell office:value-type="float" office:value="1">
            <text:p>1</text:p>
          </table:table-cell>
          <table:table-cell office:value-type="float" office:value="0.5175">
            <text:p>0.5175</text:p>
          </table:table-cell>
          <table:table-cell office:value-type="float" office:value="0.4825">
            <text:p>0.4825</text:p>
          </table:table-cell>
          <table:table-cell office:value-type="float" office:value="0.0252939326804">
            <text:p>0.0252939326804</text:p>
          </table:table-cell>
          <table:table-cell office:value-type="float" office:value="989.041">
            <text:p>9.89E+02</text:p>
          </table:table-cell>
          <table:table-cell office:value-type="float" office:value="0.0000000000000392574">
            <text:p>3.93E-14</text:p>
          </table:table-cell>
        </table:table-row>
        <table:table-row table:style-name="ro1">
          <table:table-cell office:value-type="float" office:value="1825.61148738">
            <text:p>1825.61148738</text:p>
          </table:table-cell>
          <table:table-cell office:value-type="float" office:value="53.2055925851">
            <text:p>53.2055925851</text:p>
          </table:table-cell>
          <table:table-cell office:value-type="float" office:value="1">
            <text:p>1</text:p>
          </table:table-cell>
          <table:table-cell office:value-type="float" office:value="0.515">
            <text:p>0.515</text:p>
          </table:table-cell>
          <table:table-cell office:value-type="float" office:value="0.485">
            <text:p>0.485</text:p>
          </table:table-cell>
          <table:table-cell office:value-type="float" office:value="0.0254056352667">
            <text:p>0.0254056352667</text:p>
          </table:table-cell>
          <table:table-cell office:value-type="float" office:value="994.036">
            <text:p>9.94E+02</text:p>
          </table:table-cell>
          <table:table-cell office:value-type="float" office:value="0.0000000000000532858">
            <text:p>5.33E-14</text:p>
          </table:table-cell>
        </table:table-row>
        <table:table-row table:style-name="ro1">
          <table:table-cell office:value-type="float" office:value="1826.72026354">
            <text:p>1826.72026354</text:p>
          </table:table-cell>
          <table:table-cell office:value-type="float" office:value="53.4825128306">
            <text:p>53.4825128306</text:p>
          </table:table-cell>
          <table:table-cell office:value-type="float" office:value="1">
            <text:p>1</text:p>
          </table:table-cell>
          <table:table-cell office:value-type="float" office:value="0.5125">
            <text:p>0.5125</text:p>
          </table:table-cell>
          <table:table-cell office:value-type="float" office:value="0.4875">
            <text:p>0.4875</text:p>
          </table:table-cell>
          <table:table-cell office:value-type="float" office:value="0.0256650157952">
            <text:p>0.0256650157952</text:p>
          </table:table-cell>
          <table:table-cell office:value-type="float" office:value="999.031">
            <text:p>9.99E+02</text:p>
          </table:table-cell>
          <table:table-cell office:value-type="float" office:value="0.0000000000000721065">
            <text:p>7.21E-14</text:p>
          </table:table-cell>
        </table:table-row>
        <table:table-row table:style-name="ro1">
          <table:table-cell office:value-type="float" office:value="1827.58232165">
            <text:p>1827.58232165</text:p>
          </table:table-cell>
          <table:table-cell office:value-type="float" office:value="53.5504158278">
            <text:p>53.5504158278</text:p>
          </table:table-cell>
          <table:table-cell office:value-type="float" office:value="1">
            <text:p>1</text:p>
          </table:table-cell>
          <table:table-cell office:value-type="float" office:value="0.51">
            <text:p>0.51</text:p>
          </table:table-cell>
          <table:table-cell office:value-type="float" office:value="0.49">
            <text:p>0.49</text:p>
          </table:table-cell>
          <table:table-cell office:value-type="float" office:value="0.0261859823934">
            <text:p>0.0261859823934</text:p>
          </table:table-cell>
          <table:table-cell office:value-type="float" office:value="1004.03">
            <text:p>1.00E+03</text:p>
          </table:table-cell>
          <table:table-cell office:value-type="float" office:value="0.0000000000000972815">
            <text:p>9.73E-14</text:p>
          </table:table-cell>
        </table:table-row>
        <table:table-row table:style-name="ro1">
          <table:table-cell office:value-type="float" office:value="1827.84761651">
            <text:p>1827.84761651</text:p>
          </table:table-cell>
          <table:table-cell office:value-type="float" office:value="53.5886307774">
            <text:p>53.5886307774</text:p>
          </table:table-cell>
          <table:table-cell office:value-type="float" office:value="1">
            <text:p>1</text:p>
          </table:table-cell>
          <table:table-cell office:value-type="float" office:value="0.5075">
            <text:p>0.5075</text:p>
          </table:table-cell>
          <table:table-cell office:value-type="float" office:value="0.4925">
            <text:p>0.4925</text:p>
          </table:table-cell>
          <table:table-cell office:value-type="float" office:value="0.0262212743355">
            <text:p>0.0262212743355</text:p>
          </table:table-cell>
          <table:table-cell office:value-type="float" office:value="1009.02">
            <text:p>1.01E+03</text:p>
          </table:table-cell>
          <table:table-cell office:value-type="float" office:value="0.000000000000130857">
            <text:p>1.31E-13</text:p>
          </table:table-cell>
        </table:table-row>
        <table:table-row table:style-name="ro1">
          <table:table-cell office:value-type="float" office:value="1829.38151141">
            <text:p>1829.38151141</text:p>
          </table:table-cell>
          <table:table-cell office:value-type="float" office:value="54.1639737852">
            <text:p>54.1639737852</text:p>
          </table:table-cell>
          <table:table-cell office:value-type="float" office:value="1">
            <text:p>1</text:p>
          </table:table-cell>
          <table:table-cell office:value-type="float" office:value="0.505">
            <text:p>0.505</text:p>
          </table:table-cell>
          <table:table-cell office:value-type="float" office:value="0.495">
            <text:p>0.495</text:p>
          </table:table-cell>
          <table:table-cell office:value-type="float" office:value="0.0261793453078">
            <text:p>0.0261793453078</text:p>
          </table:table-cell>
          <table:table-cell office:value-type="float" office:value="1014.02">
            <text:p>1.01E+03</text:p>
          </table:table-cell>
          <table:table-cell office:value-type="float" office:value="0.000000000000175509">
            <text:p>1.76E-13</text:p>
          </table:table-cell>
        </table:table-row>
        <table:table-row table:style-name="ro1">
          <table:table-cell office:value-type="float" office:value="1830.990873">
            <text:p>1830.990873</text:p>
          </table:table-cell>
          <table:table-cell office:value-type="float" office:value="54.2323754129">
            <text:p>54.2323754129</text:p>
          </table:table-cell>
          <table:table-cell office:value-type="float" office:value="1">
            <text:p>1</text:p>
          </table:table-cell>
          <table:table-cell office:value-type="float" office:value="0.5025">
            <text:p>0.5025</text:p>
          </table:table-cell>
          <table:table-cell office:value-type="float" office:value="0.4975">
            <text:p>0.4975</text:p>
          </table:table-cell>
          <table:table-cell office:value-type="float" office:value="0.0274317052805">
            <text:p>0.0274317052805</text:p>
          </table:table-cell>
          <table:table-cell office:value-type="float" office:value="1019.01">
            <text:p>1.02E+03</text:p>
          </table:table-cell>
          <table:table-cell office:value-type="float" office:value="0.000000000000234719">
            <text:p>2.35E-13</text:p>
          </table:table-cell>
        </table:table-row>
        <table:table-row table:style-name="ro1">
          <table:table-cell office:value-type="float" office:value="1832.36321588">
            <text:p>1832.36321588</text:p>
          </table:table-cell>
          <table:table-cell office:value-type="float" office:value="54.7129109382">
            <text:p>54.7129109382</text:p>
          </table:table-cell>
          <table:table-cell office:value-type="float" office:value="1">
            <text:p>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0274647424155">
            <text:p>0.0274647424155</text:p>
          </table:table-cell>
          <table:table-cell office:value-type="float" office:value="1024.01">
            <text:p>1.02E+03</text:p>
          </table:table-cell>
          <table:table-cell office:value-type="float" office:value="0.000000000000313016">
            <text:p>3.13E-13</text:p>
          </table:table-cell>
        </table:table-row>
        <table:table-row table:style-name="ro1">
          <table:table-cell office:value-type="float" office:value="1833.67689636">
            <text:p>1833.67689636</text:p>
          </table:table-cell>
          <table:table-cell office:value-type="float" office:value="54.7578476052">
            <text:p>54.7578476052</text:p>
          </table:table-cell>
          <table:table-cell office:value-type="float" office:value="1">
            <text:p>1</text:p>
          </table:table-cell>
          <table:table-cell office:value-type="float" office:value="0.4975">
            <text:p>0.4975</text:p>
          </table:table-cell>
          <table:table-cell office:value-type="float" office:value="0.5025">
            <text:p>0.5025</text:p>
          </table:table-cell>
          <table:table-cell office:value-type="float" office:value="0.0285300077512">
            <text:p>0.0285300077512</text:p>
          </table:table-cell>
          <table:table-cell office:value-type="float" office:value="1029">
            <text:p>1.03E+03</text:p>
          </table:table-cell>
          <table:table-cell office:value-type="float" office:value="0.000000000000416265">
            <text:p>4.16E-13</text:p>
          </table:table-cell>
        </table:table-row>
        <table:table-row table:style-name="ro1">
          <table:table-cell office:value-type="float" office:value="1833.96362396">
            <text:p>1833.96362396</text:p>
          </table:table-cell>
          <table:table-cell office:value-type="float" office:value="54.8276019777">
            <text:p>54.8276019777</text:p>
          </table:table-cell>
          <table:table-cell office:value-type="float" office:value="1">
            <text:p>1</text:p>
          </table:table-cell>
          <table:table-cell office:value-type="float" office:value="0.495">
            <text:p>0.495</text:p>
          </table:table-cell>
          <table:table-cell office:value-type="float" office:value="0.505">
            <text:p>0.505</text:p>
          </table:table-cell>
          <table:table-cell office:value-type="float" office:value="0.0285009749822">
            <text:p>0.0285009749822</text:p>
          </table:table-cell>
          <table:table-cell office:value-type="float" office:value="1034">
            <text:p>1.03E+03</text:p>
          </table:table-cell>
          <table:table-cell office:value-type="float" office:value="0.00000000000055205">
            <text:p>5.52E-13</text:p>
          </table:table-cell>
        </table:table-row>
        <table:table-row table:style-name="ro1">
          <table:table-cell office:value-type="float" office:value="1834.23829507">
            <text:p>1834.23829507</text:p>
          </table:table-cell>
          <table:table-cell office:value-type="float" office:value="54.8677160501">
            <text:p>54.8677160501</text:p>
          </table:table-cell>
          <table:table-cell office:value-type="float" office:value="1">
            <text:p>1</text:p>
          </table:table-cell>
          <table:table-cell office:value-type="float" office:value="0.4925">
            <text:p>0.4925</text:p>
          </table:table-cell>
          <table:table-cell office:value-type="float" office:value="0.5075">
            <text:p>0.5075</text:p>
          </table:table-cell>
          <table:table-cell office:value-type="float" office:value="0.0285364783009">
            <text:p>0.0285364783009</text:p>
          </table:table-cell>
          <table:table-cell office:value-type="float" office:value="1038.99">
            <text:p>1.04E+03</text:p>
          </table:table-cell>
          <table:table-cell office:value-type="float" office:value="0.000000000000730143">
            <text:p>7.30E-13</text:p>
          </table:table-cell>
        </table:table-row>
        <table:table-row table:style-name="ro1">
          <table:table-cell office:value-type="float" office:value="1835.22647551">
            <text:p>1835.22647551</text:p>
          </table:table-cell>
          <table:table-cell office:value-type="float" office:value="55.2228741535">
            <text:p>55.2228741535</text:p>
          </table:table-cell>
          <table:table-cell office:value-type="float" office:value="1">
            <text:p>1</text:p>
          </table:table-cell>
          <table:table-cell office:value-type="float" office:value="0.49">
            <text:p>0.49</text:p>
          </table:table-cell>
          <table:table-cell office:value-type="float" office:value="0.51">
            <text:p>0.51</text:p>
          </table:table-cell>
          <table:table-cell office:value-type="float" office:value="0.0284933070875">
            <text:p>0.0284933070875</text:p>
          </table:table-cell>
          <table:table-cell office:value-type="float" office:value="1043.99">
            <text:p>1.04E+03</text:p>
          </table:table-cell>
          <table:table-cell office:value-type="float" office:value="0.000000000000963108">
            <text:p>9.63E-13</text:p>
          </table:table-cell>
        </table:table-row>
        <table:table-row table:style-name="ro1">
          <table:table-cell office:value-type="float" office:value="1836.27924427">
            <text:p>1836.27924427</text:p>
          </table:table-cell>
          <table:table-cell office:value-type="float" office:value="55.2888235536">
            <text:p>55.2888235536</text:p>
          </table:table-cell>
          <table:table-cell office:value-type="float" office:value="1">
            <text:p>1</text:p>
          </table:table-cell>
          <table:table-cell office:value-type="float" office:value="0.4875">
            <text:p>0.4875</text:p>
          </table:table-cell>
          <table:table-cell office:value-type="float" office:value="0.5125">
            <text:p>0.5125</text:p>
          </table:table-cell>
          <table:table-cell office:value-type="float" office:value="0.0292615103597">
            <text:p>0.0292615103597</text:p>
          </table:table-cell>
          <table:table-cell office:value-type="float" office:value="1048.98">
            <text:p>1.05E+03</text:p>
          </table:table-cell>
          <table:table-cell office:value-type="float" office:value="0.00000000000126706">
            <text:p>1.27E-12</text:p>
          </table:table-cell>
        </table:table-row>
        <table:table-row table:style-name="ro1">
          <table:table-cell office:value-type="float" office:value="1837.05917716">
            <text:p>1837.05917716</text:p>
          </table:table-cell>
          <table:table-cell office:value-type="float" office:value="55.53484731">
            <text:p>55.53484731</text:p>
          </table:table-cell>
          <table:table-cell office:value-type="float" office:value="1">
            <text:p>1</text:p>
          </table:table-cell>
          <table:table-cell office:value-type="float" office:value="0.485">
            <text:p>0.485</text:p>
          </table:table-cell>
          <table:table-cell office:value-type="float" office:value="0.515">
            <text:p>0.515</text:p>
          </table:table-cell>
          <table:table-cell office:value-type="float" office:value="0.029284742812">
            <text:p>0.029284742812</text:p>
          </table:table-cell>
          <table:table-cell office:value-type="float" office:value="1053.98">
            <text:p>1.05E+03</text:p>
          </table:table-cell>
          <table:table-cell office:value-type="float" office:value="0.00000000000166261">
            <text:p>1.66E-12</text:p>
          </table:table-cell>
        </table:table-row>
        <table:table-row table:style-name="ro1">
          <table:table-cell office:value-type="float" office:value="1837.689626">
            <text:p>1837.689626</text:p>
          </table:table-cell>
          <table:table-cell office:value-type="float" office:value="55.5410030918">
            <text:p>55.5410030918</text:p>
          </table:table-cell>
          <table:table-cell office:value-type="float" office:value="1">
            <text:p>1</text:p>
          </table:table-cell>
          <table:table-cell office:value-type="float" office:value="0.4825">
            <text:p>0.4825</text:p>
          </table:table-cell>
          <table:table-cell office:value-type="float" office:value="0.5175">
            <text:p>0.5175</text:p>
          </table:table-cell>
          <table:table-cell office:value-type="float" office:value="0.0297700703116">
            <text:p>0.0297700703116</text:p>
          </table:table-cell>
          <table:table-cell office:value-type="float" office:value="1058.97">
            <text:p>1.06E+03</text:p>
          </table:table-cell>
          <table:table-cell office:value-type="float" office:value="0.00000000000217605">
            <text:p>2.18E-12</text:p>
          </table:table-cell>
        </table:table-row>
        <table:table-row table:style-name="ro1">
          <table:table-cell office:value-type="float" office:value="1837.7559855">
            <text:p>1837.7559855</text:p>
          </table:table-cell>
          <table:table-cell office:value-type="float" office:value="55.5613911071">
            <text:p>55.5613911071</text:p>
          </table:table-cell>
          <table:table-cell office:value-type="float" office:value="1">
            <text:p>1</text:p>
          </table:table-cell>
          <table:table-cell office:value-type="float" office:value="0.48">
            <text:p>0.48</text:p>
          </table:table-cell>
          <table:table-cell office:value-type="float" office:value="0.52">
            <text:p>0.52</text:p>
          </table:table-cell>
          <table:table-cell office:value-type="float" office:value="0.0296448980052">
            <text:p>0.0296448980052</text:p>
          </table:table-cell>
          <table:table-cell office:value-type="float" office:value="1063.97">
            <text:p>1.06E+03</text:p>
          </table:table-cell>
          <table:table-cell office:value-type="float" office:value="0.00000000000284087">
            <text:p>2.84E-12</text:p>
          </table:table-cell>
        </table:table-row>
        <table:table-row table:style-name="ro1">
          <table:table-cell office:value-type="float" office:value="1838.05046245">
            <text:p>1838.05046245</text:p>
          </table:table-cell>
          <table:table-cell office:value-type="float" office:value="55.6587938745">
            <text:p>55.6587938745</text:p>
          </table:table-cell>
          <table:table-cell office:value-type="float" office:value="1">
            <text:p>1</text:p>
          </table:table-cell>
          <table:table-cell office:value-type="float" office:value="0.4775">
            <text:p>0.4775</text:p>
          </table:table-cell>
          <table:table-cell office:value-type="float" office:value="0.5225">
            <text:p>0.5225</text:p>
          </table:table-cell>
          <table:table-cell office:value-type="float" office:value="0.029542306816">
            <text:p>0.029542306816</text:p>
          </table:table-cell>
          <table:table-cell office:value-type="float" office:value="1068.96">
            <text:p>1.07E+03</text:p>
          </table:table-cell>
          <table:table-cell office:value-type="float" office:value="0.00000000000369958">
            <text:p>3.70E-12</text:p>
          </table:table-cell>
        </table:table-row>
        <table:table-row table:style-name="ro1">
          <table:table-cell office:value-type="float" office:value="1838.35406756">
            <text:p>1838.35406756</text:p>
          </table:table-cell>
          <table:table-cell office:value-type="float" office:value="55.6828331506">
            <text:p>55.6828331506</text:p>
          </table:table-cell>
          <table:table-cell office:value-type="float" office:value="1">
            <text:p>1</text:p>
          </table:table-cell>
          <table:table-cell office:value-type="float" office:value="0.475">
            <text:p>0.475</text:p>
          </table:table-cell>
          <table:table-cell office:value-type="float" office:value="0.525">
            <text:p>0.525</text:p>
          </table:table-cell>
          <table:table-cell office:value-type="float" office:value="0.0296488976928">
            <text:p>0.0296488976928</text:p>
          </table:table-cell>
          <table:table-cell office:value-type="float" office:value="1073.96">
            <text:p>1.07E+03</text:p>
          </table:table-cell>
          <table:table-cell office:value-type="float" office:value="0.00000000000480602">
            <text:p>4.81E-12</text:p>
          </table:table-cell>
        </table:table-row>
        <table:table-row table:style-name="ro1">
          <table:table-cell office:value-type="float" office:value="1838.54944968">
            <text:p>1838.54944968</text:p>
          </table:table-cell>
          <table:table-cell office:value-type="float" office:value="55.7369467211">
            <text:p>55.7369467211</text:p>
          </table:table-cell>
          <table:table-cell office:value-type="float" office:value="1">
            <text:p>1</text:p>
          </table:table-cell>
          <table:table-cell office:value-type="float" office:value="0.4725">
            <text:p>0.4725</text:p>
          </table:table-cell>
          <table:table-cell office:value-type="float" office:value="0.5275">
            <text:p>0.5275</text:p>
          </table:table-cell>
          <table:table-cell office:value-type="float" office:value="0.0295512027934">
            <text:p>0.0295512027934</text:p>
          </table:table-cell>
          <table:table-cell office:value-type="float" office:value="1078.95">
            <text:p>1.08E+03</text:p>
          </table:table-cell>
          <table:table-cell office:value-type="float" office:value="0.00000000000622826">
            <text:p>6.23E-12</text:p>
          </table:table-cell>
        </table:table-row>
        <table:table-row table:style-name="ro1">
          <table:table-cell office:value-type="float" office:value="1838.71067107">
            <text:p>1838.71067107</text:p>
          </table:table-cell>
          <table:table-cell office:value-type="float" office:value="55.7473217086">
            <text:p>55.7473217086</text:p>
          </table:table-cell>
          <table:table-cell office:value-type="float" office:value="1">
            <text:p>1</text:p>
          </table:table-cell>
          <table:table-cell office:value-type="float" office:value="0.47">
            <text:p>0.47</text:p>
          </table:table-cell>
          <table:table-cell office:value-type="float" office:value="0.53">
            <text:p>0.53</text:p>
          </table:table-cell>
          <table:table-cell office:value-type="float" office:value="0.0295469340239">
            <text:p>0.0295469340239</text:p>
          </table:table-cell>
          <table:table-cell office:value-type="float" office:value="1083.95">
            <text:p>1.08E+03</text:p>
          </table:table-cell>
          <table:table-cell office:value-type="float" office:value="0.00000000000805212">
            <text:p>8.05E-12</text:p>
          </table:table-cell>
        </table:table-row>
        <table:table-row table:style-name="ro1">
          <table:table-cell office:value-type="float" office:value="1839.21239698">
            <text:p>1839.21239698</text:p>
          </table:table-cell>
          <table:table-cell office:value-type="float" office:value="55.9376370821">
            <text:p>55.9376370821</text:p>
          </table:table-cell>
          <table:table-cell office:value-type="float" office:value="1">
            <text:p>1</text:p>
          </table:table-cell>
          <table:table-cell office:value-type="float" office:value="0.4675">
            <text:p>0.4675</text:p>
          </table:table-cell>
          <table:table-cell office:value-type="float" office:value="0.5325">
            <text:p>0.5325</text:p>
          </table:table-cell>
          <table:table-cell office:value-type="float" office:value="0.0294094812948">
            <text:p>0.0294094812948</text:p>
          </table:table-cell>
          <table:table-cell office:value-type="float" office:value="1088.94">
            <text:p>1.09E+03</text:p>
          </table:table-cell>
          <table:table-cell office:value-type="float" office:value="0.0000000000103856">
            <text:p>1.04E-11</text:p>
          </table:table-cell>
        </table:table-row>
        <table:table-row table:style-name="ro1">
          <table:table-cell office:value-type="float" office:value="1839.99758006">
            <text:p>1839.99758006</text:p>
          </table:table-cell>
          <table:table-cell office:value-type="float" office:value="56.0613949438">
            <text:p>56.0613949438</text:p>
          </table:table-cell>
          <table:table-cell office:value-type="float" office:value="1">
            <text:p>1</text:p>
          </table:table-cell>
          <table:table-cell office:value-type="float" office:value="0.465">
            <text:p>0.465</text:p>
          </table:table-cell>
          <table:table-cell office:value-type="float" office:value="0.535">
            <text:p>0.535</text:p>
          </table:table-cell>
          <table:table-cell office:value-type="float" office:value="0.0297524402565">
            <text:p>0.0297524402565</text:p>
          </table:table-cell>
          <table:table-cell office:value-type="float" office:value="1093.94">
            <text:p>1.09E+03</text:p>
          </table:table-cell>
          <table:table-cell office:value-type="float" office:value="0.0000000000133642">
            <text:p>1.34E-11</text:p>
          </table:table-cell>
        </table:table-row>
        <table:table-row table:style-name="ro1">
          <table:table-cell office:value-type="float" office:value="1840.38798697">
            <text:p>1840.38798697</text:p>
          </table:table-cell>
          <table:table-cell office:value-type="float" office:value="56.0937998448">
            <text:p>56.0937998448</text:p>
          </table:table-cell>
          <table:table-cell office:value-type="float" office:value="1">
            <text:p>1</text:p>
          </table:table-cell>
          <table:table-cell office:value-type="float" office:value="0.4625">
            <text:p>0.4625</text:p>
          </table:table-cell>
          <table:table-cell office:value-type="float" office:value="0.5375">
            <text:p>0.5375</text:p>
          </table:table-cell>
          <table:table-cell office:value-type="float" office:value="0.0299196549813">
            <text:p>0.0299196549813</text:p>
          </table:table-cell>
          <table:table-cell office:value-type="float" office:value="1098.93">
            <text:p>1.10E+03</text:p>
          </table:table-cell>
          <table:table-cell office:value-type="float" office:value="0.0000000000171576">
            <text:p>1.72E-11</text:p>
          </table:table-cell>
        </table:table-row>
        <table:table-row table:style-name="ro1">
          <table:table-cell office:value-type="float" office:value="1840.81892974">
            <text:p>1840.81892974</text:p>
          </table:table-cell>
          <table:table-cell office:value-type="float" office:value="56.2337720506">
            <text:p>56.2337720506</text:p>
          </table:table-cell>
          <table:table-cell office:value-type="float" office:value="1">
            <text:p>1</text:p>
          </table:table-cell>
          <table:table-cell office:value-type="float" office:value="0.46">
            <text:p>0.46</text:p>
          </table:table-cell>
          <table:table-cell office:value-type="float" office:value="0.54">
            <text:p>0.54</text:p>
          </table:table-cell>
          <table:table-cell office:value-type="float" office:value="0.0298444870488">
            <text:p>0.0298444870488</text:p>
          </table:table-cell>
          <table:table-cell office:value-type="float" office:value="1103.93">
            <text:p>1.10E+03</text:p>
          </table:table-cell>
          <table:table-cell office:value-type="float" office:value="0.0000000000219781">
            <text:p>2.20E-11</text:p>
          </table:table-cell>
        </table:table-row>
        <table:table-row table:style-name="ro1">
          <table:table-cell office:value-type="float" office:value="1841.50052665">
            <text:p>1841.50052665</text:p>
          </table:table-cell>
          <table:table-cell office:value-type="float" office:value="56.3664386089">
            <text:p>56.3664386089</text:p>
          </table:table-cell>
          <table:table-cell office:value-type="float" office:value="1">
            <text:p>1</text:p>
          </table:table-cell>
          <table:table-cell office:value-type="float" office:value="0.4575">
            <text:p>0.4575</text:p>
          </table:table-cell>
          <table:table-cell office:value-type="float" office:value="0.5425">
            <text:p>0.5425</text:p>
          </table:table-cell>
          <table:table-cell office:value-type="float" office:value="0.0300548549621">
            <text:p>0.0300548549621</text:p>
          </table:table-cell>
          <table:table-cell office:value-type="float" office:value="1108.92">
            <text:p>1.11E+03</text:p>
          </table:table-cell>
          <table:table-cell office:value-type="float" office:value="0.0000000000280902">
            <text:p>2.81E-11</text:p>
          </table:table-cell>
        </table:table-row>
        <table:table-row table:style-name="ro1">
          <table:table-cell office:value-type="float" office:value="1841.90942463">
            <text:p>1841.90942463</text:p>
          </table:table-cell>
          <table:table-cell office:value-type="float" office:value="56.3973312411">
            <text:p>56.3973312411</text:p>
          </table:table-cell>
          <table:table-cell office:value-type="float" office:value="1">
            <text:p>1</text:p>
          </table:table-cell>
          <table:table-cell office:value-type="float" office:value="0.455">
            <text:p>0.455</text:p>
          </table:table-cell>
          <table:table-cell office:value-type="float" office:value="0.545">
            <text:p>0.545</text:p>
          </table:table-cell>
          <table:table-cell office:value-type="float" office:value="0.0302482558684">
            <text:p>0.0302482558684</text:p>
          </table:table-cell>
          <table:table-cell office:value-type="float" office:value="1113.92">
            <text:p>1.11E+03</text:p>
          </table:table-cell>
          <table:table-cell office:value-type="float" office:value="0.0000000000358232">
            <text:p>3.58E-11</text:p>
          </table:table-cell>
        </table:table-row>
        <table:table-row table:style-name="ro1">
          <table:table-cell office:value-type="float" office:value="1842.25999371">
            <text:p>1842.25999371</text:p>
          </table:table-cell>
          <table:table-cell office:value-type="float" office:value="56.5066662442">
            <text:p>56.5066662442</text:p>
          </table:table-cell>
          <table:table-cell office:value-type="float" office:value="1">
            <text:p>1</text:p>
          </table:table-cell>
          <table:table-cell office:value-type="float" office:value="0.4525">
            <text:p>0.4525</text:p>
          </table:table-cell>
          <table:table-cell office:value-type="float" office:value="0.5475">
            <text:p>0.5475</text:p>
          </table:table-cell>
          <table:table-cell office:value-type="float" office:value="0.0301616993442">
            <text:p>0.0301616993442</text:p>
          </table:table-cell>
          <table:table-cell office:value-type="float" office:value="1118.91">
            <text:p>1.12E+03</text:p>
          </table:table-cell>
          <table:table-cell office:value-type="float" office:value="0.0000000000455859">
            <text:p>4.56E-11</text:p>
          </table:table-cell>
        </table:table-row>
        <table:table-row table:style-name="ro1">
          <table:table-cell office:value-type="float" office:value="1842.62618343">
            <text:p>1842.62618343</text:p>
          </table:table-cell>
          <table:table-cell office:value-type="float" office:value="56.5438071293">
            <text:p>56.5438071293</text:p>
          </table:table-cell>
          <table:table-cell office:value-type="float" office:value="1">
            <text:p>1</text:p>
          </table:table-cell>
          <table:table-cell office:value-type="float" office:value="0.45">
            <text:p>0.45</text:p>
          </table:table-cell>
          <table:table-cell office:value-type="float" office:value="0.55">
            <text:p>0.55</text:p>
          </table:table-cell>
          <table:table-cell office:value-type="float" office:value="0.0302908914109">
            <text:p>0.0302908914109</text:p>
          </table:table-cell>
          <table:table-cell office:value-type="float" office:value="1123.91">
            <text:p>1.12E+03</text:p>
          </table:table-cell>
          <table:table-cell office:value-type="float" office:value="0.000000000057885">
            <text:p>5.79E-11</text:p>
          </table:table-cell>
        </table:table-row>
        <table:table-row table:style-name="ro1">
          <table:table-cell office:value-type="float" office:value="1842.78907062">
            <text:p>1842.78907062</text:p>
          </table:table-cell>
          <table:table-cell office:value-type="float" office:value="56.57182112">
            <text:p>56.57182112</text:p>
          </table:table-cell>
          <table:table-cell office:value-type="float" office:value="1">
            <text:p>1</text:p>
          </table:table-cell>
          <table:table-cell office:value-type="float" office:value="0.4475">
            <text:p>0.4475</text:p>
          </table:table-cell>
          <table:table-cell office:value-type="float" office:value="0.5525">
            <text:p>0.5525</text:p>
          </table:table-cell>
          <table:table-cell office:value-type="float" office:value="0.0302191011274">
            <text:p>0.0302191011274</text:p>
          </table:table-cell>
          <table:table-cell office:value-type="float" office:value="1128.9">
            <text:p>1.13E+03</text:p>
          </table:table-cell>
          <table:table-cell office:value-type="float" office:value="0.0000000000733473">
            <text:p>7.33E-11</text:p>
          </table:table-cell>
        </table:table-row>
        <table:table-row table:style-name="ro1">
          <table:table-cell office:value-type="float" office:value="1843.18142859">
            <text:p>1843.18142859</text:p>
          </table:table-cell>
          <table:table-cell office:value-type="float" office:value="56.7007503177">
            <text:p>56.7007503177</text:p>
          </table:table-cell>
          <table:table-cell office:value-type="float" office:value="1">
            <text:p>1</text:p>
          </table:table-cell>
          <table:table-cell office:value-type="float" office:value="0.445">
            <text:p>0.445</text:p>
          </table:table-cell>
          <table:table-cell office:value-type="float" office:value="0.555">
            <text:p>0.555</text:p>
          </table:table-cell>
          <table:table-cell office:value-type="float" office:value="0.0301272125574">
            <text:p>0.0301272125574</text:p>
          </table:table-cell>
          <table:table-cell office:value-type="float" office:value="1133.9">
            <text:p>1.13E+03</text:p>
          </table:table-cell>
          <table:table-cell office:value-type="float" office:value="0.0000000000927462">
            <text:p>9.27E-11</text:p>
          </table:table-cell>
        </table:table-row>
        <table:table-row table:style-name="ro1">
          <table:table-cell office:value-type="float" office:value="1843.53421999">
            <text:p>1843.53421999</text:p>
          </table:table-cell>
          <table:table-cell office:value-type="float" office:value="56.712937677">
            <text:p>56.712937677</text:p>
          </table:table-cell>
          <table:table-cell office:value-type="float" office:value="1">
            <text:p>1</text:p>
          </table:table-cell>
          <table:table-cell office:value-type="float" office:value="0.4425">
            <text:p>0.4425</text:p>
          </table:table-cell>
          <table:table-cell office:value-type="float" office:value="0.5575">
            <text:p>0.5575</text:p>
          </table:table-cell>
          <table:table-cell office:value-type="float" office:value="0.0302988273041">
            <text:p>0.0302988273041</text:p>
          </table:table-cell>
          <table:table-cell office:value-type="float" office:value="1138.89">
            <text:p>1.14E+03</text:p>
          </table:table-cell>
          <table:table-cell office:value-type="float" office:value="0.000000000117035">
            <text:p>1.17E-10</text:p>
          </table:table-cell>
        </table:table-row>
        <table:table-row table:style-name="ro1">
          <table:table-cell office:value-type="float" office:value="1843.75853561">
            <text:p>1843.75853561</text:p>
          </table:table-cell>
          <table:table-cell office:value-type="float" office:value="56.790476567">
            <text:p>56.790476567</text:p>
          </table:table-cell>
          <table:table-cell office:value-type="float" office:value="1">
            <text:p>1</text:p>
          </table:table-cell>
          <table:table-cell office:value-type="float" office:value="0.44">
            <text:p>0.44</text:p>
          </table:table-cell>
          <table:table-cell office:value-type="float" office:value="0.56">
            <text:p>0.56</text:p>
          </table:table-cell>
          <table:table-cell office:value-type="float" office:value="0.0301657629499">
            <text:p>0.0301657629499</text:p>
          </table:table-cell>
          <table:table-cell office:value-type="float" office:value="1143.89">
            <text:p>1.14E+03</text:p>
          </table:table-cell>
          <table:table-cell office:value-type="float" office:value="0.000000000147384">
            <text:p>1.47E-10</text:p>
          </table:table-cell>
        </table:table-row>
        <table:table-row table:style-name="ro1">
          <table:table-cell office:value-type="float" office:value="1844.02316234">
            <text:p>1844.02316234</text:p>
          </table:table-cell>
          <table:table-cell office:value-type="float" office:value="56.818788369">
            <text:p>56.818788369</text:p>
          </table:table-cell>
          <table:table-cell office:value-type="float" office:value="1">
            <text:p>1</text:p>
          </table:table-cell>
          <table:table-cell office:value-type="float" office:value="0.4375">
            <text:p>0.4375</text:p>
          </table:table-cell>
          <table:table-cell office:value-type="float" office:value="0.5625">
            <text:p>0.5625</text:p>
          </table:table-cell>
          <table:table-cell office:value-type="float" office:value="0.0302030417744">
            <text:p>0.0302030417744</text:p>
          </table:table-cell>
          <table:table-cell office:value-type="float" office:value="1148.88">
            <text:p>1.15E+03</text:p>
          </table:table-cell>
          <table:table-cell office:value-type="float" office:value="0.000000000185231">
            <text:p>1.85E-10</text:p>
          </table:table-cell>
        </table:table-row>
        <table:table-row table:style-name="ro1">
          <table:table-cell office:value-type="float" office:value="1844.16610774">
            <text:p>1844.16610774</text:p>
          </table:table-cell>
          <table:table-cell office:value-type="float" office:value="56.8476547271">
            <text:p>56.8476547271</text:p>
          </table:table-cell>
          <table:table-cell office:value-type="float" office:value="1">
            <text:p>1</text:p>
          </table:table-cell>
          <table:table-cell office:value-type="float" office:value="0.435">
            <text:p>0.435</text:p>
          </table:table-cell>
          <table:table-cell office:value-type="float" office:value="0.565">
            <text:p>0.565</text:p>
          </table:table-cell>
          <table:table-cell office:value-type="float" office:value="0.0301038335613">
            <text:p>0.0301038335613</text:p>
          </table:table-cell>
          <table:table-cell office:value-type="float" office:value="1153.88">
            <text:p>1.15E+03</text:p>
          </table:table-cell>
          <table:table-cell office:value-type="float" office:value="0.000000000232338">
            <text:p>2.32E-10</text:p>
          </table:table-cell>
        </table:table-row>
        <table:table-row table:style-name="ro1">
          <table:table-cell office:value-type="float" office:value="1844.49909331">
            <text:p>1844.49909331</text:p>
          </table:table-cell>
          <table:table-cell office:value-type="float" office:value="56.9519825978">
            <text:p>56.9519825978</text:p>
          </table:table-cell>
          <table:table-cell office:value-type="float" office:value="1">
            <text:p>1</text:p>
          </table:table-cell>
          <table:table-cell office:value-type="float" office:value="0.4325">
            <text:p>0.4325</text:p>
          </table:table-cell>
          <table:table-cell office:value-type="float" office:value="0.5675">
            <text:p>0.5675</text:p>
          </table:table-cell>
          <table:table-cell office:value-type="float" office:value="0.0300092230029">
            <text:p>0.0300092230029</text:p>
          </table:table-cell>
          <table:table-cell office:value-type="float" office:value="1158.87">
            <text:p>1.16E+03</text:p>
          </table:table-cell>
          <table:table-cell office:value-type="float" office:value="0.000000000290856">
            <text:p>2.91E-10</text:p>
          </table:table-cell>
        </table:table-row>
        <table:table-row table:style-name="ro1">
          <table:table-cell office:value-type="float" office:value="1844.84072462">
            <text:p>1844.84072462</text:p>
          </table:table-cell>
          <table:table-cell office:value-type="float" office:value="56.9843072521">
            <text:p>56.9843072521</text:p>
          </table:table-cell>
          <table:table-cell office:value-type="float" office:value="1">
            <text:p>1</text:p>
          </table:table-cell>
          <table:table-cell office:value-type="float" office:value="0.43">
            <text:p>0.43</text:p>
          </table:table-cell>
          <table:table-cell office:value-type="float" office:value="0.57">
            <text:p>0.57</text:p>
          </table:table-cell>
          <table:table-cell office:value-type="float" office:value="0.0301119432005">
            <text:p>0.0301119432005</text:p>
          </table:table-cell>
          <table:table-cell office:value-type="float" office:value="1163.87">
            <text:p>1.16E+03</text:p>
          </table:table-cell>
          <table:table-cell office:value-type="float" office:value="0.000000000363411">
            <text:p>3.63E-10</text:p>
          </table:table-cell>
        </table:table-row>
        <table:table-row table:style-name="ro1">
          <table:table-cell office:value-type="float" office:value="1845.19092976">
            <text:p>1845.19092976</text:p>
          </table:table-cell>
          <table:table-cell office:value-type="float" office:value="57.0920646519">
            <text:p>57.0920646519</text:p>
          </table:table-cell>
          <table:table-cell office:value-type="float" office:value="1">
            <text:p>1</text:p>
          </table:table-cell>
          <table:table-cell office:value-type="float" office:value="0.4275">
            <text:p>0.4275</text:p>
          </table:table-cell>
          <table:table-cell office:value-type="float" office:value="0.5725">
            <text:p>0.5725</text:p>
          </table:table-cell>
          <table:table-cell office:value-type="float" office:value="0.0300241194792">
            <text:p>0.0300241194792</text:p>
          </table:table-cell>
          <table:table-cell office:value-type="float" office:value="1168.86">
            <text:p>1.17E+03</text:p>
          </table:table-cell>
          <table:table-cell office:value-type="float" office:value="0.000000000453201">
            <text:p>4.53E-10</text:p>
          </table:table-cell>
        </table:table-row>
        <table:table-row table:style-name="ro1">
          <table:table-cell office:value-type="float" office:value="1845.90249764">
            <text:p>1845.90249764</text:p>
          </table:table-cell>
          <table:table-cell office:value-type="float" office:value="57.2689344043">
            <text:p>57.2689344043</text:p>
          </table:table-cell>
          <table:table-cell office:value-type="float" office:value="1">
            <text:p>1</text:p>
          </table:table-cell>
          <table:table-cell office:value-type="float" office:value="0.425">
            <text:p>0.425</text:p>
          </table:table-cell>
          <table:table-cell office:value-type="float" office:value="0.575">
            <text:p>0.575</text:p>
          </table:table-cell>
          <table:table-cell office:value-type="float" office:value="0.0301354388514">
            <text:p>0.0301354388514</text:p>
          </table:table-cell>
          <table:table-cell office:value-type="float" office:value="1173.86">
            <text:p>1.17E+03</text:p>
          </table:table-cell>
          <table:table-cell office:value-type="float" office:value="0.000000000564115">
            <text:p>5.64E-10</text:p>
          </table:table-cell>
        </table:table-row>
        <table:table-row table:style-name="ro1">
          <table:table-cell office:value-type="float" office:value="1846.50232873">
            <text:p>1846.50232873</text:p>
          </table:table-cell>
          <table:table-cell office:value-type="float" office:value="57.3319970863">
            <text:p>57.3319970863</text:p>
          </table:table-cell>
          <table:table-cell office:value-type="float" office:value="1">
            <text:p>1</text:p>
          </table:table-cell>
          <table:table-cell office:value-type="float" office:value="0.4225">
            <text:p>0.4225</text:p>
          </table:table-cell>
          <table:table-cell office:value-type="float" office:value="0.5775">
            <text:p>0.5775</text:p>
          </table:table-cell>
          <table:table-cell office:value-type="float" office:value="0.0304315934258">
            <text:p>0.0304315934258</text:p>
          </table:table-cell>
          <table:table-cell office:value-type="float" office:value="1178.85">
            <text:p>1.18E+03</text:p>
          </table:table-cell>
          <table:table-cell office:value-type="float" office:value="0.000000000700873">
            <text:p>7.01E-10</text:p>
          </table:table-cell>
        </table:table-row>
        <table:table-row table:style-name="ro1">
          <table:table-cell office:value-type="float" office:value="1846.84100141">
            <text:p>1846.84100141</text:p>
          </table:table-cell>
          <table:table-cell office:value-type="float" office:value="57.4044034762">
            <text:p>57.4044034762</text:p>
          </table:table-cell>
          <table:table-cell office:value-type="float" office:value="1">
            <text:p>1</text:p>
          </table:table-cell>
          <table:table-cell office:value-type="float" office:value="0.42">
            <text:p>0.42</text:p>
          </table:table-cell>
          <table:table-cell office:value-type="float" office:value="0.58">
            <text:p>0.58</text:p>
          </table:table-cell>
          <table:table-cell office:value-type="float" office:value="0.030420052767">
            <text:p>0.030420052767</text:p>
          </table:table-cell>
          <table:table-cell office:value-type="float" office:value="1183.85">
            <text:p>1.18E+03</text:p>
          </table:table-cell>
          <table:table-cell office:value-type="float" office:value="0.000000000869191">
            <text:p>8.69E-10</text:p>
          </table:table-cell>
        </table:table-row>
        <table:table-row table:style-name="ro1">
          <table:table-cell office:value-type="float" office:value="1847.02783762">
            <text:p>1847.02783762</text:p>
          </table:table-cell>
          <table:table-cell office:value-type="float" office:value="57.4067315738">
            <text:p>57.4067315738</text:p>
          </table:table-cell>
          <table:table-cell office:value-type="float" office:value="1">
            <text:p>1</text:p>
          </table:table-cell>
          <table:table-cell office:value-type="float" office:value="0.4175">
            <text:p>0.4175</text:p>
          </table:table-cell>
          <table:table-cell office:value-type="float" office:value="0.5825">
            <text:p>0.5825</text:p>
          </table:table-cell>
          <table:table-cell office:value-type="float" office:value="0.0304114322198">
            <text:p>0.0304114322198</text:p>
          </table:table-cell>
          <table:table-cell office:value-type="float" office:value="1188.84">
            <text:p>1.19E+03</text:p>
          </table:table-cell>
          <table:table-cell office:value-type="float" office:value="0.00000000107598">
            <text:p>1.08E-09</text:p>
          </table:table-cell>
        </table:table-row>
        <table:table-row table:style-name="ro1">
          <table:table-cell office:value-type="float" office:value="1847.23786303">
            <text:p>1847.23786303</text:p>
          </table:table-cell>
          <table:table-cell office:value-type="float" office:value="57.4884136377">
            <text:p>57.4884136377</text:p>
          </table:table-cell>
          <table:table-cell office:value-type="float" office:value="1">
            <text:p>1</text:p>
          </table:table-cell>
          <table:table-cell office:value-type="float" office:value="0.415">
            <text:p>0.415</text:p>
          </table:table-cell>
          <table:table-cell office:value-type="float" office:value="0.585">
            <text:p>0.585</text:p>
          </table:table-cell>
          <table:table-cell office:value-type="float" office:value="0.0302590132305">
            <text:p>0.0302590132305</text:p>
          </table:table-cell>
          <table:table-cell office:value-type="float" office:value="1193.84">
            <text:p>1.19E+03</text:p>
          </table:table-cell>
          <table:table-cell office:value-type="float" office:value="0.0000000013296">
            <text:p>1.33E-09</text:p>
          </table:table-cell>
        </table:table-row>
        <table:table-row table:style-name="ro1">
          <table:table-cell office:value-type="float" office:value="1847.95444321">
            <text:p>1847.95444321</text:p>
          </table:table-cell>
          <table:table-cell office:value-type="float" office:value="57.6933636445">
            <text:p>57.6933636445</text:p>
          </table:table-cell>
          <table:table-cell office:value-type="float" office:value="1">
            <text:p>1</text:p>
          </table:table-cell>
          <table:table-cell office:value-type="float" office:value="0.4125">
            <text:p>0.4125</text:p>
          </table:table-cell>
          <table:table-cell office:value-type="float" office:value="0.5875">
            <text:p>0.5875</text:p>
          </table:table-cell>
          <table:table-cell office:value-type="float" office:value="0.0302949678038">
            <text:p>0.0302949678038</text:p>
          </table:table-cell>
          <table:table-cell office:value-type="float" office:value="1198.83">
            <text:p>1.20E+03</text:p>
          </table:table-cell>
          <table:table-cell office:value-type="float" office:value="0.0000000016401">
            <text:p>1.64E-09</text:p>
          </table:table-cell>
        </table:table-row>
        <table:table-row table:style-name="ro1">
          <table:table-cell office:value-type="float" office:value="1848.62584707">
            <text:p>1848.62584707</text:p>
          </table:table-cell>
          <table:table-cell office:value-type="float" office:value="57.7569751853">
            <text:p>57.7569751853</text:p>
          </table:table-cell>
          <table:table-cell office:value-type="float" office:value="1">
            <text:p>1</text:p>
          </table:table-cell>
          <table:table-cell office:value-type="float" office:value="0.41">
            <text:p>0.41</text:p>
          </table:table-cell>
          <table:table-cell office:value-type="float" office:value="0.59">
            <text:p>0.59</text:p>
          </table:table-cell>
          <table:table-cell office:value-type="float" office:value="0.0306607636292">
            <text:p>0.0306607636292</text:p>
          </table:table-cell>
          <table:table-cell office:value-type="float" office:value="1203.83">
            <text:p>1.20E+03</text:p>
          </table:table-cell>
          <table:table-cell office:value-type="float" office:value="0.00000000201958">
            <text:p>2.02E-09</text:p>
          </table:table-cell>
        </table:table-row>
        <table:table-row table:style-name="ro1">
          <table:table-cell office:value-type="float" office:value="1849.1280868">
            <text:p>1849.1280868</text:p>
          </table:table-cell>
          <table:table-cell office:value-type="float" office:value="57.8942595365">
            <text:p>57.8942595365</text:p>
          </table:table-cell>
          <table:table-cell office:value-type="float" office:value="1">
            <text:p>1</text:p>
          </table:table-cell>
          <table:table-cell office:value-type="float" office:value="0.4075">
            <text:p>0.4075</text:p>
          </table:table-cell>
          <table:table-cell office:value-type="float" office:value="0.5925">
            <text:p>0.5925</text:p>
          </table:table-cell>
          <table:table-cell office:value-type="float" office:value="0.0306466532673">
            <text:p>0.0306466532673</text:p>
          </table:table-cell>
          <table:table-cell office:value-type="float" office:value="1208.82">
            <text:p>1.21E+03</text:p>
          </table:table-cell>
          <table:table-cell office:value-type="float" office:value="0.0000000024826">
            <text:p>2.48E-09</text:p>
          </table:table-cell>
        </table:table-row>
        <table:table-row table:style-name="ro1">
          <table:table-cell office:value-type="float" office:value="1849.76271795">
            <text:p>1849.76271795</text:p>
          </table:table-cell>
          <table:table-cell office:value-type="float" office:value="58.0108276428">
            <text:p>58.0108276428</text:p>
          </table:table-cell>
          <table:table-cell office:value-type="float" office:value="1">
            <text:p>1</text:p>
          </table:table-cell>
          <table:table-cell office:value-type="float" office:value="0.405">
            <text:p>0.405</text:p>
          </table:table-cell>
          <table:table-cell office:value-type="float" office:value="0.595">
            <text:p>0.595</text:p>
          </table:table-cell>
          <table:table-cell office:value-type="float" office:value="0.0308283073799">
            <text:p>0.0308283073799</text:p>
          </table:table-cell>
          <table:table-cell office:value-type="float" office:value="1213.82">
            <text:p>1.21E+03</text:p>
          </table:table-cell>
          <table:table-cell office:value-type="float" office:value="0.0000000030466">
            <text:p>3.05E-09</text:p>
          </table:table-cell>
        </table:table-row>
        <table:table-row table:style-name="ro1">
          <table:table-cell office:value-type="float" office:value="1850.29270898">
            <text:p>1850.29270898</text:p>
          </table:table-cell>
          <table:table-cell office:value-type="float" office:value="58.1062559474">
            <text:p>58.1062559474</text:p>
          </table:table-cell>
          <table:table-cell office:value-type="float" office:value="1">
            <text:p>1</text:p>
          </table:table-cell>
          <table:table-cell office:value-type="float" office:value="0.4025">
            <text:p>0.4025</text:p>
          </table:table-cell>
          <table:table-cell office:value-type="float" office:value="0.5975">
            <text:p>0.5975</text:p>
          </table:table-cell>
          <table:table-cell office:value-type="float" office:value="0.0309562406594">
            <text:p>0.0309562406594</text:p>
          </table:table-cell>
          <table:table-cell office:value-type="float" office:value="1218.81">
            <text:p>1.22E+03</text:p>
          </table:table-cell>
          <table:table-cell office:value-type="float" office:value="0.00000000373245">
            <text:p>3.73E-09</text:p>
          </table:table-cell>
        </table:table-row>
        <table:table-row table:style-name="ro1">
          <table:table-cell office:value-type="float" office:value="1851.28611745">
            <text:p>1851.28611745</text:p>
          </table:table-cell>
          <table:table-cell office:value-type="float" office:value="58.4081910322">
            <text:p>58.4081910322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0310229360993">
            <text:p>0.0310229360993</text:p>
          </table:table-cell>
          <table:table-cell office:value-type="float" office:value="1223.81">
            <text:p>1.22E+03</text:p>
          </table:table-cell>
          <table:table-cell office:value-type="float" office:value="0.00000000456513">
            <text:p>4.57E-09</text:p>
          </table:table-cell>
        </table:table-row>
        <table:table-row table:style-name="ro1">
          <table:table-cell office:value-type="float" office:value="1852.21469718">
            <text:p>1852.21469718</text:p>
          </table:table-cell>
          <table:table-cell office:value-type="float" office:value="58.4776878399">
            <text:p>58.4776878399</text:p>
          </table:table-cell>
          <table:table-cell office:value-type="float" office:value="1">
            <text:p>1</text:p>
          </table:table-cell>
          <table:table-cell office:value-type="float" office:value="0.3975">
            <text:p>0.3975</text:p>
          </table:table-cell>
          <table:table-cell office:value-type="float" office:value="0.6025">
            <text:p>0.6025</text:p>
          </table:table-cell>
          <table:table-cell office:value-type="float" office:value="0.0316585015566">
            <text:p>0.0316585015566</text:p>
          </table:table-cell>
          <table:table-cell office:value-type="float" office:value="1228.8">
            <text:p>1.23E+03</text:p>
          </table:table-cell>
          <table:table-cell office:value-type="float" office:value="0.00000000557444">
            <text:p>5.57E-09</text:p>
          </table:table-cell>
        </table:table-row>
        <table:table-row table:style-name="ro1">
          <table:table-cell office:value-type="float" office:value="1852.88066891">
            <text:p>1852.88066891</text:p>
          </table:table-cell>
          <table:table-cell office:value-type="float" office:value="58.6745797232">
            <text:p>58.6745797232</text:p>
          </table:table-cell>
          <table:table-cell office:value-type="float" office:value="1">
            <text:p>1</text:p>
          </table:table-cell>
          <table:table-cell office:value-type="float" office:value="0.395">
            <text:p>0.395</text:p>
          </table:table-cell>
          <table:table-cell office:value-type="float" office:value="0.605">
            <text:p>0.605</text:p>
          </table:table-cell>
          <table:table-cell office:value-type="float" office:value="0.0316526365105">
            <text:p>0.0316526365105</text:p>
          </table:table-cell>
          <table:table-cell office:value-type="float" office:value="1233.8">
            <text:p>1.23E+03</text:p>
          </table:table-cell>
          <table:table-cell office:value-type="float" office:value="0.0000000067959">
            <text:p>6.80E-09</text:p>
          </table:table-cell>
        </table:table-row>
        <table:table-row table:style-name="ro1">
          <table:table-cell office:value-type="float" office:value="1853.48148219">
            <text:p>1853.48148219</text:p>
          </table:table-cell>
          <table:table-cell office:value-type="float" office:value="58.7180131528">
            <text:p>58.7180131528</text:p>
          </table:table-cell>
          <table:table-cell office:value-type="float" office:value="1">
            <text:p>1</text:p>
          </table:table-cell>
          <table:table-cell office:value-type="float" office:value="0.3925">
            <text:p>0.3925</text:p>
          </table:table-cell>
          <table:table-cell office:value-type="float" office:value="0.6075">
            <text:p>0.6075</text:p>
          </table:table-cell>
          <table:table-cell office:value-type="float" office:value="0.0320012283424">
            <text:p>0.0320012283424</text:p>
          </table:table-cell>
          <table:table-cell office:value-type="float" office:value="1238.79">
            <text:p>1.24E+03</text:p>
          </table:table-cell>
          <table:table-cell office:value-type="float" office:value="0.00000000827177">
            <text:p>8.27E-09</text:p>
          </table:table-cell>
        </table:table-row>
        <table:table-row table:style-name="ro1">
          <table:table-cell office:value-type="float" office:value="1853.68295663">
            <text:p>1853.68295663</text:p>
          </table:table-cell>
          <table:table-cell office:value-type="float" office:value="58.7551694978">
            <text:p>58.7551694978</text:p>
          </table:table-cell>
          <table:table-cell office:value-type="float" office:value="1">
            <text:p>1</text:p>
          </table:table-cell>
          <table:table-cell office:value-type="float" office:value="0.39">
            <text:p>0.39</text:p>
          </table:table-cell>
          <table:table-cell office:value-type="float" office:value="0.61">
            <text:p>0.61</text:p>
          </table:table-cell>
          <table:table-cell office:value-type="float" office:value="0.0319209457">
            <text:p>0.0319209457</text:p>
          </table:table-cell>
          <table:table-cell office:value-type="float" office:value="1243.79">
            <text:p>1.24E+03</text:p>
          </table:table-cell>
          <table:table-cell office:value-type="float" office:value="0.0000000100523">
            <text:p>1.01E-08</text:p>
          </table:table-cell>
        </table:table-row>
        <table:table-row table:style-name="ro1">
          <table:table-cell office:value-type="float" office:value="1853.9328814">
            <text:p>1853.9328814</text:p>
          </table:table-cell>
          <table:table-cell office:value-type="float" office:value="58.8179830617">
            <text:p>58.8179830617</text:p>
          </table:table-cell>
          <table:table-cell office:value-type="float" office:value="1">
            <text:p>1</text:p>
          </table:table-cell>
          <table:table-cell office:value-type="float" office:value="0.3875">
            <text:p>0.3875</text:p>
          </table:table-cell>
          <table:table-cell office:value-type="float" office:value="0.6125">
            <text:p>0.6125</text:p>
          </table:table-cell>
          <table:table-cell office:value-type="float" office:value="0.0318179079132">
            <text:p>0.0318179079132</text:p>
          </table:table-cell>
          <table:table-cell office:value-type="float" office:value="1248.78">
            <text:p>1.25E+03</text:p>
          </table:table-cell>
          <table:table-cell office:value-type="float" office:value="0.000000012197">
            <text:p>1.22E-08</text:p>
          </table:table-cell>
        </table:table-row>
        <table:table-row table:style-name="ro1">
          <table:table-cell office:value-type="float" office:value="1854.39903629">
            <text:p>1854.39903629</text:p>
          </table:table-cell>
          <table:table-cell office:value-type="float" office:value="58.9416314557">
            <text:p>58.9416314557</text:p>
          </table:table-cell>
          <table:table-cell office:value-type="float" office:value="1">
            <text:p>1</text:p>
          </table:table-cell>
          <table:table-cell office:value-type="float" office:value="0.385">
            <text:p>0.385</text:p>
          </table:table-cell>
          <table:table-cell office:value-type="float" office:value="0.615">
            <text:p>0.615</text:p>
          </table:table-cell>
          <table:table-cell office:value-type="float" office:value="0.0317890425834">
            <text:p>0.0317890425834</text:p>
          </table:table-cell>
          <table:table-cell office:value-type="float" office:value="1253.78">
            <text:p>1.25E+03</text:p>
          </table:table-cell>
          <table:table-cell office:value-type="float" office:value="0.0000000147766">
            <text:p>1.48E-08</text:p>
          </table:table-cell>
        </table:table-row>
        <table:table-row table:style-name="ro1">
          <table:table-cell office:value-type="float" office:value="1854.98308257">
            <text:p>1854.98308257</text:p>
          </table:table-cell>
          <table:table-cell office:value-type="float" office:value="59.0516015714">
            <text:p>59.0516015714</text:p>
          </table:table-cell>
          <table:table-cell office:value-type="float" office:value="1">
            <text:p>1</text:p>
          </table:table-cell>
          <table:table-cell office:value-type="float" office:value="0.3825">
            <text:p>0.3825</text:p>
          </table:table-cell>
          <table:table-cell office:value-type="float" office:value="0.6175">
            <text:p>0.6175</text:p>
          </table:table-cell>
          <table:table-cell office:value-type="float" office:value="0.0319272862566">
            <text:p>0.0319272862566</text:p>
          </table:table-cell>
          <table:table-cell office:value-type="float" office:value="1258.77">
            <text:p>1.26E+03</text:p>
          </table:table-cell>
          <table:table-cell office:value-type="float" office:value="0.0000000178744">
            <text:p>1.79E-08</text:p>
          </table:table-cell>
        </table:table-row>
        <table:table-row table:style-name="ro1">
          <table:table-cell office:value-type="float" office:value="1855.35883191">
            <text:p>1855.35883191</text:p>
          </table:table-cell>
          <table:table-cell office:value-type="float" office:value="59.0919311936">
            <text:p>59.0919311936</text:p>
          </table:table-cell>
          <table:table-cell office:value-type="float" office:value="1">
            <text:p>1</text:p>
          </table:table-cell>
          <table:table-cell office:value-type="float" office:value="0.38">
            <text:p>0.38</text:p>
          </table:table-cell>
          <table:table-cell office:value-type="float" office:value="0.62">
            <text:p>0.62</text:p>
          </table:table-cell>
          <table:table-cell office:value-type="float" office:value="0.0320274881179">
            <text:p>0.0320274881179</text:p>
          </table:table-cell>
          <table:table-cell office:value-type="float" office:value="1263.77">
            <text:p>1.26E+03</text:p>
          </table:table-cell>
          <table:table-cell office:value-type="float" office:value="0.0000000215892">
            <text:p>2.16E-08</text:p>
          </table:table-cell>
        </table:table-row>
        <table:table-row table:style-name="ro1">
          <table:table-cell office:value-type="float" office:value="1856.02009074">
            <text:p>1856.02009074</text:p>
          </table:table-cell>
          <table:table-cell office:value-type="float" office:value="59.3161051029">
            <text:p>59.3161051029</text:p>
          </table:table-cell>
          <table:table-cell office:value-type="float" office:value="1">
            <text:p>1</text:p>
          </table:table-cell>
          <table:table-cell office:value-type="float" office:value="0.3775">
            <text:p>0.3775</text:p>
          </table:table-cell>
          <table:table-cell office:value-type="float" office:value="0.6225">
            <text:p>0.6225</text:p>
          </table:table-cell>
          <table:table-cell office:value-type="float" office:value="0.0319294309614">
            <text:p>0.0319294309614</text:p>
          </table:table-cell>
          <table:table-cell office:value-type="float" office:value="1268.76">
            <text:p>1.27E+03</text:p>
          </table:table-cell>
          <table:table-cell office:value-type="float" office:value="0.0000000260373">
            <text:p>2.60E-08</text:p>
          </table:table-cell>
        </table:table-row>
        <table:table-row table:style-name="ro1">
          <table:table-cell office:value-type="float" office:value="1856.87491774">
            <text:p>1856.87491774</text:p>
          </table:table-cell>
          <table:table-cell office:value-type="float" office:value="59.4338619918">
            <text:p>59.4338619918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0.625">
            <text:p>0.625</text:p>
          </table:table-cell>
          <table:table-cell office:value-type="float" office:value="0.0323467403786">
            <text:p>0.0323467403786</text:p>
          </table:table-cell>
          <table:table-cell office:value-type="float" office:value="1273.76">
            <text:p>1.27E+03</text:p>
          </table:table-cell>
          <table:table-cell office:value-type="float" office:value="0.0000000313557">
            <text:p>3.14E-08</text:p>
          </table:table-cell>
        </table:table-row>
        <table:table-row table:style-name="ro1">
          <table:table-cell office:value-type="float" office:value="1857.26277327">
            <text:p>1857.26277327</text:p>
          </table:table-cell>
          <table:table-cell office:value-type="float" office:value="59.4712473174">
            <text:p>59.4712473174</text:p>
          </table:table-cell>
          <table:table-cell office:value-type="float" office:value="1">
            <text:p>1</text:p>
          </table:table-cell>
          <table:table-cell office:value-type="float" office:value="0.3725">
            <text:p>0.3725</text:p>
          </table:table-cell>
          <table:table-cell office:value-type="float" office:value="0.6275">
            <text:p>0.6275</text:p>
          </table:table-cell>
          <table:table-cell office:value-type="float" office:value="0.0324641838388">
            <text:p>0.0324641838388</text:p>
          </table:table-cell>
          <table:table-cell office:value-type="float" office:value="1278.75">
            <text:p>1.28E+03</text:p>
          </table:table-cell>
          <table:table-cell office:value-type="float" office:value="0.0000000377058">
            <text:p>3.77E-08</text:p>
          </table:table-cell>
        </table:table-row>
        <table:table-row table:style-name="ro1">
          <table:table-cell office:value-type="float" office:value="1857.86576848">
            <text:p>1857.86576848</text:p>
          </table:table-cell>
          <table:table-cell office:value-type="float" office:value="59.6750600755">
            <text:p>59.6750600755</text:p>
          </table:table-cell>
          <table:table-cell office:value-type="float" office:value="1">
            <text:p>1</text:p>
          </table:table-cell>
          <table:table-cell office:value-type="float" office:value="0.37">
            <text:p>0.37</text:p>
          </table:table-cell>
          <table:table-cell office:value-type="float" office:value="0.63">
            <text:p>0.63</text:p>
          </table:table-cell>
          <table:table-cell office:value-type="float" office:value="0.0323521480086">
            <text:p>0.0323521480086</text:p>
          </table:table-cell>
          <table:table-cell office:value-type="float" office:value="1283.75">
            <text:p>1.28E+03</text:p>
          </table:table-cell>
          <table:table-cell office:value-type="float" office:value="0.0000000452767">
            <text:p>4.53E-08</text:p>
          </table:table-cell>
        </table:table-row>
        <table:table-row table:style-name="ro1">
          <table:table-cell office:value-type="float" office:value="1858.48396668">
            <text:p>1858.48396668</text:p>
          </table:table-cell>
          <table:table-cell office:value-type="float" office:value="59.7185265975">
            <text:p>59.7185265975</text:p>
          </table:table-cell>
          <table:table-cell office:value-type="float" office:value="1">
            <text:p>1</text:p>
          </table:table-cell>
          <table:table-cell office:value-type="float" office:value="0.3675">
            <text:p>0.3675</text:p>
          </table:table-cell>
          <table:table-cell office:value-type="float" office:value="0.6325">
            <text:p>0.6325</text:p>
          </table:table-cell>
          <table:table-cell office:value-type="float" office:value="0.0327105528477">
            <text:p>0.0327105528477</text:p>
          </table:table-cell>
          <table:table-cell office:value-type="float" office:value="1288.74">
            <text:p>1.29E+03</text:p>
          </table:table-cell>
          <table:table-cell office:value-type="float" office:value="0.0000000542908">
            <text:p>5.43E-08</text:p>
          </table:table-cell>
        </table:table-row>
        <table:table-row table:style-name="ro1">
          <table:table-cell office:value-type="float" office:value="1858.67825771">
            <text:p>1858.67825771</text:p>
          </table:table-cell>
          <table:table-cell office:value-type="float" office:value="59.7527764871">
            <text:p>59.7527764871</text:p>
          </table:table-cell>
          <table:table-cell office:value-type="float" office:value="1">
            <text:p>1</text:p>
          </table:table-cell>
          <table:table-cell office:value-type="float" office:value="0.365">
            <text:p>0.365</text:p>
          </table:table-cell>
          <table:table-cell office:value-type="float" office:value="0.635">
            <text:p>0.635</text:p>
          </table:table-cell>
          <table:table-cell office:value-type="float" office:value="0.0326160452382">
            <text:p>0.0326160452382</text:p>
          </table:table-cell>
          <table:table-cell office:value-type="float" office:value="1293.74">
            <text:p>1.29E+03</text:p>
          </table:table-cell>
          <table:table-cell office:value-type="float" office:value="0.0000000650083">
            <text:p>6.50E-08</text:p>
          </table:table-cell>
        </table:table-row>
        <table:table-row table:style-name="ro1">
          <table:table-cell office:value-type="float" office:value="1858.8813472">
            <text:p>1858.8813472</text:p>
          </table:table-cell>
          <table:table-cell office:value-type="float" office:value="59.7997623934">
            <text:p>59.7997623934</text:p>
          </table:table-cell>
          <table:table-cell office:value-type="float" office:value="1">
            <text:p>1</text:p>
          </table:table-cell>
          <table:table-cell office:value-type="float" office:value="0.3625">
            <text:p>0.3625</text:p>
          </table:table-cell>
          <table:table-cell office:value-type="float" office:value="0.6375">
            <text:p>0.6375</text:p>
          </table:table-cell>
          <table:table-cell office:value-type="float" office:value="0.032488236966">
            <text:p>0.032488236966</text:p>
          </table:table-cell>
          <table:table-cell office:value-type="float" office:value="1298.73">
            <text:p>1.30E+03</text:p>
          </table:table-cell>
          <table:table-cell office:value-type="float" office:value="0.0000000777337">
            <text:p>7.77E-08</text:p>
          </table:table-cell>
        </table:table-row>
        <table:table-row table:style-name="ro1">
          <table:table-cell office:value-type="float" office:value="1859.01754971">
            <text:p>1859.01754971</text:p>
          </table:table-cell>
          <table:table-cell office:value-type="float" office:value="59.8072574894">
            <text:p>59.8072574894</text:p>
          </table:table-cell>
          <table:table-cell office:value-type="float" office:value="1">
            <text:p>1</text:p>
          </table:table-cell>
          <table:table-cell office:value-type="float" office:value="0.36">
            <text:p>0.36</text:p>
          </table:table-cell>
          <table:table-cell office:value-type="float" office:value="0.64">
            <text:p>0.64</text:p>
          </table:table-cell>
          <table:table-cell office:value-type="float" office:value="0.0323901565654">
            <text:p>0.0323901565654</text:p>
          </table:table-cell>
          <table:table-cell office:value-type="float" office:value="1303.73">
            <text:p>1.30E+03</text:p>
          </table:table-cell>
          <table:table-cell office:value-type="float" office:value="0.0000000928229">
            <text:p>9.28E-08</text:p>
          </table:table-cell>
        </table:table-row>
        <table:table-row table:style-name="ro1">
          <table:table-cell office:value-type="float" office:value="1859.17240265">
            <text:p>1859.17240265</text:p>
          </table:table-cell>
          <table:table-cell office:value-type="float" office:value="59.8617035718">
            <text:p>59.8617035718</text:p>
          </table:table-cell>
          <table:table-cell office:value-type="float" office:value="1">
            <text:p>1</text:p>
          </table:table-cell>
          <table:table-cell office:value-type="float" office:value="0.3575">
            <text:p>0.3575</text:p>
          </table:table-cell>
          <table:table-cell office:value-type="float" office:value="0.6425">
            <text:p>0.6425</text:p>
          </table:table-cell>
          <table:table-cell office:value-type="float" office:value="0.0321956991496">
            <text:p>0.0321956991496</text:p>
          </table:table-cell>
          <table:table-cell office:value-type="float" office:value="1308.72">
            <text:p>1.31E+03</text:p>
          </table:table-cell>
          <table:table-cell office:value-type="float" office:value="0.000000110691">
            <text:p>1.11E-07</text:p>
          </table:table-cell>
        </table:table-row>
        <table:table-row table:style-name="ro1">
          <table:table-cell office:value-type="float" office:value="1859.37031928">
            <text:p>1859.37031928</text:p>
          </table:table-cell>
          <table:table-cell office:value-type="float" office:value="59.8864241403">
            <text:p>59.8864241403</text:p>
          </table:table-cell>
          <table:table-cell office:value-type="float" office:value="1">
            <text:p>1</text:p>
          </table:table-cell>
          <table:table-cell office:value-type="float" office:value="0.355">
            <text:p>0.355</text:p>
          </table:table-cell>
          <table:table-cell office:value-type="float" office:value="0.645">
            <text:p>0.645</text:p>
          </table:table-cell>
          <table:table-cell office:value-type="float" office:value="0.0321217282358">
            <text:p>0.0321217282358</text:p>
          </table:table-cell>
          <table:table-cell office:value-type="float" office:value="1313.72">
            <text:p>1.31E+03</text:p>
          </table:table-cell>
          <table:table-cell office:value-type="float" office:value="0.000000131822">
            <text:p>1.32E-07</text:p>
          </table:table-cell>
        </table:table-row>
        <table:table-row table:style-name="ro1">
          <table:table-cell office:value-type="float" office:value="1859.49228245">
            <text:p>1859.49228245</text:p>
          </table:table-cell>
          <table:table-cell office:value-type="float" office:value="59.9104888389">
            <text:p>59.9104888389</text:p>
          </table:table-cell>
          <table:table-cell office:value-type="float" office:value="1">
            <text:p>1</text:p>
          </table:table-cell>
          <table:table-cell office:value-type="float" office:value="0.3525">
            <text:p>0.3525</text:p>
          </table:table-cell>
          <table:table-cell office:value-type="float" office:value="0.6475">
            <text:p>0.6475</text:p>
          </table:table-cell>
          <table:table-cell office:value-type="float" office:value="0.0319699887566">
            <text:p>0.0319699887566</text:p>
          </table:table-cell>
          <table:table-cell office:value-type="float" office:value="1318.71">
            <text:p>1.32E+03</text:p>
          </table:table-cell>
          <table:table-cell office:value-type="float" office:value="0.00000015678">
            <text:p>1.57E-07</text:p>
          </table:table-cell>
        </table:table-row>
        <table:table-row table:style-name="ro1">
          <table:table-cell office:value-type="float" office:value="1859.55673352">
            <text:p>1859.55673352</text:p>
          </table:table-cell>
          <table:table-cell office:value-type="float" office:value="59.9122045679">
            <text:p>59.9122045679</text:p>
          </table:table-cell>
          <table:table-cell office:value-type="float" office:value="1">
            <text:p>1</text:p>
          </table:table-cell>
          <table:table-cell office:value-type="float" office:value="0.35">
            <text:p>0.35</text:p>
          </table:table-cell>
          <table:table-cell office:value-type="float" office:value="0.65">
            <text:p>0.65</text:p>
          </table:table-cell>
          <table:table-cell office:value-type="float" office:value="0.0317496982418">
            <text:p>0.0317496982418</text:p>
          </table:table-cell>
          <table:table-cell office:value-type="float" office:value="1323.71">
            <text:p>1.32E+03</text:p>
          </table:table-cell>
          <table:table-cell office:value-type="float" office:value="0.000000186218">
            <text:p>1.86E-07</text:p>
          </table:table-cell>
        </table:table-row>
        <table:table-row table:style-name="ro1">
          <table:table-cell office:value-type="float" office:value="1859.98714102">
            <text:p>1859.98714102</text:p>
          </table:table-cell>
          <table:table-cell office:value-type="float" office:value="60.0826518385">
            <text:p>60.0826518385</text:p>
          </table:table-cell>
          <table:table-cell office:value-type="float" office:value="1">
            <text:p>1</text:p>
          </table:table-cell>
          <table:table-cell office:value-type="float" office:value="0.3475">
            <text:p>0.3475</text:p>
          </table:table-cell>
          <table:table-cell office:value-type="float" office:value="0.6525">
            <text:p>0.6525</text:p>
          </table:table-cell>
          <table:table-cell office:value-type="float" office:value="0.0315878553">
            <text:p>0.0315878553</text:p>
          </table:table-cell>
          <table:table-cell office:value-type="float" office:value="1328.7">
            <text:p>1.33E+03</text:p>
          </table:table-cell>
          <table:table-cell office:value-type="float" office:value="0.000000220899">
            <text:p>2.21E-07</text:p>
          </table:table-cell>
        </table:table-row>
        <table:table-row table:style-name="ro1">
          <table:table-cell office:value-type="float" office:value="1860.75771908">
            <text:p>1860.75771908</text:p>
          </table:table-cell>
          <table:table-cell office:value-type="float" office:value="60.2204357936">
            <text:p>60.2204357936</text:p>
          </table:table-cell>
          <table:table-cell office:value-type="float" office:value="1">
            <text:p>1</text:p>
          </table:table-cell>
          <table:table-cell office:value-type="float" office:value="0.345">
            <text:p>0.345</text:p>
          </table:table-cell>
          <table:table-cell office:value-type="float" office:value="0.655">
            <text:p>0.655</text:p>
          </table:table-cell>
          <table:table-cell office:value-type="float" office:value="0.0318301296261">
            <text:p>0.0318301296261</text:p>
          </table:table-cell>
          <table:table-cell office:value-type="float" office:value="1333.7">
            <text:p>1.33E+03</text:p>
          </table:table-cell>
          <table:table-cell office:value-type="float" office:value="0.000000261703">
            <text:p>2.62E-07</text:p>
          </table:table-cell>
        </table:table-row>
        <table:table-row table:style-name="ro1">
          <table:table-cell office:value-type="float" office:value="1861.26509968">
            <text:p>1861.26509968</text:p>
          </table:table-cell>
          <table:table-cell office:value-type="float" office:value="60.2856040767">
            <text:p>60.2856040767</text:p>
          </table:table-cell>
          <table:table-cell office:value-type="float" office:value="1">
            <text:p>1</text:p>
          </table:table-cell>
          <table:table-cell office:value-type="float" office:value="0.3425">
            <text:p>0.3425</text:p>
          </table:table-cell>
          <table:table-cell office:value-type="float" office:value="0.6575">
            <text:p>0.6575</text:p>
          </table:table-cell>
          <table:table-cell office:value-type="float" office:value="0.0319817847005">
            <text:p>0.0319817847005</text:p>
          </table:table-cell>
          <table:table-cell office:value-type="float" office:value="1338.69">
            <text:p>1.34E+03</text:p>
          </table:table-cell>
          <table:table-cell office:value-type="float" office:value="0.000000309653">
            <text:p>3.10E-07</text:p>
          </table:table-cell>
        </table:table-row>
        <table:table-row table:style-name="ro1">
          <table:table-cell office:value-type="float" office:value="1861.45820879">
            <text:p>1861.45820879</text:p>
          </table:table-cell>
          <table:table-cell office:value-type="float" office:value="60.2976794409">
            <text:p>60.2976794409</text:p>
          </table:table-cell>
          <table:table-cell office:value-type="float" office:value="1">
            <text:p>1</text:p>
          </table:table-cell>
          <table:table-cell office:value-type="float" office:value="0.34">
            <text:p>0.34</text:p>
          </table:table-cell>
          <table:table-cell office:value-type="float" office:value="0.66">
            <text:p>0.66</text:p>
          </table:table-cell>
          <table:table-cell office:value-type="float" office:value="0.0319319229239">
            <text:p>0.0319319229239</text:p>
          </table:table-cell>
          <table:table-cell office:value-type="float" office:value="1343.69">
            <text:p>1.34E+03</text:p>
          </table:table-cell>
          <table:table-cell office:value-type="float" office:value="0.00000036593">
            <text:p>3.66E-07</text:p>
          </table:table-cell>
        </table:table-row>
        <table:table-row table:style-name="ro1">
          <table:table-cell office:value-type="float" office:value="1861.59548831">
            <text:p>1861.59548831</text:p>
          </table:table-cell>
          <table:table-cell office:value-type="float" office:value="60.3405158836">
            <text:p>60.3405158836</text:p>
          </table:table-cell>
          <table:table-cell office:value-type="float" office:value="1">
            <text:p>1</text:p>
          </table:table-cell>
          <table:table-cell office:value-type="float" office:value="0.3375">
            <text:p>0.3375</text:p>
          </table:table-cell>
          <table:table-cell office:value-type="float" office:value="0.6625">
            <text:p>0.6625</text:p>
          </table:table-cell>
          <table:table-cell office:value-type="float" office:value="0.0317312280051">
            <text:p>0.0317312280051</text:p>
          </table:table-cell>
          <table:table-cell office:value-type="float" office:value="1348.68">
            <text:p>1.35E+03</text:p>
          </table:table-cell>
          <table:table-cell office:value-type="float" office:value="0.0000004319">
            <text:p>4.32E-07</text:p>
          </table:table-cell>
        </table:table-row>
        <table:table-row table:style-name="ro1">
          <table:table-cell office:value-type="float" office:value="1862.06718118">
            <text:p>1862.06718118</text:p>
          </table:table-cell>
          <table:table-cell office:value-type="float" office:value="60.4863565897">
            <text:p>60.4863565897</text:p>
          </table:table-cell>
          <table:table-cell office:value-type="float" office:value="1">
            <text:p>1</text:p>
          </table:table-cell>
          <table:table-cell office:value-type="float" office:value="0.335">
            <text:p>0.335</text:p>
          </table:table-cell>
          <table:table-cell office:value-type="float" office:value="0.665">
            <text:p>0.665</text:p>
          </table:table-cell>
          <table:table-cell office:value-type="float" office:value="0.0316139151124">
            <text:p>0.0316139151124</text:p>
          </table:table-cell>
          <table:table-cell office:value-type="float" office:value="1353.68">
            <text:p>1.35E+03</text:p>
          </table:table-cell>
          <table:table-cell office:value-type="float" office:value="0.000000509141">
            <text:p>5.09E-07</text:p>
          </table:table-cell>
        </table:table-row>
        <table:table-row table:style-name="ro1">
          <table:table-cell office:value-type="float" office:value="1863.09927199">
            <text:p>1863.09927199</text:p>
          </table:table-cell>
          <table:table-cell office:value-type="float" office:value="60.753352207">
            <text:p>60.753352207</text:p>
          </table:table-cell>
          <table:table-cell office:value-type="float" office:value="1">
            <text:p>1</text:p>
          </table:table-cell>
          <table:table-cell office:value-type="float" office:value="0.3325">
            <text:p>0.3325</text:p>
          </table:table-cell>
          <table:table-cell office:value-type="float" office:value="0.6675">
            <text:p>0.6675</text:p>
          </table:table-cell>
          <table:table-cell office:value-type="float" office:value="0.0317793787043">
            <text:p>0.0317793787043</text:p>
          </table:table-cell>
          <table:table-cell office:value-type="float" office:value="1358.67">
            <text:p>1.36E+03</text:p>
          </table:table-cell>
          <table:table-cell office:value-type="float" office:value="0.000000599469">
            <text:p>5.99E-07</text:p>
          </table:table-cell>
        </table:table-row>
        <table:table-row table:style-name="ro1">
          <table:table-cell office:value-type="float" office:value="1863.82707829">
            <text:p>1863.82707829</text:p>
          </table:table-cell>
          <table:table-cell office:value-type="float" office:value="60.7774791072">
            <text:p>60.7774791072</text:p>
          </table:table-cell>
          <table:table-cell office:value-type="float" office:value="1">
            <text:p>1</text:p>
          </table:table-cell>
          <table:table-cell office:value-type="float" office:value="0.33">
            <text:p>0.33</text:p>
          </table:table-cell>
          <table:table-cell office:value-type="float" office:value="0.67">
            <text:p>0.67</text:p>
          </table:table-cell>
          <table:table-cell office:value-type="float" office:value="0.0322796790321">
            <text:p>0.0322796790321</text:p>
          </table:table-cell>
          <table:table-cell office:value-type="float" office:value="1363.67">
            <text:p>1.36E+03</text:p>
          </table:table-cell>
          <table:table-cell office:value-type="float" office:value="0.000000704978">
            <text:p>7.05E-07</text:p>
          </table:table-cell>
        </table:table-row>
        <table:table-row table:style-name="ro1">
          <table:table-cell office:value-type="float" office:value="1864.59721024">
            <text:p>1864.59721024</text:p>
          </table:table-cell>
          <table:table-cell office:value-type="float" office:value="61.0614049907">
            <text:p>61.0614049907</text:p>
          </table:table-cell>
          <table:table-cell office:value-type="float" office:value="1">
            <text:p>1</text:p>
          </table:table-cell>
          <table:table-cell office:value-type="float" office:value="0.3275">
            <text:p>0.3275</text:p>
          </table:table-cell>
          <table:table-cell office:value-type="float" office:value="0.6725">
            <text:p>0.6725</text:p>
          </table:table-cell>
          <table:table-cell office:value-type="float" office:value="0.0321050264412">
            <text:p>0.0321050264412</text:p>
          </table:table-cell>
          <table:table-cell office:value-type="float" office:value="1368.66">
            <text:p>1.37E+03</text:p>
          </table:table-cell>
          <table:table-cell office:value-type="float" office:value="0.000000828077">
            <text:p>8.28E-07</text:p>
          </table:table-cell>
        </table:table-row>
        <table:table-row table:style-name="ro1">
          <table:table-cell office:value-type="float" office:value="1865.31300378">
            <text:p>1865.31300378</text:p>
          </table:table-cell>
          <table:table-cell office:value-type="float" office:value="61.0637965193">
            <text:p>61.0637965193</text:p>
          </table:table-cell>
          <table:table-cell office:value-type="float" office:value="1">
            <text:p>1</text:p>
          </table:table-cell>
          <table:table-cell office:value-type="float" office:value="0.325">
            <text:p>0.325</text:p>
          </table:table-cell>
          <table:table-cell office:value-type="float" office:value="0.675">
            <text:p>0.675</text:p>
          </table:table-cell>
          <table:table-cell office:value-type="float" office:value="0.0326035868324">
            <text:p>0.0326035868324</text:p>
          </table:table-cell>
          <table:table-cell office:value-type="float" office:value="1373.66">
            <text:p>1.37E+03</text:p>
          </table:table-cell>
          <table:table-cell office:value-type="float" office:value="0.000000971533">
            <text:p>9.72E-07</text:p>
          </table:table-cell>
        </table:table-row>
        <table:table-row table:style-name="ro1">
          <table:table-cell office:value-type="float" office:value="1865.34381767">
            <text:p>1865.34381767</text:p>
          </table:table-cell>
          <table:table-cell office:value-type="float" office:value="61.0737305505">
            <text:p>61.0737305505</text:p>
          </table:table-cell>
          <table:table-cell office:value-type="float" office:value="1">
            <text:p>1</text:p>
          </table:table-cell>
          <table:table-cell office:value-type="float" office:value="0.3225">
            <text:p>0.3225</text:p>
          </table:table-cell>
          <table:table-cell office:value-type="float" office:value="0.6775">
            <text:p>0.6775</text:p>
          </table:table-cell>
          <table:table-cell office:value-type="float" office:value="0.0324098489907">
            <text:p>0.0324098489907</text:p>
          </table:table-cell>
          <table:table-cell office:value-type="float" office:value="1378.65">
            <text:p>1.38E+03</text:p>
          </table:table-cell>
          <table:table-cell office:value-type="float" office:value="0.00000113852">
            <text:p>1.14E-06</text:p>
          </table:table-cell>
        </table:table-row>
        <table:table-row table:style-name="ro1">
          <table:table-cell office:value-type="float" office:value="1865.75239115">
            <text:p>1865.75239115</text:p>
          </table:table-cell>
          <table:table-cell office:value-type="float" office:value="61.2272259077">
            <text:p>61.2272259077</text:p>
          </table:table-cell>
          <table:table-cell office:value-type="float" office:value="1">
            <text:p>1</text:p>
          </table:table-cell>
          <table:table-cell office:value-type="float" office:value="0.32">
            <text:p>0.32</text:p>
          </table:table-cell>
          <table:table-cell office:value-type="float" office:value="0.68">
            <text:p>0.68</text:p>
          </table:table-cell>
          <table:table-cell office:value-type="float" office:value="0.0321895630905">
            <text:p>0.0321895630905</text:p>
          </table:table-cell>
          <table:table-cell office:value-type="float" office:value="1383.65">
            <text:p>1.38E+03</text:p>
          </table:table-cell>
          <table:table-cell office:value-type="float" office:value="0.00000133269">
            <text:p>1.33E-06</text:p>
          </table:table-cell>
        </table:table-row>
        <table:table-row table:style-name="ro1">
          <table:table-cell office:value-type="float" office:value="1866.18574045">
            <text:p>1866.18574045</text:p>
          </table:table-cell>
          <table:table-cell office:value-type="float" office:value="61.2470702721">
            <text:p>61.2470702721</text:p>
          </table:table-cell>
          <table:table-cell office:value-type="float" office:value="1">
            <text:p>1</text:p>
          </table:table-cell>
          <table:table-cell office:value-type="float" office:value="0.3175">
            <text:p>0.3175</text:p>
          </table:table-cell>
          <table:table-cell office:value-type="float" office:value="0.6825">
            <text:p>0.6825</text:p>
          </table:table-cell>
          <table:table-cell office:value-type="float" office:value="0.0323639708816">
            <text:p>0.0323639708816</text:p>
          </table:table-cell>
          <table:table-cell office:value-type="float" office:value="1388.64">
            <text:p>1.39E+03</text:p>
          </table:table-cell>
          <table:table-cell office:value-type="float" office:value="0.0000015582">
            <text:p>1.56E-06</text:p>
          </table:table-cell>
        </table:table-row>
        <table:table-row table:style-name="ro1">
          <table:table-cell office:value-type="float" office:value="1866.65903782">
            <text:p>1866.65903782</text:p>
          </table:table-cell>
          <table:table-cell office:value-type="float" office:value="61.4165448576">
            <text:p>61.4165448576</text:p>
          </table:table-cell>
          <table:table-cell office:value-type="float" office:value="1">
            <text:p>1</text:p>
          </table:table-cell>
          <table:table-cell office:value-type="float" office:value="0.315">
            <text:p>0.315</text:p>
          </table:table-cell>
          <table:table-cell office:value-type="float" office:value="0.685">
            <text:p>0.685</text:p>
          </table:table-cell>
          <table:table-cell office:value-type="float" office:value="0.0321680099794">
            <text:p>0.0321680099794</text:p>
          </table:table-cell>
          <table:table-cell office:value-type="float" office:value="1393.64">
            <text:p>1.39E+03</text:p>
          </table:table-cell>
          <table:table-cell office:value-type="float" office:value="0.00000181983">
            <text:p>1.82E-06</text:p>
          </table:table-cell>
        </table:table-row>
        <table:table-row table:style-name="ro1">
          <table:table-cell office:value-type="float" office:value="1867.32684341">
            <text:p>1867.32684341</text:p>
          </table:table-cell>
          <table:table-cell office:value-type="float" office:value="61.514192507">
            <text:p>61.514192507</text:p>
          </table:table-cell>
          <table:table-cell office:value-type="float" office:value="1">
            <text:p>1</text:p>
          </table:table-cell>
          <table:table-cell office:value-type="float" office:value="0.3125">
            <text:p>0.3125</text:p>
          </table:table-cell>
          <table:table-cell office:value-type="float" office:value="0.6875">
            <text:p>0.6875</text:p>
          </table:table-cell>
          <table:table-cell office:value-type="float" office:value="0.0323856647065">
            <text:p>0.0323856647065</text:p>
          </table:table-cell>
          <table:table-cell office:value-type="float" office:value="1398.63">
            <text:p>1.40E+03</text:p>
          </table:table-cell>
          <table:table-cell office:value-type="float" office:value="0.00000212303">
            <text:p>2.12E-06</text:p>
          </table:table-cell>
        </table:table-row>
        <table:table-row table:style-name="ro1">
          <table:table-cell office:value-type="float" office:value="1867.60813116">
            <text:p>1867.60813116</text:p>
          </table:table-cell>
          <table:table-cell office:value-type="float" office:value="61.5290599565">
            <text:p>61.5290599565</text:p>
          </table:table-cell>
          <table:table-cell office:value-type="float" office:value="1">
            <text:p>1</text:p>
          </table:table-cell>
          <table:table-cell office:value-type="float" office:value="0.31">
            <text:p>0.31</text:p>
          </table:table-cell>
          <table:table-cell office:value-type="float" office:value="0.69">
            <text:p>0.69</text:p>
          </table:table-cell>
          <table:table-cell office:value-type="float" office:value="0.0324009825291">
            <text:p>0.0324009825291</text:p>
          </table:table-cell>
          <table:table-cell office:value-type="float" office:value="1403.63">
            <text:p>1.40E+03</text:p>
          </table:table-cell>
          <table:table-cell office:value-type="float" office:value="0.00000247403">
            <text:p>2.47E-06</text:p>
          </table:table-cell>
        </table:table-row>
        <table:table-row table:style-name="ro1">
          <table:table-cell office:value-type="float" office:value="1867.77031564">
            <text:p>1867.77031564</text:p>
          </table:table-cell>
          <table:table-cell office:value-type="float" office:value="61.5790662994">
            <text:p>61.5790662994</text:p>
          </table:table-cell>
          <table:table-cell office:value-type="float" office:value="1">
            <text:p>1</text:p>
          </table:table-cell>
          <table:table-cell office:value-type="float" office:value="0.3075">
            <text:p>0.3075</text:p>
          </table:table-cell>
          <table:table-cell office:value-type="float" office:value="0.6925">
            <text:p>0.6925</text:p>
          </table:table-cell>
          <table:table-cell office:value-type="float" office:value="0.0321797556467">
            <text:p>0.0321797556467</text:p>
          </table:table-cell>
          <table:table-cell office:value-type="float" office:value="1408.62">
            <text:p>1.41E+03</text:p>
          </table:table-cell>
          <table:table-cell office:value-type="float" office:value="0.00000287994">
            <text:p>2.88E-06</text:p>
          </table:table-cell>
        </table:table-row>
        <table:table-row table:style-name="ro1">
          <table:table-cell office:value-type="float" office:value="1867.98113176">
            <text:p>1867.98113176</text:p>
          </table:table-cell>
          <table:table-cell office:value-type="float" office:value="61.6133864028">
            <text:p>61.6133864028</text:p>
          </table:table-cell>
          <table:table-cell office:value-type="float" office:value="1">
            <text:p>1</text:p>
          </table:table-cell>
          <table:table-cell office:value-type="float" office:value="0.305">
            <text:p>0.305</text:p>
          </table:table-cell>
          <table:table-cell office:value-type="float" office:value="0.695">
            <text:p>0.695</text:p>
          </table:table-cell>
          <table:table-cell office:value-type="float" office:value="0.0320602553196">
            <text:p>0.0320602553196</text:p>
          </table:table-cell>
          <table:table-cell office:value-type="float" office:value="1413.62">
            <text:p>1.41E+03</text:p>
          </table:table-cell>
          <table:table-cell office:value-type="float" office:value="0.00000334885">
            <text:p>3.35E-06</text:p>
          </table:table-cell>
        </table:table-row>
        <table:table-row table:style-name="ro1">
          <table:table-cell office:value-type="float" office:value="1868.20263857">
            <text:p>1868.20263857</text:p>
          </table:table-cell>
          <table:table-cell office:value-type="float" office:value="61.6676690267">
            <text:p>61.6676690267</text:p>
          </table:table-cell>
          <table:table-cell office:value-type="float" office:value="1">
            <text:p>1</text:p>
          </table:table-cell>
          <table:table-cell office:value-type="float" office:value="0.3025">
            <text:p>0.3025</text:p>
          </table:table-cell>
          <table:table-cell office:value-type="float" office:value="0.6975">
            <text:p>0.6975</text:p>
          </table:table-cell>
          <table:table-cell office:value-type="float" office:value="0.0318934879007">
            <text:p>0.0318934879007</text:p>
          </table:table-cell>
          <table:table-cell office:value-type="float" office:value="1418.61">
            <text:p>1.42E+03</text:p>
          </table:table-cell>
          <table:table-cell office:value-type="float" office:value="0.00000388996">
            <text:p>3.89E-06</text:p>
          </table:table-cell>
        </table:table-row>
        <table:table-row table:style-name="ro1">
          <table:table-cell office:value-type="float" office:value="1868.37239915">
            <text:p>1868.37239915</text:p>
          </table:table-cell>
          <table:table-cell office:value-type="float" office:value="61.6812906345">
            <text:p>61.6812906345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.031779790681">
            <text:p>0.031779790681</text:p>
          </table:table-cell>
          <table:table-cell office:value-type="float" office:value="1423.61">
            <text:p>1.42E+03</text:p>
          </table:table-cell>
          <table:table-cell office:value-type="float" office:value="0.00000451376">
            <text:p>4.51E-06</text:p>
          </table:table-cell>
        </table:table-row>
        <table:table-row table:style-name="ro1">
          <table:table-cell office:value-type="float" office:value="1868.7258756">
            <text:p>1868.7258756</text:p>
          </table:table-cell>
          <table:table-cell office:value-type="float" office:value="61.8090596046">
            <text:p>61.8090596046</text:p>
          </table:table-cell>
          <table:table-cell office:value-type="float" office:value="1">
            <text:p>1</text:p>
          </table:table-cell>
          <table:table-cell office:value-type="float" office:value="0.2975">
            <text:p>0.2975</text:p>
          </table:table-cell>
          <table:table-cell office:value-type="float" office:value="0.7025">
            <text:p>0.7025</text:p>
          </table:table-cell>
          <table:table-cell office:value-type="float" office:value="0.031554431733">
            <text:p>0.031554431733</text:p>
          </table:table-cell>
          <table:table-cell office:value-type="float" office:value="1428.6">
            <text:p>1.43E+03</text:p>
          </table:table-cell>
          <table:table-cell office:value-type="float" office:value="0.00000523214">
            <text:p>5.23E-06</text:p>
          </table:table-cell>
        </table:table-row>
        <table:table-row table:style-name="ro1">
          <table:table-cell office:value-type="float" office:value="1869.41301835">
            <text:p>1869.41301835</text:p>
          </table:table-cell>
          <table:table-cell office:value-type="float" office:value="61.9561477369">
            <text:p>61.9561477369</text:p>
          </table:table-cell>
          <table:table-cell office:value-type="float" office:value="1">
            <text:p>1</text:p>
          </table:table-cell>
          <table:table-cell office:value-type="float" office:value="0.295">
            <text:p>0.295</text:p>
          </table:table-cell>
          <table:table-cell office:value-type="float" office:value="0.705">
            <text:p>0.705</text:p>
          </table:table-cell>
          <table:table-cell office:value-type="float" office:value="0.0316383478248">
            <text:p>0.0316383478248</text:p>
          </table:table-cell>
          <table:table-cell office:value-type="float" office:value="1433.6">
            <text:p>1.43E+03</text:p>
          </table:table-cell>
          <table:table-cell office:value-type="float" office:value="0.00000605862">
            <text:p>6.06E-06</text:p>
          </table:table-cell>
        </table:table-row>
        <table:table-row table:style-name="ro1">
          <table:table-cell office:value-type="float" office:value="1870.0910689">
            <text:p>1870.0910689</text:p>
          </table:table-cell>
          <table:table-cell office:value-type="float" office:value="62.0802798251">
            <text:p>62.0802798251</text:p>
          </table:table-cell>
          <table:table-cell office:value-type="float" office:value="1">
            <text:p>1</text:p>
          </table:table-cell>
          <table:table-cell office:value-type="float" office:value="0.2925">
            <text:p>0.2925</text:p>
          </table:table-cell>
          <table:table-cell office:value-type="float" office:value="0.7075">
            <text:p>0.7075</text:p>
          </table:table-cell>
          <table:table-cell office:value-type="float" office:value="0.0317708875899">
            <text:p>0.0317708875899</text:p>
          </table:table-cell>
          <table:table-cell office:value-type="float" office:value="1438.59">
            <text:p>1.44E+03</text:p>
          </table:table-cell>
          <table:table-cell office:value-type="float" office:value="0.0000070085">
            <text:p>7.01E-06</text:p>
          </table:table-cell>
        </table:table-row>
        <table:table-row table:style-name="ro1">
          <table:table-cell office:value-type="float" office:value="1870.47960852">
            <text:p>1870.47960852</text:p>
          </table:table-cell>
          <table:table-cell office:value-type="float" office:value="62.1115635835">
            <text:p>62.1115635835</text:p>
          </table:table-cell>
          <table:table-cell office:value-type="float" office:value="1">
            <text:p>1</text:p>
          </table:table-cell>
          <table:table-cell office:value-type="float" office:value="0.29">
            <text:p>0.29</text:p>
          </table:table-cell>
          <table:table-cell office:value-type="float" office:value="0.71">
            <text:p>0.71</text:p>
          </table:table-cell>
          <table:table-cell office:value-type="float" office:value="0.0318406036067">
            <text:p>0.0318406036067</text:p>
          </table:table-cell>
          <table:table-cell office:value-type="float" office:value="1443.59">
            <text:p>1.44E+03</text:p>
          </table:table-cell>
          <table:table-cell office:value-type="float" office:value="0.00000809912">
            <text:p>8.10E-06</text:p>
          </table:table-cell>
        </table:table-row>
        <table:table-row table:style-name="ro1">
          <table:table-cell office:value-type="float" office:value="1870.60503176">
            <text:p>1870.60503176</text:p>
          </table:table-cell>
          <table:table-cell office:value-type="float" office:value="62.1304491221">
            <text:p>62.1304491221</text:p>
          </table:table-cell>
          <table:table-cell office:value-type="float" office:value="1">
            <text:p>1</text:p>
          </table:table-cell>
          <table:table-cell office:value-type="float" office:value="0.2875">
            <text:p>0.2875</text:p>
          </table:table-cell>
          <table:table-cell office:value-type="float" office:value="0.7125">
            <text:p>0.7125</text:p>
          </table:table-cell>
          <table:table-cell office:value-type="float" office:value="0.0316559335553">
            <text:p>0.0316559335553</text:p>
          </table:table-cell>
          <table:table-cell office:value-type="float" office:value="1448.58">
            <text:p>1.45E+03</text:p>
          </table:table-cell>
          <table:table-cell office:value-type="float" office:value="0.00000935013">
            <text:p>9.35E-06</text:p>
          </table:table-cell>
        </table:table-row>
        <table:table-row table:style-name="ro1">
          <table:table-cell office:value-type="float" office:value="1870.74223784">
            <text:p>1870.74223784</text:p>
          </table:table-cell>
          <table:table-cell office:value-type="float" office:value="62.1664460142">
            <text:p>62.1664460142</text:p>
          </table:table-cell>
          <table:table-cell office:value-type="float" office:value="1">
            <text:p>1</text:p>
          </table:table-cell>
          <table:table-cell office:value-type="float" office:value="0.285">
            <text:p>0.285</text:p>
          </table:table-cell>
          <table:table-cell office:value-type="float" office:value="0.715">
            <text:p>0.715</text:p>
          </table:table-cell>
          <table:table-cell office:value-type="float" office:value="0.0314315804167">
            <text:p>0.0314315804167</text:p>
          </table:table-cell>
          <table:table-cell office:value-type="float" office:value="1453.58">
            <text:p>1.45E+03</text:p>
          </table:table-cell>
          <table:table-cell office:value-type="float" office:value="0.0000107837">
            <text:p>1.08E-05</text:p>
          </table:table-cell>
        </table:table-row>
        <table:table-row table:style-name="ro1">
          <table:table-cell office:value-type="float" office:value="1870.90021283">
            <text:p>1870.90021283</text:p>
          </table:table-cell>
          <table:table-cell office:value-type="float" office:value="62.1936391162">
            <text:p>62.1936391162</text:p>
          </table:table-cell>
          <table:table-cell office:value-type="float" office:value="1">
            <text:p>1</text:p>
          </table:table-cell>
          <table:table-cell office:value-type="float" office:value="0.2825">
            <text:p>0.2825</text:p>
          </table:table-cell>
          <table:table-cell office:value-type="float" office:value="0.7175">
            <text:p>0.7175</text:p>
          </table:table-cell>
          <table:table-cell office:value-type="float" office:value="0.0312547847837">
            <text:p>0.0312547847837</text:p>
          </table:table-cell>
          <table:table-cell office:value-type="float" office:value="1458.57">
            <text:p>1.46E+03</text:p>
          </table:table-cell>
          <table:table-cell office:value-type="float" office:value="0.0000124249">
            <text:p>1.24E-05</text:p>
          </table:table-cell>
        </table:table-row>
        <table:table-row table:style-name="ro1">
          <table:table-cell office:value-type="float" office:value="1870.97013893">
            <text:p>1870.97013893</text:p>
          </table:table-cell>
          <table:table-cell office:value-type="float" office:value="62.1944164576">
            <text:p>62.1944164576</text:p>
          </table:table-cell>
          <table:table-cell office:value-type="float" office:value="1">
            <text:p>1</text:p>
          </table:table-cell>
          <table:table-cell office:value-type="float" office:value="0.28">
            <text:p>0.28</text:p>
          </table:table-cell>
          <table:table-cell office:value-type="float" office:value="0.72">
            <text:p>0.72</text:p>
          </table:table-cell>
          <table:table-cell office:value-type="float" office:value="0.0310145418513">
            <text:p>0.0310145418513</text:p>
          </table:table-cell>
          <table:table-cell office:value-type="float" office:value="1463.57">
            <text:p>1.46E+03</text:p>
          </table:table-cell>
          <table:table-cell office:value-type="float" office:value="0.000014302">
            <text:p>1.43E-05</text:p>
          </table:table-cell>
        </table:table-row>
        <table:table-row table:style-name="ro1">
          <table:table-cell office:value-type="float" office:value="1871.167583">
            <text:p>1871.167583</text:p>
          </table:table-cell>
          <table:table-cell office:value-type="float" office:value="62.2726167438">
            <text:p>62.2726167438</text:p>
          </table:table-cell>
          <table:table-cell office:value-type="float" office:value="1">
            <text:p>1</text:p>
          </table:table-cell>
          <table:table-cell office:value-type="float" office:value="0.2775">
            <text:p>0.2775</text:p>
          </table:table-cell>
          <table:table-cell office:value-type="float" office:value="0.7225">
            <text:p>0.7225</text:p>
          </table:table-cell>
          <table:table-cell office:value-type="float" office:value="0.0307808844561">
            <text:p>0.0307808844561</text:p>
          </table:table-cell>
          <table:table-cell office:value-type="float" office:value="1468.56">
            <text:p>1.47E+03</text:p>
          </table:table-cell>
          <table:table-cell office:value-type="float" office:value="0.0000164469">
            <text:p>1.64E-05</text:p>
          </table:table-cell>
        </table:table-row>
        <table:table-row table:style-name="ro1">
          <table:table-cell office:value-type="float" office:value="1871.75532361">
            <text:p>1871.75532361</text:p>
          </table:table-cell>
          <table:table-cell office:value-type="float" office:value="62.4295127009">
            <text:p>62.4295127009</text:p>
          </table:table-cell>
          <table:table-cell office:value-type="float" office:value="1">
            <text:p>1</text:p>
          </table:table-cell>
          <table:table-cell office:value-type="float" office:value="0.275">
            <text:p>0.275</text:p>
          </table:table-cell>
          <table:table-cell office:value-type="float" office:value="0.725">
            <text:p>0.725</text:p>
          </table:table-cell>
          <table:table-cell office:value-type="float" office:value="0.0307099552583">
            <text:p>0.0307099552583</text:p>
          </table:table-cell>
          <table:table-cell office:value-type="float" office:value="1473.56">
            <text:p>1.47E+03</text:p>
          </table:table-cell>
          <table:table-cell office:value-type="float" office:value="0.0000188955">
            <text:p>1.89E-05</text:p>
          </table:table-cell>
        </table:table-row>
        <table:table-row table:style-name="ro1">
          <table:table-cell office:value-type="float" office:value="1872.15667367">
            <text:p>1872.15667367</text:p>
          </table:table-cell>
          <table:table-cell office:value-type="float" office:value="62.4331567658">
            <text:p>62.4331567658</text:p>
          </table:table-cell>
          <table:table-cell office:value-type="float" office:value="1">
            <text:p>1</text:p>
          </table:table-cell>
          <table:table-cell office:value-type="float" office:value="0.2725">
            <text:p>0.2725</text:p>
          </table:table-cell>
          <table:table-cell office:value-type="float" office:value="0.7275">
            <text:p>0.7275</text:p>
          </table:table-cell>
          <table:table-cell office:value-type="float" office:value="0.0308603926376">
            <text:p>0.0308603926376</text:p>
          </table:table-cell>
          <table:table-cell office:value-type="float" office:value="1478.55">
            <text:p>1.48E+03</text:p>
          </table:table-cell>
          <table:table-cell office:value-type="float" office:value="0.0000216883">
            <text:p>2.17E-05</text:p>
          </table:table-cell>
        </table:table-row>
        <table:table-row table:style-name="ro1">
          <table:table-cell office:value-type="float" office:value="1872.36795816">
            <text:p>1872.36795816</text:p>
          </table:table-cell>
          <table:table-cell office:value-type="float" office:value="62.5140264986">
            <text:p>62.5140264986</text:p>
          </table:table-cell>
          <table:table-cell office:value-type="float" office:value="1">
            <text:p>1</text:p>
          </table:table-cell>
          <table:table-cell office:value-type="float" office:value="0.27">
            <text:p>0.27</text:p>
          </table:table-cell>
          <table:table-cell office:value-type="float" office:value="0.73">
            <text:p>0.73</text:p>
          </table:table-cell>
          <table:table-cell office:value-type="float" office:value="0.0305761708686">
            <text:p>0.0305761708686</text:p>
          </table:table-cell>
          <table:table-cell office:value-type="float" office:value="1483.55">
            <text:p>1.48E+03</text:p>
          </table:table-cell>
          <table:table-cell office:value-type="float" office:value="0.0000248707">
            <text:p>2.49E-05</text:p>
          </table:table-cell>
        </table:table-row>
        <table:table-row table:style-name="ro1">
          <table:table-cell office:value-type="float" office:value="1872.84597994">
            <text:p>1872.84597994</text:p>
          </table:table-cell>
          <table:table-cell office:value-type="float" office:value="62.6243654793">
            <text:p>62.6243654793</text:p>
          </table:table-cell>
          <table:table-cell office:value-type="float" office:value="1">
            <text:p>1</text:p>
          </table:table-cell>
          <table:table-cell office:value-type="float" office:value="0.2675">
            <text:p>0.2675</text:p>
          </table:table-cell>
          <table:table-cell office:value-type="float" office:value="0.7325">
            <text:p>0.7325</text:p>
          </table:table-cell>
          <table:table-cell office:value-type="float" office:value="0.0305054139276">
            <text:p>0.0305054139276</text:p>
          </table:table-cell>
          <table:table-cell office:value-type="float" office:value="1488.54">
            <text:p>1.49E+03</text:p>
          </table:table-cell>
          <table:table-cell office:value-type="float" office:value="0.0000284938">
            <text:p>2.85E-05</text:p>
          </table:table-cell>
        </table:table-row>
        <table:table-row table:style-name="ro1">
          <table:table-cell office:value-type="float" office:value="1873.99645579">
            <text:p>1873.99645579</text:p>
          </table:table-cell>
          <table:table-cell office:value-type="float" office:value="62.9742168374">
            <text:p>62.9742168374</text:p>
          </table:table-cell>
          <table:table-cell office:value-type="float" office:value="1">
            <text:p>1</text:p>
          </table:table-cell>
          <table:table-cell office:value-type="float" office:value="0.265">
            <text:p>0.265</text:p>
          </table:table-cell>
          <table:table-cell office:value-type="float" office:value="0.735">
            <text:p>0.735</text:p>
          </table:table-cell>
          <table:table-cell office:value-type="float" office:value="0.0305109173975">
            <text:p>0.0305109173975</text:p>
          </table:table-cell>
          <table:table-cell office:value-type="float" office:value="1493.54">
            <text:p>1.49E+03</text:p>
          </table:table-cell>
          <table:table-cell office:value-type="float" office:value="0.0000326148">
            <text:p>3.26E-05</text:p>
          </table:table-cell>
        </table:table-row>
        <table:table-row table:style-name="ro1">
          <table:table-cell office:value-type="float" office:value="1875.55797585">
            <text:p>1875.55797585</text:p>
          </table:table-cell>
          <table:table-cell office:value-type="float" office:value="63.2489735008">
            <text:p>63.2489735008</text:p>
          </table:table-cell>
          <table:table-cell office:value-type="float" office:value="1">
            <text:p>1</text:p>
          </table:table-cell>
          <table:table-cell office:value-type="float" office:value="0.2625">
            <text:p>0.2625</text:p>
          </table:table-cell>
          <table:table-cell office:value-type="float" office:value="0.7375">
            <text:p>0.7375</text:p>
          </table:table-cell>
          <table:table-cell office:value-type="float" office:value="0.031144946181">
            <text:p>0.031144946181</text:p>
          </table:table-cell>
          <table:table-cell office:value-type="float" office:value="1498.53">
            <text:p>1.50E+03</text:p>
          </table:table-cell>
          <table:table-cell office:value-type="float" office:value="0.0000372981">
            <text:p>3.73E-05</text:p>
          </table:table-cell>
        </table:table-row>
        <table:table-row table:style-name="ro1">
          <table:table-cell office:value-type="float" office:value="1876.9507995">
            <text:p>1876.9507995</text:p>
          </table:table-cell>
          <table:table-cell office:value-type="float" office:value="63.5313462978">
            <text:p>63.5313462978</text:p>
          </table:table-cell>
          <table:table-cell office:value-type="float" office:value="1">
            <text:p>1</text:p>
          </table:table-cell>
          <table:table-cell office:value-type="float" office:value="0.26">
            <text:p>0.26</text:p>
          </table:table-cell>
          <table:table-cell office:value-type="float" office:value="0.74">
            <text:p>0.74</text:p>
          </table:table-cell>
          <table:table-cell office:value-type="float" office:value="0.0315839809208">
            <text:p>0.0315839809208</text:p>
          </table:table-cell>
          <table:table-cell office:value-type="float" office:value="1503.53">
            <text:p>1.50E+03</text:p>
          </table:table-cell>
          <table:table-cell office:value-type="float" office:value="0.0000426156">
            <text:p>4.26E-05</text:p>
          </table:table-cell>
        </table:table-row>
        <table:table-row table:style-name="ro1">
          <table:table-cell office:value-type="float" office:value="1877.7357807">
            <text:p>1877.7357807</text:p>
          </table:table-cell>
          <table:table-cell office:value-type="float" office:value="63.5629659833">
            <text:p>63.5629659833</text:p>
          </table:table-cell>
          <table:table-cell office:value-type="float" office:value="1">
            <text:p>1</text:p>
          </table:table-cell>
          <table:table-cell office:value-type="float" office:value="0.2575">
            <text:p>0.2575</text:p>
          </table:table-cell>
          <table:table-cell office:value-type="float" office:value="0.7425">
            <text:p>0.7425</text:p>
          </table:table-cell>
          <table:table-cell office:value-type="float" office:value="0.0320476362669">
            <text:p>0.0320476362669</text:p>
          </table:table-cell>
          <table:table-cell office:value-type="float" office:value="1508.52">
            <text:p>1.51E+03</text:p>
          </table:table-cell>
          <table:table-cell office:value-type="float" office:value="0.000048648">
            <text:p>4.86E-05</text:p>
          </table:table-cell>
        </table:table-row>
        <table:table-row table:style-name="ro1">
          <table:table-cell office:value-type="float" office:value="1878.63511482">
            <text:p>1878.63511482</text:p>
          </table:table-cell>
          <table:table-cell office:value-type="float" office:value="63.8910799452">
            <text:p>63.8910799452</text:p>
          </table:table-cell>
          <table:table-cell office:value-type="float" office:value="1">
            <text:p>1</text:p>
          </table:table-cell>
          <table:table-cell office:value-type="float" office:value="0.255">
            <text:p>0.255</text:p>
          </table:table-cell>
          <table:table-cell office:value-type="float" office:value="0.745">
            <text:p>0.745</text:p>
          </table:table-cell>
          <table:table-cell office:value-type="float" office:value="0.0318239872282">
            <text:p>0.0318239872282</text:p>
          </table:table-cell>
          <table:table-cell office:value-type="float" office:value="1513.52">
            <text:p>1.51E+03</text:p>
          </table:table-cell>
          <table:table-cell office:value-type="float" office:value="0.0000554854">
            <text:p>5.55E-05</text:p>
          </table:table-cell>
        </table:table-row>
        <table:table-row table:style-name="ro1">
          <table:table-cell office:value-type="float" office:value="1879.50746012">
            <text:p>1879.50746012</text:p>
          </table:table-cell>
          <table:table-cell office:value-type="float" office:value="63.9119041017">
            <text:p>63.9119041017</text:p>
          </table:table-cell>
          <table:table-cell office:value-type="float" office:value="1">
            <text:p>1</text:p>
          </table:table-cell>
          <table:table-cell office:value-type="float" office:value="0.2525">
            <text:p>0.2525</text:p>
          </table:table-cell>
          <table:table-cell office:value-type="float" office:value="0.7475">
            <text:p>0.7475</text:p>
          </table:table-cell>
          <table:table-cell office:value-type="float" office:value="0.0324092953539">
            <text:p>0.0324092953539</text:p>
          </table:table-cell>
          <table:table-cell office:value-type="float" office:value="1518.51">
            <text:p>1.52E+03</text:p>
          </table:table-cell>
          <table:table-cell office:value-type="float" office:value="0.0000632286">
            <text:p>6.32E-05</text:p>
          </table:table-cell>
        </table:table-row>
        <table:table-row table:style-name="ro1">
          <table:table-cell office:value-type="float" office:value="1879.73408712">
            <text:p>1879.73408712</text:p>
          </table:table-cell>
          <table:table-cell office:value-type="float" office:value="63.9817307444">
            <text:p>63.981730744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0.75">
            <text:p>0.75</text:p>
          </table:table-cell>
          <table:table-cell office:value-type="float" office:value="0.0321470483704">
            <text:p>0.0321470483704</text:p>
          </table:table-cell>
          <table:table-cell office:value-type="float" office:value="1523.51">
            <text:p>1.52E+03</text:p>
          </table:table-cell>
          <table:table-cell office:value-type="float" office:value="0.00007199">
            <text:p>7.20E-05</text:p>
          </table:table-cell>
        </table:table-row>
        <table:table-row table:style-name="ro1">
          <table:table-cell office:value-type="float" office:value="1879.98273662">
            <text:p>1879.98273662</text:p>
          </table:table-cell>
          <table:table-cell office:value-type="float" office:value="64.0113639029">
            <text:p>64.0113639029</text:p>
          </table:table-cell>
          <table:table-cell office:value-type="float" office:value="1">
            <text:p>1</text:p>
          </table:table-cell>
          <table:table-cell office:value-type="float" office:value="0.2475">
            <text:p>0.2475</text:p>
          </table:table-cell>
          <table:table-cell office:value-type="float" office:value="0.7525">
            <text:p>0.7525</text:p>
          </table:table-cell>
          <table:table-cell office:value-type="float" office:value="0.0320178999493">
            <text:p>0.0320178999493</text:p>
          </table:table-cell>
          <table:table-cell office:value-type="float" office:value="1528.5">
            <text:p>1.53E+03</text:p>
          </table:table-cell>
          <table:table-cell office:value-type="float" office:value="0.0000818953">
            <text:p>8.19E-05</text:p>
          </table:table-cell>
        </table:table-row>
        <table:table-row table:style-name="ro1">
          <table:table-cell office:value-type="float" office:value="1880.12127701">
            <text:p>1880.12127701</text:p>
          </table:table-cell>
          <table:table-cell office:value-type="float" office:value="64.0371469021">
            <text:p>64.0371469021</text:p>
          </table:table-cell>
          <table:table-cell office:value-type="float" office:value="1">
            <text:p>1</text:p>
          </table:table-cell>
          <table:table-cell office:value-type="float" office:value="0.245">
            <text:p>0.245</text:p>
          </table:table-cell>
          <table:table-cell office:value-type="float" office:value="0.755">
            <text:p>0.755</text:p>
          </table:table-cell>
          <table:table-cell office:value-type="float" office:value="0.0317805142577">
            <text:p>0.0317805142577</text:p>
          </table:table-cell>
          <table:table-cell office:value-type="float" office:value="1533.5">
            <text:p>1.53E+03</text:p>
          </table:table-cell>
          <table:table-cell office:value-type="float" office:value="0.0000930842">
            <text:p>9.31E-05</text:p>
          </table:table-cell>
        </table:table-row>
        <table:table-row table:style-name="ro1">
          <table:table-cell office:value-type="float" office:value="1880.29069442">
            <text:p>1880.29069442</text:p>
          </table:table-cell>
          <table:table-cell office:value-type="float" office:value="64.0791308669">
            <text:p>64.0791308669</text:p>
          </table:table-cell>
          <table:table-cell office:value-type="float" office:value="1">
            <text:p>1</text:p>
          </table:table-cell>
          <table:table-cell office:value-type="float" office:value="0.2425">
            <text:p>0.2425</text:p>
          </table:table-cell>
          <table:table-cell office:value-type="float" office:value="0.7575">
            <text:p>0.7575</text:p>
          </table:table-cell>
          <table:table-cell office:value-type="float" office:value="0.0315250683913">
            <text:p>0.0315250683913</text:p>
          </table:table-cell>
          <table:table-cell office:value-type="float" office:value="1538.49">
            <text:p>1.54E+03</text:p>
          </table:table-cell>
          <table:table-cell office:value-type="float" office:value="0.000105712">
            <text:p>1.06E-04</text:p>
          </table:table-cell>
        </table:table-row>
        <table:table-row table:style-name="ro1">
          <table:table-cell office:value-type="float" office:value="1880.69115085">
            <text:p>1880.69115085</text:p>
          </table:table-cell>
          <table:table-cell office:value-type="float" office:value="64.1973294744">
            <text:p>64.1973294744</text:p>
          </table:table-cell>
          <table:table-cell office:value-type="float" office:value="1">
            <text:p>1</text:p>
          </table:table-cell>
          <table:table-cell office:value-type="float" office:value="0.24">
            <text:p>0.24</text:p>
          </table:table-cell>
          <table:table-cell office:value-type="float" office:value="0.76">
            <text:p>0.76</text:p>
          </table:table-cell>
          <table:table-cell office:value-type="float" office:value="0.0313170325679">
            <text:p>0.0313170325679</text:p>
          </table:table-cell>
          <table:table-cell office:value-type="float" office:value="1543.49">
            <text:p>1.54E+03</text:p>
          </table:table-cell>
          <table:table-cell office:value-type="float" office:value="0.000119953">
            <text:p>1.20E-04</text:p>
          </table:table-cell>
        </table:table-row>
        <table:table-row table:style-name="ro1">
          <table:table-cell office:value-type="float" office:value="1881.20564585">
            <text:p>1881.20564585</text:p>
          </table:table-cell>
          <table:table-cell office:value-type="float" office:value="64.284928867">
            <text:p>64.284928867</text:p>
          </table:table-cell>
          <table:table-cell office:value-type="float" office:value="1">
            <text:p>1</text:p>
          </table:table-cell>
          <table:table-cell office:value-type="float" office:value="0.2375">
            <text:p>0.2375</text:p>
          </table:table-cell>
          <table:table-cell office:value-type="float" office:value="0.7625">
            <text:p>0.7625</text:p>
          </table:table-cell>
          <table:table-cell office:value-type="float" office:value="0.0313068626859">
            <text:p>0.0313068626859</text:p>
          </table:table-cell>
          <table:table-cell office:value-type="float" office:value="1548.48">
            <text:p>1.55E+03</text:p>
          </table:table-cell>
          <table:table-cell office:value-type="float" office:value="0.000136">
            <text:p>1.36E-04</text:p>
          </table:table-cell>
        </table:table-row>
        <table:table-row table:style-name="ro1">
          <table:table-cell office:value-type="float" office:value="1881.42825458">
            <text:p>1881.42825458</text:p>
          </table:table-cell>
          <table:table-cell office:value-type="float" office:value="64.2863729669">
            <text:p>64.2863729669</text:p>
          </table:table-cell>
          <table:table-cell office:value-type="float" office:value="1">
            <text:p>1</text:p>
          </table:table-cell>
          <table:table-cell office:value-type="float" office:value="0.235">
            <text:p>0.235</text:p>
          </table:table-cell>
          <table:table-cell office:value-type="float" office:value="0.765">
            <text:p>0.765</text:p>
          </table:table-cell>
          <table:table-cell office:value-type="float" office:value="0.0312762410309">
            <text:p>0.0312762410309</text:p>
          </table:table-cell>
          <table:table-cell office:value-type="float" office:value="1553.48">
            <text:p>1.55E+03</text:p>
          </table:table-cell>
          <table:table-cell office:value-type="float" office:value="0.000154066">
            <text:p>1.54E-04</text:p>
          </table:table-cell>
        </table:table-row>
        <table:table-row table:style-name="ro1">
          <table:table-cell office:value-type="float" office:value="1881.47968072">
            <text:p>1881.47968072</text:p>
          </table:table-cell>
          <table:table-cell office:value-type="float" office:value="64.3054993226">
            <text:p>64.3054993226</text:p>
          </table:table-cell>
          <table:table-cell office:value-type="float" office:value="1">
            <text:p>1</text:p>
          </table:table-cell>
          <table:table-cell office:value-type="float" office:value="0.2325">
            <text:p>0.2325</text:p>
          </table:table-cell>
          <table:table-cell office:value-type="float" office:value="0.7675">
            <text:p>0.7675</text:p>
          </table:table-cell>
          <table:table-cell office:value-type="float" office:value="0.0308823978095">
            <text:p>0.0308823978095</text:p>
          </table:table-cell>
          <table:table-cell office:value-type="float" office:value="1558.47">
            <text:p>1.56E+03</text:p>
          </table:table-cell>
          <table:table-cell office:value-type="float" office:value="0.000174388">
            <text:p>1.74E-04</text:p>
          </table:table-cell>
        </table:table-row>
        <table:table-row table:style-name="ro1">
          <table:table-cell office:value-type="float" office:value="1881.79115731">
            <text:p>1881.79115731</text:p>
          </table:table-cell>
          <table:table-cell office:value-type="float" office:value="64.4109636029">
            <text:p>64.4109636029</text:p>
          </table:table-cell>
          <table:table-cell office:value-type="float" office:value="1">
            <text:p>1</text:p>
          </table:table-cell>
          <table:table-cell office:value-type="float" office:value="0.23">
            <text:p>0.23</text:p>
          </table:table-cell>
          <table:table-cell office:value-type="float" office:value="0.77">
            <text:p>0.77</text:p>
          </table:table-cell>
          <table:table-cell office:value-type="float" office:value="0.0306089360695">
            <text:p>0.0306089360695</text:p>
          </table:table-cell>
          <table:table-cell office:value-type="float" office:value="1563.47">
            <text:p>1.56E+03</text:p>
          </table:table-cell>
          <table:table-cell office:value-type="float" office:value="0.000197231">
            <text:p>1.97E-04</text:p>
          </table:table-cell>
        </table:table-row>
        <table:table-row table:style-name="ro1">
          <table:table-cell office:value-type="float" office:value="1882.10125984">
            <text:p>1882.10125984</text:p>
          </table:table-cell>
          <table:table-cell office:value-type="float" office:value="64.4295403339">
            <text:p>64.4295403339</text:p>
          </table:table-cell>
          <table:table-cell office:value-type="float" office:value="1">
            <text:p>1</text:p>
          </table:table-cell>
          <table:table-cell office:value-type="float" office:value="0.2275">
            <text:p>0.2275</text:p>
          </table:table-cell>
          <table:table-cell office:value-type="float" office:value="0.7725">
            <text:p>0.7725</text:p>
          </table:table-cell>
          <table:table-cell office:value-type="float" office:value="0.0305475901354">
            <text:p>0.0305475901354</text:p>
          </table:table-cell>
          <table:table-cell office:value-type="float" office:value="1568.46">
            <text:p>1.57E+03</text:p>
          </table:table-cell>
          <table:table-cell office:value-type="float" office:value="0.000222885">
            <text:p>2.23E-04</text:p>
          </table:table-cell>
        </table:table-row>
        <table:table-row table:style-name="ro1">
          <table:table-cell office:value-type="float" office:value="1882.43077185">
            <text:p>1882.43077185</text:p>
          </table:table-cell>
          <table:table-cell office:value-type="float" office:value="64.5427684062">
            <text:p>64.5427684062</text:p>
          </table:table-cell>
          <table:table-cell office:value-type="float" office:value="1">
            <text:p>1</text:p>
          </table:table-cell>
          <table:table-cell office:value-type="float" office:value="0.225">
            <text:p>0.225</text:p>
          </table:table-cell>
          <table:table-cell office:value-type="float" office:value="0.775">
            <text:p>0.775</text:p>
          </table:table-cell>
          <table:table-cell office:value-type="float" office:value="0.0302674412443">
            <text:p>0.0302674412443</text:p>
          </table:table-cell>
          <table:table-cell office:value-type="float" office:value="1573.46">
            <text:p>1.57E+03</text:p>
          </table:table-cell>
          <table:table-cell office:value-type="float" office:value="0.000251673">
            <text:p>2.52E-04</text:p>
          </table:table-cell>
        </table:table-row>
        <table:table-row table:style-name="ro1">
          <table:table-cell office:value-type="float" office:value="1882.75909664">
            <text:p>1882.75909664</text:p>
          </table:table-cell>
          <table:table-cell office:value-type="float" office:value="64.5608702483">
            <text:p>64.5608702483</text:p>
          </table:table-cell>
          <table:table-cell office:value-type="float" office:value="1">
            <text:p>1</text:p>
          </table:table-cell>
          <table:table-cell office:value-type="float" office:value="0.2225">
            <text:p>0.2225</text:p>
          </table:table-cell>
          <table:table-cell office:value-type="float" office:value="0.7775">
            <text:p>0.7775</text:p>
          </table:table-cell>
          <table:table-cell office:value-type="float" office:value="0.0302278724295">
            <text:p>0.0302278724295</text:p>
          </table:table-cell>
          <table:table-cell office:value-type="float" office:value="1578.45">
            <text:p>1.58E+03</text:p>
          </table:table-cell>
          <table:table-cell office:value-type="float" office:value="0.000283952">
            <text:p>2.84E-04</text:p>
          </table:table-cell>
        </table:table-row>
        <table:table-row table:style-name="ro1">
          <table:table-cell office:value-type="float" office:value="1883.44656431">
            <text:p>1883.44656431</text:p>
          </table:table-cell>
          <table:table-cell office:value-type="float" office:value="64.8177554759">
            <text:p>64.8177554759</text:p>
          </table:table-cell>
          <table:table-cell office:value-type="float" office:value="1">
            <text:p>1</text:p>
          </table:table-cell>
          <table:table-cell office:value-type="float" office:value="0.22">
            <text:p>0.22</text:p>
          </table:table-cell>
          <table:table-cell office:value-type="float" office:value="0.78">
            <text:p>0.78</text:p>
          </table:table-cell>
          <table:table-cell office:value-type="float" office:value="0.0299336564956">
            <text:p>0.0299336564956</text:p>
          </table:table-cell>
          <table:table-cell office:value-type="float" office:value="1583.45">
            <text:p>1.58E+03</text:p>
          </table:table-cell>
          <table:table-cell office:value-type="float" office:value="0.000320116">
            <text:p>3.20E-04</text:p>
          </table:table-cell>
        </table:table-row>
        <table:table-row table:style-name="ro1">
          <table:table-cell office:value-type="float" office:value="1884.28045996">
            <text:p>1884.28045996</text:p>
          </table:table-cell>
          <table:table-cell office:value-type="float" office:value="64.8944285077">
            <text:p>64.8944285077</text:p>
          </table:table-cell>
          <table:table-cell office:value-type="float" office:value="1">
            <text:p>1</text:p>
          </table:table-cell>
          <table:table-cell office:value-type="float" office:value="0.2175">
            <text:p>0.2175</text:p>
          </table:table-cell>
          <table:table-cell office:value-type="float" office:value="0.7825">
            <text:p>0.7825</text:p>
          </table:table-cell>
          <table:table-cell office:value-type="float" office:value="0.0302496964518">
            <text:p>0.0302496964518</text:p>
          </table:table-cell>
          <table:table-cell office:value-type="float" office:value="1588.44">
            <text:p>1.59E+03</text:p>
          </table:table-cell>
          <table:table-cell office:value-type="float" office:value="0.000360599">
            <text:p>3.61E-04</text:p>
          </table:table-cell>
        </table:table-row>
        <table:table-row table:style-name="ro1">
          <table:table-cell office:value-type="float" office:value="1884.80778111">
            <text:p>1884.80778111</text:p>
          </table:table-cell>
          <table:table-cell office:value-type="float" office:value="65.0286839372">
            <text:p>65.0286839372</text:p>
          </table:table-cell>
          <table:table-cell office:value-type="float" office:value="1">
            <text:p>1</text:p>
          </table:table-cell>
          <table:table-cell office:value-type="float" office:value="0.215">
            <text:p>0.215</text:p>
          </table:table-cell>
          <table:table-cell office:value-type="float" office:value="0.785">
            <text:p>0.785</text:p>
          </table:table-cell>
          <table:table-cell office:value-type="float" office:value="0.0301003669669">
            <text:p>0.0301003669669</text:p>
          </table:table-cell>
          <table:table-cell office:value-type="float" office:value="1593.44">
            <text:p>1.59E+03</text:p>
          </table:table-cell>
          <table:table-cell office:value-type="float" office:value="0.00040588">
            <text:p>4.06E-04</text:p>
          </table:table-cell>
        </table:table-row>
        <table:table-row table:style-name="ro1">
          <table:table-cell office:value-type="float" office:value="1885.52805757">
            <text:p>1885.52805757</text:p>
          </table:table-cell>
          <table:table-cell office:value-type="float" office:value="65.1825390913">
            <text:p>65.1825390913</text:p>
          </table:table-cell>
          <table:table-cell office:value-type="float" office:value="1">
            <text:p>1</text:p>
          </table:table-cell>
          <table:table-cell office:value-type="float" office:value="0.2125">
            <text:p>0.2125</text:p>
          </table:table-cell>
          <table:table-cell office:value-type="float" office:value="0.7875">
            <text:p>0.7875</text:p>
          </table:table-cell>
          <table:table-cell office:value-type="float" office:value="0.0300940646256">
            <text:p>0.0300940646256</text:p>
          </table:table-cell>
          <table:table-cell office:value-type="float" office:value="1598.43">
            <text:p>1.60E+03</text:p>
          </table:table-cell>
          <table:table-cell office:value-type="float" office:value="0.000456487">
            <text:p>4.56E-04</text:p>
          </table:table-cell>
        </table:table-row>
        <table:table-row table:style-name="ro1">
          <table:table-cell office:value-type="float" office:value="1886.49683082">
            <text:p>1886.49683082</text:p>
          </table:table-cell>
          <table:table-cell office:value-type="float" office:value="65.4161932377">
            <text:p>65.4161932377</text:p>
          </table:table-cell>
          <table:table-cell office:value-type="float" office:value="1">
            <text:p>1</text:p>
          </table:table-cell>
          <table:table-cell office:value-type="float" office:value="0.21">
            <text:p>0.21</text:p>
          </table:table-cell>
          <table:table-cell office:value-type="float" office:value="0.79">
            <text:p>0.79</text:p>
          </table:table-cell>
          <table:table-cell office:value-type="float" office:value="0.030133696087">
            <text:p>0.030133696087</text:p>
          </table:table-cell>
          <table:table-cell office:value-type="float" office:value="1603.43">
            <text:p>1.60E+03</text:p>
          </table:table-cell>
          <table:table-cell office:value-type="float" office:value="0.000512998">
            <text:p>5.13E-04</text:p>
          </table:table-cell>
        </table:table-row>
        <table:table-row table:style-name="ro1">
          <table:table-cell office:value-type="float" office:value="1887.14693637">
            <text:p>1887.14693637</text:p>
          </table:table-cell>
          <table:table-cell office:value-type="float" office:value="65.4425813083">
            <text:p>65.4425813083</text:p>
          </table:table-cell>
          <table:table-cell office:value-type="float" office:value="1">
            <text:p>1</text:p>
          </table:table-cell>
          <table:table-cell office:value-type="float" office:value="0.2075">
            <text:p>0.2075</text:p>
          </table:table-cell>
          <table:table-cell office:value-type="float" office:value="0.7925">
            <text:p>0.7925</text:p>
          </table:table-cell>
          <table:table-cell office:value-type="float" office:value="0.0303752481079">
            <text:p>0.0303752481079</text:p>
          </table:table-cell>
          <table:table-cell office:value-type="float" office:value="1608.42">
            <text:p>1.61E+03</text:p>
          </table:table-cell>
          <table:table-cell office:value-type="float" office:value="0.000576052">
            <text:p>5.76E-04</text:p>
          </table:table-cell>
        </table:table-row>
        <table:table-row table:style-name="ro1">
          <table:table-cell office:value-type="float" office:value="1887.26268755">
            <text:p>1887.26268755</text:p>
          </table:table-cell>
          <table:table-cell office:value-type="float" office:value="65.4624937127">
            <text:p>65.4624937127</text:p>
          </table:table-cell>
          <table:table-cell office:value-type="float" office:value="1">
            <text:p>1</text:p>
          </table:table-cell>
          <table:table-cell office:value-type="float" office:value="0.205">
            <text:p>0.205</text:p>
          </table:table-cell>
          <table:table-cell office:value-type="float" office:value="0.795">
            <text:p>0.795</text:p>
          </table:table-cell>
          <table:table-cell office:value-type="float" office:value="0.0300771045376">
            <text:p>0.0300771045376</text:p>
          </table:table-cell>
          <table:table-cell office:value-type="float" office:value="1613.42">
            <text:p>1.61E+03</text:p>
          </table:table-cell>
          <table:table-cell office:value-type="float" office:value="0.000646346">
            <text:p>6.46E-04</text:p>
          </table:table-cell>
        </table:table-row>
        <table:table-row table:style-name="ro1">
          <table:table-cell office:value-type="float" office:value="1887.58552241">
            <text:p>1887.58552241</text:p>
          </table:table-cell>
          <table:table-cell office:value-type="float" office:value="65.5717152517">
            <text:p>65.5717152517</text:p>
          </table:table-cell>
          <table:table-cell office:value-type="float" office:value="1">
            <text:p>1</text:p>
          </table:table-cell>
          <table:table-cell office:value-type="float" office:value="0.2025">
            <text:p>0.2025</text:p>
          </table:table-cell>
          <table:table-cell office:value-type="float" office:value="0.7975">
            <text:p>0.7975</text:p>
          </table:table-cell>
          <table:table-cell office:value-type="float" office:value="0.0297655355173">
            <text:p>0.0297655355173</text:p>
          </table:table-cell>
          <table:table-cell office:value-type="float" office:value="1618.41">
            <text:p>1.62E+03</text:p>
          </table:table-cell>
          <table:table-cell office:value-type="float" office:value="0.000724645">
            <text:p>7.25E-04</text:p>
          </table:table-cell>
        </table:table-row>
        <table:table-row table:style-name="ro1">
          <table:table-cell office:value-type="float" office:value="1888.04219222">
            <text:p>1888.04219222</text:p>
          </table:table-cell>
          <table:table-cell office:value-type="float" office:value="65.6451616343">
            <text:p>65.6451616343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0.0296755994196">
            <text:p>0.0296755994196</text:p>
          </table:table-cell>
          <table:table-cell office:value-type="float" office:value="1623.41">
            <text:p>1.62E+03</text:p>
          </table:table-cell>
          <table:table-cell office:value-type="float" office:value="0.000811787">
            <text:p>8.12E-04</text:p>
          </table:table-cell>
        </table:table-row>
        <table:table-row table:style-name="ro1">
          <table:table-cell office:value-type="float" office:value="1888.75394906">
            <text:p>1888.75394906</text:p>
          </table:table-cell>
          <table:table-cell office:value-type="float" office:value="65.8564179897">
            <text:p>65.8564179897</text:p>
          </table:table-cell>
          <table:table-cell office:value-type="float" office:value="1">
            <text:p>1</text:p>
          </table:table-cell>
          <table:table-cell office:value-type="float" office:value="0.1975">
            <text:p>0.1975</text:p>
          </table:table-cell>
          <table:table-cell office:value-type="float" office:value="0.8025">
            <text:p>0.8025</text:p>
          </table:table-cell>
          <table:table-cell office:value-type="float" office:value="0.0294910113477">
            <text:p>0.0294910113477</text:p>
          </table:table-cell>
          <table:table-cell office:value-type="float" office:value="1628.4">
            <text:p>1.63E+03</text:p>
          </table:table-cell>
          <table:table-cell office:value-type="float" office:value="0.000908685">
            <text:p>9.09E-04</text:p>
          </table:table-cell>
        </table:table-row>
        <table:table-row table:style-name="ro1">
          <table:table-cell office:value-type="float" office:value="1889.31863242">
            <text:p>1889.31863242</text:p>
          </table:table-cell>
          <table:table-cell office:value-type="float" office:value="65.8710349801">
            <text:p>65.8710349801</text:p>
          </table:table-cell>
          <table:table-cell office:value-type="float" office:value="1">
            <text:p>1</text:p>
          </table:table-cell>
          <table:table-cell office:value-type="float" office:value="0.195">
            <text:p>0.195</text:p>
          </table:table-cell>
          <table:table-cell office:value-type="float" office:value="0.805">
            <text:p>0.805</text:p>
          </table:table-cell>
          <table:table-cell office:value-type="float" office:value="0.0296469791575">
            <text:p>0.0296469791575</text:p>
          </table:table-cell>
          <table:table-cell office:value-type="float" office:value="1633.4">
            <text:p>1.63E+03</text:p>
          </table:table-cell>
          <table:table-cell office:value-type="float" office:value="0.00101634">
            <text:p>1.02E-03</text:p>
          </table:table-cell>
        </table:table-row>
        <table:table-row table:style-name="ro1">
          <table:table-cell office:value-type="float" office:value="1889.73260931">
            <text:p>1889.73260931</text:p>
          </table:table-cell>
          <table:table-cell office:value-type="float" office:value="66.022008742">
            <text:p>66.022008742</text:p>
          </table:table-cell>
          <table:table-cell office:value-type="float" office:value="1">
            <text:p>1</text:p>
          </table:table-cell>
          <table:table-cell office:value-type="float" office:value="0.1925">
            <text:p>0.1925</text:p>
          </table:table-cell>
          <table:table-cell office:value-type="float" office:value="0.8075">
            <text:p>0.8075</text:p>
          </table:table-cell>
          <table:table-cell office:value-type="float" office:value="0.0293070200414">
            <text:p>0.0293070200414</text:p>
          </table:table-cell>
          <table:table-cell office:value-type="float" office:value="1638.39">
            <text:p>1.64E+03</text:p>
          </table:table-cell>
          <table:table-cell office:value-type="float" office:value="0.00113583">
            <text:p>1.14E-03</text:p>
          </table:table-cell>
        </table:table-row>
        <table:table-row table:style-name="ro1">
          <table:table-cell office:value-type="float" office:value="1890.12198094">
            <text:p>1890.12198094</text:p>
          </table:table-cell>
          <table:table-cell office:value-type="float" office:value="66.0267836327">
            <text:p>66.0267836327</text:p>
          </table:table-cell>
          <table:table-cell office:value-type="float" office:value="1">
            <text:p>1</text:p>
          </table:table-cell>
          <table:table-cell office:value-type="float" office:value="0.19">
            <text:p>0.19</text:p>
          </table:table-cell>
          <table:table-cell office:value-type="float" office:value="0.81">
            <text:p>0.81</text:p>
          </table:table-cell>
          <table:table-cell office:value-type="float" office:value="0.0293039366407">
            <text:p>0.0293039366407</text:p>
          </table:table-cell>
          <table:table-cell office:value-type="float" office:value="1643.39">
            <text:p>1.64E+03</text:p>
          </table:table-cell>
          <table:table-cell office:value-type="float" office:value="0.00126835">
            <text:p>1.27E-03</text:p>
          </table:table-cell>
        </table:table-row>
        <table:table-row table:style-name="ro1">
          <table:table-cell office:value-type="float" office:value="1890.71491249">
            <text:p>1890.71491249</text:p>
          </table:table-cell>
          <table:table-cell office:value-type="float" office:value="66.2591813633">
            <text:p>66.2591813633</text:p>
          </table:table-cell>
          <table:table-cell office:value-type="float" office:value="1">
            <text:p>1</text:p>
          </table:table-cell>
          <table:table-cell office:value-type="float" office:value="0.1875">
            <text:p>0.1875</text:p>
          </table:table-cell>
          <table:table-cell office:value-type="float" office:value="0.8125">
            <text:p>0.8125</text:p>
          </table:table-cell>
          <table:table-cell office:value-type="float" office:value="0.028931576896">
            <text:p>0.028931576896</text:p>
          </table:table-cell>
          <table:table-cell office:value-type="float" office:value="1648.38">
            <text:p>1.65E+03</text:p>
          </table:table-cell>
          <table:table-cell office:value-type="float" office:value="0.00141516">
            <text:p>1.42E-03</text:p>
          </table:table-cell>
        </table:table-row>
        <table:table-row table:style-name="ro1">
          <table:table-cell office:value-type="float" office:value="1891.36520608">
            <text:p>1891.36520608</text:p>
          </table:table-cell>
          <table:table-cell office:value-type="float" office:value="66.2869010704">
            <text:p>66.2869010704</text:p>
          </table:table-cell>
          <table:table-cell office:value-type="float" office:value="1">
            <text:p>1</text:p>
          </table:table-cell>
          <table:table-cell office:value-type="float" office:value="0.185">
            <text:p>0.185</text:p>
          </table:table-cell>
          <table:table-cell office:value-type="float" office:value="0.815">
            <text:p>0.815</text:p>
          </table:table-cell>
          <table:table-cell office:value-type="float" office:value="0.0291142093182">
            <text:p>0.0291142093182</text:p>
          </table:table-cell>
          <table:table-cell office:value-type="float" office:value="1653.38">
            <text:p>1.65E+03</text:p>
          </table:table-cell>
          <table:table-cell office:value-type="float" office:value="0.00157766">
            <text:p>1.58E-03</text:p>
          </table:table-cell>
        </table:table-row>
        <table:table-row table:style-name="ro1">
          <table:table-cell office:value-type="float" office:value="1891.47494016">
            <text:p>1891.47494016</text:p>
          </table:table-cell>
          <table:table-cell office:value-type="float" office:value="66.3030749941">
            <text:p>66.3030749941</text:p>
          </table:table-cell>
          <table:table-cell office:value-type="float" office:value="1">
            <text:p>1</text:p>
          </table:table-cell>
          <table:table-cell office:value-type="float" office:value="0.1825">
            <text:p>0.1825</text:p>
          </table:table-cell>
          <table:table-cell office:value-type="float" office:value="0.8175">
            <text:p>0.8175</text:p>
          </table:table-cell>
          <table:table-cell office:value-type="float" office:value="0.0287931518782">
            <text:p>0.0287931518782</text:p>
          </table:table-cell>
          <table:table-cell office:value-type="float" office:value="1658.37">
            <text:p>1.66E+03</text:p>
          </table:table-cell>
          <table:table-cell office:value-type="float" office:value="0.00175735">
            <text:p>1.76E-03</text:p>
          </table:table-cell>
        </table:table-row>
        <table:table-row table:style-name="ro1">
          <table:table-cell office:value-type="float" office:value="1891.51933817">
            <text:p>1891.51933817</text:p>
          </table:table-cell>
          <table:table-cell office:value-type="float" office:value="66.3046602759">
            <text:p>66.3046602759</text:p>
          </table:table-cell>
          <table:table-cell office:value-type="float" office:value="1">
            <text:p>1</text:p>
          </table:table-cell>
          <table:table-cell office:value-type="float" office:value="0.18">
            <text:p>0.18</text:p>
          </table:table-cell>
          <table:table-cell office:value-type="float" office:value="0.82">
            <text:p>0.82</text:p>
          </table:table-cell>
          <table:table-cell office:value-type="float" office:value="0.0284908431449">
            <text:p>0.0284908431449</text:p>
          </table:table-cell>
          <table:table-cell office:value-type="float" office:value="1663.37">
            <text:p>1.66E+03</text:p>
          </table:table-cell>
          <table:table-cell office:value-type="float" office:value="0.00195583">
            <text:p>1.96E-03</text:p>
          </table:table-cell>
        </table:table-row>
        <table:table-row table:style-name="ro1">
          <table:table-cell office:value-type="float" office:value="1892.397894">
            <text:p>1892.397894</text:p>
          </table:table-cell>
          <table:table-cell office:value-type="float" office:value="66.654497323">
            <text:p>66.654497323</text:p>
          </table:table-cell>
          <table:table-cell office:value-type="float" office:value="1">
            <text:p>1</text:p>
          </table:table-cell>
          <table:table-cell office:value-type="float" office:value="0.1775">
            <text:p>0.1775</text:p>
          </table:table-cell>
          <table:table-cell office:value-type="float" office:value="0.8225">
            <text:p>0.8225</text:p>
          </table:table-cell>
          <table:table-cell office:value-type="float" office:value="0.0280569731922">
            <text:p>0.0280569731922</text:p>
          </table:table-cell>
          <table:table-cell office:value-type="float" office:value="1668.36">
            <text:p>1.67E+03</text:p>
          </table:table-cell>
          <table:table-cell office:value-type="float" office:value="0.00217484">
            <text:p>2.17E-03</text:p>
          </table:table-cell>
        </table:table-row>
        <table:table-row table:style-name="ro1">
          <table:table-cell office:value-type="float" office:value="1893.37253227">
            <text:p>1893.37253227</text:p>
          </table:table-cell>
          <table:table-cell office:value-type="float" office:value="66.6945155863">
            <text:p>66.6945155863</text:p>
          </table:table-cell>
          <table:table-cell office:value-type="float" office:value="1">
            <text:p>1</text:p>
          </table:table-cell>
          <table:table-cell office:value-type="float" office:value="0.175">
            <text:p>0.175</text:p>
          </table:table-cell>
          <table:table-cell office:value-type="float" office:value="0.825">
            <text:p>0.825</text:p>
          </table:table-cell>
          <table:table-cell office:value-type="float" office:value="0.0284942227047">
            <text:p>0.0284942227047</text:p>
          </table:table-cell>
          <table:table-cell office:value-type="float" office:value="1673.36">
            <text:p>1.67E+03</text:p>
          </table:table-cell>
          <table:table-cell office:value-type="float" office:value="0.00241623">
            <text:p>2.42E-03</text:p>
          </table:table-cell>
        </table:table-row>
        <table:table-row table:style-name="ro1">
          <table:table-cell office:value-type="float" office:value="1893.54381376">
            <text:p>1893.54381376</text:p>
          </table:table-cell>
          <table:table-cell office:value-type="float" office:value="66.7230099185">
            <text:p>66.7230099185</text:p>
          </table:table-cell>
          <table:table-cell office:value-type="float" office:value="1">
            <text:p>1</text:p>
          </table:table-cell>
          <table:table-cell office:value-type="float" office:value="0.1725">
            <text:p>0.1725</text:p>
          </table:table-cell>
          <table:table-cell office:value-type="float" office:value="0.8275">
            <text:p>0.8275</text:p>
          </table:table-cell>
          <table:table-cell office:value-type="float" office:value="0.0281835019677">
            <text:p>0.0281835019677</text:p>
          </table:table-cell>
          <table:table-cell office:value-type="float" office:value="1678.35">
            <text:p>1.68E+03</text:p>
          </table:table-cell>
          <table:table-cell office:value-type="float" office:value="0.00268199">
            <text:p>2.68E-03</text:p>
          </table:table-cell>
        </table:table-row>
        <table:table-row table:style-name="ro1">
          <table:table-cell office:value-type="float" office:value="1893.70796243">
            <text:p>1893.70796243</text:p>
          </table:table-cell>
          <table:table-cell office:value-type="float" office:value="66.7601750552">
            <text:p>66.7601750552</text:p>
          </table:table-cell>
          <table:table-cell office:value-type="float" office:value="1">
            <text:p>1</text:p>
          </table:table-cell>
          <table:table-cell office:value-type="float" office:value="0.17">
            <text:p>0.17</text:p>
          </table:table-cell>
          <table:table-cell office:value-type="float" office:value="0.83">
            <text:p>0.83</text:p>
          </table:table-cell>
          <table:table-cell office:value-type="float" office:value="0.0278487785542">
            <text:p>0.0278487785542</text:p>
          </table:table-cell>
          <table:table-cell office:value-type="float" office:value="1683.35">
            <text:p>1.68E+03</text:p>
          </table:table-cell>
          <table:table-cell office:value-type="float" office:value="0.00297421">
            <text:p>2.97E-03</text:p>
          </table:table-cell>
        </table:table-row>
        <table:table-row table:style-name="ro1">
          <table:table-cell office:value-type="float" office:value="1893.89579579">
            <text:p>1893.89579579</text:p>
          </table:table-cell>
          <table:table-cell office:value-type="float" office:value="66.7981432611">
            <text:p>66.7981432611</text:p>
          </table:table-cell>
          <table:table-cell office:value-type="float" office:value="1">
            <text:p>1</text:p>
          </table:table-cell>
          <table:table-cell office:value-type="float" office:value="0.1675">
            <text:p>0.1675</text:p>
          </table:table-cell>
          <table:table-cell office:value-type="float" office:value="0.8325">
            <text:p>0.8325</text:p>
          </table:table-cell>
          <table:table-cell office:value-type="float" office:value="0.0275330270113">
            <text:p>0.0275330270113</text:p>
          </table:table-cell>
          <table:table-cell office:value-type="float" office:value="1688.34">
            <text:p>1.69E+03</text:p>
          </table:table-cell>
          <table:table-cell office:value-type="float" office:value="0.00329514">
            <text:p>3.30E-03</text:p>
          </table:table-cell>
        </table:table-row>
        <table:table-row table:style-name="ro1">
          <table:table-cell office:value-type="float" office:value="1894.07422354">
            <text:p>1894.07422354</text:p>
          </table:table-cell>
          <table:table-cell office:value-type="float" office:value="66.8315461551">
            <text:p>66.8315461551</text:p>
          </table:table-cell>
          <table:table-cell office:value-type="float" office:value="1">
            <text:p>1</text:p>
          </table:table-cell>
          <table:table-cell office:value-type="float" office:value="0.165">
            <text:p>0.165</text:p>
          </table:table-cell>
          <table:table-cell office:value-type="float" office:value="0.835">
            <text:p>0.835</text:p>
          </table:table-cell>
          <table:table-cell office:value-type="float" office:value="0.0272121949722">
            <text:p>0.0272121949722</text:p>
          </table:table-cell>
          <table:table-cell office:value-type="float" office:value="1693.34">
            <text:p>1.69E+03</text:p>
          </table:table-cell>
          <table:table-cell office:value-type="float" office:value="0.00364711">
            <text:p>3.65E-03</text:p>
          </table:table-cell>
        </table:table-row>
        <table:table-row table:style-name="ro1">
          <table:table-cell office:value-type="float" office:value="1894.20947439">
            <text:p>1894.20947439</text:p>
          </table:table-cell>
          <table:table-cell office:value-type="float" office:value="66.8522436007">
            <text:p>66.8522436007</text:p>
          </table:table-cell>
          <table:table-cell office:value-type="float" office:value="1">
            <text:p>1</text:p>
          </table:table-cell>
          <table:table-cell office:value-type="float" office:value="0.1625">
            <text:p>0.1625</text:p>
          </table:table-cell>
          <table:table-cell office:value-type="float" office:value="0.8375">
            <text:p>0.8375</text:p>
          </table:table-cell>
          <table:table-cell office:value-type="float" office:value="0.0268794257122">
            <text:p>0.0268794257122</text:p>
          </table:table-cell>
          <table:table-cell office:value-type="float" office:value="1698.33">
            <text:p>1.70E+03</text:p>
          </table:table-cell>
          <table:table-cell office:value-type="float" office:value="0.00403259">
            <text:p>4.03E-03</text:p>
          </table:table-cell>
        </table:table-row>
        <table:table-row table:style-name="ro1">
          <table:table-cell office:value-type="float" office:value="1894.59075423">
            <text:p>1894.59075423</text:p>
          </table:table-cell>
          <table:table-cell office:value-type="float" office:value="66.9840580901">
            <text:p>66.9840580901</text:p>
          </table:table-cell>
          <table:table-cell office:value-type="float" office:value="1">
            <text:p>1</text:p>
          </table:table-cell>
          <table:table-cell office:value-type="float" office:value="0.16">
            <text:p>0.16</text:p>
          </table:table-cell>
          <table:table-cell office:value-type="float" office:value="0.84">
            <text:p>0.84</text:p>
          </table:table-cell>
          <table:table-cell office:value-type="float" office:value="0.0265205182678">
            <text:p>0.0265205182678</text:p>
          </table:table-cell>
          <table:table-cell office:value-type="float" office:value="1703.33">
            <text:p>1.70E+03</text:p>
          </table:table-cell>
          <table:table-cell office:value-type="float" office:value="0.00445414">
            <text:p>4.45E-03</text:p>
          </table:table-cell>
        </table:table-row>
        <table:table-row table:style-name="ro1">
          <table:table-cell office:value-type="float" office:value="1895.50528206">
            <text:p>1895.50528206</text:p>
          </table:table-cell>
          <table:table-cell office:value-type="float" office:value="67.2180547353">
            <text:p>67.2180547353</text:p>
          </table:table-cell>
          <table:table-cell office:value-type="float" office:value="1">
            <text:p>1</text:p>
          </table:table-cell>
          <table:table-cell office:value-type="float" office:value="0.1575">
            <text:p>0.1575</text:p>
          </table:table-cell>
          <table:table-cell office:value-type="float" office:value="0.8425">
            <text:p>0.8425</text:p>
          </table:table-cell>
          <table:table-cell office:value-type="float" office:value="0.0264026482004">
            <text:p>0.0264026482004</text:p>
          </table:table-cell>
          <table:table-cell office:value-type="float" office:value="1708.32">
            <text:p>1.71E+03</text:p>
          </table:table-cell>
          <table:table-cell office:value-type="float" office:value="0.00491441">
            <text:p>4.91E-03</text:p>
          </table:table-cell>
        </table:table-row>
        <table:table-row table:style-name="ro1">
          <table:table-cell office:value-type="float" office:value="1896.13885259">
            <text:p>1896.13885259</text:p>
          </table:table-cell>
          <table:table-cell office:value-type="float" office:value="67.2374863014">
            <text:p>67.2374863014</text:p>
          </table:table-cell>
          <table:table-cell office:value-type="float" office:value="1">
            <text:p>1</text:p>
          </table:table-cell>
          <table:table-cell office:value-type="float" office:value="0.155">
            <text:p>0.155</text:p>
          </table:table-cell>
          <table:table-cell office:value-type="float" office:value="0.845">
            <text:p>0.845</text:p>
          </table:table-cell>
          <table:table-cell office:value-type="float" office:value="0.0265024510865">
            <text:p>0.0265024510865</text:p>
          </table:table-cell>
          <table:table-cell office:value-type="float" office:value="1713.32">
            <text:p>1.71E+03</text:p>
          </table:table-cell>
          <table:table-cell office:value-type="float" office:value="0.00541611">
            <text:p>5.42E-03</text:p>
          </table:table-cell>
        </table:table-row>
        <table:table-row table:style-name="ro1">
          <table:table-cell office:value-type="float" office:value="1896.21181474">
            <text:p>1896.21181474</text:p>
          </table:table-cell>
          <table:table-cell office:value-type="float" office:value="67.2472395928">
            <text:p>67.2472395928</text:p>
          </table:table-cell>
          <table:table-cell office:value-type="float" office:value="1">
            <text:p>1</text:p>
          </table:table-cell>
          <table:table-cell office:value-type="float" office:value="0.1525">
            <text:p>0.1525</text:p>
          </table:table-cell>
          <table:table-cell office:value-type="float" office:value="0.8475">
            <text:p>0.8475</text:p>
          </table:table-cell>
          <table:table-cell office:value-type="float" office:value="0.0261267470149">
            <text:p>0.0261267470149</text:p>
          </table:table-cell>
          <table:table-cell office:value-type="float" office:value="1718.31">
            <text:p>1.72E+03</text:p>
          </table:table-cell>
          <table:table-cell office:value-type="float" office:value="0.00596198">
            <text:p>5.96E-03</text:p>
          </table:table-cell>
        </table:table-row>
        <table:table-row table:style-name="ro1">
          <table:table-cell office:value-type="float" office:value="1896.27142741">
            <text:p>1896.27142741</text:p>
          </table:table-cell>
          <table:table-cell office:value-type="float" office:value="67.2613313709">
            <text:p>67.2613313709</text:p>
          </table:table-cell>
          <table:table-cell office:value-type="float" office:value="1">
            <text:p>1</text:p>
          </table:table-cell>
          <table:table-cell office:value-type="float" office:value="0.15">
            <text:p>0.15</text:p>
          </table:table-cell>
          <table:table-cell office:value-type="float" office:value="0.85">
            <text:p>0.85</text:p>
          </table:table-cell>
          <table:table-cell office:value-type="float" office:value="0.0257276849548">
            <text:p>0.0257276849548</text:p>
          </table:table-cell>
          <table:table-cell office:value-type="float" office:value="1723.31">
            <text:p>1.72E+03</text:p>
          </table:table-cell>
          <table:table-cell office:value-type="float" office:value="0.00655476">
            <text:p>6.55E-03</text:p>
          </table:table-cell>
        </table:table-row>
        <table:table-row table:style-name="ro1">
          <table:table-cell office:value-type="float" office:value="1897.22524068">
            <text:p>1897.22524068</text:p>
          </table:table-cell>
          <table:table-cell office:value-type="float" office:value="67.6287648999">
            <text:p>67.6287648999</text:p>
          </table:table-cell>
          <table:table-cell office:value-type="float" office:value="1">
            <text:p>1</text:p>
          </table:table-cell>
          <table:table-cell office:value-type="float" office:value="0.1475">
            <text:p>0.1475</text:p>
          </table:table-cell>
          <table:table-cell office:value-type="float" office:value="0.8525">
            <text:p>0.8525</text:p>
          </table:table-cell>
          <table:table-cell office:value-type="float" office:value="0.0253333415673">
            <text:p>0.0253333415673</text:p>
          </table:table-cell>
          <table:table-cell office:value-type="float" office:value="1728.3">
            <text:p>1.73E+03</text:p>
          </table:table-cell>
          <table:table-cell office:value-type="float" office:value="0.00719717">
            <text:p>7.20E-03</text:p>
          </table:table-cell>
        </table:table-row>
        <table:table-row table:style-name="ro1">
          <table:table-cell office:value-type="float" office:value="1898.14695951">
            <text:p>1898.14695951</text:p>
          </table:table-cell>
          <table:table-cell office:value-type="float" office:value="67.6300189057">
            <text:p>67.6300189057</text:p>
          </table:table-cell>
          <table:table-cell office:value-type="float" office:value="1">
            <text:p>1</text:p>
          </table:table-cell>
          <table:table-cell office:value-type="float" office:value="0.145">
            <text:p>0.145</text:p>
          </table:table-cell>
          <table:table-cell office:value-type="float" office:value="0.855">
            <text:p>0.855</text:p>
          </table:table-cell>
          <table:table-cell office:value-type="float" office:value="0.0256745572662">
            <text:p>0.0256745572662</text:p>
          </table:table-cell>
          <table:table-cell office:value-type="float" office:value="1733.3">
            <text:p>1.73E+03</text:p>
          </table:table-cell>
          <table:table-cell office:value-type="float" office:value="0.00789181">
            <text:p>7.89E-03</text:p>
          </table:table-cell>
        </table:table-row>
        <table:table-row table:style-name="ro1">
          <table:table-cell office:value-type="float" office:value="1898.3548285">
            <text:p>1898.3548285</text:p>
          </table:table-cell>
          <table:table-cell office:value-type="float" office:value="67.7119124956">
            <text:p>67.7119124956</text:p>
          </table:table-cell>
          <table:table-cell office:value-type="float" office:value="1">
            <text:p>1</text:p>
          </table:table-cell>
          <table:table-cell office:value-type="float" office:value="0.1425">
            <text:p>0.1425</text:p>
          </table:table-cell>
          <table:table-cell office:value-type="float" office:value="0.8575">
            <text:p>0.8575</text:p>
          </table:table-cell>
          <table:table-cell office:value-type="float" office:value="0.0252544341006">
            <text:p>0.0252544341006</text:p>
          </table:table-cell>
          <table:table-cell office:value-type="float" office:value="1738.29">
            <text:p>1.74E+03</text:p>
          </table:table-cell>
          <table:table-cell office:value-type="float" office:value="0.0086411">
            <text:p>8.64E-03</text:p>
          </table:table-cell>
        </table:table-row>
        <table:table-row table:style-name="ro1">
          <table:table-cell office:value-type="float" office:value="1898.65021265">
            <text:p>1898.65021265</text:p>
          </table:table-cell>
          <table:table-cell office:value-type="float" office:value="67.7481725631">
            <text:p>67.7481725631</text:p>
          </table:table-cell>
          <table:table-cell office:value-type="float" office:value="1">
            <text:p>1</text:p>
          </table:table-cell>
          <table:table-cell office:value-type="float" office:value="0.14">
            <text:p>0.14</text:p>
          </table:table-cell>
          <table:table-cell office:value-type="float" office:value="0.86">
            <text:p>0.86</text:p>
          </table:table-cell>
          <table:table-cell office:value-type="float" office:value="0.0249880090335">
            <text:p>0.0249880090335</text:p>
          </table:table-cell>
          <table:table-cell office:value-type="float" office:value="1743.29">
            <text:p>1.74E+03</text:p>
          </table:table-cell>
          <table:table-cell office:value-type="float" office:value="0.00944726">
            <text:p>9.45E-03</text:p>
          </table:table-cell>
        </table:table-row>
        <table:table-row table:style-name="ro1">
          <table:table-cell office:value-type="float" office:value="1898.75174609">
            <text:p>1898.75174609</text:p>
          </table:table-cell>
          <table:table-cell office:value-type="float" office:value="67.7525258726">
            <text:p>67.7525258726</text:p>
          </table:table-cell>
          <table:table-cell office:value-type="float" office:value="1">
            <text:p>1</text:p>
          </table:table-cell>
          <table:table-cell office:value-type="float" office:value="0.1375">
            <text:p>0.1375</text:p>
          </table:table-cell>
          <table:table-cell office:value-type="float" office:value="0.8625">
            <text:p>0.8625</text:p>
          </table:table-cell>
          <table:table-cell office:value-type="float" office:value="0.0246408594737">
            <text:p>0.0246408594737</text:p>
          </table:table-cell>
          <table:table-cell office:value-type="float" office:value="1748.28">
            <text:p>1.75E+03</text:p>
          </table:table-cell>
          <table:table-cell office:value-type="float" office:value="0.0103121">
            <text:p>1.03E-02</text:p>
          </table:table-cell>
        </table:table-row>
        <table:table-row table:style-name="ro1">
          <table:table-cell office:value-type="float" office:value="1898.92681096">
            <text:p>1898.92681096</text:p>
          </table:table-cell>
          <table:table-cell office:value-type="float" office:value="67.8181985127">
            <text:p>67.8181985127</text:p>
          </table:table-cell>
          <table:table-cell office:value-type="float" office:value="1">
            <text:p>1</text:p>
          </table:table-cell>
          <table:table-cell office:value-type="float" office:value="0.135">
            <text:p>0.135</text:p>
          </table:table-cell>
          <table:table-cell office:value-type="float" office:value="0.865">
            <text:p>0.865</text:p>
          </table:table-cell>
          <table:table-cell office:value-type="float" office:value="0.0241942108927">
            <text:p>0.0241942108927</text:p>
          </table:table-cell>
          <table:table-cell office:value-type="float" office:value="1753.28">
            <text:p>1.75E+03</text:p>
          </table:table-cell>
          <table:table-cell office:value-type="float" office:value="0.0112371">
            <text:p>1.12E-02</text:p>
          </table:table-cell>
        </table:table-row>
        <table:table-row table:style-name="ro1">
          <table:table-cell office:value-type="float" office:value="1899.16456041">
            <text:p>1899.16456041</text:p>
          </table:table-cell>
          <table:table-cell office:value-type="float" office:value="67.8476256505">
            <text:p>67.8476256505</text:p>
          </table:table-cell>
          <table:table-cell office:value-type="float" office:value="1">
            <text:p>1</text:p>
          </table:table-cell>
          <table:table-cell office:value-type="float" office:value="0.1325">
            <text:p>0.1325</text:p>
          </table:table-cell>
          <table:table-cell office:value-type="float" office:value="0.8675">
            <text:p>0.8675</text:p>
          </table:table-cell>
          <table:table-cell office:value-type="float" office:value="0.0238885758575">
            <text:p>0.0238885758575</text:p>
          </table:table-cell>
          <table:table-cell office:value-type="float" office:value="1758.27">
            <text:p>1.76E+03</text:p>
          </table:table-cell>
          <table:table-cell office:value-type="float" office:value="0.0122231">
            <text:p>1.22E-02</text:p>
          </table:table-cell>
        </table:table-row>
        <table:table-row table:style-name="ro1">
          <table:table-cell office:value-type="float" office:value="1899.43952372">
            <text:p>1899.43952372</text:p>
          </table:table-cell>
          <table:table-cell office:value-type="float" office:value="67.9281838385">
            <text:p>67.9281838385</text:p>
          </table:table-cell>
          <table:table-cell office:value-type="float" office:value="1">
            <text:p>1</text:p>
          </table:table-cell>
          <table:table-cell office:value-type="float" office:value="0.13">
            <text:p>0.13</text:p>
          </table:table-cell>
          <table:table-cell office:value-type="float" office:value="0.87">
            <text:p>0.87</text:p>
          </table:table-cell>
          <table:table-cell office:value-type="float" office:value="0.0234986091077">
            <text:p>0.0234986091077</text:p>
          </table:table-cell>
          <table:table-cell office:value-type="float" office:value="1763.27">
            <text:p>1.76E+03</text:p>
          </table:table-cell>
          <table:table-cell office:value-type="float" office:value="0.0132702">
            <text:p>1.33E-02</text:p>
          </table:table-cell>
        </table:table-row>
        <table:table-row table:style-name="ro1">
          <table:table-cell office:value-type="float" office:value="1899.81286672">
            <text:p>1899.81286672</text:p>
          </table:table-cell>
          <table:table-cell office:value-type="float" office:value="67.9969628491">
            <text:p>67.9969628491</text:p>
          </table:table-cell>
          <table:table-cell office:value-type="float" office:value="1">
            <text:p>1</text:p>
          </table:table-cell>
          <table:table-cell office:value-type="float" office:value="0.1275">
            <text:p>0.1275</text:p>
          </table:table-cell>
          <table:table-cell office:value-type="float" office:value="0.8725">
            <text:p>0.8725</text:p>
          </table:table-cell>
          <table:table-cell office:value-type="float" office:value="0.023212417375">
            <text:p>0.023212417375</text:p>
          </table:table-cell>
          <table:table-cell office:value-type="float" office:value="1768.26">
            <text:p>1.77E+03</text:p>
          </table:table-cell>
          <table:table-cell office:value-type="float" office:value="0.0143777">
            <text:p>1.44E-02</text:p>
          </table:table-cell>
        </table:table-row>
        <table:table-row table:style-name="ro1">
          <table:table-cell office:value-type="float" office:value="1900.22586038">
            <text:p>1900.22586038</text:p>
          </table:table-cell>
          <table:table-cell office:value-type="float" office:value="68.0933813012">
            <text:p>68.0933813012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 office:value-type="float" office:value="0.875">
            <text:p>0.875</text:p>
          </table:table-cell>
          <table:table-cell office:value-type="float" office:value="0.0228964638292">
            <text:p>0.0228964638292</text:p>
          </table:table-cell>
          <table:table-cell office:value-type="float" office:value="1773.26">
            <text:p>1.77E+03</text:p>
          </table:table-cell>
          <table:table-cell office:value-type="float" office:value="0.0155437">
            <text:p>1.55E-02</text:p>
          </table:table-cell>
        </table:table-row>
        <table:table-row table:style-name="ro1">
          <table:table-cell office:value-type="float" office:value="1900.63193015">
            <text:p>1900.63193015</text:p>
          </table:table-cell>
          <table:table-cell office:value-type="float" office:value="68.1593907602">
            <text:p>68.1593907602</text:p>
          </table:table-cell>
          <table:table-cell office:value-type="float" office:value="1">
            <text:p>1</text:p>
          </table:table-cell>
          <table:table-cell office:value-type="float" office:value="0.1225">
            <text:p>0.1225</text:p>
          </table:table-cell>
          <table:table-cell office:value-type="float" office:value="0.8775">
            <text:p>0.8775</text:p>
          </table:table-cell>
          <table:table-cell office:value-type="float" office:value="0.0226306270798">
            <text:p>0.0226306270798</text:p>
          </table:table-cell>
          <table:table-cell office:value-type="float" office:value="1778.25">
            <text:p>1.78E+03</text:p>
          </table:table-cell>
          <table:table-cell office:value-type="float" office:value="0.0167653">
            <text:p>1.68E-02</text:p>
          </table:table-cell>
        </table:table-row>
        <table:table-row table:style-name="ro1">
          <table:table-cell office:value-type="float" office:value="1900.85013028">
            <text:p>1900.85013028</text:p>
          </table:table-cell>
          <table:table-cell office:value-type="float" office:value="68.1806613506">
            <text:p>68.1806613506</text:p>
          </table:table-cell>
          <table:table-cell office:value-type="float" office:value="1">
            <text:p>1</text:p>
          </table:table-cell>
          <table:table-cell office:value-type="float" office:value="0.12">
            <text:p>0.12</text:p>
          </table:table-cell>
          <table:table-cell office:value-type="float" office:value="0.88">
            <text:p>0.88</text:p>
          </table:table-cell>
          <table:table-cell office:value-type="float" office:value="0.0222957216192">
            <text:p>0.0222957216192</text:p>
          </table:table-cell>
          <table:table-cell office:value-type="float" office:value="1783.25">
            <text:p>1.78E+03</text:p>
          </table:table-cell>
          <table:table-cell office:value-type="float" office:value="0.018038">
            <text:p>1.80E-02</text:p>
          </table:table-cell>
        </table:table-row>
        <table:table-row table:style-name="ro1">
          <table:table-cell office:value-type="float" office:value="1901.19463845">
            <text:p>1901.19463845</text:p>
          </table:table-cell>
          <table:table-cell office:value-type="float" office:value="68.2971940297">
            <text:p>68.2971940297</text:p>
          </table:table-cell>
          <table:table-cell office:value-type="float" office:value="1">
            <text:p>1</text:p>
          </table:table-cell>
          <table:table-cell office:value-type="float" office:value="0.1175">
            <text:p>0.1175</text:p>
          </table:table-cell>
          <table:table-cell office:value-type="float" office:value="0.8825">
            <text:p>0.8825</text:p>
          </table:table-cell>
          <table:table-cell office:value-type="float" office:value="0.0218813835014">
            <text:p>0.0218813835014</text:p>
          </table:table-cell>
          <table:table-cell office:value-type="float" office:value="1788.24">
            <text:p>1.79E+03</text:p>
          </table:table-cell>
          <table:table-cell office:value-type="float" office:value="0.0193557">
            <text:p>1.94E-02</text:p>
          </table:table-cell>
        </table:table-row>
        <table:table-row table:style-name="ro1">
          <table:table-cell office:value-type="float" office:value="1901.59751694">
            <text:p>1901.59751694</text:p>
          </table:table-cell>
          <table:table-cell office:value-type="float" office:value="68.3418127458">
            <text:p>68.3418127458</text:p>
          </table:table-cell>
          <table:table-cell office:value-type="float" office:value="1">
            <text:p>1</text:p>
          </table:table-cell>
          <table:table-cell office:value-type="float" office:value="0.115">
            <text:p>0.115</text:p>
          </table:table-cell>
          <table:table-cell office:value-type="float" office:value="0.885">
            <text:p>0.885</text:p>
          </table:table-cell>
          <table:table-cell office:value-type="float" office:value="0.0216371887745">
            <text:p>0.0216371887745</text:p>
          </table:table-cell>
          <table:table-cell office:value-type="float" office:value="1793.24">
            <text:p>1.79E+03</text:p>
          </table:table-cell>
          <table:table-cell office:value-type="float" office:value="0.0207103">
            <text:p>2.07E-02</text:p>
          </table:table-cell>
        </table:table-row>
        <table:table-row table:style-name="ro1">
          <table:table-cell office:value-type="float" office:value="1902.09214597">
            <text:p>1902.09214597</text:p>
          </table:table-cell>
          <table:table-cell office:value-type="float" office:value="68.4950456432">
            <text:p>68.4950456432</text:p>
          </table:table-cell>
          <table:table-cell office:value-type="float" office:value="1">
            <text:p>1</text:p>
          </table:table-cell>
          <table:table-cell office:value-type="float" office:value="0.1125">
            <text:p>0.1125</text:p>
          </table:table-cell>
          <table:table-cell office:value-type="float" office:value="0.8875">
            <text:p>0.8875</text:p>
          </table:table-cell>
          <table:table-cell office:value-type="float" office:value="0.0212531604191">
            <text:p>0.0212531604191</text:p>
          </table:table-cell>
          <table:table-cell office:value-type="float" office:value="1798.23">
            <text:p>1.80E+03</text:p>
          </table:table-cell>
          <table:table-cell office:value-type="float" office:value="0.0220919">
            <text:p>2.21E-02</text:p>
          </table:table-cell>
        </table:table-row>
        <table:table-row table:style-name="ro1">
          <table:table-cell office:value-type="float" office:value="1902.50773882">
            <text:p>1902.50773882</text:p>
          </table:table-cell>
          <table:table-cell office:value-type="float" office:value="68.5080498851">
            <text:p>68.5080498851</text:p>
          </table:table-cell>
          <table:table-cell office:value-type="float" office:value="1">
            <text:p>1</text:p>
          </table:table-cell>
          <table:table-cell office:value-type="float" office:value="0.11">
            <text:p>0.11</text:p>
          </table:table-cell>
          <table:table-cell office:value-type="float" office:value="0.89">
            <text:p>0.89</text:p>
          </table:table-cell>
          <table:table-cell office:value-type="float" office:value="0.0210502601956">
            <text:p>0.0210502601956</text:p>
          </table:table-cell>
          <table:table-cell office:value-type="float" office:value="1803.23">
            <text:p>1.80E+03</text:p>
          </table:table-cell>
          <table:table-cell office:value-type="float" office:value="0.023488">
            <text:p>2.35E-02</text:p>
          </table:table-cell>
        </table:table-row>
        <table:table-row table:style-name="ro1">
          <table:table-cell office:value-type="float" office:value="1903.03190713">
            <text:p>1903.03190713</text:p>
          </table:table-cell>
          <table:table-cell office:value-type="float" office:value="68.7047129656">
            <text:p>68.7047129656</text:p>
          </table:table-cell>
          <table:table-cell office:value-type="float" office:value="1">
            <text:p>1</text:p>
          </table:table-cell>
          <table:table-cell office:value-type="float" office:value="0.1075">
            <text:p>0.1075</text:p>
          </table:table-cell>
          <table:table-cell office:value-type="float" office:value="0.8925">
            <text:p>0.8925</text:p>
          </table:table-cell>
          <table:table-cell office:value-type="float" office:value="0.0206121550259">
            <text:p>0.0206121550259</text:p>
          </table:table-cell>
          <table:table-cell office:value-type="float" office:value="1808.22">
            <text:p>1.81E+03</text:p>
          </table:table-cell>
          <table:table-cell office:value-type="float" office:value="0.024884">
            <text:p>2.49E-02</text:p>
          </table:table-cell>
        </table:table-row>
        <table:table-row table:style-name="ro1">
          <table:table-cell office:value-type="float" office:value="1903.66928835">
            <text:p>1903.66928835</text:p>
          </table:table-cell>
          <table:table-cell office:value-type="float" office:value="68.7630023726">
            <text:p>68.7630023726</text:p>
          </table:table-cell>
          <table:table-cell office:value-type="float" office:value="1">
            <text:p>1</text:p>
          </table:table-cell>
          <table:table-cell office:value-type="float" office:value="0.105">
            <text:p>0.105</text:p>
          </table:table-cell>
          <table:table-cell office:value-type="float" office:value="0.895">
            <text:p>0.895</text:p>
          </table:table-cell>
          <table:table-cell office:value-type="float" office:value="0.0204761472259">
            <text:p>0.0204761472259</text:p>
          </table:table-cell>
          <table:table-cell office:value-type="float" office:value="1813.22">
            <text:p>1.81E+03</text:p>
          </table:table-cell>
          <table:table-cell office:value-type="float" office:value="0.0262624">
            <text:p>2.63E-02</text:p>
          </table:table-cell>
        </table:table-row>
        <table:table-row table:style-name="ro1">
          <table:table-cell office:value-type="float" office:value="1904.16938785">
            <text:p>1904.16938785</text:p>
          </table:table-cell>
          <table:table-cell office:value-type="float" office:value="68.9047527676">
            <text:p>68.9047527676</text:p>
          </table:table-cell>
          <table:table-cell office:value-type="float" office:value="1">
            <text:p>1</text:p>
          </table:table-cell>
          <table:table-cell office:value-type="float" office:value="0.1025">
            <text:p>0.1025</text:p>
          </table:table-cell>
          <table:table-cell office:value-type="float" office:value="0.8975">
            <text:p>0.8975</text:p>
          </table:table-cell>
          <table:table-cell office:value-type="float" office:value="0.0200952578744">
            <text:p>0.0200952578744</text:p>
          </table:table-cell>
          <table:table-cell office:value-type="float" office:value="1818.21">
            <text:p>1.82E+03</text:p>
          </table:table-cell>
          <table:table-cell office:value-type="float" office:value="0.0276036">
            <text:p>2.76E-02</text:p>
          </table:table-cell>
        </table:table-row>
        <table:table-row table:style-name="ro1">
          <table:table-cell office:value-type="float" office:value="1905.16026411">
            <text:p>1905.16026411</text:p>
          </table:table-cell>
          <table:table-cell office:value-type="float" office:value="69.1593528747">
            <text:p>69.1593528747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.0198496025617">
            <text:p>0.0198496025617</text:p>
          </table:table-cell>
          <table:table-cell office:value-type="float" office:value="1823.21">
            <text:p>1.82E+03</text:p>
          </table:table-cell>
          <table:table-cell office:value-type="float" office:value="0.0288851">
            <text:p>2.89E-02</text:p>
          </table:table-cell>
        </table:table-row>
        <table:table-row table:style-name="ro1">
          <table:table-cell office:value-type="float" office:value="1905.80459398">
            <text:p>1905.80459398</text:p>
          </table:table-cell>
          <table:table-cell office:value-type="float" office:value="69.1624847178">
            <text:p>69.1624847178</text:p>
          </table:table-cell>
          <table:table-cell office:value-type="float" office:value="1">
            <text:p>1</text:p>
          </table:table-cell>
          <table:table-cell office:value-type="float" office:value="0.0975">
            <text:p>0.0975</text:p>
          </table:table-cell>
          <table:table-cell office:value-type="float" office:value="0.9025">
            <text:p>0.9025</text:p>
          </table:table-cell>
          <table:table-cell office:value-type="float" office:value="0.0197809024882">
            <text:p>0.0197809024882</text:p>
          </table:table-cell>
          <table:table-cell office:value-type="float" office:value="1828.2">
            <text:p>1.83E+03</text:p>
          </table:table-cell>
          <table:table-cell office:value-type="float" office:value="0.0300822">
            <text:p>3.01E-02</text:p>
          </table:table-cell>
        </table:table-row>
        <table:table-row table:style-name="ro1">
          <table:table-cell office:value-type="float" office:value="1906.35428944">
            <text:p>1906.35428944</text:p>
          </table:table-cell>
          <table:table-cell office:value-type="float" office:value="69.3792310571">
            <text:p>69.3792310571</text:p>
          </table:table-cell>
          <table:table-cell office:value-type="float" office:value="1">
            <text:p>1</text:p>
          </table:table-cell>
          <table:table-cell office:value-type="float" office:value="0.095">
            <text:p>0.095</text:p>
          </table:table-cell>
          <table:table-cell office:value-type="float" office:value="0.905">
            <text:p>0.905</text:p>
          </table:table-cell>
          <table:table-cell office:value-type="float" office:value="0.0192879983235">
            <text:p>0.0192879983235</text:p>
          </table:table-cell>
          <table:table-cell office:value-type="float" office:value="1833.2">
            <text:p>1.83E+03</text:p>
          </table:table-cell>
          <table:table-cell office:value-type="float" office:value="0.031168">
            <text:p>3.12E-02</text:p>
          </table:table-cell>
        </table:table-row>
        <table:table-row table:style-name="ro1">
          <table:table-cell office:value-type="float" office:value="1907.09550187">
            <text:p>1907.09550187</text:p>
          </table:table-cell>
          <table:table-cell office:value-type="float" office:value="69.4589696918">
            <text:p>69.4589696918</text:p>
          </table:table-cell>
          <table:table-cell office:value-type="float" office:value="1">
            <text:p>1</text:p>
          </table:table-cell>
          <table:table-cell office:value-type="float" office:value="0.0925">
            <text:p>0.0925</text:p>
          </table:table-cell>
          <table:table-cell office:value-type="float" office:value="0.9075">
            <text:p>0.9075</text:p>
          </table:table-cell>
          <table:table-cell office:value-type="float" office:value="0.0191340913025">
            <text:p>0.0191340913025</text:p>
          </table:table-cell>
          <table:table-cell office:value-type="float" office:value="1838.19">
            <text:p>1.84E+03</text:p>
          </table:table-cell>
          <table:table-cell office:value-type="float" office:value="0.0321143">
            <text:p>3.21E-02</text:p>
          </table:table-cell>
        </table:table-row>
        <table:table-row table:style-name="ro1">
          <table:table-cell office:value-type="float" office:value="1907.71934187">
            <text:p>1907.71934187</text:p>
          </table:table-cell>
          <table:table-cell office:value-type="float" office:value="69.6287670554">
            <text:p>69.6287670554</text:p>
          </table:table-cell>
          <table:table-cell office:value-type="float" office:value="1">
            <text:p>1</text:p>
          </table:table-cell>
          <table:table-cell office:value-type="float" office:value="0.09">
            <text:p>0.09</text:p>
          </table:table-cell>
          <table:table-cell office:value-type="float" office:value="0.91">
            <text:p>0.91</text:p>
          </table:table-cell>
          <table:table-cell office:value-type="float" office:value="0.0187538641566">
            <text:p>0.0187538641566</text:p>
          </table:table-cell>
          <table:table-cell office:value-type="float" office:value="1843.19">
            <text:p>1.84E+03</text:p>
          </table:table-cell>
          <table:table-cell office:value-type="float" office:value="0.0328917">
            <text:p>3.29E-02</text:p>
          </table:table-cell>
        </table:table-row>
        <table:table-row table:style-name="ro1">
          <table:table-cell office:value-type="float" office:value="1908.62106354">
            <text:p>1908.62106354</text:p>
          </table:table-cell>
          <table:table-cell office:value-type="float" office:value="69.8196583621">
            <text:p>69.8196583621</text:p>
          </table:table-cell>
          <table:table-cell office:value-type="float" office:value="1">
            <text:p>1</text:p>
          </table:table-cell>
          <table:table-cell office:value-type="float" office:value="0.0875">
            <text:p>0.0875</text:p>
          </table:table-cell>
          <table:table-cell office:value-type="float" office:value="0.9125">
            <text:p>0.9125</text:p>
          </table:table-cell>
          <table:table-cell office:value-type="float" office:value="0.018504822084">
            <text:p>0.018504822084</text:p>
          </table:table-cell>
          <table:table-cell office:value-type="float" office:value="1848.18">
            <text:p>1.85E+03</text:p>
          </table:table-cell>
          <table:table-cell office:value-type="float" office:value="0.0334708">
            <text:p>3.35E-02</text:p>
          </table:table-cell>
        </table:table-row>
        <table:table-row table:style-name="ro1">
          <table:table-cell office:value-type="float" office:value="1909.1615075">
            <text:p>1909.1615075</text:p>
          </table:table-cell>
          <table:table-cell office:value-type="float" office:value="69.8449446367">
            <text:p>69.8449446367</text:p>
          </table:table-cell>
          <table:table-cell office:value-type="float" office:value="1">
            <text:p>1</text:p>
          </table:table-cell>
          <table:table-cell office:value-type="float" office:value="0.085">
            <text:p>0.085</text:p>
          </table:table-cell>
          <table:table-cell office:value-type="float" office:value="0.915">
            <text:p>0.915</text:p>
          </table:table-cell>
          <table:table-cell office:value-type="float" office:value="0.018278244942">
            <text:p>0.018278244942</text:p>
          </table:table-cell>
          <table:table-cell office:value-type="float" office:value="1853.18">
            <text:p>1.85E+03</text:p>
          </table:table-cell>
          <table:table-cell office:value-type="float" office:value="0.0338234">
            <text:p>3.38E-02</text:p>
          </table:table-cell>
        </table:table-row>
        <table:table-row table:style-name="ro1">
          <table:table-cell office:value-type="float" office:value="1909.64762737">
            <text:p>1909.64762737</text:p>
          </table:table-cell>
          <table:table-cell office:value-type="float" office:value="70.014106312">
            <text:p>70.014106312</text:p>
          </table:table-cell>
          <table:table-cell office:value-type="float" office:value="1">
            <text:p>1</text:p>
          </table:table-cell>
          <table:table-cell office:value-type="float" office:value="0.0825">
            <text:p>0.0825</text:p>
          </table:table-cell>
          <table:table-cell office:value-type="float" office:value="0.9175">
            <text:p>0.9175</text:p>
          </table:table-cell>
          <table:table-cell office:value-type="float" office:value="0.0177906193004">
            <text:p>0.0177906193004</text:p>
          </table:table-cell>
          <table:table-cell office:value-type="float" office:value="1858.17">
            <text:p>1.86E+03</text:p>
          </table:table-cell>
          <table:table-cell office:value-type="float" office:value="0.0339232">
            <text:p>3.39E-02</text:p>
          </table:table-cell>
        </table:table-row>
        <table:table-row table:style-name="ro1">
          <table:table-cell office:value-type="float" office:value="1911.6158416">
            <text:p>1911.6158416</text:p>
          </table:table-cell>
          <table:table-cell office:value-type="float" office:value="70.6322303263">
            <text:p>70.6322303263</text:p>
          </table:table-cell>
          <table:table-cell office:value-type="float" office:value="1">
            <text:p>1</text:p>
          </table:table-cell>
          <table:table-cell office:value-type="float" office:value="0.08">
            <text:p>0.08</text:p>
          </table:table-cell>
          <table:table-cell office:value-type="float" office:value="0.92">
            <text:p>0.92</text:p>
          </table:table-cell>
          <table:table-cell office:value-type="float" office:value="0.0175105143676">
            <text:p>0.0175105143676</text:p>
          </table:table-cell>
          <table:table-cell office:value-type="float" office:value="1863.17">
            <text:p>1.86E+03</text:p>
          </table:table-cell>
          <table:table-cell office:value-type="float" office:value="0.033748">
            <text:p>3.37E-02</text:p>
          </table:table-cell>
        </table:table-row>
        <table:table-row table:style-name="ro1">
          <table:table-cell office:value-type="float" office:value="1914.14229735">
            <text:p>1914.14229735</text:p>
          </table:table-cell>
          <table:table-cell office:value-type="float" office:value="71.0246886148">
            <text:p>71.0246886148</text:p>
          </table:table-cell>
          <table:table-cell office:value-type="float" office:value="1">
            <text:p>1</text:p>
          </table:table-cell>
          <table:table-cell office:value-type="float" office:value="0.0775">
            <text:p>0.0775</text:p>
          </table:table-cell>
          <table:table-cell office:value-type="float" office:value="0.9225">
            <text:p>0.9225</text:p>
          </table:table-cell>
          <table:table-cell office:value-type="float" office:value="0.0178657614547">
            <text:p>0.0178657614547</text:p>
          </table:table-cell>
          <table:table-cell office:value-type="float" office:value="1868.16">
            <text:p>1.87E+03</text:p>
          </table:table-cell>
          <table:table-cell office:value-type="float" office:value="0.0332804">
            <text:p>3.33E-02</text:p>
          </table:table-cell>
        </table:table-row>
        <table:table-row table:style-name="ro1">
          <table:table-cell office:value-type="float" office:value="1915.24021549">
            <text:p>1915.24021549</text:p>
          </table:table-cell>
          <table:table-cell office:value-type="float" office:value="71.0713975816">
            <text:p>71.0713975816</text:p>
          </table:table-cell>
          <table:table-cell office:value-type="float" office:value="1">
            <text:p>1</text:p>
          </table:table-cell>
          <table:table-cell office:value-type="float" office:value="0.075">
            <text:p>0.075</text:p>
          </table:table-cell>
          <table:table-cell office:value-type="float" office:value="0.925">
            <text:p>0.925</text:p>
          </table:table-cell>
          <table:table-cell office:value-type="float" office:value="0.0178758168755">
            <text:p>0.0178758168755</text:p>
          </table:table-cell>
          <table:table-cell office:value-type="float" office:value="1873.16">
            <text:p>1.87E+03</text:p>
          </table:table-cell>
          <table:table-cell office:value-type="float" office:value="0.0325099">
            <text:p>3.25E-02</text:p>
          </table:table-cell>
        </table:table-row>
        <table:table-row table:style-name="ro1">
          <table:table-cell office:value-type="float" office:value="1916.17672399">
            <text:p>1916.17672399</text:p>
          </table:table-cell>
          <table:table-cell office:value-type="float" office:value="71.3992920132">
            <text:p>71.3992920132</text:p>
          </table:table-cell>
          <table:table-cell office:value-type="float" office:value="1">
            <text:p>1</text:p>
          </table:table-cell>
          <table:table-cell office:value-type="float" office:value="0.0725">
            <text:p>0.0725</text:p>
          </table:table-cell>
          <table:table-cell office:value-type="float" office:value="0.9275">
            <text:p>0.9275</text:p>
          </table:table-cell>
          <table:table-cell office:value-type="float" office:value="0.0173633914641">
            <text:p>0.0173633914641</text:p>
          </table:table-cell>
          <table:table-cell office:value-type="float" office:value="1878.15">
            <text:p>1.88E+03</text:p>
          </table:table-cell>
          <table:table-cell office:value-type="float" office:value="0.0314343">
            <text:p>3.14E-02</text:p>
          </table:table-cell>
        </table:table-row>
        <table:table-row table:style-name="ro1">
          <table:table-cell office:value-type="float" office:value="1917.18368992">
            <text:p>1917.18368992</text:p>
          </table:table-cell>
          <table:table-cell office:value-type="float" office:value="71.4741839547">
            <text:p>71.4741839547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 office:value-type="float" office:value="0.93">
            <text:p>0.93</text:p>
          </table:table-cell>
          <table:table-cell office:value-type="float" office:value="0.0172428607456">
            <text:p>0.0172428607456</text:p>
          </table:table-cell>
          <table:table-cell office:value-type="float" office:value="1883.15">
            <text:p>1.88E+03</text:p>
          </table:table-cell>
          <table:table-cell office:value-type="float" office:value="0.0300608">
            <text:p>3.01E-02</text:p>
          </table:table-cell>
        </table:table-row>
        <table:table-row table:style-name="ro1">
          <table:table-cell office:value-type="float" office:value="1917.86808909">
            <text:p>1917.86808909</text:p>
          </table:table-cell>
          <table:table-cell office:value-type="float" office:value="71.6730516796">
            <text:p>71.6730516796</text:p>
          </table:table-cell>
          <table:table-cell office:value-type="float" office:value="1">
            <text:p>1</text:p>
          </table:table-cell>
          <table:table-cell office:value-type="float" office:value="0.0675">
            <text:p>0.0675</text:p>
          </table:table-cell>
          <table:table-cell office:value-type="float" office:value="0.9325">
            <text:p>0.9325</text:p>
          </table:table-cell>
          <table:table-cell office:value-type="float" office:value="0.0167490278613">
            <text:p>0.0167490278613</text:p>
          </table:table-cell>
          <table:table-cell office:value-type="float" office:value="1888.14">
            <text:p>1.89E+03</text:p>
          </table:table-cell>
          <table:table-cell office:value-type="float" office:value="0.0284071">
            <text:p>2.84E-02</text:p>
          </table:table-cell>
        </table:table-row>
        <table:table-row table:style-name="ro1">
          <table:table-cell office:value-type="float" office:value="1919.72544492">
            <text:p>1919.72544492</text:p>
          </table:table-cell>
          <table:table-cell office:value-type="float" office:value="72.2171262882">
            <text:p>72.2171262882</text:p>
          </table:table-cell>
          <table:table-cell office:value-type="float" office:value="1">
            <text:p>1</text:p>
          </table:table-cell>
          <table:table-cell office:value-type="float" office:value="0.065">
            <text:p>0.065</text:p>
          </table:table-cell>
          <table:table-cell office:value-type="float" office:value="0.935">
            <text:p>0.935</text:p>
          </table:table-cell>
          <table:table-cell office:value-type="float" office:value="0.0164160933972">
            <text:p>0.0164160933972</text:p>
          </table:table-cell>
          <table:table-cell office:value-type="float" office:value="1893.14">
            <text:p>1.89E+03</text:p>
          </table:table-cell>
          <table:table-cell office:value-type="float" office:value="0.0265018">
            <text:p>2.65E-02</text:p>
          </table:table-cell>
        </table:table-row>
        <table:table-row table:style-name="ro1">
          <table:table-cell office:value-type="float" office:value="1921.27512098">
            <text:p>1921.27512098</text:p>
          </table:table-cell>
          <table:table-cell office:value-type="float" office:value="72.2929221037">
            <text:p>72.2929221037</text:p>
          </table:table-cell>
          <table:table-cell office:value-type="float" office:value="1">
            <text:p>1</text:p>
          </table:table-cell>
          <table:table-cell office:value-type="float" office:value="0.0625">
            <text:p>0.0625</text:p>
          </table:table-cell>
          <table:table-cell office:value-type="float" office:value="0.9375">
            <text:p>0.9375</text:p>
          </table:table-cell>
          <table:table-cell office:value-type="float" office:value="0.0165258990435">
            <text:p>0.0165258990435</text:p>
          </table:table-cell>
          <table:table-cell office:value-type="float" office:value="1898.13">
            <text:p>1.90E+03</text:p>
          </table:table-cell>
          <table:table-cell office:value-type="float" office:value="0.0243839">
            <text:p>2.44E-02</text:p>
          </table:table-cell>
        </table:table-row>
        <table:table-row table:style-name="ro1">
          <table:table-cell office:value-type="float" office:value="1921.6428472">
            <text:p>1921.6428472</text:p>
          </table:table-cell>
          <table:table-cell office:value-type="float" office:value="72.3642167759">
            <text:p>72.3642167759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float" office:value="0.94">
            <text:p>0.94</text:p>
          </table:table-cell>
          <table:table-cell office:value-type="float" office:value="0.0159876118044">
            <text:p>0.0159876118044</text:p>
          </table:table-cell>
          <table:table-cell office:value-type="float" office:value="1903.13">
            <text:p>1.90E+03</text:p>
          </table:table-cell>
          <table:table-cell office:value-type="float" office:value="0.0221025">
            <text:p>2.21E-02</text:p>
          </table:table-cell>
        </table:table-row>
        <table:table-row table:style-name="ro1">
          <table:table-cell office:value-type="float" office:value="1921.93941151">
            <text:p>1921.93941151</text:p>
          </table:table-cell>
          <table:table-cell office:value-type="float" office:value="72.4115478293">
            <text:p>72.4115478293</text:p>
          </table:table-cell>
          <table:table-cell office:value-type="float" office:value="1">
            <text:p>1</text:p>
          </table:table-cell>
          <table:table-cell office:value-type="float" office:value="0.0575">
            <text:p>0.0575</text:p>
          </table:table-cell>
          <table:table-cell office:value-type="float" office:value="0.9425">
            <text:p>0.9425</text:p>
          </table:table-cell>
          <table:table-cell office:value-type="float" office:value="0.0154389846565">
            <text:p>0.0154389846565</text:p>
          </table:table-cell>
          <table:table-cell office:value-type="float" office:value="1908.12">
            <text:p>1.91E+03</text:p>
          </table:table-cell>
          <table:table-cell office:value-type="float" office:value="0.0197142">
            <text:p>1.97E-02</text:p>
          </table:table-cell>
        </table:table-row>
        <table:table-row table:style-name="ro1">
          <table:table-cell office:value-type="float" office:value="1922.14373633">
            <text:p>1922.14373633</text:p>
          </table:table-cell>
          <table:table-cell office:value-type="float" office:value="72.4459467022">
            <text:p>72.4459467022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float" office:value="0.945">
            <text:p>0.945</text:p>
          </table:table-cell>
          <table:table-cell office:value-type="float" office:value="0.0148511917779">
            <text:p>0.0148511917779</text:p>
          </table:table-cell>
          <table:table-cell office:value-type="float" office:value="1913.12">
            <text:p>1.91E+03</text:p>
          </table:table-cell>
          <table:table-cell office:value-type="float" office:value="0.017281">
            <text:p>1.73E-02</text:p>
          </table:table-cell>
        </table:table-row>
        <table:table-row table:style-name="ro1">
          <table:table-cell office:value-type="float" office:value="1922.56986194">
            <text:p>1922.56986194</text:p>
          </table:table-cell>
          <table:table-cell office:value-type="float" office:value="72.5819980736">
            <text:p>72.5819980736</text:p>
          </table:table-cell>
          <table:table-cell office:value-type="float" office:value="1">
            <text:p>1</text:p>
          </table:table-cell>
          <table:table-cell office:value-type="float" office:value="0.0525">
            <text:p>0.0525</text:p>
          </table:table-cell>
          <table:table-cell office:value-type="float" office:value="0.9475">
            <text:p>0.9475</text:p>
          </table:table-cell>
          <table:table-cell office:value-type="float" office:value="0.0142470006305">
            <text:p>0.0142470006305</text:p>
          </table:table-cell>
          <table:table-cell office:value-type="float" office:value="1918.11">
            <text:p>1.92E+03</text:p>
          </table:table-cell>
          <table:table-cell office:value-type="float" office:value="0.0148671">
            <text:p>1.49E-02</text:p>
          </table:table-cell>
        </table:table-row>
        <table:table-row table:style-name="ro1">
          <table:table-cell office:value-type="float" office:value="1923.04674461">
            <text:p>1923.04674461</text:p>
          </table:table-cell>
          <table:table-cell office:value-type="float" office:value="72.6366997708">
            <text:p>72.6366997708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0.95">
            <text:p>0.95</text:p>
          </table:table-cell>
          <table:table-cell office:value-type="float" office:value="0.0137492208135">
            <text:p>0.0137492208135</text:p>
          </table:table-cell>
          <table:table-cell office:value-type="float" office:value="1923.11">
            <text:p>1.92E+03</text:p>
          </table:table-cell>
          <table:table-cell office:value-type="float" office:value="0.0125349">
            <text:p>1.25E-02</text:p>
          </table:table-cell>
        </table:table-row>
        <table:table-row table:style-name="ro1">
          <table:table-cell office:value-type="float" office:value="1924.125456">
            <text:p>1924.125456</text:p>
          </table:table-cell>
          <table:table-cell office:value-type="float" office:value="73.0134826282">
            <text:p>73.0134826282</text:p>
          </table:table-cell>
          <table:table-cell office:value-type="float" office:value="1">
            <text:p>1</text:p>
          </table:table-cell>
          <table:table-cell office:value-type="float" office:value="0.0475">
            <text:p>0.0475</text:p>
          </table:table-cell>
          <table:table-cell office:value-type="float" office:value="0.9525">
            <text:p>0.9525</text:p>
          </table:table-cell>
          <table:table-cell office:value-type="float" office:value="0.0131536098033">
            <text:p>0.0131536098033</text:p>
          </table:table-cell>
          <table:table-cell office:value-type="float" office:value="1928.1">
            <text:p>1.93E+03</text:p>
          </table:table-cell>
          <table:table-cell office:value-type="float" office:value="0.010341">
            <text:p>1.03E-02</text:p>
          </table:table-cell>
        </table:table-row>
        <table:table-row table:style-name="ro1">
          <table:table-cell office:value-type="float" office:value="1925.33929455">
            <text:p>1925.33929455</text:p>
          </table:table-cell>
          <table:table-cell office:value-type="float" office:value="73.1222351918">
            <text:p>73.1222351918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float" office:value="0.955">
            <text:p>0.955</text:p>
          </table:table-cell>
          <table:table-cell office:value-type="float" office:value="0.0128830251475">
            <text:p>0.0128830251475</text:p>
          </table:table-cell>
          <table:table-cell office:value-type="float" office:value="1933.1">
            <text:p>1.93E+03</text:p>
          </table:table-cell>
          <table:table-cell office:value-type="float" office:value="0.00833353">
            <text:p>8.33E-03</text:p>
          </table:table-cell>
        </table:table-row>
        <table:table-row table:style-name="ro1">
          <table:table-cell office:value-type="float" office:value="1926.23538279">
            <text:p>1926.23538279</text:p>
          </table:table-cell>
          <table:table-cell office:value-type="float" office:value="73.3719179223">
            <text:p>73.3719179223</text:p>
          </table:table-cell>
          <table:table-cell office:value-type="float" office:value="1">
            <text:p>1</text:p>
          </table:table-cell>
          <table:table-cell office:value-type="float" office:value="0.0425">
            <text:p>0.0425</text:p>
          </table:table-cell>
          <table:table-cell office:value-type="float" office:value="0.9575">
            <text:p>0.9575</text:p>
          </table:table-cell>
          <table:table-cell office:value-type="float" office:value="0.0123142116826">
            <text:p>0.0123142116826</text:p>
          </table:table-cell>
          <table:table-cell office:value-type="float" office:value="1938.09">
            <text:p>1.94E+03</text:p>
          </table:table-cell>
          <table:table-cell office:value-type="float" office:value="0.00654846">
            <text:p>6.55E-03</text:p>
          </table:table-cell>
        </table:table-row>
        <table:table-row table:style-name="ro1">
          <table:table-cell office:value-type="float" office:value="1927.03764859">
            <text:p>1927.03764859</text:p>
          </table:table-cell>
          <table:table-cell office:value-type="float" office:value="73.4431415144">
            <text:p>73.4431415144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float" office:value="0.96">
            <text:p>0.96</text:p>
          </table:table-cell>
          <table:table-cell office:value-type="float" office:value="0.0118687767406">
            <text:p>0.0118687767406</text:p>
          </table:table-cell>
          <table:table-cell office:value-type="float" office:value="1943.09">
            <text:p>1.94E+03</text:p>
          </table:table-cell>
          <table:table-cell office:value-type="float" office:value="0.00500795">
            <text:p>5.01E-03</text:p>
          </table:table-cell>
        </table:table-row>
        <table:table-row table:style-name="ro1">
          <table:table-cell office:value-type="float" office:value="1929.28779183">
            <text:p>1929.28779183</text:p>
          </table:table-cell>
          <table:table-cell office:value-type="float" office:value="74.2719752191">
            <text:p>74.2719752191</text:p>
          </table:table-cell>
          <table:table-cell office:value-type="float" office:value="1">
            <text:p>1</text:p>
          </table:table-cell>
          <table:table-cell office:value-type="float" office:value="0.0375">
            <text:p>0.0375</text:p>
          </table:table-cell>
          <table:table-cell office:value-type="float" office:value="0.9625">
            <text:p>0.9625</text:p>
          </table:table-cell>
          <table:table-cell office:value-type="float" office:value="0.0112343052612">
            <text:p>0.0112343052612</text:p>
          </table:table-cell>
          <table:table-cell office:value-type="float" office:value="1948.08">
            <text:p>1.95E+03</text:p>
          </table:table-cell>
          <table:table-cell office:value-type="float" office:value="0.00371952">
            <text:p>3.72E-03</text:p>
          </table:table-cell>
        </table:table-row>
        <table:table-row table:style-name="ro1">
          <table:table-cell office:value-type="float" office:value="1931.73115358">
            <text:p>1931.73115358</text:p>
          </table:table-cell>
          <table:table-cell office:value-type="float" office:value="74.4204862138">
            <text:p>74.4204862138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float" office:value="0.965">
            <text:p>0.965</text:p>
          </table:table-cell>
          <table:table-cell office:value-type="float" office:value="0.0112608718666">
            <text:p>0.0112608718666</text:p>
          </table:table-cell>
          <table:table-cell office:value-type="float" office:value="1953.08">
            <text:p>1.95E+03</text:p>
          </table:table-cell>
          <table:table-cell office:value-type="float" office:value="0.00267701">
            <text:p>2.68E-03</text:p>
          </table:table-cell>
        </table:table-row>
        <table:table-row table:style-name="ro1">
          <table:table-cell office:value-type="float" office:value="1932.21482301">
            <text:p>1932.21482301</text:p>
          </table:table-cell>
          <table:table-cell office:value-type="float" office:value="74.4654429883">
            <text:p>74.4654429883</text:p>
          </table:table-cell>
          <table:table-cell office:value-type="float" office:value="1">
            <text:p>1</text:p>
          </table:table-cell>
          <table:table-cell office:value-type="float" office:value="0.0325">
            <text:p>0.0325</text:p>
          </table:table-cell>
          <table:table-cell office:value-type="float" office:value="0.9675">
            <text:p>0.9675</text:p>
          </table:table-cell>
          <table:table-cell office:value-type="float" office:value="0.0106371165311">
            <text:p>0.0106371165311</text:p>
          </table:table-cell>
          <table:table-cell office:value-type="float" office:value="1958.07">
            <text:p>1.96E+03</text:p>
          </table:table-cell>
          <table:table-cell office:value-type="float" office:value="0.0018626">
            <text:p>1.86E-03</text:p>
          </table:table-cell>
        </table:table-row>
        <table:table-row table:style-name="ro1">
          <table:table-cell office:value-type="float" office:value="1932.72721284">
            <text:p>1932.72721284</text:p>
          </table:table-cell>
          <table:table-cell office:value-type="float" office:value="74.6254421474">
            <text:p>74.6254421474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float" office:value="0.97">
            <text:p>0.97</text:p>
          </table:table-cell>
          <table:table-cell office:value-type="float" office:value="0.00991349661695">
            <text:p>0.00991349661695</text:p>
          </table:table-cell>
          <table:table-cell office:value-type="float" office:value="1963.07">
            <text:p>1.96E+03</text:p>
          </table:table-cell>
          <table:table-cell office:value-type="float" office:value="0.00124965">
            <text:p>1.25E-03</text:p>
          </table:table-cell>
        </table:table-row>
        <table:table-row table:style-name="ro1">
          <table:table-cell office:value-type="float" office:value="1933.46664253">
            <text:p>1933.46664253</text:p>
          </table:table-cell>
          <table:table-cell office:value-type="float" office:value="74.7612148633">
            <text:p>74.7612148633</text:p>
          </table:table-cell>
          <table:table-cell office:value-type="float" office:value="1">
            <text:p>1</text:p>
          </table:table-cell>
          <table:table-cell office:value-type="float" office:value="0.0275">
            <text:p>0.0275</text:p>
          </table:table-cell>
          <table:table-cell office:value-type="float" office:value="0.9725">
            <text:p>0.9725</text:p>
          </table:table-cell>
          <table:table-cell office:value-type="float" office:value="0.00926949802371">
            <text:p>0.00926949802371</text:p>
          </table:table-cell>
          <table:table-cell office:value-type="float" office:value="1968.06">
            <text:p>1.97E+03</text:p>
          </table:table-cell>
          <table:table-cell office:value-type="float" office:value="0.000806248">
            <text:p>8.06E-04</text:p>
          </table:table-cell>
        </table:table-row>
        <table:table-row table:style-name="ro1">
          <table:table-cell office:value-type="float" office:value="1934.80239731">
            <text:p>1934.80239731</text:p>
          </table:table-cell>
          <table:table-cell office:value-type="float" office:value="75.1597440588">
            <text:p>75.1597440588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float" office:value="0.975">
            <text:p>0.975</text:p>
          </table:table-cell>
          <table:table-cell office:value-type="float" office:value="0.00859024119929">
            <text:p>0.00859024119929</text:p>
          </table:table-cell>
          <table:table-cell office:value-type="float" office:value="1973.06">
            <text:p>1.97E+03</text:p>
          </table:table-cell>
          <table:table-cell office:value-type="float" office:value="0.000498734">
            <text:p>4.99E-04</text:p>
          </table:table-cell>
        </table:table-row>
        <table:table-row table:style-name="ro1">
          <table:table-cell office:value-type="float" office:value="1935.86532675">
            <text:p>1935.86532675</text:p>
          </table:table-cell>
          <table:table-cell office:value-type="float" office:value="75.1863866404">
            <text:p>75.1863866404</text:p>
          </table:table-cell>
          <table:table-cell office:value-type="float" office:value="1">
            <text:p>1</text:p>
          </table:table-cell>
          <table:table-cell office:value-type="float" office:value="0.0225">
            <text:p>0.0225</text:p>
          </table:table-cell>
          <table:table-cell office:value-type="float" office:value="0.9775">
            <text:p>0.9775</text:p>
          </table:table-cell>
          <table:table-cell office:value-type="float" office:value="0.00806392388656">
            <text:p>0.00806392388656</text:p>
          </table:table-cell>
          <table:table-cell office:value-type="float" office:value="1978.05">
            <text:p>1.98E+03</text:p>
          </table:table-cell>
          <table:table-cell office:value-type="float" office:value="0.000294882">
            <text:p>2.95E-04</text:p>
          </table:table-cell>
        </table:table-row>
        <table:table-row table:style-name="ro1">
          <table:table-cell office:value-type="float" office:value="1937.11541566">
            <text:p>1937.11541566</text:p>
          </table:table-cell>
          <table:table-cell office:value-type="float" office:value="75.6597796244">
            <text:p>75.6597796244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float" office:value="0.98">
            <text:p>0.98</text:p>
          </table:table-cell>
          <table:table-cell office:value-type="float" office:value="0.00727236800065">
            <text:p>0.00727236800065</text:p>
          </table:table-cell>
          <table:table-cell office:value-type="float" office:value="1983.05">
            <text:p>1.98E+03</text:p>
          </table:table-cell>
          <table:table-cell office:value-type="float" office:value="0.000166106">
            <text:p>1.66E-04</text:p>
          </table:table-cell>
        </table:table-row>
        <table:table-row table:style-name="ro1">
          <table:table-cell office:value-type="float" office:value="1939.11279807">
            <text:p>1939.11279807</text:p>
          </table:table-cell>
          <table:table-cell office:value-type="float" office:value="75.9853396042">
            <text:p>75.9853396042</text:p>
          </table:table-cell>
          <table:table-cell office:value-type="float" office:value="1">
            <text:p>1</text:p>
          </table:table-cell>
          <table:table-cell office:value-type="float" office:value="0.0175">
            <text:p>0.0175</text:p>
          </table:table-cell>
          <table:table-cell office:value-type="float" office:value="0.9825">
            <text:p>0.9825</text:p>
          </table:table-cell>
          <table:table-cell office:value-type="float" office:value="0.00671403633293">
            <text:p>0.00671403633293</text:p>
          </table:table-cell>
          <table:table-cell office:value-type="float" office:value="1988.04">
            <text:p>1.99E+03</text:p>
          </table:table-cell>
          <table:table-cell office:value-type="float" office:value="0.0000888334">
            <text:p>8.88E-05</text:p>
          </table:table-cell>
        </table:table-row>
        <table:table-row table:style-name="ro1">
          <table:table-cell office:value-type="float" office:value="1941.05610929">
            <text:p>1941.05610929</text:p>
          </table:table-cell>
          <table:table-cell office:value-type="float" office:value="76.4371041126">
            <text:p>76.4371041126</text:p>
          </table:table-cell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float" office:value="0.985">
            <text:p>0.985</text:p>
          </table:table-cell>
          <table:table-cell office:value-type="float" office:value="0.00603002573444">
            <text:p>0.00603002573444</text:p>
          </table:table-cell>
          <table:table-cell office:value-type="float" office:value="1993.04">
            <text:p>1.99E+03</text:p>
          </table:table-cell>
          <table:table-cell office:value-type="float" office:value="0.0000449423">
            <text:p>4.49E-05</text:p>
          </table:table-cell>
        </table:table-row>
        <table:table-row table:style-name="ro1">
          <table:table-cell office:value-type="float" office:value="1942.67033882">
            <text:p>1942.67033882</text:p>
          </table:table-cell>
          <table:table-cell office:value-type="float" office:value="76.631031415">
            <text:p>76.631031415</text:p>
          </table:table-cell>
          <table:table-cell office:value-type="float" office:value="1">
            <text:p>1</text:p>
          </table:table-cell>
          <table:table-cell office:value-type="float" office:value="0.0125">
            <text:p>0.0125</text:p>
          </table:table-cell>
          <table:table-cell office:value-type="float" office:value="0.9875">
            <text:p>0.9875</text:p>
          </table:table-cell>
          <table:table-cell office:value-type="float" office:value="0.00535831480317">
            <text:p>0.00535831480317</text:p>
          </table:table-cell>
          <table:table-cell office:value-type="float" office:value="1998.03">
            <text:p>2.00E+03</text:p>
          </table:table-cell>
          <table:table-cell office:value-type="float" office:value="0.0000214399">
            <text:p>2.14E-05</text:p>
          </table:table-cell>
        </table:table-row>
        <table:table-row table:style-name="ro1">
          <table:table-cell office:value-type="float" office:value="1944.02617859">
            <text:p>1944.02617859</text:p>
          </table:table-cell>
          <table:table-cell office:value-type="float" office:value="76.9794400204">
            <text:p>76.9794400204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float" office:value="0.99">
            <text:p>0.99</text:p>
          </table:table-cell>
          <table:table-cell office:value-type="float" office:value="0.00453460389619">
            <text:p>0.00453460389619</text:p>
          </table:table-cell>
          <table:table-cell office:value-type="float" office:value="2003.03">
            <text:p>2.00E+03</text:p>
          </table:table-cell>
          <table:table-cell office:value-type="float" office:value="0.00000967751">
            <text:p>9.68E-06</text:p>
          </table:table-cell>
        </table:table-row>
        <table:table-row table:style-name="ro1">
          <table:table-cell table:number-columns-repeated="6"/>
          <table:table-cell office:value-type="float" office:value="2008.02">
            <text:p>2.01E+03</text:p>
          </table:table-cell>
          <table:table-cell office:value-type="float" office:value="0.00000420249">
            <text:p>4.20E-06</text:p>
          </table:table-cell>
        </table:table-row>
        <table:table-row table:style-name="ro1">
          <table:table-cell table:number-columns-repeated="6"/>
          <table:table-cell office:value-type="float" office:value="2013.02">
            <text:p>2.01E+03</text:p>
          </table:table-cell>
          <table:table-cell office:value-type="float" office:value="0.00000182487">
            <text:p>1.82E-06</text:p>
          </table:table-cell>
        </table:table-row>
        <table:table-row table:style-name="ro1">
          <table:table-cell table:number-columns-repeated="6"/>
          <table:table-cell office:value-type="float" office:value="2018.01">
            <text:p>2.02E+03</text:p>
          </table:table-cell>
          <table:table-cell office:value-type="float" office:value="0.000000807871">
            <text:p>8.08E-07</text:p>
          </table:table-cell>
        </table:table-row>
        <table:table-row table:style-name="ro1">
          <table:table-cell table:number-columns-repeated="6"/>
          <table:table-cell office:value-type="float" office:value="2023.01">
            <text:p>2.02E+03</text:p>
          </table:table-cell>
          <table:table-cell office:value-type="float" office:value="0.000000340981">
            <text:p>3.41E-07</text:p>
          </table:table-cell>
        </table:table-row>
        <table:table-row table:style-name="ro1">
          <table:table-cell table:number-columns-repeated="6"/>
          <table:table-cell office:value-type="float" office:value="2028">
            <text:p>2.03E+03</text:p>
          </table:table-cell>
          <table:table-cell office:value-type="float" office:value="0.000000128426">
            <text:p>1.28E-07</text:p>
          </table:table-cell>
        </table:table-row>
        <table:table-row table:style-name="ro1">
          <table:table-cell table:number-columns-repeated="6"/>
          <table:table-cell office:value-type="float" office:value="2033">
            <text:p>2.03E+03</text:p>
          </table:table-cell>
          <table:table-cell office:value-type="float" office:value="0.0000000393579">
            <text:p>3.94E-08</text:p>
          </table:table-cell>
        </table:table-row>
        <table:table-row table:style-name="ro1">
          <table:table-cell table:number-columns-repeated="6"/>
          <table:table-cell office:value-type="float" office:value="2037.99">
            <text:p>2.04E+03</text:p>
          </table:table-cell>
          <table:table-cell office:value-type="float" office:value="-0.0000000178988">
            <text:p>-1.79E-08</text:p>
          </table:table-cell>
        </table:table-row>
        <table:table-row table:style-name="ro1">
          <table:table-cell table:number-columns-repeated="6"/>
          <table:table-cell office:value-type="float" office:value="2042.99">
            <text:p>2.04E+03</text:p>
          </table:table-cell>
          <table:table-cell office:value-type="float" office:value="-0.0000000640412">
            <text:p>-6.40E-08</text:p>
          </table:table-cell>
        </table:table-row>
        <table:table-row table:style-name="ro1">
          <table:table-cell table:number-columns-repeated="6"/>
          <table:table-cell office:value-type="float" office:value="2047.98">
            <text:p>2.05E+03</text:p>
          </table:table-cell>
          <table:table-cell office:value-type="float" office:value="-0.0000000447663">
            <text:p>-4.48E-08</text:p>
          </table:table-cell>
        </table:table-row>
        <table:table-row table:style-name="ro1">
          <table:table-cell table:number-columns-repeated="6"/>
          <table:table-cell office:value-type="float" office:value="2052.98">
            <text:p>2.05E+03</text:p>
          </table:table-cell>
          <table:table-cell office:value-type="float" office:value="-0.000000072475">
            <text:p>-7.25E-08</text:p>
          </table:table-cell>
        </table:table-row>
        <table:table-row table:style-name="ro1">
          <table:table-cell table:number-columns-repeated="6"/>
          <table:table-cell office:value-type="float" office:value="2057.97">
            <text:p>2.06E+03</text:p>
          </table:table-cell>
          <table:table-cell office:value-type="float" office:value="-0.000000262714">
            <text:p>-2.63E-07</text:p>
          </table:table-cell>
        </table:table-row>
        <table:table-row table:style-name="ro1">
          <table:table-cell table:number-columns-repeated="6"/>
          <table:table-cell office:value-type="float" office:value="2062.97">
            <text:p>2.06E+03</text:p>
          </table:table-cell>
          <table:table-cell office:value-type="float" office:value="-0.000000280931">
            <text:p>-2.81E-07</text:p>
          </table:table-cell>
        </table:table-row>
        <table:table-row table:style-name="ro1">
          <table:table-cell table:number-columns-repeated="6"/>
          <table:table-cell office:value-type="float" office:value="2067.96">
            <text:p>2.07E+03</text:p>
          </table:table-cell>
          <table:table-cell office:value-type="float" office:value="-0.00000012221">
            <text:p>-1.22E-07</text:p>
          </table:table-cell>
        </table:table-row>
        <table:table-row table:style-name="ro1">
          <table:table-cell table:number-columns-repeated="6"/>
          <table:table-cell office:value-type="float" office:value="2072.96">
            <text:p>2.07E+03</text:p>
          </table:table-cell>
          <table:table-cell office:value-type="float" office:value="-0.0000000550592">
            <text:p>-5.51E-08</text:p>
          </table:table-cell>
        </table:table-row>
        <table:table-row table:style-name="ro1">
          <table:table-cell table:number-columns-repeated="6"/>
          <table:table-cell office:value-type="float" office:value="2077.95">
            <text:p>2.08E+03</text:p>
          </table:table-cell>
          <table:table-cell office:value-type="float" office:value="-0.00000000365729">
            <text:p>-3.66E-09</text:p>
          </table:table-cell>
        </table:table-row>
        <table:table-row table:style-name="ro1">
          <table:table-cell table:number-columns-repeated="6"/>
          <table:table-cell office:value-type="float" office:value="2082.95">
            <text:p>2.08E+03</text:p>
          </table:table-cell>
          <table:table-cell office:value-type="float" office:value="0.0000000064781">
            <text:p>6.48E-09</text:p>
          </table:table-cell>
        </table:table-row>
        <table:table-row table:style-name="ro1">
          <table:table-cell table:number-columns-repeated="6"/>
          <table:table-cell office:value-type="float" office:value="2087.94">
            <text:p>2.09E+03</text:p>
          </table:table-cell>
          <table:table-cell office:value-type="float" office:value="0.0000000051627">
            <text:p>5.16E-09</text:p>
          </table:table-cell>
        </table:table-row>
        <table:table-row table:style-name="ro1">
          <table:table-cell table:number-columns-repeated="6"/>
          <table:table-cell office:value-type="float" office:value="2092.94">
            <text:p>2.09E+03</text:p>
          </table:table-cell>
          <table:table-cell office:value-type="float" office:value="0.00000000362485">
            <text:p>3.62E-09</text:p>
          </table:table-cell>
        </table:table-row>
        <table:table-row table:style-name="ro1">
          <table:table-cell table:number-columns-repeated="6"/>
          <table:table-cell office:value-type="float" office:value="2097.93">
            <text:p>2.10E+03</text:p>
          </table:table-cell>
          <table:table-cell office:value-type="float" office:value="0.0000000018414">
            <text:p>1.84E-09</text:p>
          </table:table-cell>
        </table:table-row>
        <table:table-row table:style-name="ro1">
          <table:table-cell table:number-columns-repeated="6"/>
          <table:table-cell office:value-type="float" office:value="2102.93">
            <text:p>2.10E+03</text:p>
          </table:table-cell>
          <table:table-cell office:value-type="float" office:value="0.000000000564289">
            <text:p>5.64E-10</text:p>
          </table:table-cell>
        </table:table-row>
        <table:table-row table:style-name="ro1">
          <table:table-cell table:number-columns-repeated="6"/>
          <table:table-cell office:value-type="float" office:value="2107.92">
            <text:p>2.11E+03</text:p>
          </table:table-cell>
          <table:table-cell office:value-type="float" office:value="0.000000000533425">
            <text:p>5.33E-10</text:p>
          </table:table-cell>
        </table:table-row>
        <table:table-row table:style-name="ro1">
          <table:table-cell table:number-columns-repeated="6"/>
          <table:table-cell office:value-type="float" office:value="2112.92">
            <text:p>2.11E+03</text:p>
          </table:table-cell>
          <table:table-cell office:value-type="float" office:value="0.000000000495302">
            <text:p>4.95E-10</text:p>
          </table:table-cell>
        </table:table-row>
        <table:table-row table:style-name="ro1">
          <table:table-cell table:number-columns-repeated="6"/>
          <table:table-cell office:value-type="float" office:value="2117.91">
            <text:p>2.12E+03</text:p>
          </table:table-cell>
          <table:table-cell office:value-type="float" office:value="0.000000000449119">
            <text:p>4.49E-10</text:p>
          </table:table-cell>
        </table:table-row>
        <table:table-row table:style-name="ro1">
          <table:table-cell table:number-columns-repeated="6"/>
          <table:table-cell office:value-type="float" office:value="2122.91">
            <text:p>2.12E+03</text:p>
          </table:table-cell>
          <table:table-cell office:value-type="float" office:value="0.000000000394011">
            <text:p>3.94E-10</text:p>
          </table:table-cell>
        </table:table-row>
        <table:table-row table:style-name="ro1">
          <table:table-cell table:number-columns-repeated="6"/>
          <table:table-cell office:value-type="float" office:value="2127.9">
            <text:p>2.13E+03</text:p>
          </table:table-cell>
          <table:table-cell office:value-type="float" office:value="0.000000000329042">
            <text:p>3.29E-10</text:p>
          </table:table-cell>
        </table:table-row>
        <table:table-row table:style-name="ro1">
          <table:table-cell table:number-columns-repeated="6"/>
          <table:table-cell office:value-type="float" office:value="2132.9">
            <text:p>2.13E+03</text:p>
          </table:table-cell>
          <table:table-cell office:value-type="float" office:value="0.000000000253197">
            <text:p>2.53E-10</text:p>
          </table:table-cell>
        </table:table-row>
        <table:table-row table:style-name="ro1">
          <table:table-cell table:number-columns-repeated="6"/>
          <table:table-cell office:value-type="float" office:value="2137.89">
            <text:p>2.14E+03</text:p>
          </table:table-cell>
          <table:table-cell office:value-type="float" office:value="0.000000000165382">
            <text:p>1.65E-10</text:p>
          </table:table-cell>
        </table:table-row>
        <table:table-row table:style-name="ro1">
          <table:table-cell table:number-columns-repeated="6"/>
          <table:table-cell office:value-type="float" office:value="2142.89">
            <text:p>2.14E+03</text:p>
          </table:table-cell>
          <table:table-cell office:value-type="float" office:value="0.0000000000644134">
            <text:p>6.44E-11</text:p>
          </table:table-cell>
        </table:table-row>
        <table:table-row table:style-name="ro1">
          <table:table-cell table:number-columns-repeated="6"/>
          <table:table-cell office:value-type="float" office:value="2147.88">
            <text:p>2.15E+03</text:p>
          </table:table-cell>
          <table:table-cell office:value-type="float" office:value="0.0000000000173714">
            <text:p>1.74E-11</text:p>
          </table:table-cell>
        </table:table-row>
        <table:table-row table:style-name="ro1">
          <table:table-cell table:number-columns-repeated="6"/>
          <table:table-cell office:value-type="float" office:value="2152.88">
            <text:p>2.15E+03</text:p>
          </table:table-cell>
          <table:table-cell office:value-type="float" office:value="0.0000000000174505">
            <text:p>1.75E-11</text:p>
          </table:table-cell>
        </table:table-row>
        <table:table-row table:style-name="ro1">
          <table:table-cell table:number-columns-repeated="6"/>
          <table:table-cell office:value-type="float" office:value="2157.87">
            <text:p>2.16E+03</text:p>
          </table:table-cell>
          <table:table-cell office:value-type="float" office:value="0.0000000000174566">
            <text:p>1.75E-11</text:p>
          </table:table-cell>
        </table:table-row>
        <table:table-row table:style-name="ro1">
          <table:table-cell table:number-columns-repeated="6"/>
          <table:table-cell office:value-type="float" office:value="2162.87">
            <text:p>2.16E+03</text:p>
          </table:table-cell>
          <table:table-cell office:value-type="float" office:value="0.0000000000173806">
            <text:p>1.74E-11</text:p>
          </table:table-cell>
        </table:table-row>
        <table:table-row table:style-name="ro1">
          <table:table-cell table:number-columns-repeated="6"/>
          <table:table-cell office:value-type="float" office:value="2167.86">
            <text:p>2.17E+03</text:p>
          </table:table-cell>
          <table:table-cell office:value-type="float" office:value="0.0000000000172121">
            <text:p>1.72E-11</text:p>
          </table:table-cell>
        </table:table-row>
        <table:table-row table:style-name="ro1">
          <table:table-cell table:number-columns-repeated="6"/>
          <table:table-cell office:value-type="float" office:value="2172.86">
            <text:p>2.17E+03</text:p>
          </table:table-cell>
          <table:table-cell office:value-type="float" office:value="0.0000000000169404">
            <text:p>1.69E-11</text:p>
          </table:table-cell>
        </table:table-row>
        <table:table-row table:style-name="ro1">
          <table:table-cell table:number-columns-repeated="6"/>
          <table:table-cell office:value-type="float" office:value="2177.85">
            <text:p>2.18E+03</text:p>
          </table:table-cell>
          <table:table-cell office:value-type="float" office:value="0.0000000000165534">
            <text:p>1.66E-11</text:p>
          </table:table-cell>
        </table:table-row>
        <table:table-row table:style-name="ro1">
          <table:table-cell table:number-columns-repeated="6"/>
          <table:table-cell office:value-type="float" office:value="2182.85">
            <text:p>2.18E+03</text:p>
          </table:table-cell>
          <table:table-cell office:value-type="float" office:value="0.0000000000160382">
            <text:p>1.60E-11</text:p>
          </table:table-cell>
        </table:table-row>
        <table:table-row table:style-name="ro1">
          <table:table-cell table:number-columns-repeated="6"/>
          <table:table-cell office:value-type="float" office:value="2187.84">
            <text:p>2.19E+03</text:p>
          </table:table-cell>
          <table:table-cell office:value-type="float" office:value="0.000000000015381">
            <text:p>1.54E-11</text:p>
          </table:table-cell>
        </table:table-row>
        <table:table-row table:style-name="ro1">
          <table:table-cell table:number-columns-repeated="6"/>
          <table:table-cell office:value-type="float" office:value="2192.84">
            <text:p>2.19E+03</text:p>
          </table:table-cell>
          <table:table-cell office:value-type="float" office:value="0.0000000000145666">
            <text:p>1.46E-11</text:p>
          </table:table-cell>
        </table:table-row>
        <table:table-row table:style-name="ro1">
          <table:table-cell table:number-columns-repeated="6"/>
          <table:table-cell office:value-type="float" office:value="2197.83">
            <text:p>2.20E+03</text:p>
          </table:table-cell>
          <table:table-cell office:value-type="float" office:value="0.000000000013579">
            <text:p>1.36E-11</text:p>
          </table:table-cell>
        </table:table-row>
        <table:table-row table:style-name="ro1">
          <table:table-cell table:number-columns-repeated="6"/>
          <table:table-cell office:value-type="float" office:value="2202.83">
            <text:p>2.20E+03</text:p>
          </table:table-cell>
          <table:table-cell office:value-type="float" office:value="0.0000000000124006">
            <text:p>1.24E-11</text:p>
          </table:table-cell>
        </table:table-row>
        <table:table-row table:style-name="ro1">
          <table:table-cell table:number-columns-repeated="6"/>
          <table:table-cell office:value-type="float" office:value="2207.82">
            <text:p>2.21E+03</text:p>
          </table:table-cell>
          <table:table-cell office:value-type="float" office:value="0.0000000000110126">
            <text:p>1.10E-11</text:p>
          </table:table-cell>
        </table:table-row>
        <table:table-row table:style-name="ro1">
          <table:table-cell table:number-columns-repeated="6"/>
          <table:table-cell office:value-type="float" office:value="2212.82">
            <text:p>2.21E+03</text:p>
          </table:table-cell>
          <table:table-cell office:value-type="float" office:value="0.0000000000093948">
            <text:p>9.39E-12</text:p>
          </table:table-cell>
        </table:table-row>
        <table:table-row table:style-name="ro1">
          <table:table-cell table:number-columns-repeated="6"/>
          <table:table-cell office:value-type="float" office:value="2217.81">
            <text:p>2.22E+03</text:p>
          </table:table-cell>
          <table:table-cell office:value-type="float" office:value="0.00000000000752545">
            <text:p>7.53E-12</text:p>
          </table:table-cell>
        </table:table-row>
        <table:table-row table:style-name="ro1">
          <table:table-cell table:number-columns-repeated="6"/>
          <table:table-cell office:value-type="float" office:value="2222.81">
            <text:p>2.22E+03</text:p>
          </table:table-cell>
          <table:table-cell office:value-type="float" office:value="0.00000000000538121">
            <text:p>5.38E-12</text:p>
          </table:table-cell>
        </table:table-row>
        <table:table-row table:style-name="ro1">
          <table:table-cell table:number-columns-repeated="6"/>
          <table:table-cell office:value-type="float" office:value="2227.8">
            <text:p>2.23E+03</text:p>
          </table:table-cell>
          <table:table-cell office:value-type="float" office:value="0.00000000000293704">
            <text:p>2.94E-12</text:p>
          </table:table-cell>
        </table:table-row>
        <table:table-row table:style-name="ro1">
          <table:table-cell table:number-columns-repeated="6"/>
          <table:table-cell office:value-type="float" office:value="2232.8">
            <text:p>2.23E+03</text:p>
          </table:table-cell>
          <table:table-cell office:value-type="float" office:value="0.000000000000166074">
            <text:p>1.66E-13</text:p>
          </table:table-cell>
        </table:table-row>
        <table:table-row table:style-name="ro1">
          <table:table-cell table:number-columns-repeated="6"/>
          <table:table-cell office:value-type="float" office:value="2237.79">
            <text:p>2.24E+03</text:p>
          </table:table-cell>
          <table:table-cell office:value-type="float" office:value="0.00000000000015176">
            <text:p>1.52E-13</text:p>
          </table:table-cell>
        </table:table-row>
        <table:table-row table:style-name="ro1">
          <table:table-cell table:number-columns-repeated="6"/>
          <table:table-cell office:value-type="float" office:value="2242.79">
            <text:p>2.24E+03</text:p>
          </table:table-cell>
          <table:table-cell office:value-type="float" office:value="0.000000000000156406">
            <text:p>1.56E-13</text:p>
          </table:table-cell>
        </table:table-row>
        <table:table-row table:style-name="ro1">
          <table:table-cell table:number-columns-repeated="6"/>
          <table:table-cell office:value-type="float" office:value="2247.78">
            <text:p>2.25E+03</text:p>
          </table:table-cell>
          <table:table-cell office:value-type="float" office:value="0.000000000000161005">
            <text:p>1.61E-13</text:p>
          </table:table-cell>
        </table:table-row>
        <table:table-row table:style-name="ro1">
          <table:table-cell table:number-columns-repeated="6"/>
          <table:table-cell office:value-type="float" office:value="2252.78">
            <text:p>2.25E+03</text:p>
          </table:table-cell>
          <table:table-cell office:value-type="float" office:value="0.000000000000165535">
            <text:p>1.66E-13</text:p>
          </table:table-cell>
        </table:table-row>
        <table:table-row table:style-name="ro1">
          <table:table-cell table:number-columns-repeated="6"/>
          <table:table-cell office:value-type="float" office:value="2257.77">
            <text:p>2.26E+03</text:p>
          </table:table-cell>
          <table:table-cell office:value-type="float" office:value="0.000000000000169973">
            <text:p>1.70E-13</text:p>
          </table:table-cell>
        </table:table-row>
        <table:table-row table:style-name="ro1">
          <table:table-cell table:number-columns-repeated="6"/>
          <table:table-cell office:value-type="float" office:value="2262.77">
            <text:p>2.26E+03</text:p>
          </table:table-cell>
          <table:table-cell office:value-type="float" office:value="0.000000000000174293">
            <text:p>1.74E-13</text:p>
          </table:table-cell>
        </table:table-row>
        <table:table-row table:style-name="ro1">
          <table:table-cell table:number-columns-repeated="6"/>
          <table:table-cell office:value-type="float" office:value="2267.76">
            <text:p>2.27E+03</text:p>
          </table:table-cell>
          <table:table-cell office:value-type="float" office:value="0.000000000000178467">
            <text:p>1.78E-13</text:p>
          </table:table-cell>
        </table:table-row>
        <table:table-row table:style-name="ro1">
          <table:table-cell table:number-columns-repeated="6"/>
          <table:table-cell office:value-type="float" office:value="2272.76">
            <text:p>2.27E+03</text:p>
          </table:table-cell>
          <table:table-cell office:value-type="float" office:value="0.000000000000182463">
            <text:p>1.82E-13</text:p>
          </table:table-cell>
        </table:table-row>
        <table:table-row table:style-name="ro1">
          <table:table-cell table:number-columns-repeated="6"/>
          <table:table-cell office:value-type="float" office:value="2277.75">
            <text:p>2.28E+03</text:p>
          </table:table-cell>
          <table:table-cell office:value-type="float" office:value="0.000000000000186249">
            <text:p>1.86E-13</text:p>
          </table:table-cell>
        </table:table-row>
        <table:table-row table:style-name="ro1">
          <table:table-cell table:number-columns-repeated="6"/>
          <table:table-cell office:value-type="float" office:value="2282.75">
            <text:p>2.28E+03</text:p>
          </table:table-cell>
          <table:table-cell office:value-type="float" office:value="0.000000000000189788">
            <text:p>1.90E-13</text:p>
          </table:table-cell>
        </table:table-row>
        <table:table-row table:style-name="ro1">
          <table:table-cell table:number-columns-repeated="6"/>
          <table:table-cell office:value-type="float" office:value="2287.74">
            <text:p>2.29E+03</text:p>
          </table:table-cell>
          <table:table-cell office:value-type="float" office:value="0.00000000000019304">
            <text:p>1.93E-13</text:p>
          </table:table-cell>
        </table:table-row>
        <table:table-row table:style-name="ro1">
          <table:table-cell table:number-columns-repeated="6"/>
          <table:table-cell office:value-type="float" office:value="2292.74">
            <text:p>2.29E+03</text:p>
          </table:table-cell>
          <table:table-cell office:value-type="float" office:value="0.000000000000195963">
            <text:p>1.96E-13</text:p>
          </table:table-cell>
        </table:table-row>
        <table:table-row table:style-name="ro1">
          <table:table-cell table:number-columns-repeated="6"/>
          <table:table-cell office:value-type="float" office:value="2297.73">
            <text:p>2.30E+03</text:p>
          </table:table-cell>
          <table:table-cell office:value-type="float" office:value="0.00000000000019851">
            <text:p>1.99E-13</text:p>
          </table:table-cell>
        </table:table-row>
        <table:table-row table:style-name="ro1">
          <table:table-cell table:number-columns-repeated="6"/>
          <table:table-cell office:value-type="float" office:value="2302.73">
            <text:p>2.30E+03</text:p>
          </table:table-cell>
          <table:table-cell office:value-type="float" office:value="0.000000000000200632">
            <text:p>2.01E-13</text:p>
          </table:table-cell>
        </table:table-row>
        <table:table-row table:style-name="ro1">
          <table:table-cell table:number-columns-repeated="6"/>
          <table:table-cell office:value-type="float" office:value="2307.72">
            <text:p>2.31E+03</text:p>
          </table:table-cell>
          <table:table-cell office:value-type="float" office:value="0.000000000000202275">
            <text:p>2.02E-13</text:p>
          </table:table-cell>
        </table:table-row>
        <table:table-row table:style-name="ro1">
          <table:table-cell table:number-columns-repeated="6"/>
          <table:table-cell office:value-type="float" office:value="2312.72">
            <text:p>2.31E+03</text:p>
          </table:table-cell>
          <table:table-cell office:value-type="float" office:value="0.00000000000020338">
            <text:p>2.03E-13</text:p>
          </table:table-cell>
        </table:table-row>
        <table:table-row table:style-name="ro1">
          <table:table-cell table:number-columns-repeated="6"/>
          <table:table-cell office:value-type="float" office:value="2317.71">
            <text:p>2.32E+03</text:p>
          </table:table-cell>
          <table:table-cell office:value-type="float" office:value="0.000000000000203887">
            <text:p>2.04E-13</text:p>
          </table:table-cell>
        </table:table-row>
        <table:table-row table:style-name="ro1">
          <table:table-cell table:number-columns-repeated="6"/>
          <table:table-cell office:value-type="float" office:value="2322.71">
            <text:p>2.32E+03</text:p>
          </table:table-cell>
          <table:table-cell office:value-type="float" office:value="0.000000000000203727">
            <text:p>2.04E-13</text:p>
          </table:table-cell>
        </table:table-row>
        <table:table-row table:style-name="ro1">
          <table:table-cell table:number-columns-repeated="6"/>
          <table:table-cell office:value-type="float" office:value="2327.7">
            <text:p>2.33E+03</text:p>
          </table:table-cell>
          <table:table-cell office:value-type="float" office:value="0.000000000000202828">
            <text:p>2.03E-13</text:p>
          </table:table-cell>
        </table:table-row>
        <table:table-row table:style-name="ro1">
          <table:table-cell table:number-columns-repeated="6"/>
          <table:table-cell office:value-type="float" office:value="2332.7">
            <text:p>2.33E+03</text:p>
          </table:table-cell>
          <table:table-cell office:value-type="float" office:value="0.000000000000201114">
            <text:p>2.01E-13</text:p>
          </table:table-cell>
        </table:table-row>
        <table:table-row table:style-name="ro1">
          <table:table-cell table:number-columns-repeated="6"/>
          <table:table-cell office:value-type="float" office:value="2337.69">
            <text:p>2.34E+03</text:p>
          </table:table-cell>
          <table:table-cell office:value-type="float" office:value="0.000000000000198502">
            <text:p>1.99E-13</text:p>
          </table:table-cell>
        </table:table-row>
        <table:table-row table:style-name="ro1">
          <table:table-cell table:number-columns-repeated="6"/>
          <table:table-cell office:value-type="float" office:value="2342.69">
            <text:p>2.34E+03</text:p>
          </table:table-cell>
          <table:table-cell office:value-type="float" office:value="0.000000000000194904">
            <text:p>1.95E-13</text:p>
          </table:table-cell>
        </table:table-row>
        <table:table-row table:style-name="ro1">
          <table:table-cell table:number-columns-repeated="6"/>
          <table:table-cell office:value-type="float" office:value="2347.68">
            <text:p>2.35E+03</text:p>
          </table:table-cell>
          <table:table-cell office:value-type="float" office:value="0.000000000000190224">
            <text:p>1.90E-13</text:p>
          </table:table-cell>
        </table:table-row>
        <table:table-row table:style-name="ro1">
          <table:table-cell table:number-columns-repeated="6"/>
          <table:table-cell office:value-type="float" office:value="2352.68">
            <text:p>2.35E+03</text:p>
          </table:table-cell>
          <table:table-cell office:value-type="float" office:value="0.000000000000184362">
            <text:p>1.84E-13</text:p>
          </table:table-cell>
        </table:table-row>
        <table:table-row table:style-name="ro1">
          <table:table-cell table:number-columns-repeated="6"/>
          <table:table-cell office:value-type="float" office:value="2357.67">
            <text:p>2.36E+03</text:p>
          </table:table-cell>
          <table:table-cell office:value-type="float" office:value="0.00000000000017721">
            <text:p>1.77E-13</text:p>
          </table:table-cell>
        </table:table-row>
        <table:table-row table:style-name="ro1">
          <table:table-cell table:number-columns-repeated="6"/>
          <table:table-cell office:value-type="float" office:value="2362.67">
            <text:p>2.36E+03</text:p>
          </table:table-cell>
          <table:table-cell office:value-type="float" office:value="0.000000000000168652">
            <text:p>1.69E-13</text:p>
          </table:table-cell>
        </table:table-row>
        <table:table-row table:style-name="ro1">
          <table:table-cell table:number-columns-repeated="6"/>
          <table:table-cell office:value-type="float" office:value="2367.66">
            <text:p>2.37E+03</text:p>
          </table:table-cell>
          <table:table-cell office:value-type="float" office:value="0.000000000000158566">
            <text:p>1.59E-13</text:p>
          </table:table-cell>
        </table:table-row>
        <table:table-row table:style-name="ro1">
          <table:table-cell table:number-columns-repeated="6"/>
          <table:table-cell office:value-type="float" office:value="2372.66">
            <text:p>2.37E+03</text:p>
          </table:table-cell>
          <table:table-cell office:value-type="float" office:value="0.00000000000014682">
            <text:p>1.47E-13</text:p>
          </table:table-cell>
        </table:table-row>
        <table:table-row table:style-name="ro1">
          <table:table-cell table:number-columns-repeated="6"/>
          <table:table-cell office:value-type="float" office:value="2377.65">
            <text:p>2.38E+03</text:p>
          </table:table-cell>
          <table:table-cell office:value-type="float" office:value="0.000000000000133276">
            <text:p>1.33E-13</text:p>
          </table:table-cell>
        </table:table-row>
        <table:table-row table:style-name="ro1">
          <table:table-cell table:number-columns-repeated="6"/>
          <table:table-cell office:value-type="float" office:value="2382.65">
            <text:p>2.38E+03</text:p>
          </table:table-cell>
          <table:table-cell office:value-type="float" office:value="0.000000000000117786">
            <text:p>1.18E-13</text:p>
          </table:table-cell>
        </table:table-row>
        <table:table-row table:style-name="ro1">
          <table:table-cell table:number-columns-repeated="6"/>
          <table:table-cell office:value-type="float" office:value="2387.64">
            <text:p>2.39E+03</text:p>
          </table:table-cell>
          <table:table-cell office:value-type="float" office:value="0.00000000000010019">
            <text:p>1.00E-13</text:p>
          </table:table-cell>
        </table:table-row>
        <table:table-row table:style-name="ro1">
          <table:table-cell table:number-columns-repeated="6"/>
          <table:table-cell office:value-type="float" office:value="2392.64">
            <text:p>2.39E+03</text:p>
          </table:table-cell>
          <table:table-cell office:value-type="float" office:value="0.0000000000000803229">
            <text:p>8.03E-14</text:p>
          </table:table-cell>
        </table:table-row>
        <table:table-row table:style-name="ro1">
          <table:table-cell table:number-columns-repeated="6"/>
          <table:table-cell office:value-type="float" office:value="2397.63">
            <text:p>2.40E+03</text:p>
          </table:table-cell>
          <table:table-cell office:value-type="float" office:value="0.0000000000000580058">
            <text:p>5.80E-14</text:p>
          </table:table-cell>
        </table:table-row>
        <table:table-row table:style-name="ro1">
          <table:table-cell table:number-columns-repeated="6"/>
          <table:table-cell office:value-type="float" office:value="2402.63">
            <text:p>2.40E+03</text:p>
          </table:table-cell>
          <table:table-cell office:value-type="float" office:value="0.0000000000000330499">
            <text:p>3.30E-14</text:p>
          </table:table-cell>
        </table:table-row>
        <table:table-row table:style-name="ro1">
          <table:table-cell table:number-columns-repeated="6"/>
          <table:table-cell office:value-type="float" office:value="2407.62">
            <text:p>2.41E+03</text:p>
          </table:table-cell>
          <table:table-cell office:value-type="float" office:value="5.25512E-015">
            <text:p>5.26E-15</text:p>
          </table:table-cell>
        </table:table-row>
        <table:table-row table:style-name="ro1">
          <table:table-cell table:number-columns-repeated="6"/>
          <table:table-cell office:value-type="float" office:value="2412.62">
            <text:p>2.41E+03</text:p>
          </table:table-cell>
          <table:table-cell office:value-type="float" office:value="2.14809E-016">
            <text:p>2.15E-16</text:p>
          </table:table-cell>
        </table:table-row>
        <table:table-row table:style-name="ro1">
          <table:table-cell table:number-columns-repeated="6"/>
          <table:table-cell office:value-type="float" office:value="2417.61">
            <text:p>2.42E+03</text:p>
          </table:table-cell>
          <table:table-cell office:value-type="float" office:value="2.22907E-016">
            <text:p>2.23E-16</text:p>
          </table:table-cell>
        </table:table-row>
        <table:table-row table:style-name="ro1">
          <table:table-cell table:number-columns-repeated="6"/>
          <table:table-cell office:value-type="float" office:value="2422.61">
            <text:p>2.42E+03</text:p>
          </table:table-cell>
          <table:table-cell office:value-type="float" office:value="2.31212E-016">
            <text:p>2.31E-16</text:p>
          </table:table-cell>
        </table:table-row>
        <table:table-row table:style-name="ro1">
          <table:table-cell table:number-columns-repeated="6"/>
          <table:table-cell office:value-type="float" office:value="2427.6">
            <text:p>2.43E+03</text:p>
          </table:table-cell>
          <table:table-cell office:value-type="float" office:value="2.39723E-016">
            <text:p>2.40E-16</text:p>
          </table:table-cell>
        </table:table-row>
        <table:table-row table:style-name="ro1">
          <table:table-cell table:number-columns-repeated="6"/>
          <table:table-cell office:value-type="float" office:value="2432.6">
            <text:p>2.43E+03</text:p>
          </table:table-cell>
          <table:table-cell office:value-type="float" office:value="2.48439E-016">
            <text:p>2.48E-16</text:p>
          </table:table-cell>
        </table:table-row>
        <table:table-row table:style-name="ro1">
          <table:table-cell table:number-columns-repeated="6"/>
          <table:table-cell office:value-type="float" office:value="2437.59">
            <text:p>2.44E+03</text:p>
          </table:table-cell>
          <table:table-cell office:value-type="float" office:value="2.57359E-016">
            <text:p>2.57E-16</text:p>
          </table:table-cell>
        </table:table-row>
        <table:table-row table:style-name="ro1">
          <table:table-cell table:number-columns-repeated="6"/>
          <table:table-cell office:value-type="float" office:value="2442.59">
            <text:p>2.44E+03</text:p>
          </table:table-cell>
          <table:table-cell office:value-type="float" office:value="2.66479E-016">
            <text:p>2.66E-16</text:p>
          </table:table-cell>
        </table:table-row>
        <table:table-row table:style-name="ro1">
          <table:table-cell table:number-columns-repeated="6"/>
          <table:table-cell office:value-type="float" office:value="2447.58">
            <text:p>2.45E+03</text:p>
          </table:table-cell>
          <table:table-cell office:value-type="float" office:value="2.75797E-016">
            <text:p>2.76E-16</text:p>
          </table:table-cell>
        </table:table-row>
        <table:table-row table:style-name="ro1">
          <table:table-cell table:number-columns-repeated="6"/>
          <table:table-cell office:value-type="float" office:value="2452.58">
            <text:p>2.45E+03</text:p>
          </table:table-cell>
          <table:table-cell office:value-type="float" office:value="2.8531E-016">
            <text:p>2.85E-16</text:p>
          </table:table-cell>
        </table:table-row>
        <table:table-row table:style-name="ro1">
          <table:table-cell table:number-columns-repeated="6"/>
          <table:table-cell office:value-type="float" office:value="2457.57">
            <text:p>2.46E+03</text:p>
          </table:table-cell>
          <table:table-cell office:value-type="float" office:value="2.95012E-016">
            <text:p>2.95E-16</text:p>
          </table:table-cell>
        </table:table-row>
        <table:table-row table:style-name="ro1">
          <table:table-cell table:number-columns-repeated="6"/>
          <table:table-cell office:value-type="float" office:value="2462.57">
            <text:p>2.46E+03</text:p>
          </table:table-cell>
          <table:table-cell office:value-type="float" office:value="3.049E-016">
            <text:p>3.05E-16</text:p>
          </table:table-cell>
        </table:table-row>
        <table:table-row table:style-name="ro1">
          <table:table-cell table:number-columns-repeated="6"/>
          <table:table-cell office:value-type="float" office:value="2467.56">
            <text:p>2.47E+03</text:p>
          </table:table-cell>
          <table:table-cell office:value-type="float" office:value="3.14967E-016">
            <text:p>3.15E-16</text:p>
          </table:table-cell>
        </table:table-row>
        <table:table-row table:style-name="ro1">
          <table:table-cell table:number-columns-repeated="6"/>
          <table:table-cell office:value-type="float" office:value="2472.56">
            <text:p>2.47E+03</text:p>
          </table:table-cell>
          <table:table-cell office:value-type="float" office:value="3.25206E-016">
            <text:p>3.25E-16</text:p>
          </table:table-cell>
        </table:table-row>
        <table:table-row table:style-name="ro1">
          <table:table-cell table:number-columns-repeated="6"/>
          <table:table-cell office:value-type="float" office:value="2477.55">
            <text:p>2.48E+03</text:p>
          </table:table-cell>
          <table:table-cell office:value-type="float" office:value="3.35609E-016">
            <text:p>3.36E-16</text:p>
          </table:table-cell>
        </table:table-row>
        <table:table-row table:style-name="ro1">
          <table:table-cell table:number-columns-repeated="6"/>
          <table:table-cell office:value-type="float" office:value="2482.55">
            <text:p>2.48E+03</text:p>
          </table:table-cell>
          <table:table-cell office:value-type="float" office:value="3.46169E-016">
            <text:p>3.46E-16</text:p>
          </table:table-cell>
        </table:table-row>
        <table:table-row table:style-name="ro1">
          <table:table-cell table:number-columns-repeated="6"/>
          <table:table-cell office:value-type="float" office:value="2487.54">
            <text:p>2.49E+03</text:p>
          </table:table-cell>
          <table:table-cell office:value-type="float" office:value="3.56875E-016">
            <text:p>3.57E-16</text:p>
          </table:table-cell>
        </table:table-row>
        <table:table-row table:style-name="ro1">
          <table:table-cell table:number-columns-repeated="6"/>
          <table:table-cell office:value-type="float" office:value="2492.54">
            <text:p>2.49E+03</text:p>
          </table:table-cell>
          <table:table-cell office:value-type="float" office:value="3.67717E-016">
            <text:p>3.68E-16</text:p>
          </table:table-cell>
        </table:table-row>
        <table:table-row table:style-name="ro1">
          <table:table-cell table:number-columns-repeated="6"/>
          <table:table-cell office:value-type="float" office:value="2497.53">
            <text:p>2.50E+03</text:p>
          </table:table-cell>
          <table:table-cell office:value-type="float" office:value="3.78682E-016">
            <text:p>3.79E-16</text:p>
          </table:table-cell>
        </table:table-row>
        <table:table-row table:style-name="ro1">
          <table:table-cell table:number-columns-repeated="6"/>
          <table:table-cell office:value-type="float" office:value="2502.53">
            <text:p>2.50E+03</text:p>
          </table:table-cell>
          <table:table-cell office:value-type="float" office:value="3.89757E-016">
            <text:p>3.90E-16</text:p>
          </table:table-cell>
        </table:table-row>
        <table:table-row table:style-name="ro1">
          <table:table-cell table:number-columns-repeated="6"/>
          <table:table-cell office:value-type="float" office:value="2507.52">
            <text:p>2.51E+03</text:p>
          </table:table-cell>
          <table:table-cell office:value-type="float" office:value="4.00929E-016">
            <text:p>4.01E-16</text:p>
          </table:table-cell>
        </table:table-row>
        <table:table-row table:style-name="ro1">
          <table:table-cell table:number-columns-repeated="6"/>
          <table:table-cell office:value-type="float" office:value="2512.52">
            <text:p>2.51E+03</text:p>
          </table:table-cell>
          <table:table-cell office:value-type="float" office:value="4.1218E-016">
            <text:p>4.12E-16</text:p>
          </table:table-cell>
        </table:table-row>
        <table:table-row table:style-name="ro1">
          <table:table-cell table:number-columns-repeated="6"/>
          <table:table-cell office:value-type="float" office:value="2517.51">
            <text:p>2.52E+03</text:p>
          </table:table-cell>
          <table:table-cell office:value-type="float" office:value="4.23495E-016">
            <text:p>4.23E-16</text:p>
          </table:table-cell>
        </table:table-row>
        <table:table-row table:style-name="ro1">
          <table:table-cell table:number-columns-repeated="6"/>
          <table:table-cell office:value-type="float" office:value="2522.51">
            <text:p>2.52E+03</text:p>
          </table:table-cell>
          <table:table-cell office:value-type="float" office:value="4.34853E-016">
            <text:p>4.35E-16</text:p>
          </table:table-cell>
        </table:table-row>
        <table:table-row table:style-name="ro1">
          <table:table-cell table:number-columns-repeated="6"/>
          <table:table-cell office:value-type="float" office:value="2527.5">
            <text:p>2.53E+03</text:p>
          </table:table-cell>
          <table:table-cell office:value-type="float" office:value="4.46234E-016">
            <text:p>4.46E-16</text:p>
          </table:table-cell>
        </table:table-row>
        <table:table-row table:style-name="ro1">
          <table:table-cell table:number-columns-repeated="6"/>
          <table:table-cell office:value-type="float" office:value="2532.5">
            <text:p>2.53E+03</text:p>
          </table:table-cell>
          <table:table-cell office:value-type="float" office:value="4.57616E-016">
            <text:p>4.58E-16</text:p>
          </table:table-cell>
        </table:table-row>
        <table:table-row table:style-name="ro1">
          <table:table-cell table:number-columns-repeated="6"/>
          <table:table-cell office:value-type="float" office:value="2537.49">
            <text:p>2.54E+03</text:p>
          </table:table-cell>
          <table:table-cell office:value-type="float" office:value="4.68976E-016">
            <text:p>4.69E-16</text:p>
          </table:table-cell>
        </table:table-row>
        <table:table-row table:style-name="ro1">
          <table:table-cell table:number-columns-repeated="6"/>
          <table:table-cell office:value-type="float" office:value="2542.49">
            <text:p>2.54E+03</text:p>
          </table:table-cell>
          <table:table-cell office:value-type="float" office:value="4.80286E-016">
            <text:p>4.80E-16</text:p>
          </table:table-cell>
        </table:table-row>
        <table:table-row table:style-name="ro1">
          <table:table-cell table:number-columns-repeated="6"/>
          <table:table-cell office:value-type="float" office:value="2547.48">
            <text:p>2.55E+03</text:p>
          </table:table-cell>
          <table:table-cell office:value-type="float" office:value="4.91519E-016">
            <text:p>4.92E-16</text:p>
          </table:table-cell>
        </table:table-row>
        <table:table-row table:style-name="ro1">
          <table:table-cell table:number-columns-repeated="6"/>
          <table:table-cell office:value-type="float" office:value="2552.48">
            <text:p>2.55E+03</text:p>
          </table:table-cell>
          <table:table-cell office:value-type="float" office:value="5.02646E-016">
            <text:p>5.03E-16</text:p>
          </table:table-cell>
        </table:table-row>
        <table:table-row table:style-name="ro1">
          <table:table-cell table:number-columns-repeated="6"/>
          <table:table-cell office:value-type="float" office:value="2557.47">
            <text:p>2.56E+03</text:p>
          </table:table-cell>
          <table:table-cell office:value-type="float" office:value="5.13633E-016">
            <text:p>5.14E-16</text:p>
          </table:table-cell>
        </table:table-row>
        <table:table-row table:style-name="ro1">
          <table:table-cell table:number-columns-repeated="6"/>
          <table:table-cell office:value-type="float" office:value="2562.47">
            <text:p>2.56E+03</text:p>
          </table:table-cell>
          <table:table-cell office:value-type="float" office:value="5.24446E-016">
            <text:p>5.24E-16</text:p>
          </table:table-cell>
        </table:table-row>
        <table:table-row table:style-name="ro1">
          <table:table-cell table:number-columns-repeated="6"/>
          <table:table-cell office:value-type="float" office:value="2567.46">
            <text:p>2.57E+03</text:p>
          </table:table-cell>
          <table:table-cell office:value-type="float" office:value="5.35048E-016">
            <text:p>5.35E-16</text:p>
          </table:table-cell>
        </table:table-row>
        <table:table-row table:style-name="ro1">
          <table:table-cell table:number-columns-repeated="6"/>
          <table:table-cell office:value-type="float" office:value="2572.46">
            <text:p>2.57E+03</text:p>
          </table:table-cell>
          <table:table-cell office:value-type="float" office:value="5.454E-016">
            <text:p>5.45E-16</text:p>
          </table:table-cell>
        </table:table-row>
        <table:table-row table:style-name="ro1">
          <table:table-cell table:number-columns-repeated="6"/>
          <table:table-cell office:value-type="float" office:value="2577.45">
            <text:p>2.58E+03</text:p>
          </table:table-cell>
          <table:table-cell office:value-type="float" office:value="5.55459E-016">
            <text:p>5.55E-16</text:p>
          </table:table-cell>
        </table:table-row>
        <table:table-row table:style-name="ro1">
          <table:table-cell table:number-columns-repeated="6"/>
          <table:table-cell office:value-type="float" office:value="2582.45">
            <text:p>2.58E+03</text:p>
          </table:table-cell>
          <table:table-cell office:value-type="float" office:value="5.65179E-016">
            <text:p>5.65E-16</text:p>
          </table:table-cell>
        </table:table-row>
        <table:table-row table:style-name="ro1">
          <table:table-cell table:number-columns-repeated="6"/>
          <table:table-cell office:value-type="float" office:value="2587.44">
            <text:p>2.59E+03</text:p>
          </table:table-cell>
          <table:table-cell office:value-type="float" office:value="5.74513E-016">
            <text:p>5.75E-16</text:p>
          </table:table-cell>
        </table:table-row>
        <table:table-row table:style-name="ro1">
          <table:table-cell table:number-columns-repeated="6"/>
          <table:table-cell office:value-type="float" office:value="2592.44">
            <text:p>2.59E+03</text:p>
          </table:table-cell>
          <table:table-cell office:value-type="float" office:value="5.8341E-016">
            <text:p>5.83E-16</text:p>
          </table:table-cell>
        </table:table-row>
        <table:table-row table:style-name="ro1">
          <table:table-cell table:number-columns-repeated="6"/>
          <table:table-cell office:value-type="float" office:value="2597.43">
            <text:p>2.60E+03</text:p>
          </table:table-cell>
          <table:table-cell office:value-type="float" office:value="5.91814E-016">
            <text:p>5.92E-16</text:p>
          </table:table-cell>
        </table:table-row>
        <table:table-row table:style-name="ro1">
          <table:table-cell table:number-columns-repeated="6"/>
          <table:table-cell office:value-type="float" office:value="2602.43">
            <text:p>2.60E+03</text:p>
          </table:table-cell>
          <table:table-cell office:value-type="float" office:value="5.99669E-016">
            <text:p>6.00E-16</text:p>
          </table:table-cell>
        </table:table-row>
        <table:table-row table:style-name="ro1">
          <table:table-cell table:number-columns-repeated="6"/>
          <table:table-cell office:value-type="float" office:value="2607.42">
            <text:p>2.61E+03</text:p>
          </table:table-cell>
          <table:table-cell office:value-type="float" office:value="6.06912E-016">
            <text:p>6.07E-16</text:p>
          </table:table-cell>
        </table:table-row>
        <table:table-row table:style-name="ro1">
          <table:table-cell table:number-columns-repeated="6"/>
          <table:table-cell office:value-type="float" office:value="2612.42">
            <text:p>2.61E+03</text:p>
          </table:table-cell>
          <table:table-cell office:value-type="float" office:value="6.13478E-016">
            <text:p>6.13E-16</text:p>
          </table:table-cell>
        </table:table-row>
        <table:table-row table:style-name="ro1">
          <table:table-cell table:number-columns-repeated="6"/>
          <table:table-cell office:value-type="float" office:value="2617.41">
            <text:p>2.62E+03</text:p>
          </table:table-cell>
          <table:table-cell office:value-type="float" office:value="6.19299E-016">
            <text:p>6.19E-16</text:p>
          </table:table-cell>
        </table:table-row>
        <table:table-row table:style-name="ro1">
          <table:table-cell table:number-columns-repeated="6"/>
          <table:table-cell office:value-type="float" office:value="2622.41">
            <text:p>2.62E+03</text:p>
          </table:table-cell>
          <table:table-cell office:value-type="float" office:value="6.243E-016">
            <text:p>6.24E-16</text:p>
          </table:table-cell>
        </table:table-row>
        <table:table-row table:style-name="ro1">
          <table:table-cell table:number-columns-repeated="6"/>
          <table:table-cell office:value-type="float" office:value="2627.4">
            <text:p>2.63E+03</text:p>
          </table:table-cell>
          <table:table-cell office:value-type="float" office:value="6.28405E-016">
            <text:p>6.28E-16</text:p>
          </table:table-cell>
        </table:table-row>
        <table:table-row table:style-name="ro1">
          <table:table-cell table:number-columns-repeated="6"/>
          <table:table-cell office:value-type="float" office:value="2632.4">
            <text:p>2.63E+03</text:p>
          </table:table-cell>
          <table:table-cell office:value-type="float" office:value="6.31532E-016">
            <text:p>6.32E-16</text:p>
          </table:table-cell>
        </table:table-row>
        <table:table-row table:style-name="ro1">
          <table:table-cell table:number-columns-repeated="6"/>
          <table:table-cell office:value-type="float" office:value="2637.39">
            <text:p>2.64E+03</text:p>
          </table:table-cell>
          <table:table-cell office:value-type="float" office:value="6.33595E-016">
            <text:p>6.34E-16</text:p>
          </table:table-cell>
        </table:table-row>
        <table:table-row table:style-name="ro1">
          <table:table-cell table:number-columns-repeated="6"/>
          <table:table-cell office:value-type="float" office:value="2642.39">
            <text:p>2.64E+03</text:p>
          </table:table-cell>
          <table:table-cell office:value-type="float" office:value="6.34501E-016">
            <text:p>6.35E-16</text:p>
          </table:table-cell>
        </table:table-row>
        <table:table-row table:style-name="ro1">
          <table:table-cell table:number-columns-repeated="6"/>
          <table:table-cell office:value-type="float" office:value="2647.38">
            <text:p>2.65E+03</text:p>
          </table:table-cell>
          <table:table-cell office:value-type="float" office:value="6.34154E-016">
            <text:p>6.34E-16</text:p>
          </table:table-cell>
        </table:table-row>
        <table:table-row table:style-name="ro1">
          <table:table-cell table:number-columns-repeated="6"/>
          <table:table-cell office:value-type="float" office:value="2652.38">
            <text:p>2.65E+03</text:p>
          </table:table-cell>
          <table:table-cell office:value-type="float" office:value="6.32454E-016">
            <text:p>6.32E-16</text:p>
          </table:table-cell>
        </table:table-row>
        <table:table-row table:style-name="ro1">
          <table:table-cell table:number-columns-repeated="6"/>
          <table:table-cell office:value-type="float" office:value="2657.37">
            <text:p>2.66E+03</text:p>
          </table:table-cell>
          <table:table-cell office:value-type="float" office:value="6.29293E-016">
            <text:p>6.29E-16</text:p>
          </table:table-cell>
        </table:table-row>
        <table:table-row table:style-name="ro1">
          <table:table-cell table:number-columns-repeated="6"/>
          <table:table-cell office:value-type="float" office:value="2662.37">
            <text:p>2.66E+03</text:p>
          </table:table-cell>
          <table:table-cell office:value-type="float" office:value="6.24557E-016">
            <text:p>6.25E-16</text:p>
          </table:table-cell>
        </table:table-row>
        <table:table-row table:style-name="ro1">
          <table:table-cell table:number-columns-repeated="6"/>
          <table:table-cell office:value-type="float" office:value="2667.36">
            <text:p>2.67E+03</text:p>
          </table:table-cell>
          <table:table-cell office:value-type="float" office:value="6.18128E-016">
            <text:p>6.18E-16</text:p>
          </table:table-cell>
        </table:table-row>
        <table:table-row table:style-name="ro1">
          <table:table-cell table:number-columns-repeated="6"/>
          <table:table-cell office:value-type="float" office:value="2672.36">
            <text:p>2.67E+03</text:p>
          </table:table-cell>
          <table:table-cell office:value-type="float" office:value="6.09882E-016">
            <text:p>6.10E-16</text:p>
          </table:table-cell>
        </table:table-row>
        <table:table-row table:style-name="ro1">
          <table:table-cell table:number-columns-repeated="6"/>
          <table:table-cell office:value-type="float" office:value="2677.35">
            <text:p>2.68E+03</text:p>
          </table:table-cell>
          <table:table-cell office:value-type="float" office:value="5.99687E-016">
            <text:p>6.00E-16</text:p>
          </table:table-cell>
        </table:table-row>
        <table:table-row table:style-name="ro1">
          <table:table-cell table:number-columns-repeated="6"/>
          <table:table-cell office:value-type="float" office:value="2682.35">
            <text:p>2.68E+03</text:p>
          </table:table-cell>
          <table:table-cell office:value-type="float" office:value="5.87404E-016">
            <text:p>5.87E-16</text:p>
          </table:table-cell>
        </table:table-row>
        <table:table-row table:style-name="ro1">
          <table:table-cell table:number-columns-repeated="6"/>
          <table:table-cell office:value-type="float" office:value="2687.34">
            <text:p>2.69E+03</text:p>
          </table:table-cell>
          <table:table-cell office:value-type="float" office:value="5.72889E-016">
            <text:p>5.73E-16</text:p>
          </table:table-cell>
        </table:table-row>
        <table:table-row table:style-name="ro1">
          <table:table-cell table:number-columns-repeated="6"/>
          <table:table-cell office:value-type="float" office:value="2692.34">
            <text:p>2.69E+03</text:p>
          </table:table-cell>
          <table:table-cell office:value-type="float" office:value="5.55989E-016">
            <text:p>5.56E-16</text:p>
          </table:table-cell>
        </table:table-row>
        <table:table-row table:style-name="ro1">
          <table:table-cell table:number-columns-repeated="6"/>
          <table:table-cell office:value-type="float" office:value="2697.33">
            <text:p>2.70E+03</text:p>
          </table:table-cell>
          <table:table-cell office:value-type="float" office:value="5.36544E-016">
            <text:p>5.37E-16</text:p>
          </table:table-cell>
        </table:table-row>
        <table:table-row table:style-name="ro1">
          <table:table-cell table:number-columns-repeated="6"/>
          <table:table-cell office:value-type="float" office:value="2702.33">
            <text:p>2.70E+03</text:p>
          </table:table-cell>
          <table:table-cell office:value-type="float" office:value="5.14387E-016">
            <text:p>5.14E-16</text:p>
          </table:table-cell>
        </table:table-row>
        <table:table-row table:style-name="ro1">
          <table:table-cell table:number-columns-repeated="6"/>
          <table:table-cell office:value-type="float" office:value="2707.32">
            <text:p>2.71E+03</text:p>
          </table:table-cell>
          <table:table-cell office:value-type="float" office:value="4.89341E-016">
            <text:p>4.89E-16</text:p>
          </table:table-cell>
        </table:table-row>
        <table:table-row table:style-name="ro1">
          <table:table-cell table:number-columns-repeated="6"/>
          <table:table-cell office:value-type="float" office:value="2712.32">
            <text:p>2.71E+03</text:p>
          </table:table-cell>
          <table:table-cell office:value-type="float" office:value="4.61223E-016">
            <text:p>4.61E-16</text:p>
          </table:table-cell>
        </table:table-row>
        <table:table-row table:style-name="ro1">
          <table:table-cell table:number-columns-repeated="6"/>
          <table:table-cell office:value-type="float" office:value="2717.31">
            <text:p>2.72E+03</text:p>
          </table:table-cell>
          <table:table-cell office:value-type="float" office:value="4.29839E-016">
            <text:p>4.30E-16</text:p>
          </table:table-cell>
        </table:table-row>
        <table:table-row table:style-name="ro1">
          <table:table-cell table:number-columns-repeated="6"/>
          <table:table-cell office:value-type="float" office:value="2722.31">
            <text:p>2.72E+03</text:p>
          </table:table-cell>
          <table:table-cell office:value-type="float" office:value="3.94986E-016">
            <text:p>3.95E-16</text:p>
          </table:table-cell>
        </table:table-row>
        <table:table-row table:style-name="ro1">
          <table:table-cell table:number-columns-repeated="6"/>
          <table:table-cell office:value-type="float" office:value="2727.3">
            <text:p>2.73E+03</text:p>
          </table:table-cell>
          <table:table-cell office:value-type="float" office:value="3.56454E-016">
            <text:p>3.56E-16</text:p>
          </table:table-cell>
        </table:table-row>
        <table:table-row table:style-name="ro1">
          <table:table-cell table:number-columns-repeated="6"/>
          <table:table-cell office:value-type="float" office:value="2732.3">
            <text:p>2.73E+03</text:p>
          </table:table-cell>
          <table:table-cell office:value-type="float" office:value="3.1402E-016">
            <text:p>3.14E-16</text:p>
          </table:table-cell>
        </table:table-row>
        <table:table-row table:style-name="ro1">
          <table:table-cell table:number-columns-repeated="6"/>
          <table:table-cell office:value-type="float" office:value="2737.29">
            <text:p>2.74E+03</text:p>
          </table:table-cell>
          <table:table-cell office:value-type="float" office:value="2.67453E-016">
            <text:p>2.67E-16</text:p>
          </table:table-cell>
        </table:table-row>
        <table:table-row table:style-name="ro1">
          <table:table-cell table:number-columns-repeated="6"/>
          <table:table-cell office:value-type="float" office:value="2742.29">
            <text:p>2.74E+03</text:p>
          </table:table-cell>
          <table:table-cell office:value-type="float" office:value="2.1651E-016">
            <text:p>2.17E-16</text:p>
          </table:table-cell>
        </table:table-row>
        <table:table-row table:style-name="ro1">
          <table:table-cell table:number-columns-repeated="6"/>
          <table:table-cell office:value-type="float" office:value="2747.28">
            <text:p>2.75E+03</text:p>
          </table:table-cell>
          <table:table-cell office:value-type="float" office:value="1.60938E-016">
            <text:p>1.61E-16</text:p>
          </table:table-cell>
        </table:table-row>
        <table:table-row table:style-name="ro1">
          <table:table-cell table:number-columns-repeated="6"/>
          <table:table-cell office:value-type="float" office:value="2752.28">
            <text:p>2.75E+03</text:p>
          </table:table-cell>
          <table:table-cell office:value-type="float" office:value="1.00472E-016">
            <text:p>1.00E-16</text:p>
          </table:table-cell>
        </table:table-row>
        <table:table-row table:style-name="ro1">
          <table:table-cell table:number-columns-repeated="6"/>
          <table:table-cell office:value-type="float" office:value="2757.27">
            <text:p>2.76E+03</text:p>
          </table:table-cell>
          <table:table-cell office:value-type="float" office:value="3.48367E-017">
            <text:p>3.48E-17</text:p>
          </table:table-cell>
        </table:table-row>
        <table:table-row table:style-name="ro1">
          <table:table-cell table:number-columns-repeated="6"/>
          <table:table-cell office:value-type="float" office:value="2762.27">
            <text:p>2.76E+03</text:p>
          </table:table-cell>
          <table:table-cell office:value-type="float" office:value="2.10167E-020">
            <text:p>2.10E-20</text:p>
          </table:table-cell>
        </table:table-row>
        <table:table-row table:style-name="ro1">
          <table:table-cell table:number-columns-repeated="6"/>
          <table:table-cell office:value-type="float" office:value="2767.26">
            <text:p>2.77E+03</text:p>
          </table:table-cell>
          <table:table-cell office:value-type="float" office:value="2.17031E-020">
            <text:p>2.17E-20</text:p>
          </table:table-cell>
        </table:table-row>
        <table:table-row table:style-name="ro1">
          <table:table-cell table:number-columns-repeated="6"/>
          <table:table-cell office:value-type="float" office:value="2772.26">
            <text:p>2.77E+03</text:p>
          </table:table-cell>
          <table:table-cell office:value-type="float" office:value="2.24075E-020">
            <text:p>2.24E-20</text:p>
          </table:table-cell>
        </table:table-row>
        <table:table-row table:style-name="ro1">
          <table:table-cell table:number-columns-repeated="6"/>
          <table:table-cell office:value-type="float" office:value="2777.25">
            <text:p>2.78E+03</text:p>
          </table:table-cell>
          <table:table-cell office:value-type="float" office:value="2.31304E-020">
            <text:p>2.31E-20</text:p>
          </table:table-cell>
        </table:table-row>
        <table:table-row table:style-name="ro1">
          <table:table-cell table:number-columns-repeated="6"/>
          <table:table-cell office:value-type="float" office:value="2782.25">
            <text:p>2.78E+03</text:p>
          </table:table-cell>
          <table:table-cell office:value-type="float" office:value="2.38719E-020">
            <text:p>2.39E-20</text:p>
          </table:table-cell>
        </table:table-row>
        <table:table-row table:style-name="ro1">
          <table:table-cell table:number-columns-repeated="6"/>
          <table:table-cell office:value-type="float" office:value="2787.24">
            <text:p>2.79E+03</text:p>
          </table:table-cell>
          <table:table-cell office:value-type="float" office:value="2.46325E-020">
            <text:p>2.46E-20</text:p>
          </table:table-cell>
        </table:table-row>
        <table:table-row table:style-name="ro1">
          <table:table-cell table:number-columns-repeated="6"/>
          <table:table-cell office:value-type="float" office:value="2792.24">
            <text:p>2.79E+03</text:p>
          </table:table-cell>
          <table:table-cell office:value-type="float" office:value="2.54123E-020">
            <text:p>2.54E-20</text:p>
          </table:table-cell>
        </table:table-row>
        <table:table-row table:style-name="ro1">
          <table:table-cell table:number-columns-repeated="6"/>
          <table:table-cell office:value-type="float" office:value="2797.23">
            <text:p>2.80E+03</text:p>
          </table:table-cell>
          <table:table-cell office:value-type="float" office:value="2.62118E-020">
            <text:p>2.62E-20</text:p>
          </table:table-cell>
        </table:table-row>
        <table:table-row table:style-name="ro1">
          <table:table-cell table:number-columns-repeated="6"/>
          <table:table-cell office:value-type="float" office:value="2802.23">
            <text:p>2.80E+03</text:p>
          </table:table-cell>
          <table:table-cell office:value-type="float" office:value="2.70313E-020">
            <text:p>2.70E-20</text:p>
          </table:table-cell>
        </table:table-row>
        <table:table-row table:style-name="ro1">
          <table:table-cell table:number-columns-repeated="6"/>
          <table:table-cell office:value-type="float" office:value="2807.22">
            <text:p>2.81E+03</text:p>
          </table:table-cell>
          <table:table-cell office:value-type="float" office:value="2.78709E-020">
            <text:p>2.79E-20</text:p>
          </table:table-cell>
        </table:table-row>
        <table:table-row table:style-name="ro1">
          <table:table-cell table:number-columns-repeated="6"/>
          <table:table-cell office:value-type="float" office:value="2812.22">
            <text:p>2.81E+03</text:p>
          </table:table-cell>
          <table:table-cell office:value-type="float" office:value="2.87311E-020">
            <text:p>2.87E-20</text:p>
          </table:table-cell>
        </table:table-row>
        <table:table-row table:style-name="ro1">
          <table:table-cell table:number-columns-repeated="6"/>
          <table:table-cell office:value-type="float" office:value="2817.21">
            <text:p>2.82E+03</text:p>
          </table:table-cell>
          <table:table-cell office:value-type="float" office:value="2.9612E-020">
            <text:p>2.96E-20</text:p>
          </table:table-cell>
        </table:table-row>
        <table:table-row table:style-name="ro1">
          <table:table-cell table:number-columns-repeated="6"/>
          <table:table-cell office:value-type="float" office:value="2822.21">
            <text:p>2.82E+03</text:p>
          </table:table-cell>
          <table:table-cell office:value-type="float" office:value="3.0514E-020">
            <text:p>3.05E-20</text:p>
          </table:table-cell>
        </table:table-row>
        <table:table-row table:style-name="ro1">
          <table:table-cell table:number-columns-repeated="6"/>
          <table:table-cell office:value-type="float" office:value="2827.2">
            <text:p>2.83E+03</text:p>
          </table:table-cell>
          <table:table-cell office:value-type="float" office:value="3.14375E-020">
            <text:p>3.14E-20</text:p>
          </table:table-cell>
        </table:table-row>
        <table:table-row table:style-name="ro1">
          <table:table-cell table:number-columns-repeated="6"/>
          <table:table-cell office:value-type="float" office:value="2832.2">
            <text:p>2.83E+03</text:p>
          </table:table-cell>
          <table:table-cell office:value-type="float" office:value="3.23825E-020">
            <text:p>3.24E-20</text:p>
          </table:table-cell>
        </table:table-row>
        <table:table-row table:style-name="ro1">
          <table:table-cell table:number-columns-repeated="6"/>
          <table:table-cell office:value-type="float" office:value="2837.19">
            <text:p>2.84E+03</text:p>
          </table:table-cell>
          <table:table-cell office:value-type="float" office:value="3.33495E-020">
            <text:p>3.33E-20</text:p>
          </table:table-cell>
        </table:table-row>
        <table:table-row table:style-name="ro1">
          <table:table-cell table:number-columns-repeated="6"/>
          <table:table-cell office:value-type="float" office:value="2842.19">
            <text:p>2.84E+03</text:p>
          </table:table-cell>
          <table:table-cell office:value-type="float" office:value="3.43386E-020">
            <text:p>3.43E-20</text:p>
          </table:table-cell>
        </table:table-row>
        <table:table-row table:style-name="ro1">
          <table:table-cell table:number-columns-repeated="6"/>
          <table:table-cell office:value-type="float" office:value="2847.18">
            <text:p>2.85E+03</text:p>
          </table:table-cell>
          <table:table-cell office:value-type="float" office:value="3.53501E-020">
            <text:p>3.54E-20</text:p>
          </table:table-cell>
        </table:table-row>
        <table:table-row table:style-name="ro1">
          <table:table-cell table:number-columns-repeated="6"/>
          <table:table-cell office:value-type="float" office:value="2852.18">
            <text:p>2.85E+03</text:p>
          </table:table-cell>
          <table:table-cell office:value-type="float" office:value="3.63844E-020">
            <text:p>3.64E-20</text:p>
          </table:table-cell>
        </table:table-row>
        <table:table-row table:style-name="ro1">
          <table:table-cell table:number-columns-repeated="6"/>
          <table:table-cell office:value-type="float" office:value="2857.17">
            <text:p>2.86E+03</text:p>
          </table:table-cell>
          <table:table-cell office:value-type="float" office:value="3.74415E-020">
            <text:p>3.74E-20</text:p>
          </table:table-cell>
        </table:table-row>
        <table:table-row table:style-name="ro1">
          <table:table-cell table:number-columns-repeated="6"/>
          <table:table-cell office:value-type="float" office:value="2862.17">
            <text:p>2.86E+03</text:p>
          </table:table-cell>
          <table:table-cell office:value-type="float" office:value="3.85217E-020">
            <text:p>3.85E-20</text:p>
          </table:table-cell>
        </table:table-row>
        <table:table-row table:style-name="ro1">
          <table:table-cell table:number-columns-repeated="6"/>
          <table:table-cell office:value-type="float" office:value="2867.16">
            <text:p>2.87E+03</text:p>
          </table:table-cell>
          <table:table-cell office:value-type="float" office:value="3.96253E-020">
            <text:p>3.96E-20</text:p>
          </table:table-cell>
        </table:table-row>
        <table:table-row table:style-name="ro1">
          <table:table-cell table:number-columns-repeated="6"/>
          <table:table-cell office:value-type="float" office:value="2872.16">
            <text:p>2.87E+03</text:p>
          </table:table-cell>
          <table:table-cell office:value-type="float" office:value="4.07525E-020">
            <text:p>4.08E-20</text:p>
          </table:table-cell>
        </table:table-row>
        <table:table-row table:style-name="ro1">
          <table:table-cell table:number-columns-repeated="6"/>
          <table:table-cell office:value-type="float" office:value="2877.15">
            <text:p>2.88E+03</text:p>
          </table:table-cell>
          <table:table-cell office:value-type="float" office:value="4.19034E-020">
            <text:p>4.19E-20</text:p>
          </table:table-cell>
        </table:table-row>
        <table:table-row table:style-name="ro1">
          <table:table-cell table:number-columns-repeated="6"/>
          <table:table-cell office:value-type="float" office:value="2882.15">
            <text:p>2.88E+03</text:p>
          </table:table-cell>
          <table:table-cell office:value-type="float" office:value="4.30783E-020">
            <text:p>4.31E-20</text:p>
          </table:table-cell>
        </table:table-row>
        <table:table-row table:style-name="ro1">
          <table:table-cell table:number-columns-repeated="6"/>
          <table:table-cell office:value-type="float" office:value="2887.14">
            <text:p>2.89E+03</text:p>
          </table:table-cell>
          <table:table-cell office:value-type="float" office:value="4.42772E-020">
            <text:p>4.43E-20</text:p>
          </table:table-cell>
        </table:table-row>
        <table:table-row table:style-name="ro1">
          <table:table-cell table:number-columns-repeated="6"/>
          <table:table-cell office:value-type="float" office:value="2892.14">
            <text:p>2.89E+03</text:p>
          </table:table-cell>
          <table:table-cell office:value-type="float" office:value="4.55005E-020">
            <text:p>4.55E-20</text:p>
          </table:table-cell>
        </table:table-row>
        <table:table-row table:style-name="ro1">
          <table:table-cell table:number-columns-repeated="6"/>
          <table:table-cell office:value-type="float" office:value="2897.13">
            <text:p>2.90E+03</text:p>
          </table:table-cell>
          <table:table-cell office:value-type="float" office:value="4.67481E-020">
            <text:p>4.67E-20</text:p>
          </table:table-cell>
        </table:table-row>
        <table:table-row table:style-name="ro1">
          <table:table-cell table:number-columns-repeated="6"/>
          <table:table-cell office:value-type="float" office:value="2902.13">
            <text:p>2.90E+03</text:p>
          </table:table-cell>
          <table:table-cell office:value-type="float" office:value="4.80203E-020">
            <text:p>4.80E-20</text:p>
          </table:table-cell>
        </table:table-row>
        <table:table-row table:style-name="ro1">
          <table:table-cell table:number-columns-repeated="6"/>
          <table:table-cell office:value-type="float" office:value="2907.12">
            <text:p>2.91E+03</text:p>
          </table:table-cell>
          <table:table-cell office:value-type="float" office:value="4.93171E-020">
            <text:p>4.93E-20</text:p>
          </table:table-cell>
        </table:table-row>
        <table:table-row table:style-name="ro1">
          <table:table-cell table:number-columns-repeated="6"/>
          <table:table-cell office:value-type="float" office:value="2912.12">
            <text:p>2.91E+03</text:p>
          </table:table-cell>
          <table:table-cell office:value-type="float" office:value="5.06386E-020">
            <text:p>5.06E-20</text:p>
          </table:table-cell>
        </table:table-row>
        <table:table-row table:style-name="ro1">
          <table:table-cell table:number-columns-repeated="6"/>
          <table:table-cell office:value-type="float" office:value="2917.11">
            <text:p>2.92E+03</text:p>
          </table:table-cell>
          <table:table-cell office:value-type="float" office:value="5.1985E-020">
            <text:p>5.20E-20</text:p>
          </table:table-cell>
        </table:table-row>
        <table:table-row table:style-name="ro1">
          <table:table-cell table:number-columns-repeated="6"/>
          <table:table-cell office:value-type="float" office:value="2922.11">
            <text:p>2.92E+03</text:p>
          </table:table-cell>
          <table:table-cell office:value-type="float" office:value="5.33562E-020">
            <text:p>5.34E-20</text:p>
          </table:table-cell>
        </table:table-row>
        <table:table-row table:style-name="ro1">
          <table:table-cell table:number-columns-repeated="6"/>
          <table:table-cell office:value-type="float" office:value="2927.1">
            <text:p>2.93E+03</text:p>
          </table:table-cell>
          <table:table-cell office:value-type="float" office:value="5.47523E-020">
            <text:p>5.48E-20</text:p>
          </table:table-cell>
        </table:table-row>
        <table:table-row table:style-name="ro1">
          <table:table-cell table:number-columns-repeated="6"/>
          <table:table-cell office:value-type="float" office:value="2932.1">
            <text:p>2.93E+03</text:p>
          </table:table-cell>
          <table:table-cell office:value-type="float" office:value="5.61734E-020">
            <text:p>5.62E-20</text:p>
          </table:table-cell>
        </table:table-row>
        <table:table-row table:style-name="ro1">
          <table:table-cell table:number-columns-repeated="6"/>
          <table:table-cell office:value-type="float" office:value="2937.09">
            <text:p>2.94E+03</text:p>
          </table:table-cell>
          <table:table-cell office:value-type="float" office:value="5.76193E-020">
            <text:p>5.76E-20</text:p>
          </table:table-cell>
        </table:table-row>
        <table:table-row table:style-name="ro1">
          <table:table-cell table:number-columns-repeated="6"/>
          <table:table-cell office:value-type="float" office:value="2942.09">
            <text:p>2.94E+03</text:p>
          </table:table-cell>
          <table:table-cell office:value-type="float" office:value="5.90901E-020">
            <text:p>5.91E-20</text:p>
          </table:table-cell>
        </table:table-row>
        <table:table-row table:style-name="ro1">
          <table:table-cell table:number-columns-repeated="6"/>
          <table:table-cell office:value-type="float" office:value="2947.08">
            <text:p>2.95E+03</text:p>
          </table:table-cell>
          <table:table-cell office:value-type="float" office:value="6.05858E-020">
            <text:p>6.06E-20</text:p>
          </table:table-cell>
        </table:table-row>
        <table:table-row table:style-name="ro1">
          <table:table-cell table:number-columns-repeated="6"/>
          <table:table-cell office:value-type="float" office:value="2952.08">
            <text:p>2.95E+03</text:p>
          </table:table-cell>
          <table:table-cell office:value-type="float" office:value="6.21062E-020">
            <text:p>6.21E-20</text:p>
          </table:table-cell>
        </table:table-row>
        <table:table-row table:style-name="ro1">
          <table:table-cell table:number-columns-repeated="6"/>
          <table:table-cell office:value-type="float" office:value="2957.07">
            <text:p>2.96E+03</text:p>
          </table:table-cell>
          <table:table-cell office:value-type="float" office:value="6.36512E-020">
            <text:p>6.37E-20</text:p>
          </table:table-cell>
        </table:table-row>
        <table:table-row table:style-name="ro1">
          <table:table-cell table:number-columns-repeated="6"/>
          <table:table-cell office:value-type="float" office:value="2962.07">
            <text:p>2.96E+03</text:p>
          </table:table-cell>
          <table:table-cell office:value-type="float" office:value="6.52207E-020">
            <text:p>6.52E-20</text:p>
          </table:table-cell>
        </table:table-row>
        <table:table-row table:style-name="ro1">
          <table:table-cell table:number-columns-repeated="6"/>
          <table:table-cell office:value-type="float" office:value="2967.06">
            <text:p>2.97E+03</text:p>
          </table:table-cell>
          <table:table-cell office:value-type="float" office:value="6.68145E-020">
            <text:p>6.68E-20</text:p>
          </table:table-cell>
        </table:table-row>
        <table:table-row table:style-name="ro1">
          <table:table-cell table:number-columns-repeated="6"/>
          <table:table-cell office:value-type="float" office:value="2972.06">
            <text:p>2.97E+03</text:p>
          </table:table-cell>
          <table:table-cell office:value-type="float" office:value="6.84325E-020">
            <text:p>6.84E-20</text:p>
          </table:table-cell>
        </table:table-row>
        <table:table-row table:style-name="ro1">
          <table:table-cell table:number-columns-repeated="6"/>
          <table:table-cell office:value-type="float" office:value="2977.05">
            <text:p>2.98E+03</text:p>
          </table:table-cell>
          <table:table-cell office:value-type="float" office:value="7.00743E-020">
            <text:p>7.01E-20</text:p>
          </table:table-cell>
        </table:table-row>
        <table:table-row table:style-name="ro1">
          <table:table-cell table:number-columns-repeated="6"/>
          <table:table-cell office:value-type="float" office:value="2982.05">
            <text:p>2.98E+03</text:p>
          </table:table-cell>
          <table:table-cell office:value-type="float" office:value="7.17398E-020">
            <text:p>7.17E-20</text:p>
          </table:table-cell>
        </table:table-row>
        <table:table-row table:style-name="ro1">
          <table:table-cell table:number-columns-repeated="6"/>
          <table:table-cell office:value-type="float" office:value="2987.04">
            <text:p>2.99E+03</text:p>
          </table:table-cell>
          <table:table-cell office:value-type="float" office:value="7.34286E-020">
            <text:p>7.34E-20</text:p>
          </table:table-cell>
        </table:table-row>
        <table:table-row table:style-name="ro1">
          <table:table-cell table:number-columns-repeated="6"/>
          <table:table-cell office:value-type="float" office:value="2992.04">
            <text:p>2.99E+03</text:p>
          </table:table-cell>
          <table:table-cell office:value-type="float" office:value="7.51404E-020">
            <text:p>7.51E-20</text:p>
          </table:table-cell>
        </table:table-row>
        <table:table-row table:style-name="ro1">
          <table:table-cell table:number-columns-repeated="6"/>
          <table:table-cell office:value-type="float" office:value="2997.03">
            <text:p>3.00E+03</text:p>
          </table:table-cell>
          <table:table-cell office:value-type="float" office:value="7.68748E-020">
            <text:p>7.69E-20</text:p>
          </table:table-cell>
        </table:table-row>
        <table:table-row table:style-name="ro1">
          <table:table-cell table:number-columns-repeated="6"/>
          <table:table-cell office:value-type="float" office:value="3002.03">
            <text:p>3.00E+03</text:p>
          </table:table-cell>
          <table:table-cell office:value-type="float" office:value="7.86314E-020">
            <text:p>7.86E-20</text:p>
          </table:table-cell>
        </table:table-row>
        <table:table-row table:style-name="ro1">
          <table:table-cell table:number-columns-repeated="6"/>
          <table:table-cell office:value-type="float" office:value="3007.02">
            <text:p>3.01E+03</text:p>
          </table:table-cell>
          <table:table-cell office:value-type="float" office:value="8.04098E-020">
            <text:p>8.04E-20</text:p>
          </table:table-cell>
        </table:table-row>
        <table:table-row table:style-name="ro1">
          <table:table-cell table:number-columns-repeated="6"/>
          <table:table-cell office:value-type="float" office:value="3012.02">
            <text:p>3.01E+03</text:p>
          </table:table-cell>
          <table:table-cell office:value-type="float" office:value="8.22094E-020">
            <text:p>8.22E-20</text:p>
          </table:table-cell>
        </table:table-row>
        <table:table-row table:style-name="ro1">
          <table:table-cell table:number-columns-repeated="6"/>
          <table:table-cell office:value-type="float" office:value="3017.01">
            <text:p>3.02E+03</text:p>
          </table:table-cell>
          <table:table-cell office:value-type="float" office:value="8.40298E-020">
            <text:p>8.40E-20</text:p>
          </table:table-cell>
        </table:table-row>
        <table:table-row table:style-name="ro1">
          <table:table-cell table:number-columns-repeated="6"/>
          <table:table-cell office:value-type="float" office:value="3022.01">
            <text:p>3.02E+03</text:p>
          </table:table-cell>
          <table:table-cell office:value-type="float" office:value="8.58702E-020">
            <text:p>8.59E-20</text:p>
          </table:table-cell>
        </table:table-row>
        <table:table-row table:style-name="ro1">
          <table:table-cell table:number-columns-repeated="6"/>
          <table:table-cell office:value-type="float" office:value="3027">
            <text:p>3.03E+03</text:p>
          </table:table-cell>
          <table:table-cell office:value-type="float" office:value="8.77302E-020">
            <text:p>8.77E-20</text:p>
          </table:table-cell>
        </table:table-row>
        <table:table-row table:style-name="ro1">
          <table:table-cell table:number-columns-repeated="6"/>
          <table:table-cell office:value-type="float" office:value="3032">
            <text:p>3.03E+03</text:p>
          </table:table-cell>
          <table:table-cell office:value-type="float" office:value="8.96089E-020">
            <text:p>8.96E-20</text:p>
          </table:table-cell>
        </table:table-row>
        <table:table-row table:style-name="ro1">
          <table:table-cell table:number-columns-repeated="6"/>
          <table:table-cell office:value-type="float" office:value="3036.99">
            <text:p>3.04E+03</text:p>
          </table:table-cell>
          <table:table-cell office:value-type="float" office:value="9.15057E-020">
            <text:p>9.15E-20</text:p>
          </table:table-cell>
        </table:table-row>
        <table:table-row table:style-name="ro1">
          <table:table-cell table:number-columns-repeated="6"/>
          <table:table-cell office:value-type="float" office:value="3041.99">
            <text:p>3.04E+03</text:p>
          </table:table-cell>
          <table:table-cell office:value-type="float" office:value="9.34197E-020">
            <text:p>9.34E-20</text:p>
          </table:table-cell>
        </table:table-row>
        <table:table-row table:style-name="ro1">
          <table:table-cell table:number-columns-repeated="6"/>
          <table:table-cell office:value-type="float" office:value="3046.98">
            <text:p>3.05E+03</text:p>
          </table:table-cell>
          <table:table-cell office:value-type="float" office:value="9.53502E-020">
            <text:p>9.54E-20</text:p>
          </table:table-cell>
        </table:table-row>
        <table:table-row table:style-name="ro1">
          <table:table-cell table:number-columns-repeated="6"/>
          <table:table-cell office:value-type="float" office:value="3051.98">
            <text:p>3.05E+03</text:p>
          </table:table-cell>
          <table:table-cell office:value-type="float" office:value="9.72961E-020">
            <text:p>9.73E-20</text:p>
          </table:table-cell>
        </table:table-row>
        <table:table-row table:style-name="ro1">
          <table:table-cell table:number-columns-repeated="6"/>
          <table:table-cell office:value-type="float" office:value="3056.97">
            <text:p>3.06E+03</text:p>
          </table:table-cell>
          <table:table-cell office:value-type="float" office:value="9.92566E-020">
            <text:p>9.93E-20</text:p>
          </table:table-cell>
        </table:table-row>
        <table:table-row table:style-name="ro1">
          <table:table-cell table:number-columns-repeated="6"/>
          <table:table-cell office:value-type="float" office:value="3061.97">
            <text:p>3.06E+03</text:p>
          </table:table-cell>
          <table:table-cell office:value-type="float" office:value="1.01231E-019">
            <text:p>1.01E-19</text:p>
          </table:table-cell>
        </table:table-row>
        <table:table-row table:style-name="ro1">
          <table:table-cell table:number-columns-repeated="6"/>
          <table:table-cell office:value-type="float" office:value="3066.96">
            <text:p>3.07E+03</text:p>
          </table:table-cell>
          <table:table-cell office:value-type="float" office:value="1.03217E-019">
            <text:p>1.03E-19</text:p>
          </table:table-cell>
        </table:table-row>
        <table:table-row table:style-name="ro1">
          <table:table-cell table:number-columns-repeated="6"/>
          <table:table-cell office:value-type="float" office:value="3071.96">
            <text:p>3.07E+03</text:p>
          </table:table-cell>
          <table:table-cell office:value-type="float" office:value="1.05214E-019">
            <text:p>1.05E-19</text:p>
          </table:table-cell>
        </table:table-row>
        <table:table-row table:style-name="ro1">
          <table:table-cell table:number-columns-repeated="6"/>
          <table:table-cell office:value-type="float" office:value="3076.95">
            <text:p>3.08E+03</text:p>
          </table:table-cell>
          <table:table-cell office:value-type="float" office:value="1.07222E-019">
            <text:p>1.07E-19</text:p>
          </table:table-cell>
        </table:table-row>
        <table:table-row table:style-name="ro1">
          <table:table-cell table:number-columns-repeated="6"/>
          <table:table-cell office:value-type="float" office:value="3081.95">
            <text:p>3.08E+03</text:p>
          </table:table-cell>
          <table:table-cell office:value-type="float" office:value="1.09238E-019">
            <text:p>1.09E-19</text:p>
          </table:table-cell>
        </table:table-row>
        <table:table-row table:style-name="ro1">
          <table:table-cell table:number-columns-repeated="6"/>
          <table:table-cell office:value-type="float" office:value="3086.94">
            <text:p>3.09E+03</text:p>
          </table:table-cell>
          <table:table-cell office:value-type="float" office:value="1.11262E-019">
            <text:p>1.11E-19</text:p>
          </table:table-cell>
        </table:table-row>
        <table:table-row table:style-name="ro1">
          <table:table-cell table:number-columns-repeated="6"/>
          <table:table-cell office:value-type="float" office:value="3091.94">
            <text:p>3.09E+03</text:p>
          </table:table-cell>
          <table:table-cell office:value-type="float" office:value="1.13291E-019">
            <text:p>1.13E-19</text:p>
          </table:table-cell>
        </table:table-row>
        <table:table-row table:style-name="ro1">
          <table:table-cell table:number-columns-repeated="6"/>
          <table:table-cell office:value-type="float" office:value="3096.93">
            <text:p>3.10E+03</text:p>
          </table:table-cell>
          <table:table-cell office:value-type="float" office:value="1.15325E-019">
            <text:p>1.15E-19</text:p>
          </table:table-cell>
        </table:table-row>
        <table:table-row table:style-name="ro1">
          <table:table-cell table:number-columns-repeated="6"/>
          <table:table-cell office:value-type="float" office:value="3101.93">
            <text:p>3.10E+03</text:p>
          </table:table-cell>
          <table:table-cell office:value-type="float" office:value="1.17362E-019">
            <text:p>1.17E-19</text:p>
          </table:table-cell>
        </table:table-row>
        <table:table-row table:style-name="ro1">
          <table:table-cell table:number-columns-repeated="6"/>
          <table:table-cell office:value-type="float" office:value="3106.92">
            <text:p>3.11E+03</text:p>
          </table:table-cell>
          <table:table-cell office:value-type="float" office:value="1.19399E-019">
            <text:p>1.19E-19</text:p>
          </table:table-cell>
        </table:table-row>
        <table:table-row table:style-name="ro1">
          <table:table-cell table:number-columns-repeated="6"/>
          <table:table-cell office:value-type="float" office:value="3111.92">
            <text:p>3.11E+03</text:p>
          </table:table-cell>
          <table:table-cell office:value-type="float" office:value="1.21436E-019">
            <text:p>1.21E-19</text:p>
          </table:table-cell>
        </table:table-row>
        <table:table-row table:style-name="ro1">
          <table:table-cell table:number-columns-repeated="6"/>
          <table:table-cell office:value-type="float" office:value="3116.91">
            <text:p>3.12E+03</text:p>
          </table:table-cell>
          <table:table-cell office:value-type="float" office:value="1.2347E-019">
            <text:p>1.23E-19</text:p>
          </table:table-cell>
        </table:table-row>
        <table:table-row table:style-name="ro1">
          <table:table-cell table:number-columns-repeated="6"/>
          <table:table-cell office:value-type="float" office:value="3121.91">
            <text:p>3.12E+03</text:p>
          </table:table-cell>
          <table:table-cell office:value-type="float" office:value="1.255E-019">
            <text:p>1.26E-19</text:p>
          </table:table-cell>
        </table:table-row>
        <table:table-row table:style-name="ro1">
          <table:table-cell table:number-columns-repeated="6"/>
          <table:table-cell office:value-type="float" office:value="3126.9">
            <text:p>3.13E+03</text:p>
          </table:table-cell>
          <table:table-cell office:value-type="float" office:value="1.27523E-019">
            <text:p>1.28E-19</text:p>
          </table:table-cell>
        </table:table-row>
        <table:table-row table:style-name="ro1">
          <table:table-cell table:number-columns-repeated="6"/>
          <table:table-cell office:value-type="float" office:value="3131.9">
            <text:p>3.13E+03</text:p>
          </table:table-cell>
          <table:table-cell office:value-type="float" office:value="1.29537E-019">
            <text:p>1.30E-19</text:p>
          </table:table-cell>
        </table:table-row>
        <table:table-row table:style-name="ro1">
          <table:table-cell table:number-columns-repeated="6"/>
          <table:table-cell office:value-type="float" office:value="3136.89">
            <text:p>3.14E+03</text:p>
          </table:table-cell>
          <table:table-cell office:value-type="float" office:value="1.3154E-019">
            <text:p>1.32E-19</text:p>
          </table:table-cell>
        </table:table-row>
        <table:table-row table:style-name="ro1">
          <table:table-cell table:number-columns-repeated="6"/>
          <table:table-cell office:value-type="float" office:value="3141.89">
            <text:p>3.14E+03</text:p>
          </table:table-cell>
          <table:table-cell office:value-type="float" office:value="1.33529E-019">
            <text:p>1.34E-19</text:p>
          </table:table-cell>
        </table:table-row>
        <table:table-row table:style-name="ro1">
          <table:table-cell table:number-columns-repeated="6"/>
          <table:table-cell office:value-type="float" office:value="3146.88">
            <text:p>3.15E+03</text:p>
          </table:table-cell>
          <table:table-cell office:value-type="float" office:value="1.35503E-019">
            <text:p>1.36E-19</text:p>
          </table:table-cell>
        </table:table-row>
        <table:table-row table:style-name="ro1">
          <table:table-cell table:number-columns-repeated="6"/>
          <table:table-cell office:value-type="float" office:value="3151.88">
            <text:p>3.15E+03</text:p>
          </table:table-cell>
          <table:table-cell office:value-type="float" office:value="1.37457E-019">
            <text:p>1.37E-19</text:p>
          </table:table-cell>
        </table:table-row>
        <table:table-row table:style-name="ro1">
          <table:table-cell table:number-columns-repeated="6"/>
          <table:table-cell office:value-type="float" office:value="3156.87">
            <text:p>3.16E+03</text:p>
          </table:table-cell>
          <table:table-cell office:value-type="float" office:value="1.39391E-019">
            <text:p>1.39E-19</text:p>
          </table:table-cell>
        </table:table-row>
        <table:table-row table:style-name="ro1">
          <table:table-cell table:number-columns-repeated="6"/>
          <table:table-cell office:value-type="float" office:value="3161.87">
            <text:p>3.16E+03</text:p>
          </table:table-cell>
          <table:table-cell office:value-type="float" office:value="1.41301E-019">
            <text:p>1.41E-19</text:p>
          </table:table-cell>
        </table:table-row>
        <table:table-row table:style-name="ro1">
          <table:table-cell table:number-columns-repeated="6"/>
          <table:table-cell office:value-type="float" office:value="3166.86">
            <text:p>3.17E+03</text:p>
          </table:table-cell>
          <table:table-cell office:value-type="float" office:value="1.43183E-019">
            <text:p>1.43E-19</text:p>
          </table:table-cell>
        </table:table-row>
        <table:table-row table:style-name="ro1">
          <table:table-cell table:number-columns-repeated="6"/>
          <table:table-cell office:value-type="float" office:value="3171.86">
            <text:p>3.17E+03</text:p>
          </table:table-cell>
          <table:table-cell office:value-type="float" office:value="1.45036E-019">
            <text:p>1.45E-19</text:p>
          </table:table-cell>
        </table:table-row>
        <table:table-row table:style-name="ro1">
          <table:table-cell table:number-columns-repeated="6"/>
          <table:table-cell office:value-type="float" office:value="3176.85">
            <text:p>3.18E+03</text:p>
          </table:table-cell>
          <table:table-cell office:value-type="float" office:value="1.46855E-019">
            <text:p>1.47E-19</text:p>
          </table:table-cell>
        </table:table-row>
        <table:table-row table:style-name="ro1">
          <table:table-cell table:number-columns-repeated="6"/>
          <table:table-cell office:value-type="float" office:value="3181.85">
            <text:p>3.18E+03</text:p>
          </table:table-cell>
          <table:table-cell office:value-type="float" office:value="1.48638E-019">
            <text:p>1.49E-19</text:p>
          </table:table-cell>
        </table:table-row>
        <table:table-row table:style-name="ro1">
          <table:table-cell table:number-columns-repeated="6"/>
          <table:table-cell office:value-type="float" office:value="3186.84">
            <text:p>3.19E+03</text:p>
          </table:table-cell>
          <table:table-cell office:value-type="float" office:value="1.5038E-019">
            <text:p>1.50E-19</text:p>
          </table:table-cell>
        </table:table-row>
        <table:table-row table:style-name="ro1">
          <table:table-cell table:number-columns-repeated="6"/>
          <table:table-cell office:value-type="float" office:value="3191.84">
            <text:p>3.19E+03</text:p>
          </table:table-cell>
          <table:table-cell office:value-type="float" office:value="1.52079E-019">
            <text:p>1.52E-19</text:p>
          </table:table-cell>
        </table:table-row>
        <table:table-row table:style-name="ro1">
          <table:table-cell table:number-columns-repeated="6"/>
          <table:table-cell office:value-type="float" office:value="3196.83">
            <text:p>3.20E+03</text:p>
          </table:table-cell>
          <table:table-cell office:value-type="float" office:value="1.53731E-019">
            <text:p>1.54E-19</text:p>
          </table:table-cell>
        </table:table-row>
        <table:table-row table:style-name="ro1">
          <table:table-cell table:number-columns-repeated="6"/>
          <table:table-cell office:value-type="float" office:value="3201.83">
            <text:p>3.20E+03</text:p>
          </table:table-cell>
          <table:table-cell office:value-type="float" office:value="1.55331E-019">
            <text:p>1.55E-19</text:p>
          </table:table-cell>
        </table:table-row>
        <table:table-row table:style-name="ro1">
          <table:table-cell table:number-columns-repeated="6"/>
          <table:table-cell office:value-type="float" office:value="3206.82">
            <text:p>3.21E+03</text:p>
          </table:table-cell>
          <table:table-cell office:value-type="float" office:value="1.56876E-019">
            <text:p>1.57E-19</text:p>
          </table:table-cell>
        </table:table-row>
        <table:table-row table:style-name="ro1">
          <table:table-cell table:number-columns-repeated="6"/>
          <table:table-cell office:value-type="float" office:value="3211.82">
            <text:p>3.21E+03</text:p>
          </table:table-cell>
          <table:table-cell office:value-type="float" office:value="1.58361E-019">
            <text:p>1.58E-19</text:p>
          </table:table-cell>
        </table:table-row>
        <table:table-row table:style-name="ro1">
          <table:table-cell table:number-columns-repeated="6"/>
          <table:table-cell office:value-type="float" office:value="3216.81">
            <text:p>3.22E+03</text:p>
          </table:table-cell>
          <table:table-cell office:value-type="float" office:value="1.59782E-019">
            <text:p>1.60E-19</text:p>
          </table:table-cell>
        </table:table-row>
        <table:table-row table:style-name="ro1">
          <table:table-cell table:number-columns-repeated="6"/>
          <table:table-cell office:value-type="float" office:value="3221.81">
            <text:p>3.22E+03</text:p>
          </table:table-cell>
          <table:table-cell office:value-type="float" office:value="1.61135E-019">
            <text:p>1.61E-19</text:p>
          </table:table-cell>
        </table:table-row>
        <table:table-row table:style-name="ro1">
          <table:table-cell table:number-columns-repeated="6"/>
          <table:table-cell office:value-type="float" office:value="3226.8">
            <text:p>3.23E+03</text:p>
          </table:table-cell>
          <table:table-cell office:value-type="float" office:value="1.62414E-019">
            <text:p>1.62E-19</text:p>
          </table:table-cell>
        </table:table-row>
        <table:table-row table:style-name="ro1">
          <table:table-cell table:number-columns-repeated="6"/>
          <table:table-cell office:value-type="float" office:value="3231.8">
            <text:p>3.23E+03</text:p>
          </table:table-cell>
          <table:table-cell office:value-type="float" office:value="1.63616E-019">
            <text:p>1.64E-19</text:p>
          </table:table-cell>
        </table:table-row>
        <table:table-row table:style-name="ro1">
          <table:table-cell table:number-columns-repeated="6"/>
          <table:table-cell office:value-type="float" office:value="3236.79">
            <text:p>3.24E+03</text:p>
          </table:table-cell>
          <table:table-cell office:value-type="float" office:value="1.64734E-019">
            <text:p>1.65E-19</text:p>
          </table:table-cell>
        </table:table-row>
        <table:table-row table:style-name="ro1">
          <table:table-cell table:number-columns-repeated="6"/>
          <table:table-cell office:value-type="float" office:value="3241.79">
            <text:p>3.24E+03</text:p>
          </table:table-cell>
          <table:table-cell office:value-type="float" office:value="1.65764E-019">
            <text:p>1.66E-19</text:p>
          </table:table-cell>
        </table:table-row>
        <table:table-row table:style-name="ro1">
          <table:table-cell table:number-columns-repeated="6"/>
          <table:table-cell office:value-type="float" office:value="3246.78">
            <text:p>3.25E+03</text:p>
          </table:table-cell>
          <table:table-cell office:value-type="float" office:value="1.667E-019">
            <text:p>1.67E-19</text:p>
          </table:table-cell>
        </table:table-row>
        <table:table-row table:style-name="ro1">
          <table:table-cell table:number-columns-repeated="6"/>
          <table:table-cell office:value-type="float" office:value="3251.78">
            <text:p>3.25E+03</text:p>
          </table:table-cell>
          <table:table-cell office:value-type="float" office:value="1.67537E-019">
            <text:p>1.68E-19</text:p>
          </table:table-cell>
        </table:table-row>
        <table:table-row table:style-name="ro1">
          <table:table-cell table:number-columns-repeated="6"/>
          <table:table-cell office:value-type="float" office:value="3256.77">
            <text:p>3.26E+03</text:p>
          </table:table-cell>
          <table:table-cell office:value-type="float" office:value="1.68268E-019">
            <text:p>1.68E-19</text:p>
          </table:table-cell>
        </table:table-row>
        <table:table-row table:style-name="ro1">
          <table:table-cell table:number-columns-repeated="6"/>
          <table:table-cell office:value-type="float" office:value="3261.77">
            <text:p>3.26E+03</text:p>
          </table:table-cell>
          <table:table-cell office:value-type="float" office:value="1.68889E-019">
            <text:p>1.69E-19</text:p>
          </table:table-cell>
        </table:table-row>
        <table:table-row table:style-name="ro1">
          <table:table-cell table:number-columns-repeated="6"/>
          <table:table-cell office:value-type="float" office:value="3266.76">
            <text:p>3.27E+03</text:p>
          </table:table-cell>
          <table:table-cell office:value-type="float" office:value="1.69391E-019">
            <text:p>1.69E-19</text:p>
          </table:table-cell>
        </table:table-row>
        <table:table-row table:style-name="ro1">
          <table:table-cell table:number-columns-repeated="6"/>
          <table:table-cell office:value-type="float" office:value="3271.76">
            <text:p>3.27E+03</text:p>
          </table:table-cell>
          <table:table-cell office:value-type="float" office:value="1.6977E-019">
            <text:p>1.70E-19</text:p>
          </table:table-cell>
        </table:table-row>
        <table:table-row table:style-name="ro1">
          <table:table-cell table:number-columns-repeated="6"/>
          <table:table-cell office:value-type="float" office:value="3276.75">
            <text:p>3.28E+03</text:p>
          </table:table-cell>
          <table:table-cell office:value-type="float" office:value="1.70019E-019">
            <text:p>1.70E-19</text:p>
          </table:table-cell>
        </table:table-row>
        <table:table-row table:style-name="ro1">
          <table:table-cell table:number-columns-repeated="6"/>
          <table:table-cell office:value-type="float" office:value="3281.75">
            <text:p>3.28E+03</text:p>
          </table:table-cell>
          <table:table-cell office:value-type="float" office:value="1.7013E-019">
            <text:p>1.70E-19</text:p>
          </table:table-cell>
        </table:table-row>
        <table:table-row table:style-name="ro1">
          <table:table-cell table:number-columns-repeated="6"/>
          <table:table-cell office:value-type="float" office:value="3286.74">
            <text:p>3.29E+03</text:p>
          </table:table-cell>
          <table:table-cell office:value-type="float" office:value="1.70096E-019">
            <text:p>1.70E-19</text:p>
          </table:table-cell>
        </table:table-row>
        <table:table-row table:style-name="ro1">
          <table:table-cell table:number-columns-repeated="6"/>
          <table:table-cell office:value-type="float" office:value="3291.74">
            <text:p>3.29E+03</text:p>
          </table:table-cell>
          <table:table-cell office:value-type="float" office:value="1.6991E-019">
            <text:p>1.70E-19</text:p>
          </table:table-cell>
        </table:table-row>
        <table:table-row table:style-name="ro1">
          <table:table-cell table:number-columns-repeated="6"/>
          <table:table-cell office:value-type="float" office:value="3296.73">
            <text:p>3.30E+03</text:p>
          </table:table-cell>
          <table:table-cell office:value-type="float" office:value="1.69565E-019">
            <text:p>1.70E-19</text:p>
          </table:table-cell>
        </table:table-row>
        <table:table-row table:style-name="ro1">
          <table:table-cell table:number-columns-repeated="6"/>
          <table:table-cell office:value-type="float" office:value="3301.73">
            <text:p>3.30E+03</text:p>
          </table:table-cell>
          <table:table-cell office:value-type="float" office:value="1.69052E-019">
            <text:p>1.69E-19</text:p>
          </table:table-cell>
        </table:table-row>
        <table:table-row table:style-name="ro1">
          <table:table-cell table:number-columns-repeated="6"/>
          <table:table-cell office:value-type="float" office:value="3306.72">
            <text:p>3.31E+03</text:p>
          </table:table-cell>
          <table:table-cell office:value-type="float" office:value="1.68364E-019">
            <text:p>1.68E-19</text:p>
          </table:table-cell>
        </table:table-row>
        <table:table-row table:style-name="ro1">
          <table:table-cell table:number-columns-repeated="6"/>
          <table:table-cell office:value-type="float" office:value="3311.72">
            <text:p>3.31E+03</text:p>
          </table:table-cell>
          <table:table-cell office:value-type="float" office:value="1.67492E-019">
            <text:p>1.67E-19</text:p>
          </table:table-cell>
        </table:table-row>
        <table:table-row table:style-name="ro1">
          <table:table-cell table:number-columns-repeated="6"/>
          <table:table-cell office:value-type="float" office:value="3316.71">
            <text:p>3.32E+03</text:p>
          </table:table-cell>
          <table:table-cell office:value-type="float" office:value="1.66428E-019">
            <text:p>1.66E-19</text:p>
          </table:table-cell>
        </table:table-row>
        <table:table-row table:style-name="ro1">
          <table:table-cell table:number-columns-repeated="6"/>
          <table:table-cell office:value-type="float" office:value="3321.71">
            <text:p>3.32E+03</text:p>
          </table:table-cell>
          <table:table-cell office:value-type="float" office:value="1.65162E-019">
            <text:p>1.65E-19</text:p>
          </table:table-cell>
        </table:table-row>
        <table:table-row table:style-name="ro1">
          <table:table-cell table:number-columns-repeated="6"/>
          <table:table-cell office:value-type="float" office:value="3326.7">
            <text:p>3.33E+03</text:p>
          </table:table-cell>
          <table:table-cell office:value-type="float" office:value="1.63686E-019">
            <text:p>1.64E-19</text:p>
          </table:table-cell>
        </table:table-row>
        <table:table-row table:style-name="ro1">
          <table:table-cell table:number-columns-repeated="6"/>
          <table:table-cell office:value-type="float" office:value="3331.7">
            <text:p>3.33E+03</text:p>
          </table:table-cell>
          <table:table-cell office:value-type="float" office:value="1.6199E-019">
            <text:p>1.62E-19</text:p>
          </table:table-cell>
        </table:table-row>
        <table:table-row table:style-name="ro1">
          <table:table-cell table:number-columns-repeated="6"/>
          <table:table-cell office:value-type="float" office:value="3336.69">
            <text:p>3.34E+03</text:p>
          </table:table-cell>
          <table:table-cell office:value-type="float" office:value="1.60064E-019">
            <text:p>1.60E-19</text:p>
          </table:table-cell>
        </table:table-row>
        <table:table-row table:style-name="ro1">
          <table:table-cell table:number-columns-repeated="6"/>
          <table:table-cell office:value-type="float" office:value="3341.69">
            <text:p>3.34E+03</text:p>
          </table:table-cell>
          <table:table-cell office:value-type="float" office:value="1.57898E-019">
            <text:p>1.58E-19</text:p>
          </table:table-cell>
        </table:table-row>
        <table:table-row table:style-name="ro1">
          <table:table-cell table:number-columns-repeated="6"/>
          <table:table-cell office:value-type="float" office:value="3346.68">
            <text:p>3.35E+03</text:p>
          </table:table-cell>
          <table:table-cell office:value-type="float" office:value="1.55482E-019">
            <text:p>1.55E-19</text:p>
          </table:table-cell>
        </table:table-row>
        <table:table-row table:style-name="ro1">
          <table:table-cell table:number-columns-repeated="6"/>
          <table:table-cell office:value-type="float" office:value="3351.68">
            <text:p>3.35E+03</text:p>
          </table:table-cell>
          <table:table-cell office:value-type="float" office:value="1.52806E-019">
            <text:p>1.53E-19</text:p>
          </table:table-cell>
        </table:table-row>
        <table:table-row table:style-name="ro1">
          <table:table-cell table:number-columns-repeated="6"/>
          <table:table-cell office:value-type="float" office:value="3356.67">
            <text:p>3.36E+03</text:p>
          </table:table-cell>
          <table:table-cell office:value-type="float" office:value="1.49857E-019">
            <text:p>1.50E-19</text:p>
          </table:table-cell>
        </table:table-row>
        <table:table-row table:style-name="ro1">
          <table:table-cell table:number-columns-repeated="6"/>
          <table:table-cell office:value-type="float" office:value="3361.67">
            <text:p>3.36E+03</text:p>
          </table:table-cell>
          <table:table-cell office:value-type="float" office:value="1.46626E-019">
            <text:p>1.47E-19</text:p>
          </table:table-cell>
        </table:table-row>
        <table:table-row table:style-name="ro1">
          <table:table-cell table:number-columns-repeated="6"/>
          <table:table-cell office:value-type="float" office:value="3366.66">
            <text:p>3.37E+03</text:p>
          </table:table-cell>
          <table:table-cell office:value-type="float" office:value="1.431E-019">
            <text:p>1.43E-19</text:p>
          </table:table-cell>
        </table:table-row>
        <table:table-row table:style-name="ro1">
          <table:table-cell table:number-columns-repeated="6"/>
          <table:table-cell office:value-type="float" office:value="3371.66">
            <text:p>3.37E+03</text:p>
          </table:table-cell>
          <table:table-cell office:value-type="float" office:value="1.39267E-019">
            <text:p>1.39E-19</text:p>
          </table:table-cell>
        </table:table-row>
        <table:table-row table:style-name="ro1">
          <table:table-cell table:number-columns-repeated="6"/>
          <table:table-cell office:value-type="float" office:value="3376.65">
            <text:p>3.38E+03</text:p>
          </table:table-cell>
          <table:table-cell office:value-type="float" office:value="1.35115E-019">
            <text:p>1.35E-19</text:p>
          </table:table-cell>
        </table:table-row>
        <table:table-row table:style-name="ro1">
          <table:table-cell table:number-columns-repeated="6"/>
          <table:table-cell office:value-type="float" office:value="3381.65">
            <text:p>3.38E+03</text:p>
          </table:table-cell>
          <table:table-cell office:value-type="float" office:value="1.30632E-019">
            <text:p>1.31E-19</text:p>
          </table:table-cell>
        </table:table-row>
        <table:table-row table:style-name="ro1">
          <table:table-cell table:number-columns-repeated="6"/>
          <table:table-cell office:value-type="float" office:value="3386.64">
            <text:p>3.39E+03</text:p>
          </table:table-cell>
          <table:table-cell office:value-type="float" office:value="1.25803E-019">
            <text:p>1.26E-19</text:p>
          </table:table-cell>
        </table:table-row>
        <table:table-row table:style-name="ro1">
          <table:table-cell table:number-columns-repeated="6"/>
          <table:table-cell office:value-type="float" office:value="3391.64">
            <text:p>3.39E+03</text:p>
          </table:table-cell>
          <table:table-cell office:value-type="float" office:value="1.20617E-019">
            <text:p>1.21E-19</text:p>
          </table:table-cell>
        </table:table-row>
        <table:table-row table:style-name="ro1">
          <table:table-cell table:number-columns-repeated="6"/>
          <table:table-cell office:value-type="float" office:value="3396.63">
            <text:p>3.40E+03</text:p>
          </table:table-cell>
          <table:table-cell office:value-type="float" office:value="1.15058E-019">
            <text:p>1.15E-19</text:p>
          </table:table-cell>
        </table:table-row>
        <table:table-row table:style-name="ro1">
          <table:table-cell table:number-columns-repeated="6"/>
          <table:table-cell office:value-type="float" office:value="3401.63">
            <text:p>3.40E+03</text:p>
          </table:table-cell>
          <table:table-cell office:value-type="float" office:value="1.09113E-019">
            <text:p>1.09E-19</text:p>
          </table:table-cell>
        </table:table-row>
        <table:table-row table:style-name="ro1">
          <table:table-cell table:number-columns-repeated="6"/>
          <table:table-cell office:value-type="float" office:value="3406.62">
            <text:p>3.41E+03</text:p>
          </table:table-cell>
          <table:table-cell office:value-type="float" office:value="1.02768E-019">
            <text:p>1.03E-19</text:p>
          </table:table-cell>
        </table:table-row>
        <table:table-row table:style-name="ro1">
          <table:table-cell table:number-columns-repeated="6"/>
          <table:table-cell office:value-type="float" office:value="3411.62">
            <text:p>3.41E+03</text:p>
          </table:table-cell>
          <table:table-cell office:value-type="float" office:value="9.60062E-020">
            <text:p>9.60E-20</text:p>
          </table:table-cell>
        </table:table-row>
        <table:table-row table:style-name="ro1">
          <table:table-cell table:number-columns-repeated="6"/>
          <table:table-cell office:value-type="float" office:value="3416.61">
            <text:p>3.42E+03</text:p>
          </table:table-cell>
          <table:table-cell office:value-type="float" office:value="8.88135E-020">
            <text:p>8.88E-20</text:p>
          </table:table-cell>
        </table:table-row>
        <table:table-row table:style-name="ro1">
          <table:table-cell table:number-columns-repeated="6"/>
          <table:table-cell office:value-type="float" office:value="3421.61">
            <text:p>3.42E+03</text:p>
          </table:table-cell>
          <table:table-cell office:value-type="float" office:value="8.11738E-020">
            <text:p>8.12E-20</text:p>
          </table:table-cell>
        </table:table-row>
        <table:table-row table:style-name="ro1">
          <table:table-cell table:number-columns-repeated="6"/>
          <table:table-cell office:value-type="float" office:value="3426.6">
            <text:p>3.43E+03</text:p>
          </table:table-cell>
          <table:table-cell office:value-type="float" office:value="7.30708E-020">
            <text:p>7.31E-20</text:p>
          </table:table-cell>
        </table:table-row>
        <table:table-row table:style-name="ro1">
          <table:table-cell table:number-columns-repeated="6"/>
          <table:table-cell office:value-type="float" office:value="3431.6">
            <text:p>3.43E+03</text:p>
          </table:table-cell>
          <table:table-cell office:value-type="float" office:value="6.44877E-020">
            <text:p>6.45E-20</text:p>
          </table:table-cell>
        </table:table-row>
        <table:table-row table:style-name="ro1">
          <table:table-cell table:number-columns-repeated="6"/>
          <table:table-cell office:value-type="float" office:value="3436.59">
            <text:p>3.44E+03</text:p>
          </table:table-cell>
          <table:table-cell office:value-type="float" office:value="5.54074E-020">
            <text:p>5.54E-20</text:p>
          </table:table-cell>
        </table:table-row>
        <table:table-row table:style-name="ro1">
          <table:table-cell table:number-columns-repeated="6"/>
          <table:table-cell office:value-type="float" office:value="3441.59">
            <text:p>3.44E+03</text:p>
          </table:table-cell>
          <table:table-cell office:value-type="float" office:value="4.58124E-020">
            <text:p>4.58E-20</text:p>
          </table:table-cell>
        </table:table-row>
        <table:table-row table:style-name="ro1">
          <table:table-cell table:number-columns-repeated="6"/>
          <table:table-cell office:value-type="float" office:value="3446.58">
            <text:p>3.45E+03</text:p>
          </table:table-cell>
          <table:table-cell office:value-type="float" office:value="3.56844E-020">
            <text:p>3.57E-20</text:p>
          </table:table-cell>
        </table:table-row>
        <table:table-row table:style-name="ro1">
          <table:table-cell table:number-columns-repeated="6"/>
          <table:table-cell office:value-type="float" office:value="3451.58">
            <text:p>3.45E+03</text:p>
          </table:table-cell>
          <table:table-cell office:value-type="float" office:value="2.50049E-020">
            <text:p>2.50E-20</text:p>
          </table:table-cell>
        </table:table-row>
        <table:table-row table:style-name="ro1">
          <table:table-cell table:number-columns-repeated="6"/>
          <table:table-cell office:value-type="float" office:value="3456.57">
            <text:p>3.46E+03</text:p>
          </table:table-cell>
          <table:table-cell office:value-type="float" office:value="1.3755E-020">
            <text:p>1.38E-20</text:p>
          </table:table-cell>
        </table:table-row>
        <table:table-row table:style-name="ro1">
          <table:table-cell table:number-columns-repeated="6"/>
          <table:table-cell office:value-type="float" office:value="3461.57">
            <text:p>3.46E+03</text:p>
          </table:table-cell>
          <table:table-cell office:value-type="float" office:value="1.91491E-021">
            <text:p>1.91E-21</text:p>
          </table:table-cell>
        </table:table-row>
        <table:table-row table:style-name="ro1">
          <table:table-cell table:number-columns-repeated="6"/>
          <table:table-cell office:value-type="float" office:value="3466.56">
            <text:p>3.47E+03</text:p>
          </table:table-cell>
          <table:table-cell office:value-type="float" office:value="4.36949E-026">
            <text:p>4.37E-26</text:p>
          </table:table-cell>
        </table:table-row>
        <table:table-row table:style-name="ro1">
          <table:table-cell table:number-columns-repeated="6"/>
          <table:table-cell office:value-type="float" office:value="3471.56">
            <text:p>3.47E+03</text:p>
          </table:table-cell>
          <table:table-cell office:value-type="float" office:value="4.46396E-026">
            <text:p>4.46E-26</text:p>
          </table:table-cell>
        </table:table-row>
        <table:table-row table:style-name="ro1">
          <table:table-cell table:number-columns-repeated="6"/>
          <table:table-cell office:value-type="float" office:value="3476.55">
            <text:p>3.48E+03</text:p>
          </table:table-cell>
          <table:table-cell office:value-type="float" office:value="4.56008E-026">
            <text:p>4.56E-26</text:p>
          </table:table-cell>
        </table:table-row>
        <table:table-row table:style-name="ro1">
          <table:table-cell table:number-columns-repeated="6"/>
          <table:table-cell office:value-type="float" office:value="3481.55">
            <text:p>3.48E+03</text:p>
          </table:table-cell>
          <table:table-cell office:value-type="float" office:value="4.65787E-026">
            <text:p>4.66E-26</text:p>
          </table:table-cell>
        </table:table-row>
        <table:table-row table:style-name="ro1">
          <table:table-cell table:number-columns-repeated="6"/>
          <table:table-cell office:value-type="float" office:value="3486.54">
            <text:p>3.49E+03</text:p>
          </table:table-cell>
          <table:table-cell office:value-type="float" office:value="4.75737E-026">
            <text:p>4.76E-26</text:p>
          </table:table-cell>
        </table:table-row>
        <table:table-row table:style-name="ro1">
          <table:table-cell table:number-columns-repeated="6"/>
          <table:table-cell office:value-type="float" office:value="3491.54">
            <text:p>3.49E+03</text:p>
          </table:table-cell>
          <table:table-cell office:value-type="float" office:value="4.85858E-026">
            <text:p>4.86E-26</text:p>
          </table:table-cell>
        </table:table-row>
        <table:table-row table:style-name="ro1">
          <table:table-cell table:number-columns-repeated="6"/>
          <table:table-cell office:value-type="float" office:value="3496.53">
            <text:p>3.50E+03</text:p>
          </table:table-cell>
          <table:table-cell office:value-type="float" office:value="4.96153E-026">
            <text:p>4.96E-26</text:p>
          </table:table-cell>
        </table:table-row>
        <table:table-row table:style-name="ro1">
          <table:table-cell table:number-columns-repeated="6"/>
          <table:table-cell office:value-type="float" office:value="3501.53">
            <text:p>3.50E+03</text:p>
          </table:table-cell>
          <table:table-cell office:value-type="float" office:value="5.06623E-026">
            <text:p>5.07E-26</text:p>
          </table:table-cell>
        </table:table-row>
        <table:table-row table:style-name="ro1">
          <table:table-cell table:number-columns-repeated="6"/>
          <table:table-cell office:value-type="float" office:value="3506.52">
            <text:p>3.51E+03</text:p>
          </table:table-cell>
          <table:table-cell office:value-type="float" office:value="5.17272E-026">
            <text:p>5.17E-26</text:p>
          </table:table-cell>
        </table:table-row>
        <table:table-row table:style-name="ro1">
          <table:table-cell table:number-columns-repeated="6"/>
          <table:table-cell office:value-type="float" office:value="3511.52">
            <text:p>3.51E+03</text:p>
          </table:table-cell>
          <table:table-cell office:value-type="float" office:value="5.28101E-026">
            <text:p>5.28E-26</text:p>
          </table:table-cell>
        </table:table-row>
        <table:table-row table:style-name="ro1">
          <table:table-cell table:number-columns-repeated="6"/>
          <table:table-cell office:value-type="float" office:value="3516.51">
            <text:p>3.52E+03</text:p>
          </table:table-cell>
          <table:table-cell office:value-type="float" office:value="5.39111E-026">
            <text:p>5.39E-26</text:p>
          </table:table-cell>
        </table:table-row>
        <table:table-row table:style-name="ro1">
          <table:table-cell table:number-columns-repeated="6"/>
          <table:table-cell office:value-type="float" office:value="3521.51">
            <text:p>3.52E+03</text:p>
          </table:table-cell>
          <table:table-cell office:value-type="float" office:value="5.50306E-026">
            <text:p>5.50E-26</text:p>
          </table:table-cell>
        </table:table-row>
        <table:table-row table:style-name="ro1">
          <table:table-cell table:number-columns-repeated="6"/>
          <table:table-cell office:value-type="float" office:value="3526.5">
            <text:p>3.53E+03</text:p>
          </table:table-cell>
          <table:table-cell office:value-type="float" office:value="5.61687E-026">
            <text:p>5.62E-26</text:p>
          </table:table-cell>
        </table:table-row>
        <table:table-row table:style-name="ro1">
          <table:table-cell table:number-columns-repeated="6"/>
          <table:table-cell office:value-type="float" office:value="3531.5">
            <text:p>3.53E+03</text:p>
          </table:table-cell>
          <table:table-cell office:value-type="float" office:value="5.73256E-026">
            <text:p>5.73E-26</text:p>
          </table:table-cell>
        </table:table-row>
        <table:table-row table:style-name="ro1">
          <table:table-cell table:number-columns-repeated="6"/>
          <table:table-cell office:value-type="float" office:value="3536.49">
            <text:p>3.54E+03</text:p>
          </table:table-cell>
          <table:table-cell office:value-type="float" office:value="5.85015E-026">
            <text:p>5.85E-26</text:p>
          </table:table-cell>
        </table:table-row>
        <table:table-row table:style-name="ro1">
          <table:table-cell table:number-columns-repeated="6"/>
          <table:table-cell office:value-type="float" office:value="3541.49">
            <text:p>3.54E+03</text:p>
          </table:table-cell>
          <table:table-cell office:value-type="float" office:value="5.96967E-026">
            <text:p>5.97E-26</text:p>
          </table:table-cell>
        </table:table-row>
        <table:table-row table:style-name="ro1">
          <table:table-cell table:number-columns-repeated="6"/>
          <table:table-cell office:value-type="float" office:value="3546.48">
            <text:p>3.55E+03</text:p>
          </table:table-cell>
          <table:table-cell office:value-type="float" office:value="6.09113E-026">
            <text:p>6.09E-26</text:p>
          </table:table-cell>
        </table:table-row>
        <table:table-row table:style-name="ro1">
          <table:table-cell table:number-columns-repeated="6"/>
          <table:table-cell office:value-type="float" office:value="3551.48">
            <text:p>3.55E+03</text:p>
          </table:table-cell>
          <table:table-cell office:value-type="float" office:value="6.21455E-026">
            <text:p>6.21E-26</text:p>
          </table:table-cell>
        </table:table-row>
        <table:table-row table:style-name="ro1">
          <table:table-cell table:number-columns-repeated="6"/>
          <table:table-cell office:value-type="float" office:value="3556.47">
            <text:p>3.56E+03</text:p>
          </table:table-cell>
          <table:table-cell office:value-type="float" office:value="6.33996E-026">
            <text:p>6.34E-26</text:p>
          </table:table-cell>
        </table:table-row>
        <table:table-row table:style-name="ro1">
          <table:table-cell table:number-columns-repeated="6"/>
          <table:table-cell office:value-type="float" office:value="3561.47">
            <text:p>3.56E+03</text:p>
          </table:table-cell>
          <table:table-cell office:value-type="float" office:value="6.46737E-026">
            <text:p>6.47E-26</text:p>
          </table:table-cell>
        </table:table-row>
        <table:table-row table:style-name="ro1">
          <table:table-cell table:number-columns-repeated="6"/>
          <table:table-cell office:value-type="float" office:value="3566.46">
            <text:p>3.57E+03</text:p>
          </table:table-cell>
          <table:table-cell office:value-type="float" office:value="6.59681E-026">
            <text:p>6.60E-26</text:p>
          </table:table-cell>
        </table:table-row>
        <table:table-row table:style-name="ro1">
          <table:table-cell table:number-columns-repeated="6"/>
          <table:table-cell office:value-type="float" office:value="3571.46">
            <text:p>3.57E+03</text:p>
          </table:table-cell>
          <table:table-cell office:value-type="float" office:value="6.7283E-026">
            <text:p>6.73E-26</text:p>
          </table:table-cell>
        </table:table-row>
        <table:table-row table:style-name="ro1">
          <table:table-cell table:number-columns-repeated="6"/>
          <table:table-cell office:value-type="float" office:value="3576.45">
            <text:p>3.58E+03</text:p>
          </table:table-cell>
          <table:table-cell office:value-type="float" office:value="6.86185E-026">
            <text:p>6.86E-26</text:p>
          </table:table-cell>
        </table:table-row>
        <table:table-row table:style-name="ro1">
          <table:table-cell table:number-columns-repeated="6"/>
          <table:table-cell office:value-type="float" office:value="3581.45">
            <text:p>3.58E+03</text:p>
          </table:table-cell>
          <table:table-cell office:value-type="float" office:value="6.99749E-026">
            <text:p>7.00E-26</text:p>
          </table:table-cell>
        </table:table-row>
        <table:table-row table:style-name="ro1">
          <table:table-cell table:number-columns-repeated="6"/>
          <table:table-cell office:value-type="float" office:value="3586.44">
            <text:p>3.59E+03</text:p>
          </table:table-cell>
          <table:table-cell office:value-type="float" office:value="7.13524E-026">
            <text:p>7.14E-26</text:p>
          </table:table-cell>
        </table:table-row>
        <table:table-row table:style-name="ro1">
          <table:table-cell table:number-columns-repeated="6"/>
          <table:table-cell office:value-type="float" office:value="3591.44">
            <text:p>3.59E+03</text:p>
          </table:table-cell>
          <table:table-cell office:value-type="float" office:value="7.27512E-026">
            <text:p>7.28E-26</text:p>
          </table:table-cell>
        </table:table-row>
        <table:table-row table:style-name="ro1">
          <table:table-cell table:number-columns-repeated="6"/>
          <table:table-cell office:value-type="float" office:value="3596.43">
            <text:p>3.60E+03</text:p>
          </table:table-cell>
          <table:table-cell office:value-type="float" office:value="7.41714E-026">
            <text:p>7.42E-26</text:p>
          </table:table-cell>
        </table:table-row>
        <table:table-row table:style-name="ro1">
          <table:table-cell table:number-columns-repeated="6"/>
          <table:table-cell office:value-type="float" office:value="3601.43">
            <text:p>3.60E+03</text:p>
          </table:table-cell>
          <table:table-cell office:value-type="float" office:value="7.56133E-026">
            <text:p>7.56E-26</text:p>
          </table:table-cell>
        </table:table-row>
        <table:table-row table:style-name="ro1">
          <table:table-cell table:number-columns-repeated="6"/>
          <table:table-cell office:value-type="float" office:value="3606.42">
            <text:p>3.61E+03</text:p>
          </table:table-cell>
          <table:table-cell office:value-type="float" office:value="7.70771E-026">
            <text:p>7.71E-26</text:p>
          </table:table-cell>
        </table:table-row>
        <table:table-row table:style-name="ro1">
          <table:table-cell table:number-columns-repeated="6"/>
          <table:table-cell office:value-type="float" office:value="3611.42">
            <text:p>3.61E+03</text:p>
          </table:table-cell>
          <table:table-cell office:value-type="float" office:value="7.8563E-026">
            <text:p>7.86E-26</text:p>
          </table:table-cell>
        </table:table-row>
        <table:table-row table:style-name="ro1">
          <table:table-cell table:number-columns-repeated="6"/>
          <table:table-cell office:value-type="float" office:value="3616.41">
            <text:p>3.62E+03</text:p>
          </table:table-cell>
          <table:table-cell office:value-type="float" office:value="8.00711E-026">
            <text:p>8.01E-26</text:p>
          </table:table-cell>
        </table:table-row>
        <table:table-row table:style-name="ro1">
          <table:table-cell table:number-columns-repeated="6"/>
          <table:table-cell office:value-type="float" office:value="3621.41">
            <text:p>3.62E+03</text:p>
          </table:table-cell>
          <table:table-cell office:value-type="float" office:value="8.16017E-026">
            <text:p>8.16E-26</text:p>
          </table:table-cell>
        </table:table-row>
        <table:table-row table:style-name="ro1">
          <table:table-cell table:number-columns-repeated="6"/>
          <table:table-cell office:value-type="float" office:value="3626.4">
            <text:p>3.63E+03</text:p>
          </table:table-cell>
          <table:table-cell office:value-type="float" office:value="8.3155E-026">
            <text:p>8.32E-26</text:p>
          </table:table-cell>
        </table:table-row>
        <table:table-row table:style-name="ro1">
          <table:table-cell table:number-columns-repeated="6"/>
          <table:table-cell office:value-type="float" office:value="3631.4">
            <text:p>3.63E+03</text:p>
          </table:table-cell>
          <table:table-cell office:value-type="float" office:value="8.47312E-026">
            <text:p>8.47E-26</text:p>
          </table:table-cell>
        </table:table-row>
        <table:table-row table:style-name="ro1">
          <table:table-cell table:number-columns-repeated="6"/>
          <table:table-cell office:value-type="float" office:value="3636.39">
            <text:p>3.64E+03</text:p>
          </table:table-cell>
          <table:table-cell office:value-type="float" office:value="8.63304E-026">
            <text:p>8.63E-26</text:p>
          </table:table-cell>
        </table:table-row>
        <table:table-row table:style-name="ro1">
          <table:table-cell table:number-columns-repeated="6"/>
          <table:table-cell office:value-type="float" office:value="3641.39">
            <text:p>3.64E+03</text:p>
          </table:table-cell>
          <table:table-cell office:value-type="float" office:value="8.79528E-026">
            <text:p>8.80E-26</text:p>
          </table:table-cell>
        </table:table-row>
        <table:table-row table:style-name="ro1">
          <table:table-cell table:number-columns-repeated="6"/>
          <table:table-cell office:value-type="float" office:value="3646.38">
            <text:p>3.65E+03</text:p>
          </table:table-cell>
          <table:table-cell office:value-type="float" office:value="8.95987E-026">
            <text:p>8.96E-26</text:p>
          </table:table-cell>
        </table:table-row>
        <table:table-row table:style-name="ro1">
          <table:table-cell table:number-columns-repeated="6"/>
          <table:table-cell office:value-type="float" office:value="3651.38">
            <text:p>3.65E+03</text:p>
          </table:table-cell>
          <table:table-cell office:value-type="float" office:value="9.12682E-026">
            <text:p>9.13E-26</text:p>
          </table:table-cell>
        </table:table-row>
        <table:table-row table:style-name="ro1">
          <table:table-cell table:number-columns-repeated="6"/>
          <table:table-cell office:value-type="float" office:value="3656.37">
            <text:p>3.66E+03</text:p>
          </table:table-cell>
          <table:table-cell office:value-type="float" office:value="9.29616E-026">
            <text:p>9.30E-26</text:p>
          </table:table-cell>
        </table:table-row>
        <table:table-row table:style-name="ro1">
          <table:table-cell table:number-columns-repeated="6"/>
          <table:table-cell office:value-type="float" office:value="3661.37">
            <text:p>3.66E+03</text:p>
          </table:table-cell>
          <table:table-cell office:value-type="float" office:value="9.46789E-026">
            <text:p>9.47E-26</text:p>
          </table:table-cell>
        </table:table-row>
        <table:table-row table:style-name="ro1">
          <table:table-cell table:number-columns-repeated="6"/>
          <table:table-cell office:value-type="float" office:value="3666.36">
            <text:p>3.67E+03</text:p>
          </table:table-cell>
          <table:table-cell office:value-type="float" office:value="9.64204E-026">
            <text:p>9.64E-26</text:p>
          </table:table-cell>
        </table:table-row>
        <table:table-row table:style-name="ro1">
          <table:table-cell table:number-columns-repeated="6"/>
          <table:table-cell office:value-type="float" office:value="3671.36">
            <text:p>3.67E+03</text:p>
          </table:table-cell>
          <table:table-cell office:value-type="float" office:value="9.81862E-026">
            <text:p>9.82E-26</text:p>
          </table:table-cell>
        </table:table-row>
        <table:table-row table:style-name="ro1">
          <table:table-cell table:number-columns-repeated="6"/>
          <table:table-cell office:value-type="float" office:value="3676.35">
            <text:p>3.68E+03</text:p>
          </table:table-cell>
          <table:table-cell office:value-type="float" office:value="9.99766E-026">
            <text:p>1.00E-25</text:p>
          </table:table-cell>
        </table:table-row>
        <table:table-row table:style-name="ro1">
          <table:table-cell table:number-columns-repeated="6"/>
          <table:table-cell office:value-type="float" office:value="3681.35">
            <text:p>3.68E+03</text:p>
          </table:table-cell>
          <table:table-cell office:value-type="float" office:value="1.01792E-025">
            <text:p>1.02E-25</text:p>
          </table:table-cell>
        </table:table-row>
        <table:table-row table:style-name="ro1">
          <table:table-cell table:number-columns-repeated="6"/>
          <table:table-cell office:value-type="float" office:value="3686.34">
            <text:p>3.69E+03</text:p>
          </table:table-cell>
          <table:table-cell office:value-type="float" office:value="1.03632E-025">
            <text:p>1.04E-25</text:p>
          </table:table-cell>
        </table:table-row>
        <table:table-row table:style-name="ro1">
          <table:table-cell table:number-columns-repeated="6"/>
          <table:table-cell office:value-type="float" office:value="3691.34">
            <text:p>3.69E+03</text:p>
          </table:table-cell>
          <table:table-cell office:value-type="float" office:value="1.05497E-025">
            <text:p>1.05E-25</text:p>
          </table:table-cell>
        </table:table-row>
        <table:table-row table:style-name="ro1">
          <table:table-cell table:number-columns-repeated="6"/>
          <table:table-cell office:value-type="float" office:value="3696.33">
            <text:p>3.70E+03</text:p>
          </table:table-cell>
          <table:table-cell office:value-type="float" office:value="1.07387E-025">
            <text:p>1.07E-25</text:p>
          </table:table-cell>
        </table:table-row>
        <table:table-row table:style-name="ro1">
          <table:table-cell table:number-columns-repeated="6"/>
          <table:table-cell office:value-type="float" office:value="3701.33">
            <text:p>3.70E+03</text:p>
          </table:table-cell>
          <table:table-cell office:value-type="float" office:value="1.09303E-025">
            <text:p>1.09E-25</text:p>
          </table:table-cell>
        </table:table-row>
        <table:table-row table:style-name="ro1">
          <table:table-cell table:number-columns-repeated="6"/>
          <table:table-cell office:value-type="float" office:value="3706.32">
            <text:p>3.71E+03</text:p>
          </table:table-cell>
          <table:table-cell office:value-type="float" office:value="1.11244E-025">
            <text:p>1.11E-25</text:p>
          </table:table-cell>
        </table:table-row>
        <table:table-row table:style-name="ro1">
          <table:table-cell table:number-columns-repeated="6"/>
          <table:table-cell office:value-type="float" office:value="3711.32">
            <text:p>3.71E+03</text:p>
          </table:table-cell>
          <table:table-cell office:value-type="float" office:value="1.13211E-025">
            <text:p>1.13E-25</text:p>
          </table:table-cell>
        </table:table-row>
        <table:table-row table:style-name="ro1">
          <table:table-cell table:number-columns-repeated="6"/>
          <table:table-cell office:value-type="float" office:value="3716.31">
            <text:p>3.72E+03</text:p>
          </table:table-cell>
          <table:table-cell office:value-type="float" office:value="1.15203E-025">
            <text:p>1.15E-25</text:p>
          </table:table-cell>
        </table:table-row>
        <table:table-row table:style-name="ro1">
          <table:table-cell table:number-columns-repeated="6"/>
          <table:table-cell office:value-type="float" office:value="3721.31">
            <text:p>3.72E+03</text:p>
          </table:table-cell>
          <table:table-cell office:value-type="float" office:value="1.17222E-025">
            <text:p>1.17E-25</text:p>
          </table:table-cell>
        </table:table-row>
        <table:table-row table:style-name="ro1">
          <table:table-cell table:number-columns-repeated="6"/>
          <table:table-cell office:value-type="float" office:value="3726.3">
            <text:p>3.73E+03</text:p>
          </table:table-cell>
          <table:table-cell office:value-type="float" office:value="1.19267E-025">
            <text:p>1.19E-25</text:p>
          </table:table-cell>
        </table:table-row>
        <table:table-row table:style-name="ro1">
          <table:table-cell table:number-columns-repeated="6"/>
          <table:table-cell office:value-type="float" office:value="3731.3">
            <text:p>3.73E+03</text:p>
          </table:table-cell>
          <table:table-cell office:value-type="float" office:value="1.21338E-025">
            <text:p>1.21E-25</text:p>
          </table:table-cell>
        </table:table-row>
        <table:table-row table:style-name="ro1">
          <table:table-cell table:number-columns-repeated="6"/>
          <table:table-cell office:value-type="float" office:value="3736.29">
            <text:p>3.74E+03</text:p>
          </table:table-cell>
          <table:table-cell office:value-type="float" office:value="1.23436E-025">
            <text:p>1.23E-25</text:p>
          </table:table-cell>
        </table:table-row>
        <table:table-row table:style-name="ro1">
          <table:table-cell table:number-columns-repeated="6"/>
          <table:table-cell office:value-type="float" office:value="3741.29">
            <text:p>3.74E+03</text:p>
          </table:table-cell>
          <table:table-cell office:value-type="float" office:value="1.2556E-025">
            <text:p>1.26E-25</text:p>
          </table:table-cell>
        </table:table-row>
        <table:table-row table:style-name="ro1">
          <table:table-cell table:number-columns-repeated="6"/>
          <table:table-cell office:value-type="float" office:value="3746.28">
            <text:p>3.75E+03</text:p>
          </table:table-cell>
          <table:table-cell office:value-type="float" office:value="1.27711E-025">
            <text:p>1.28E-25</text:p>
          </table:table-cell>
        </table:table-row>
        <table:table-row table:style-name="ro1">
          <table:table-cell table:number-columns-repeated="6"/>
          <table:table-cell office:value-type="float" office:value="3751.28">
            <text:p>3.75E+03</text:p>
          </table:table-cell>
          <table:table-cell office:value-type="float" office:value="1.29889E-025">
            <text:p>1.30E-25</text:p>
          </table:table-cell>
        </table:table-row>
        <table:table-row table:style-name="ro1">
          <table:table-cell table:number-columns-repeated="6"/>
          <table:table-cell office:value-type="float" office:value="3756.27">
            <text:p>3.76E+03</text:p>
          </table:table-cell>
          <table:table-cell office:value-type="float" office:value="1.32094E-025">
            <text:p>1.32E-25</text:p>
          </table:table-cell>
        </table:table-row>
        <table:table-row table:style-name="ro1">
          <table:table-cell table:number-columns-repeated="6"/>
          <table:table-cell office:value-type="float" office:value="3761.27">
            <text:p>3.76E+03</text:p>
          </table:table-cell>
          <table:table-cell office:value-type="float" office:value="1.34326E-025">
            <text:p>1.34E-25</text:p>
          </table:table-cell>
        </table:table-row>
        <table:table-row table:style-name="ro1">
          <table:table-cell table:number-columns-repeated="6"/>
          <table:table-cell office:value-type="float" office:value="3766.26">
            <text:p>3.77E+03</text:p>
          </table:table-cell>
          <table:table-cell office:value-type="float" office:value="1.36585E-025">
            <text:p>1.37E-25</text:p>
          </table:table-cell>
        </table:table-row>
        <table:table-row table:style-name="ro1">
          <table:table-cell table:number-columns-repeated="6"/>
          <table:table-cell office:value-type="float" office:value="3771.26">
            <text:p>3.77E+03</text:p>
          </table:table-cell>
          <table:table-cell office:value-type="float" office:value="1.38872E-025">
            <text:p>1.39E-25</text:p>
          </table:table-cell>
        </table:table-row>
        <table:table-row table:style-name="ro1">
          <table:table-cell table:number-columns-repeated="6"/>
          <table:table-cell office:value-type="float" office:value="3776.25">
            <text:p>3.78E+03</text:p>
          </table:table-cell>
          <table:table-cell office:value-type="float" office:value="1.41186E-025">
            <text:p>1.41E-25</text:p>
          </table:table-cell>
        </table:table-row>
        <table:table-row table:style-name="ro1">
          <table:table-cell table:number-columns-repeated="6"/>
          <table:table-cell office:value-type="float" office:value="3781.25">
            <text:p>3.78E+03</text:p>
          </table:table-cell>
          <table:table-cell office:value-type="float" office:value="1.43527E-025">
            <text:p>1.44E-25</text:p>
          </table:table-cell>
        </table:table-row>
        <table:table-row table:style-name="ro1">
          <table:table-cell table:number-columns-repeated="6"/>
          <table:table-cell office:value-type="float" office:value="3786.24">
            <text:p>3.79E+03</text:p>
          </table:table-cell>
          <table:table-cell office:value-type="float" office:value="1.45896E-025">
            <text:p>1.46E-25</text:p>
          </table:table-cell>
        </table:table-row>
        <table:table-row table:style-name="ro1">
          <table:table-cell table:number-columns-repeated="6"/>
          <table:table-cell office:value-type="float" office:value="3791.24">
            <text:p>3.79E+03</text:p>
          </table:table-cell>
          <table:table-cell office:value-type="float" office:value="1.48293E-025">
            <text:p>1.48E-25</text:p>
          </table:table-cell>
        </table:table-row>
        <table:table-row table:style-name="ro1">
          <table:table-cell table:number-columns-repeated="6"/>
          <table:table-cell office:value-type="float" office:value="3796.23">
            <text:p>3.80E+03</text:p>
          </table:table-cell>
          <table:table-cell office:value-type="float" office:value="1.50718E-025">
            <text:p>1.51E-25</text:p>
          </table:table-cell>
        </table:table-row>
        <table:table-row table:style-name="ro1">
          <table:table-cell table:number-columns-repeated="6"/>
          <table:table-cell office:value-type="float" office:value="3801.23">
            <text:p>3.80E+03</text:p>
          </table:table-cell>
          <table:table-cell office:value-type="float" office:value="1.53171E-025">
            <text:p>1.53E-25</text:p>
          </table:table-cell>
        </table:table-row>
        <table:table-row table:style-name="ro1">
          <table:table-cell table:number-columns-repeated="6"/>
          <table:table-cell office:value-type="float" office:value="3806.22">
            <text:p>3.81E+03</text:p>
          </table:table-cell>
          <table:table-cell office:value-type="float" office:value="1.55652E-025">
            <text:p>1.56E-25</text:p>
          </table:table-cell>
        </table:table-row>
        <table:table-row table:style-name="ro1">
          <table:table-cell table:number-columns-repeated="6"/>
          <table:table-cell office:value-type="float" office:value="3811.22">
            <text:p>3.81E+03</text:p>
          </table:table-cell>
          <table:table-cell office:value-type="float" office:value="1.5816E-025">
            <text:p>1.58E-25</text:p>
          </table:table-cell>
        </table:table-row>
        <table:table-row table:style-name="ro1">
          <table:table-cell table:number-columns-repeated="6"/>
          <table:table-cell office:value-type="float" office:value="3816.21">
            <text:p>3.82E+03</text:p>
          </table:table-cell>
          <table:table-cell office:value-type="float" office:value="1.60697E-025">
            <text:p>1.61E-25</text:p>
          </table:table-cell>
        </table:table-row>
        <table:table-row table:style-name="ro1">
          <table:table-cell table:number-columns-repeated="6"/>
          <table:table-cell office:value-type="float" office:value="3821.21">
            <text:p>3.82E+03</text:p>
          </table:table-cell>
          <table:table-cell office:value-type="float" office:value="1.63262E-025">
            <text:p>1.63E-25</text:p>
          </table:table-cell>
        </table:table-row>
        <table:table-row table:style-name="ro1">
          <table:table-cell table:number-columns-repeated="6"/>
          <table:table-cell office:value-type="float" office:value="3826.2">
            <text:p>3.83E+03</text:p>
          </table:table-cell>
          <table:table-cell office:value-type="float" office:value="1.65855E-025">
            <text:p>1.66E-25</text:p>
          </table:table-cell>
        </table:table-row>
        <table:table-row table:style-name="ro1">
          <table:table-cell table:number-columns-repeated="6"/>
          <table:table-cell office:value-type="float" office:value="3831.2">
            <text:p>3.83E+03</text:p>
          </table:table-cell>
          <table:table-cell office:value-type="float" office:value="1.68477E-025">
            <text:p>1.68E-25</text:p>
          </table:table-cell>
        </table:table-row>
        <table:table-row table:style-name="ro1">
          <table:table-cell table:number-columns-repeated="6"/>
          <table:table-cell office:value-type="float" office:value="3836.19">
            <text:p>3.84E+03</text:p>
          </table:table-cell>
          <table:table-cell office:value-type="float" office:value="1.71127E-025">
            <text:p>1.71E-25</text:p>
          </table:table-cell>
        </table:table-row>
        <table:table-row table:style-name="ro1">
          <table:table-cell table:number-columns-repeated="6"/>
          <table:table-cell office:value-type="float" office:value="3841.19">
            <text:p>3.84E+03</text:p>
          </table:table-cell>
          <table:table-cell office:value-type="float" office:value="1.73805E-025">
            <text:p>1.74E-25</text:p>
          </table:table-cell>
        </table:table-row>
        <table:table-row table:style-name="ro1">
          <table:table-cell table:number-columns-repeated="6"/>
          <table:table-cell office:value-type="float" office:value="3846.18">
            <text:p>3.85E+03</text:p>
          </table:table-cell>
          <table:table-cell office:value-type="float" office:value="1.76512E-025">
            <text:p>1.77E-25</text:p>
          </table:table-cell>
        </table:table-row>
        <table:table-row table:style-name="ro1">
          <table:table-cell table:number-columns-repeated="6"/>
          <table:table-cell office:value-type="float" office:value="3851.18">
            <text:p>3.85E+03</text:p>
          </table:table-cell>
          <table:table-cell office:value-type="float" office:value="1.79247E-025">
            <text:p>1.79E-25</text:p>
          </table:table-cell>
        </table:table-row>
        <table:table-row table:style-name="ro1">
          <table:table-cell table:number-columns-repeated="6"/>
          <table:table-cell office:value-type="float" office:value="3856.17">
            <text:p>3.86E+03</text:p>
          </table:table-cell>
          <table:table-cell office:value-type="float" office:value="1.82011E-025">
            <text:p>1.82E-25</text:p>
          </table:table-cell>
        </table:table-row>
        <table:table-row table:style-name="ro1">
          <table:table-cell table:number-columns-repeated="6"/>
          <table:table-cell office:value-type="float" office:value="3861.17">
            <text:p>3.86E+03</text:p>
          </table:table-cell>
          <table:table-cell office:value-type="float" office:value="1.84802E-025">
            <text:p>1.85E-25</text:p>
          </table:table-cell>
        </table:table-row>
        <table:table-row table:style-name="ro1">
          <table:table-cell table:number-columns-repeated="6"/>
          <table:table-cell office:value-type="float" office:value="3866.16">
            <text:p>3.87E+03</text:p>
          </table:table-cell>
          <table:table-cell office:value-type="float" office:value="1.87623E-025">
            <text:p>1.88E-25</text:p>
          </table:table-cell>
        </table:table-row>
        <table:table-row table:style-name="ro1">
          <table:table-cell table:number-columns-repeated="6"/>
          <table:table-cell office:value-type="float" office:value="3871.16">
            <text:p>3.87E+03</text:p>
          </table:table-cell>
          <table:table-cell office:value-type="float" office:value="1.90472E-025">
            <text:p>1.90E-25</text:p>
          </table:table-cell>
        </table:table-row>
        <table:table-row table:style-name="ro1">
          <table:table-cell table:number-columns-repeated="6"/>
          <table:table-cell office:value-type="float" office:value="3876.15">
            <text:p>3.88E+03</text:p>
          </table:table-cell>
          <table:table-cell office:value-type="float" office:value="1.93349E-025">
            <text:p>1.93E-25</text:p>
          </table:table-cell>
        </table:table-row>
        <table:table-row table:style-name="ro1">
          <table:table-cell table:number-columns-repeated="6"/>
          <table:table-cell office:value-type="float" office:value="3881.15">
            <text:p>3.88E+03</text:p>
          </table:table-cell>
          <table:table-cell office:value-type="float" office:value="1.96254E-025">
            <text:p>1.96E-25</text:p>
          </table:table-cell>
        </table:table-row>
        <table:table-row table:style-name="ro1">
          <table:table-cell table:number-columns-repeated="6"/>
          <table:table-cell office:value-type="float" office:value="3886.14">
            <text:p>3.89E+03</text:p>
          </table:table-cell>
          <table:table-cell office:value-type="float" office:value="1.99188E-025">
            <text:p>1.99E-25</text:p>
          </table:table-cell>
        </table:table-row>
        <table:table-row table:style-name="ro1">
          <table:table-cell table:number-columns-repeated="6"/>
          <table:table-cell office:value-type="float" office:value="3891.14">
            <text:p>3.89E+03</text:p>
          </table:table-cell>
          <table:table-cell office:value-type="float" office:value="2.0215E-025">
            <text:p>2.02E-25</text:p>
          </table:table-cell>
        </table:table-row>
        <table:table-row table:style-name="ro1">
          <table:table-cell table:number-columns-repeated="6"/>
          <table:table-cell office:value-type="float" office:value="3896.13">
            <text:p>3.90E+03</text:p>
          </table:table-cell>
          <table:table-cell office:value-type="float" office:value="2.05141E-025">
            <text:p>2.05E-25</text:p>
          </table:table-cell>
        </table:table-row>
        <table:table-row table:style-name="ro1">
          <table:table-cell table:number-columns-repeated="6"/>
          <table:table-cell office:value-type="float" office:value="3901.13">
            <text:p>3.90E+03</text:p>
          </table:table-cell>
          <table:table-cell office:value-type="float" office:value="2.08159E-025">
            <text:p>2.08E-25</text:p>
          </table:table-cell>
        </table:table-row>
        <table:table-row table:style-name="ro1">
          <table:table-cell table:number-columns-repeated="6"/>
          <table:table-cell office:value-type="float" office:value="3906.12">
            <text:p>3.91E+03</text:p>
          </table:table-cell>
          <table:table-cell office:value-type="float" office:value="2.11206E-025">
            <text:p>2.11E-25</text:p>
          </table:table-cell>
        </table:table-row>
        <table:table-row table:style-name="ro1">
          <table:table-cell table:number-columns-repeated="6"/>
          <table:table-cell office:value-type="float" office:value="3911.12">
            <text:p>3.91E+03</text:p>
          </table:table-cell>
          <table:table-cell office:value-type="float" office:value="2.1428E-025">
            <text:p>2.14E-25</text:p>
          </table:table-cell>
        </table:table-row>
        <table:table-row table:style-name="ro1">
          <table:table-cell table:number-columns-repeated="6"/>
          <table:table-cell office:value-type="float" office:value="3916.11">
            <text:p>3.92E+03</text:p>
          </table:table-cell>
          <table:table-cell office:value-type="float" office:value="2.17383E-025">
            <text:p>2.17E-25</text:p>
          </table:table-cell>
        </table:table-row>
        <table:table-row table:style-name="ro1">
          <table:table-cell table:number-columns-repeated="6"/>
          <table:table-cell office:value-type="float" office:value="3921.11">
            <text:p>3.92E+03</text:p>
          </table:table-cell>
          <table:table-cell office:value-type="float" office:value="2.20513E-025">
            <text:p>2.21E-25</text:p>
          </table:table-cell>
        </table:table-row>
        <table:table-row table:style-name="ro1">
          <table:table-cell table:number-columns-repeated="6"/>
          <table:table-cell office:value-type="float" office:value="3926.1">
            <text:p>3.93E+03</text:p>
          </table:table-cell>
          <table:table-cell office:value-type="float" office:value="2.23672E-025">
            <text:p>2.24E-25</text:p>
          </table:table-cell>
        </table:table-row>
        <table:table-row table:style-name="ro1">
          <table:table-cell table:number-columns-repeated="6"/>
          <table:table-cell office:value-type="float" office:value="3931.1">
            <text:p>3.93E+03</text:p>
          </table:table-cell>
          <table:table-cell office:value-type="float" office:value="2.26857E-025">
            <text:p>2.27E-25</text:p>
          </table:table-cell>
        </table:table-row>
        <table:table-row table:style-name="ro1">
          <table:table-cell table:number-columns-repeated="6"/>
          <table:table-cell office:value-type="float" office:value="3936.09">
            <text:p>3.94E+03</text:p>
          </table:table-cell>
          <table:table-cell office:value-type="float" office:value="2.3007E-025">
            <text:p>2.30E-25</text:p>
          </table:table-cell>
        </table:table-row>
        <table:table-row table:style-name="ro1">
          <table:table-cell table:number-columns-repeated="6"/>
          <table:table-cell office:value-type="float" office:value="3941.09">
            <text:p>3.94E+03</text:p>
          </table:table-cell>
          <table:table-cell office:value-type="float" office:value="2.33311E-025">
            <text:p>2.33E-25</text:p>
          </table:table-cell>
        </table:table-row>
        <table:table-row table:style-name="ro1">
          <table:table-cell table:number-columns-repeated="6"/>
          <table:table-cell office:value-type="float" office:value="3946.08">
            <text:p>3.95E+03</text:p>
          </table:table-cell>
          <table:table-cell office:value-type="float" office:value="2.36579E-025">
            <text:p>2.37E-25</text:p>
          </table:table-cell>
        </table:table-row>
        <table:table-row table:style-name="ro1">
          <table:table-cell table:number-columns-repeated="6"/>
          <table:table-cell office:value-type="float" office:value="3951.08">
            <text:p>3.95E+03</text:p>
          </table:table-cell>
          <table:table-cell office:value-type="float" office:value="2.39873E-025">
            <text:p>2.40E-25</text:p>
          </table:table-cell>
        </table:table-row>
        <table:table-row table:style-name="ro1">
          <table:table-cell table:number-columns-repeated="6"/>
          <table:table-cell office:value-type="float" office:value="3956.07">
            <text:p>3.96E+03</text:p>
          </table:table-cell>
          <table:table-cell office:value-type="float" office:value="2.43195E-025">
            <text:p>2.43E-25</text:p>
          </table:table-cell>
        </table:table-row>
        <table:table-row table:style-name="ro1">
          <table:table-cell table:number-columns-repeated="6"/>
          <table:table-cell office:value-type="float" office:value="3961.07">
            <text:p>3.96E+03</text:p>
          </table:table-cell>
          <table:table-cell office:value-type="float" office:value="2.46543E-025">
            <text:p>2.47E-25</text:p>
          </table:table-cell>
        </table:table-row>
        <table:table-row table:style-name="ro1">
          <table:table-cell table:number-columns-repeated="6"/>
          <table:table-cell office:value-type="float" office:value="3966.06">
            <text:p>3.97E+03</text:p>
          </table:table-cell>
          <table:table-cell office:value-type="float" office:value="2.49917E-025">
            <text:p>2.50E-25</text:p>
          </table:table-cell>
        </table:table-row>
        <table:table-row table:style-name="ro1">
          <table:table-cell table:number-columns-repeated="6"/>
          <table:table-cell office:value-type="float" office:value="3971.06">
            <text:p>3.97E+03</text:p>
          </table:table-cell>
          <table:table-cell office:value-type="float" office:value="2.53318E-025">
            <text:p>2.53E-25</text:p>
          </table:table-cell>
        </table:table-row>
        <table:table-row table:style-name="ro1">
          <table:table-cell table:number-columns-repeated="6"/>
          <table:table-cell office:value-type="float" office:value="3976.05">
            <text:p>3.98E+03</text:p>
          </table:table-cell>
          <table:table-cell office:value-type="float" office:value="2.56745E-025">
            <text:p>2.57E-25</text:p>
          </table:table-cell>
        </table:table-row>
        <table:table-row table:style-name="ro1">
          <table:table-cell table:number-columns-repeated="6"/>
          <table:table-cell office:value-type="float" office:value="3981.05">
            <text:p>3.98E+03</text:p>
          </table:table-cell>
          <table:table-cell office:value-type="float" office:value="2.60198E-025">
            <text:p>2.60E-25</text:p>
          </table:table-cell>
        </table:table-row>
        <table:table-row table:style-name="ro1">
          <table:table-cell table:number-columns-repeated="6"/>
          <table:table-cell office:value-type="float" office:value="3986.04">
            <text:p>3.99E+03</text:p>
          </table:table-cell>
          <table:table-cell office:value-type="float" office:value="2.63676E-025">
            <text:p>2.64E-25</text:p>
          </table:table-cell>
        </table:table-row>
        <table:table-row table:style-name="ro1">
          <table:table-cell table:number-columns-repeated="6"/>
          <table:table-cell office:value-type="float" office:value="3991.04">
            <text:p>3.99E+03</text:p>
          </table:table-cell>
          <table:table-cell office:value-type="float" office:value="2.67179E-025">
            <text:p>2.67E-25</text:p>
          </table:table-cell>
        </table:table-row>
        <table:table-row table:style-name="ro1">
          <table:table-cell table:number-columns-repeated="6"/>
          <table:table-cell office:value-type="float" office:value="3996.03">
            <text:p>4.00E+03</text:p>
          </table:table-cell>
          <table:table-cell office:value-type="float" office:value="2.70707E-025">
            <text:p>2.71E-25</text:p>
          </table:table-cell>
        </table:table-row>
        <table:table-row table:style-name="ro1">
          <table:table-cell table:number-columns-repeated="6"/>
          <table:table-cell office:value-type="float" office:value="4001.03">
            <text:p>4.00E+03</text:p>
          </table:table-cell>
          <table:table-cell office:value-type="float" office:value="2.7426E-025">
            <text:p>2.74E-25</text:p>
          </table:table-cell>
        </table:table-row>
        <table:table-row table:style-name="ro1">
          <table:table-cell table:number-columns-repeated="6"/>
          <table:table-cell office:value-type="float" office:value="4006.02">
            <text:p>4.01E+03</text:p>
          </table:table-cell>
          <table:table-cell office:value-type="float" office:value="2.77838E-025">
            <text:p>2.78E-25</text:p>
          </table:table-cell>
        </table:table-row>
        <table:table-row table:style-name="ro1">
          <table:table-cell table:number-columns-repeated="6"/>
          <table:table-cell office:value-type="float" office:value="4011.02">
            <text:p>4.01E+03</text:p>
          </table:table-cell>
          <table:table-cell office:value-type="float" office:value="2.81439E-025">
            <text:p>2.81E-25</text:p>
          </table:table-cell>
        </table:table-row>
        <table:table-row table:style-name="ro1">
          <table:table-cell table:number-columns-repeated="6"/>
          <table:table-cell office:value-type="float" office:value="4016.01">
            <text:p>4.02E+03</text:p>
          </table:table-cell>
          <table:table-cell office:value-type="float" office:value="2.85064E-025">
            <text:p>2.85E-25</text:p>
          </table:table-cell>
        </table:table-row>
        <table:table-row table:style-name="ro1">
          <table:table-cell table:number-columns-repeated="6"/>
          <table:table-cell office:value-type="float" office:value="4021.01">
            <text:p>4.02E+03</text:p>
          </table:table-cell>
          <table:table-cell office:value-type="float" office:value="2.88713E-025">
            <text:p>2.89E-25</text:p>
          </table:table-cell>
        </table:table-row>
        <table:table-row table:style-name="ro1">
          <table:table-cell table:number-columns-repeated="6"/>
          <table:table-cell office:value-type="float" office:value="4026">
            <text:p>4.03E+03</text:p>
          </table:table-cell>
          <table:table-cell office:value-type="float" office:value="2.92384E-025">
            <text:p>2.92E-25</text:p>
          </table:table-cell>
        </table:table-row>
        <table:table-row table:style-name="ro1">
          <table:table-cell table:number-columns-repeated="6"/>
          <table:table-cell office:value-type="float" office:value="4031">
            <text:p>4.03E+03</text:p>
          </table:table-cell>
          <table:table-cell office:value-type="float" office:value="2.96078E-025">
            <text:p>2.96E-25</text:p>
          </table:table-cell>
        </table:table-row>
        <table:table-row table:style-name="ro1">
          <table:table-cell table:number-columns-repeated="6"/>
          <table:table-cell office:value-type="float" office:value="4035.99">
            <text:p>4.04E+03</text:p>
          </table:table-cell>
          <table:table-cell office:value-type="float" office:value="2.99795E-025">
            <text:p>3.00E-25</text:p>
          </table:table-cell>
        </table:table-row>
        <table:table-row table:style-name="ro1">
          <table:table-cell table:number-columns-repeated="6"/>
          <table:table-cell office:value-type="float" office:value="4040.99">
            <text:p>4.04E+03</text:p>
          </table:table-cell>
          <table:table-cell office:value-type="float" office:value="3.03533E-025">
            <text:p>3.04E-25</text:p>
          </table:table-cell>
        </table:table-row>
        <table:table-row table:style-name="ro1">
          <table:table-cell table:number-columns-repeated="6"/>
          <table:table-cell office:value-type="float" office:value="4045.98">
            <text:p>4.05E+03</text:p>
          </table:table-cell>
          <table:table-cell office:value-type="float" office:value="3.07293E-025">
            <text:p>3.07E-25</text:p>
          </table:table-cell>
        </table:table-row>
        <table:table-row table:style-name="ro1">
          <table:table-cell table:number-columns-repeated="6"/>
          <table:table-cell office:value-type="float" office:value="4050.98">
            <text:p>4.05E+03</text:p>
          </table:table-cell>
          <table:table-cell office:value-type="float" office:value="3.11074E-025">
            <text:p>3.11E-25</text:p>
          </table:table-cell>
        </table:table-row>
        <table:table-row table:style-name="ro1">
          <table:table-cell table:number-columns-repeated="6"/>
          <table:table-cell office:value-type="float" office:value="4055.97">
            <text:p>4.06E+03</text:p>
          </table:table-cell>
          <table:table-cell office:value-type="float" office:value="3.14875E-025">
            <text:p>3.15E-25</text:p>
          </table:table-cell>
        </table:table-row>
        <table:table-row table:style-name="ro1">
          <table:table-cell table:number-columns-repeated="6"/>
          <table:table-cell office:value-type="float" office:value="4060.97">
            <text:p>4.06E+03</text:p>
          </table:table-cell>
          <table:table-cell office:value-type="float" office:value="3.18696E-025">
            <text:p>3.19E-25</text:p>
          </table:table-cell>
        </table:table-row>
        <table:table-row table:style-name="ro1">
          <table:table-cell table:number-columns-repeated="6"/>
          <table:table-cell office:value-type="float" office:value="4065.96">
            <text:p>4.07E+03</text:p>
          </table:table-cell>
          <table:table-cell office:value-type="float" office:value="3.22537E-025">
            <text:p>3.23E-25</text:p>
          </table:table-cell>
        </table:table-row>
        <table:table-row table:style-name="ro1">
          <table:table-cell table:number-columns-repeated="6"/>
          <table:table-cell office:value-type="float" office:value="4070.96">
            <text:p>4.07E+03</text:p>
          </table:table-cell>
          <table:table-cell office:value-type="float" office:value="3.26397E-025">
            <text:p>3.26E-25</text:p>
          </table:table-cell>
        </table:table-row>
        <table:table-row table:style-name="ro1">
          <table:table-cell table:number-columns-repeated="6"/>
          <table:table-cell office:value-type="float" office:value="4075.95">
            <text:p>4.08E+03</text:p>
          </table:table-cell>
          <table:table-cell office:value-type="float" office:value="3.30275E-025">
            <text:p>3.30E-25</text:p>
          </table:table-cell>
        </table:table-row>
        <table:table-row table:style-name="ro1">
          <table:table-cell table:number-columns-repeated="6"/>
          <table:table-cell office:value-type="float" office:value="4080.95">
            <text:p>4.08E+03</text:p>
          </table:table-cell>
          <table:table-cell office:value-type="float" office:value="3.34171E-025">
            <text:p>3.34E-25</text:p>
          </table:table-cell>
        </table:table-row>
        <table:table-row table:style-name="ro1">
          <table:table-cell table:number-columns-repeated="6"/>
          <table:table-cell office:value-type="float" office:value="4085.94">
            <text:p>4.09E+03</text:p>
          </table:table-cell>
          <table:table-cell office:value-type="float" office:value="3.38085E-025">
            <text:p>3.38E-25</text:p>
          </table:table-cell>
        </table:table-row>
        <table:table-row table:style-name="ro1">
          <table:table-cell table:number-columns-repeated="6"/>
          <table:table-cell office:value-type="float" office:value="4090.94">
            <text:p>4.09E+03</text:p>
          </table:table-cell>
          <table:table-cell office:value-type="float" office:value="3.42016E-025">
            <text:p>3.42E-25</text:p>
          </table:table-cell>
        </table:table-row>
        <table:table-row table:style-name="ro1">
          <table:table-cell table:number-columns-repeated="6"/>
          <table:table-cell office:value-type="float" office:value="4095.93">
            <text:p>4.10E+03</text:p>
          </table:table-cell>
          <table:table-cell office:value-type="float" office:value="3.45962E-025">
            <text:p>3.46E-25</text:p>
          </table:table-cell>
        </table:table-row>
        <table:table-row table:style-name="ro1">
          <table:table-cell table:number-columns-repeated="6"/>
          <table:table-cell office:value-type="float" office:value="4100.93">
            <text:p>4.10E+03</text:p>
          </table:table-cell>
          <table:table-cell office:value-type="float" office:value="3.49925E-025">
            <text:p>3.50E-25</text:p>
          </table:table-cell>
        </table:table-row>
        <table:table-row table:style-name="ro1">
          <table:table-cell table:number-columns-repeated="6"/>
          <table:table-cell office:value-type="float" office:value="4105.92">
            <text:p>4.11E+03</text:p>
          </table:table-cell>
          <table:table-cell office:value-type="float" office:value="3.53902E-025">
            <text:p>3.54E-25</text:p>
          </table:table-cell>
        </table:table-row>
        <table:table-row table:style-name="ro1">
          <table:table-cell table:number-columns-repeated="6"/>
          <table:table-cell office:value-type="float" office:value="4110.92">
            <text:p>4.11E+03</text:p>
          </table:table-cell>
          <table:table-cell office:value-type="float" office:value="3.57894E-025">
            <text:p>3.58E-25</text:p>
          </table:table-cell>
        </table:table-row>
        <table:table-row table:style-name="ro1">
          <table:table-cell table:number-columns-repeated="6"/>
          <table:table-cell office:value-type="float" office:value="4115.91">
            <text:p>4.12E+03</text:p>
          </table:table-cell>
          <table:table-cell office:value-type="float" office:value="3.61899E-025">
            <text:p>3.62E-25</text:p>
          </table:table-cell>
        </table:table-row>
        <table:table-row table:style-name="ro1">
          <table:table-cell table:number-columns-repeated="6"/>
          <table:table-cell office:value-type="float" office:value="4120.91">
            <text:p>4.12E+03</text:p>
          </table:table-cell>
          <table:table-cell office:value-type="float" office:value="3.65917E-025">
            <text:p>3.66E-25</text:p>
          </table:table-cell>
        </table:table-row>
        <table:table-row table:style-name="ro1">
          <table:table-cell table:number-columns-repeated="6"/>
          <table:table-cell office:value-type="float" office:value="4125.9">
            <text:p>4.13E+03</text:p>
          </table:table-cell>
          <table:table-cell office:value-type="float" office:value="3.69947E-025">
            <text:p>3.70E-25</text:p>
          </table:table-cell>
        </table:table-row>
        <table:table-row table:style-name="ro1">
          <table:table-cell table:number-columns-repeated="6"/>
          <table:table-cell office:value-type="float" office:value="4130.9">
            <text:p>4.13E+03</text:p>
          </table:table-cell>
          <table:table-cell office:value-type="float" office:value="3.73989E-025">
            <text:p>3.74E-25</text:p>
          </table:table-cell>
        </table:table-row>
        <table:table-row table:style-name="ro1">
          <table:table-cell table:number-columns-repeated="6"/>
          <table:table-cell office:value-type="float" office:value="4135.89">
            <text:p>4.14E+03</text:p>
          </table:table-cell>
          <table:table-cell office:value-type="float" office:value="3.78042E-025">
            <text:p>3.78E-25</text:p>
          </table:table-cell>
        </table:table-row>
        <table:table-row table:style-name="ro1">
          <table:table-cell table:number-columns-repeated="6"/>
          <table:table-cell office:value-type="float" office:value="4140.89">
            <text:p>4.14E+03</text:p>
          </table:table-cell>
          <table:table-cell office:value-type="float" office:value="3.82104E-025">
            <text:p>3.82E-25</text:p>
          </table:table-cell>
        </table:table-row>
        <table:table-row table:style-name="ro1">
          <table:table-cell table:number-columns-repeated="6"/>
          <table:table-cell office:value-type="float" office:value="4145.88">
            <text:p>4.15E+03</text:p>
          </table:table-cell>
          <table:table-cell office:value-type="float" office:value="3.86175E-025">
            <text:p>3.86E-25</text:p>
          </table:table-cell>
        </table:table-row>
        <table:table-row table:style-name="ro1">
          <table:table-cell table:number-columns-repeated="6"/>
          <table:table-cell office:value-type="float" office:value="4150.88">
            <text:p>4.15E+03</text:p>
          </table:table-cell>
          <table:table-cell office:value-type="float" office:value="3.90255E-025">
            <text:p>3.90E-25</text:p>
          </table:table-cell>
        </table:table-row>
        <table:table-row table:style-name="ro1">
          <table:table-cell table:number-columns-repeated="6"/>
          <table:table-cell office:value-type="float" office:value="4155.87">
            <text:p>4.16E+03</text:p>
          </table:table-cell>
          <table:table-cell office:value-type="float" office:value="3.94342E-025">
            <text:p>3.94E-25</text:p>
          </table:table-cell>
        </table:table-row>
        <table:table-row table:style-name="ro1">
          <table:table-cell table:number-columns-repeated="6"/>
          <table:table-cell office:value-type="float" office:value="4160.87">
            <text:p>4.16E+03</text:p>
          </table:table-cell>
          <table:table-cell office:value-type="float" office:value="3.98436E-025">
            <text:p>3.98E-25</text:p>
          </table:table-cell>
        </table:table-row>
        <table:table-row table:style-name="ro1">
          <table:table-cell table:number-columns-repeated="6"/>
          <table:table-cell office:value-type="float" office:value="4165.86">
            <text:p>4.17E+03</text:p>
          </table:table-cell>
          <table:table-cell office:value-type="float" office:value="4.02535E-025">
            <text:p>4.03E-25</text:p>
          </table:table-cell>
        </table:table-row>
        <table:table-row table:style-name="ro1">
          <table:table-cell table:number-columns-repeated="6"/>
          <table:table-cell office:value-type="float" office:value="4170.86">
            <text:p>4.17E+03</text:p>
          </table:table-cell>
          <table:table-cell office:value-type="float" office:value="4.06639E-025">
            <text:p>4.07E-25</text:p>
          </table:table-cell>
        </table:table-row>
        <table:table-row table:style-name="ro1">
          <table:table-cell table:number-columns-repeated="6"/>
          <table:table-cell office:value-type="float" office:value="4175.85">
            <text:p>4.18E+03</text:p>
          </table:table-cell>
          <table:table-cell office:value-type="float" office:value="4.10746E-025">
            <text:p>4.11E-25</text:p>
          </table:table-cell>
        </table:table-row>
        <table:table-row table:style-name="ro1">
          <table:table-cell table:number-columns-repeated="6"/>
          <table:table-cell office:value-type="float" office:value="4180.85">
            <text:p>4.18E+03</text:p>
          </table:table-cell>
          <table:table-cell office:value-type="float" office:value="4.14857E-025">
            <text:p>4.15E-25</text:p>
          </table:table-cell>
        </table:table-row>
        <table:table-row table:style-name="ro1">
          <table:table-cell table:number-columns-repeated="6"/>
          <table:table-cell office:value-type="float" office:value="4185.84">
            <text:p>4.19E+03</text:p>
          </table:table-cell>
          <table:table-cell office:value-type="float" office:value="4.18969E-025">
            <text:p>4.19E-25</text:p>
          </table:table-cell>
        </table:table-row>
        <table:table-row table:style-name="ro1">
          <table:table-cell table:number-columns-repeated="6"/>
          <table:table-cell office:value-type="float" office:value="4190.84">
            <text:p>4.19E+03</text:p>
          </table:table-cell>
          <table:table-cell office:value-type="float" office:value="4.23082E-025">
            <text:p>4.23E-25</text:p>
          </table:table-cell>
        </table:table-row>
        <table:table-row table:style-name="ro1">
          <table:table-cell table:number-columns-repeated="6"/>
          <table:table-cell office:value-type="float" office:value="4195.83">
            <text:p>4.20E+03</text:p>
          </table:table-cell>
          <table:table-cell office:value-type="float" office:value="4.27194E-025">
            <text:p>4.27E-25</text:p>
          </table:table-cell>
        </table:table-row>
        <table:table-row table:style-name="ro1">
          <table:table-cell table:number-columns-repeated="6"/>
          <table:table-cell office:value-type="float" office:value="4200.83">
            <text:p>4.20E+03</text:p>
          </table:table-cell>
          <table:table-cell office:value-type="float" office:value="4.31305E-025">
            <text:p>4.31E-25</text:p>
          </table:table-cell>
        </table:table-row>
        <table:table-row table:style-name="ro1">
          <table:table-cell table:number-columns-repeated="6"/>
          <table:table-cell office:value-type="float" office:value="4205.82">
            <text:p>4.21E+03</text:p>
          </table:table-cell>
          <table:table-cell office:value-type="float" office:value="4.35414E-025">
            <text:p>4.35E-25</text:p>
          </table:table-cell>
        </table:table-row>
        <table:table-row table:style-name="ro1">
          <table:table-cell table:number-columns-repeated="6"/>
          <table:table-cell office:value-type="float" office:value="4210.82">
            <text:p>4.21E+03</text:p>
          </table:table-cell>
          <table:table-cell office:value-type="float" office:value="4.39519E-025">
            <text:p>4.40E-25</text:p>
          </table:table-cell>
        </table:table-row>
        <table:table-row table:style-name="ro1">
          <table:table-cell table:number-columns-repeated="6"/>
          <table:table-cell office:value-type="float" office:value="4215.81">
            <text:p>4.22E+03</text:p>
          </table:table-cell>
          <table:table-cell office:value-type="float" office:value="4.43619E-025">
            <text:p>4.44E-25</text:p>
          </table:table-cell>
        </table:table-row>
        <table:table-row table:style-name="ro1">
          <table:table-cell table:number-columns-repeated="6"/>
          <table:table-cell office:value-type="float" office:value="4220.81">
            <text:p>4.22E+03</text:p>
          </table:table-cell>
          <table:table-cell office:value-type="float" office:value="4.47713E-025">
            <text:p>4.48E-25</text:p>
          </table:table-cell>
        </table:table-row>
        <table:table-row table:style-name="ro1">
          <table:table-cell table:number-columns-repeated="6"/>
          <table:table-cell office:value-type="float" office:value="4225.8">
            <text:p>4.23E+03</text:p>
          </table:table-cell>
          <table:table-cell office:value-type="float" office:value="4.518E-025">
            <text:p>4.52E-25</text:p>
          </table:table-cell>
        </table:table-row>
        <table:table-row table:style-name="ro1">
          <table:table-cell table:number-columns-repeated="6"/>
          <table:table-cell office:value-type="float" office:value="4230.8">
            <text:p>4.23E+03</text:p>
          </table:table-cell>
          <table:table-cell office:value-type="float" office:value="4.55879E-025">
            <text:p>4.56E-25</text:p>
          </table:table-cell>
        </table:table-row>
        <table:table-row table:style-name="ro1">
          <table:table-cell table:number-columns-repeated="6"/>
          <table:table-cell office:value-type="float" office:value="4235.79">
            <text:p>4.24E+03</text:p>
          </table:table-cell>
          <table:table-cell office:value-type="float" office:value="4.59948E-025">
            <text:p>4.60E-25</text:p>
          </table:table-cell>
        </table:table-row>
        <table:table-row table:style-name="ro1">
          <table:table-cell table:number-columns-repeated="6"/>
          <table:table-cell office:value-type="float" office:value="4240.79">
            <text:p>4.24E+03</text:p>
          </table:table-cell>
          <table:table-cell office:value-type="float" office:value="4.64006E-025">
            <text:p>4.64E-25</text:p>
          </table:table-cell>
        </table:table-row>
        <table:table-row table:style-name="ro1">
          <table:table-cell table:number-columns-repeated="6"/>
          <table:table-cell office:value-type="float" office:value="4245.78">
            <text:p>4.25E+03</text:p>
          </table:table-cell>
          <table:table-cell office:value-type="float" office:value="4.68051E-025">
            <text:p>4.68E-25</text:p>
          </table:table-cell>
        </table:table-row>
        <table:table-row table:style-name="ro1">
          <table:table-cell table:number-columns-repeated="6"/>
          <table:table-cell office:value-type="float" office:value="4250.78">
            <text:p>4.25E+03</text:p>
          </table:table-cell>
          <table:table-cell office:value-type="float" office:value="4.72083E-025">
            <text:p>4.72E-25</text:p>
          </table:table-cell>
        </table:table-row>
        <table:table-row table:style-name="ro1">
          <table:table-cell table:number-columns-repeated="6"/>
          <table:table-cell office:value-type="float" office:value="4255.77">
            <text:p>4.26E+03</text:p>
          </table:table-cell>
          <table:table-cell office:value-type="float" office:value="4.761E-025">
            <text:p>4.76E-25</text:p>
          </table:table-cell>
        </table:table-row>
        <table:table-row table:style-name="ro1">
          <table:table-cell table:number-columns-repeated="6"/>
          <table:table-cell office:value-type="float" office:value="4260.77">
            <text:p>4.26E+03</text:p>
          </table:table-cell>
          <table:table-cell office:value-type="float" office:value="4.801E-025">
            <text:p>4.80E-25</text:p>
          </table:table-cell>
        </table:table-row>
        <table:table-row table:style-name="ro1">
          <table:table-cell table:number-columns-repeated="6"/>
          <table:table-cell office:value-type="float" office:value="4265.76">
            <text:p>4.27E+03</text:p>
          </table:table-cell>
          <table:table-cell office:value-type="float" office:value="4.84082E-025">
            <text:p>4.84E-25</text:p>
          </table:table-cell>
        </table:table-row>
        <table:table-row table:style-name="ro1">
          <table:table-cell table:number-columns-repeated="6"/>
          <table:table-cell office:value-type="float" office:value="4270.76">
            <text:p>4.27E+03</text:p>
          </table:table-cell>
          <table:table-cell office:value-type="float" office:value="4.88045E-025">
            <text:p>4.88E-25</text:p>
          </table:table-cell>
        </table:table-row>
        <table:table-row table:style-name="ro1">
          <table:table-cell table:number-columns-repeated="6"/>
          <table:table-cell office:value-type="float" office:value="4275.75">
            <text:p>4.28E+03</text:p>
          </table:table-cell>
          <table:table-cell office:value-type="float" office:value="4.91986E-025">
            <text:p>4.92E-25</text:p>
          </table:table-cell>
        </table:table-row>
        <table:table-row table:style-name="ro1">
          <table:table-cell table:number-columns-repeated="6"/>
          <table:table-cell office:value-type="float" office:value="4280.75">
            <text:p>4.28E+03</text:p>
          </table:table-cell>
          <table:table-cell office:value-type="float" office:value="4.95906E-025">
            <text:p>4.96E-25</text:p>
          </table:table-cell>
        </table:table-row>
        <table:table-row table:style-name="ro1">
          <table:table-cell table:number-columns-repeated="6"/>
          <table:table-cell office:value-type="float" office:value="4285.74">
            <text:p>4.29E+03</text:p>
          </table:table-cell>
          <table:table-cell office:value-type="float" office:value="4.99801E-025">
            <text:p>5.00E-25</text:p>
          </table:table-cell>
        </table:table-row>
        <table:table-row table:style-name="ro1">
          <table:table-cell table:number-columns-repeated="6"/>
          <table:table-cell office:value-type="float" office:value="4290.74">
            <text:p>4.29E+03</text:p>
          </table:table-cell>
          <table:table-cell office:value-type="float" office:value="5.0367E-025">
            <text:p>5.04E-25</text:p>
          </table:table-cell>
        </table:table-row>
        <table:table-row table:style-name="ro1">
          <table:table-cell table:number-columns-repeated="6"/>
          <table:table-cell office:value-type="float" office:value="4295.73">
            <text:p>4.30E+03</text:p>
          </table:table-cell>
          <table:table-cell office:value-type="float" office:value="5.07512E-025">
            <text:p>5.08E-25</text:p>
          </table:table-cell>
        </table:table-row>
        <table:table-row table:style-name="ro1">
          <table:table-cell table:number-columns-repeated="6"/>
          <table:table-cell office:value-type="float" office:value="4300.73">
            <text:p>4.30E+03</text:p>
          </table:table-cell>
          <table:table-cell office:value-type="float" office:value="5.11325E-025">
            <text:p>5.11E-25</text:p>
          </table:table-cell>
        </table:table-row>
        <table:table-row table:style-name="ro1">
          <table:table-cell table:number-columns-repeated="6"/>
          <table:table-cell office:value-type="float" office:value="4305.72">
            <text:p>4.31E+03</text:p>
          </table:table-cell>
          <table:table-cell office:value-type="float" office:value="5.15107E-025">
            <text:p>5.15E-25</text:p>
          </table:table-cell>
        </table:table-row>
        <table:table-row table:style-name="ro1">
          <table:table-cell table:number-columns-repeated="6"/>
          <table:table-cell office:value-type="float" office:value="4310.72">
            <text:p>4.31E+03</text:p>
          </table:table-cell>
          <table:table-cell office:value-type="float" office:value="5.18856E-025">
            <text:p>5.19E-25</text:p>
          </table:table-cell>
        </table:table-row>
        <table:table-row table:style-name="ro1">
          <table:table-cell table:number-columns-repeated="6"/>
          <table:table-cell office:value-type="float" office:value="4315.71">
            <text:p>4.32E+03</text:p>
          </table:table-cell>
          <table:table-cell office:value-type="float" office:value="5.22571E-025">
            <text:p>5.23E-25</text:p>
          </table:table-cell>
        </table:table-row>
        <table:table-row table:style-name="ro1">
          <table:table-cell table:number-columns-repeated="6"/>
          <table:table-cell office:value-type="float" office:value="4320.71">
            <text:p>4.32E+03</text:p>
          </table:table-cell>
          <table:table-cell office:value-type="float" office:value="5.2625E-025">
            <text:p>5.26E-25</text:p>
          </table:table-cell>
        </table:table-row>
        <table:table-row table:style-name="ro1">
          <table:table-cell table:number-columns-repeated="6"/>
          <table:table-cell office:value-type="float" office:value="4325.7">
            <text:p>4.33E+03</text:p>
          </table:table-cell>
          <table:table-cell office:value-type="float" office:value="5.29891E-025">
            <text:p>5.30E-25</text:p>
          </table:table-cell>
        </table:table-row>
        <table:table-row table:style-name="ro1">
          <table:table-cell table:number-columns-repeated="6"/>
          <table:table-cell office:value-type="float" office:value="4330.7">
            <text:p>4.33E+03</text:p>
          </table:table-cell>
          <table:table-cell office:value-type="float" office:value="5.33492E-025">
            <text:p>5.33E-25</text:p>
          </table:table-cell>
        </table:table-row>
        <table:table-row table:style-name="ro1">
          <table:table-cell table:number-columns-repeated="6"/>
          <table:table-cell office:value-type="float" office:value="4335.69">
            <text:p>4.34E+03</text:p>
          </table:table-cell>
          <table:table-cell office:value-type="float" office:value="5.37051E-025">
            <text:p>5.37E-25</text:p>
          </table:table-cell>
        </table:table-row>
        <table:table-row table:style-name="ro1">
          <table:table-cell table:number-columns-repeated="6"/>
          <table:table-cell office:value-type="float" office:value="4340.69">
            <text:p>4.34E+03</text:p>
          </table:table-cell>
          <table:table-cell office:value-type="float" office:value="5.40567E-025">
            <text:p>5.41E-25</text:p>
          </table:table-cell>
        </table:table-row>
        <table:table-row table:style-name="ro1">
          <table:table-cell table:number-columns-repeated="6"/>
          <table:table-cell office:value-type="float" office:value="4345.68">
            <text:p>4.35E+03</text:p>
          </table:table-cell>
          <table:table-cell office:value-type="float" office:value="5.44036E-025">
            <text:p>5.44E-25</text:p>
          </table:table-cell>
        </table:table-row>
        <table:table-row table:style-name="ro1">
          <table:table-cell table:number-columns-repeated="6"/>
          <table:table-cell office:value-type="float" office:value="4350.68">
            <text:p>4.35E+03</text:p>
          </table:table-cell>
          <table:table-cell office:value-type="float" office:value="5.47458E-025">
            <text:p>5.47E-25</text:p>
          </table:table-cell>
        </table:table-row>
        <table:table-row table:style-name="ro1">
          <table:table-cell table:number-columns-repeated="6"/>
          <table:table-cell office:value-type="float" office:value="4355.67">
            <text:p>4.36E+03</text:p>
          </table:table-cell>
          <table:table-cell office:value-type="float" office:value="5.50829E-025">
            <text:p>5.51E-25</text:p>
          </table:table-cell>
        </table:table-row>
        <table:table-row table:style-name="ro1">
          <table:table-cell table:number-columns-repeated="6"/>
          <table:table-cell office:value-type="float" office:value="4360.67">
            <text:p>4.36E+03</text:p>
          </table:table-cell>
          <table:table-cell office:value-type="float" office:value="5.54149E-025">
            <text:p>5.54E-25</text:p>
          </table:table-cell>
        </table:table-row>
        <table:table-row table:style-name="ro1">
          <table:table-cell table:number-columns-repeated="6"/>
          <table:table-cell office:value-type="float" office:value="4365.66">
            <text:p>4.37E+03</text:p>
          </table:table-cell>
          <table:table-cell office:value-type="float" office:value="5.57414E-025">
            <text:p>5.57E-25</text:p>
          </table:table-cell>
        </table:table-row>
        <table:table-row table:style-name="ro1">
          <table:table-cell table:number-columns-repeated="6"/>
          <table:table-cell office:value-type="float" office:value="4370.66">
            <text:p>4.37E+03</text:p>
          </table:table-cell>
          <table:table-cell office:value-type="float" office:value="5.60622E-025">
            <text:p>5.61E-25</text:p>
          </table:table-cell>
        </table:table-row>
        <table:table-row table:style-name="ro1">
          <table:table-cell table:number-columns-repeated="6"/>
          <table:table-cell office:value-type="float" office:value="4375.65">
            <text:p>4.38E+03</text:p>
          </table:table-cell>
          <table:table-cell office:value-type="float" office:value="5.63772E-025">
            <text:p>5.64E-25</text:p>
          </table:table-cell>
        </table:table-row>
        <table:table-row table:style-name="ro1">
          <table:table-cell table:number-columns-repeated="6"/>
          <table:table-cell office:value-type="float" office:value="4380.65">
            <text:p>4.38E+03</text:p>
          </table:table-cell>
          <table:table-cell office:value-type="float" office:value="5.66861E-025">
            <text:p>5.67E-25</text:p>
          </table:table-cell>
        </table:table-row>
        <table:table-row table:style-name="ro1">
          <table:table-cell table:number-columns-repeated="6"/>
          <table:table-cell office:value-type="float" office:value="4385.64">
            <text:p>4.39E+03</text:p>
          </table:table-cell>
          <table:table-cell office:value-type="float" office:value="5.69886E-025">
            <text:p>5.70E-25</text:p>
          </table:table-cell>
        </table:table-row>
        <table:table-row table:style-name="ro1">
          <table:table-cell table:number-columns-repeated="6"/>
          <table:table-cell office:value-type="float" office:value="4390.64">
            <text:p>4.39E+03</text:p>
          </table:table-cell>
          <table:table-cell office:value-type="float" office:value="5.72845E-025">
            <text:p>5.73E-25</text:p>
          </table:table-cell>
        </table:table-row>
        <table:table-row table:style-name="ro1">
          <table:table-cell table:number-columns-repeated="6"/>
          <table:table-cell office:value-type="float" office:value="4395.63">
            <text:p>4.40E+03</text:p>
          </table:table-cell>
          <table:table-cell office:value-type="float" office:value="5.75736E-025">
            <text:p>5.76E-25</text:p>
          </table:table-cell>
        </table:table-row>
        <table:table-row table:style-name="ro1">
          <table:table-cell table:number-columns-repeated="6"/>
          <table:table-cell office:value-type="float" office:value="4400.63">
            <text:p>4.40E+03</text:p>
          </table:table-cell>
          <table:table-cell office:value-type="float" office:value="5.78557E-025">
            <text:p>5.79E-25</text:p>
          </table:table-cell>
        </table:table-row>
        <table:table-row table:style-name="ro1">
          <table:table-cell table:number-columns-repeated="6"/>
          <table:table-cell office:value-type="float" office:value="4405.62">
            <text:p>4.41E+03</text:p>
          </table:table-cell>
          <table:table-cell office:value-type="float" office:value="5.81304E-025">
            <text:p>5.81E-25</text:p>
          </table:table-cell>
        </table:table-row>
        <table:table-row table:style-name="ro1">
          <table:table-cell table:number-columns-repeated="6"/>
          <table:table-cell office:value-type="float" office:value="4410.62">
            <text:p>4.41E+03</text:p>
          </table:table-cell>
          <table:table-cell office:value-type="float" office:value="5.83976E-025">
            <text:p>5.84E-25</text:p>
          </table:table-cell>
        </table:table-row>
        <table:table-row table:style-name="ro1">
          <table:table-cell table:number-columns-repeated="6"/>
          <table:table-cell office:value-type="float" office:value="4415.61">
            <text:p>4.42E+03</text:p>
          </table:table-cell>
          <table:table-cell office:value-type="float" office:value="5.86569E-025">
            <text:p>5.87E-25</text:p>
          </table:table-cell>
        </table:table-row>
        <table:table-row table:style-name="ro1">
          <table:table-cell table:number-columns-repeated="6"/>
          <table:table-cell office:value-type="float" office:value="4420.61">
            <text:p>4.42E+03</text:p>
          </table:table-cell>
          <table:table-cell office:value-type="float" office:value="5.89082E-025">
            <text:p>5.89E-25</text:p>
          </table:table-cell>
        </table:table-row>
        <table:table-row table:style-name="ro1">
          <table:table-cell table:number-columns-repeated="6"/>
          <table:table-cell office:value-type="float" office:value="4425.6">
            <text:p>4.43E+03</text:p>
          </table:table-cell>
          <table:table-cell office:value-type="float" office:value="5.9151E-025">
            <text:p>5.92E-25</text:p>
          </table:table-cell>
        </table:table-row>
        <table:table-row table:style-name="ro1">
          <table:table-cell table:number-columns-repeated="6"/>
          <table:table-cell office:value-type="float" office:value="4430.6">
            <text:p>4.43E+03</text:p>
          </table:table-cell>
          <table:table-cell office:value-type="float" office:value="5.93852E-025">
            <text:p>5.94E-25</text:p>
          </table:table-cell>
        </table:table-row>
        <table:table-row table:style-name="ro1">
          <table:table-cell table:number-columns-repeated="6"/>
          <table:table-cell office:value-type="float" office:value="4435.59">
            <text:p>4.44E+03</text:p>
          </table:table-cell>
          <table:table-cell office:value-type="float" office:value="5.96105E-025">
            <text:p>5.96E-25</text:p>
          </table:table-cell>
        </table:table-row>
        <table:table-row table:style-name="ro1">
          <table:table-cell table:number-columns-repeated="6"/>
          <table:table-cell office:value-type="float" office:value="4440.59">
            <text:p>4.44E+03</text:p>
          </table:table-cell>
          <table:table-cell office:value-type="float" office:value="5.98266E-025">
            <text:p>5.98E-25</text:p>
          </table:table-cell>
        </table:table-row>
        <table:table-row table:style-name="ro1">
          <table:table-cell table:number-columns-repeated="6"/>
          <table:table-cell office:value-type="float" office:value="4445.58">
            <text:p>4.45E+03</text:p>
          </table:table-cell>
          <table:table-cell office:value-type="float" office:value="6.00332E-025">
            <text:p>6.00E-25</text:p>
          </table:table-cell>
        </table:table-row>
        <table:table-row table:style-name="ro1">
          <table:table-cell table:number-columns-repeated="6"/>
          <table:table-cell office:value-type="float" office:value="4450.58">
            <text:p>4.45E+03</text:p>
          </table:table-cell>
          <table:table-cell office:value-type="float" office:value="6.023E-025">
            <text:p>6.02E-25</text:p>
          </table:table-cell>
        </table:table-row>
        <table:table-row table:style-name="ro1">
          <table:table-cell table:number-columns-repeated="6"/>
          <table:table-cell office:value-type="float" office:value="4455.57">
            <text:p>4.46E+03</text:p>
          </table:table-cell>
          <table:table-cell office:value-type="float" office:value="6.04167E-025">
            <text:p>6.04E-25</text:p>
          </table:table-cell>
        </table:table-row>
        <table:table-row table:style-name="ro1">
          <table:table-cell table:number-columns-repeated="6"/>
          <table:table-cell office:value-type="float" office:value="4460.57">
            <text:p>4.46E+03</text:p>
          </table:table-cell>
          <table:table-cell office:value-type="float" office:value="6.05931E-025">
            <text:p>6.06E-25</text:p>
          </table:table-cell>
        </table:table-row>
        <table:table-row table:style-name="ro1">
          <table:table-cell table:number-columns-repeated="6"/>
          <table:table-cell office:value-type="float" office:value="4465.56">
            <text:p>4.47E+03</text:p>
          </table:table-cell>
          <table:table-cell office:value-type="float" office:value="6.07587E-025">
            <text:p>6.08E-25</text:p>
          </table:table-cell>
        </table:table-row>
        <table:table-row table:style-name="ro1">
          <table:table-cell table:number-columns-repeated="6"/>
          <table:table-cell office:value-type="float" office:value="4470.56">
            <text:p>4.47E+03</text:p>
          </table:table-cell>
          <table:table-cell office:value-type="float" office:value="6.09134E-025">
            <text:p>6.09E-25</text:p>
          </table:table-cell>
        </table:table-row>
        <table:table-row table:style-name="ro1">
          <table:table-cell table:number-columns-repeated="6"/>
          <table:table-cell office:value-type="float" office:value="4475.55">
            <text:p>4.48E+03</text:p>
          </table:table-cell>
          <table:table-cell office:value-type="float" office:value="6.10567E-025">
            <text:p>6.11E-25</text:p>
          </table:table-cell>
        </table:table-row>
        <table:table-row table:style-name="ro1">
          <table:table-cell table:number-columns-repeated="6"/>
          <table:table-cell office:value-type="float" office:value="4480.55">
            <text:p>4.48E+03</text:p>
          </table:table-cell>
          <table:table-cell office:value-type="float" office:value="6.11883E-025">
            <text:p>6.12E-25</text:p>
          </table:table-cell>
        </table:table-row>
        <table:table-row table:style-name="ro1">
          <table:table-cell table:number-columns-repeated="6"/>
          <table:table-cell office:value-type="float" office:value="4485.54">
            <text:p>4.49E+03</text:p>
          </table:table-cell>
          <table:table-cell office:value-type="float" office:value="6.1308E-025">
            <text:p>6.13E-25</text:p>
          </table:table-cell>
        </table:table-row>
        <table:table-row table:style-name="ro1">
          <table:table-cell table:number-columns-repeated="6"/>
          <table:table-cell office:value-type="float" office:value="4490.54">
            <text:p>4.49E+03</text:p>
          </table:table-cell>
          <table:table-cell office:value-type="float" office:value="6.14154E-025">
            <text:p>6.14E-25</text:p>
          </table:table-cell>
        </table:table-row>
        <table:table-row table:style-name="ro1">
          <table:table-cell table:number-columns-repeated="6"/>
          <table:table-cell office:value-type="float" office:value="4495.53">
            <text:p>4.50E+03</text:p>
          </table:table-cell>
          <table:table-cell office:value-type="float" office:value="6.15101E-025">
            <text:p>6.15E-25</text:p>
          </table:table-cell>
        </table:table-row>
        <table:table-row table:style-name="ro1">
          <table:table-cell table:number-columns-repeated="6"/>
          <table:table-cell office:value-type="float" office:value="4500.53">
            <text:p>4.50E+03</text:p>
          </table:table-cell>
          <table:table-cell office:value-type="float" office:value="6.15918E-025">
            <text:p>6.16E-25</text:p>
          </table:table-cell>
        </table:table-row>
        <table:table-row table:style-name="ro1">
          <table:table-cell table:number-columns-repeated="6"/>
          <table:table-cell office:value-type="float" office:value="4505.52">
            <text:p>4.51E+03</text:p>
          </table:table-cell>
          <table:table-cell office:value-type="float" office:value="6.16602E-025">
            <text:p>6.17E-25</text:p>
          </table:table-cell>
        </table:table-row>
        <table:table-row table:style-name="ro1">
          <table:table-cell table:number-columns-repeated="6"/>
          <table:table-cell office:value-type="float" office:value="4510.52">
            <text:p>4.51E+03</text:p>
          </table:table-cell>
          <table:table-cell office:value-type="float" office:value="6.17149E-025">
            <text:p>6.17E-25</text:p>
          </table:table-cell>
        </table:table-row>
        <table:table-row table:style-name="ro1">
          <table:table-cell table:number-columns-repeated="6"/>
          <table:table-cell office:value-type="float" office:value="4515.51">
            <text:p>4.52E+03</text:p>
          </table:table-cell>
          <table:table-cell office:value-type="float" office:value="6.17555E-025">
            <text:p>6.18E-25</text:p>
          </table:table-cell>
        </table:table-row>
        <table:table-row table:style-name="ro1">
          <table:table-cell table:number-columns-repeated="6"/>
          <table:table-cell office:value-type="float" office:value="4520.51">
            <text:p>4.52E+03</text:p>
          </table:table-cell>
          <table:table-cell office:value-type="float" office:value="6.17817E-025">
            <text:p>6.18E-25</text:p>
          </table:table-cell>
        </table:table-row>
        <table:table-row table:style-name="ro1">
          <table:table-cell table:number-columns-repeated="6"/>
          <table:table-cell office:value-type="float" office:value="4525.5">
            <text:p>4.53E+03</text:p>
          </table:table-cell>
          <table:table-cell office:value-type="float" office:value="6.1793E-025">
            <text:p>6.18E-25</text:p>
          </table:table-cell>
        </table:table-row>
        <table:table-row table:style-name="ro1">
          <table:table-cell table:number-columns-repeated="6"/>
          <table:table-cell office:value-type="float" office:value="4530.5">
            <text:p>4.53E+03</text:p>
          </table:table-cell>
          <table:table-cell office:value-type="float" office:value="6.17892E-025">
            <text:p>6.18E-25</text:p>
          </table:table-cell>
        </table:table-row>
        <table:table-row table:style-name="ro1">
          <table:table-cell table:number-columns-repeated="6"/>
          <table:table-cell office:value-type="float" office:value="4535.49">
            <text:p>4.54E+03</text:p>
          </table:table-cell>
          <table:table-cell office:value-type="float" office:value="6.17699E-025">
            <text:p>6.18E-25</text:p>
          </table:table-cell>
        </table:table-row>
        <table:table-row table:style-name="ro1">
          <table:table-cell table:number-columns-repeated="6"/>
          <table:table-cell office:value-type="float" office:value="4540.49">
            <text:p>4.54E+03</text:p>
          </table:table-cell>
          <table:table-cell office:value-type="float" office:value="6.17346E-025">
            <text:p>6.17E-25</text:p>
          </table:table-cell>
        </table:table-row>
        <table:table-row table:style-name="ro1">
          <table:table-cell table:number-columns-repeated="6"/>
          <table:table-cell office:value-type="float" office:value="4545.48">
            <text:p>4.55E+03</text:p>
          </table:table-cell>
          <table:table-cell office:value-type="float" office:value="6.16829E-025">
            <text:p>6.17E-25</text:p>
          </table:table-cell>
        </table:table-row>
        <table:table-row table:style-name="ro1">
          <table:table-cell table:number-columns-repeated="6"/>
          <table:table-cell office:value-type="float" office:value="4550.48">
            <text:p>4.55E+03</text:p>
          </table:table-cell>
          <table:table-cell office:value-type="float" office:value="6.16145E-025">
            <text:p>6.16E-25</text:p>
          </table:table-cell>
        </table:table-row>
        <table:table-row table:style-name="ro1">
          <table:table-cell table:number-columns-repeated="6"/>
          <table:table-cell office:value-type="float" office:value="4555.47">
            <text:p>4.56E+03</text:p>
          </table:table-cell>
          <table:table-cell office:value-type="float" office:value="6.15289E-025">
            <text:p>6.15E-25</text:p>
          </table:table-cell>
        </table:table-row>
        <table:table-row table:style-name="ro1">
          <table:table-cell table:number-columns-repeated="6"/>
          <table:table-cell office:value-type="float" office:value="4560.47">
            <text:p>4.56E+03</text:p>
          </table:table-cell>
          <table:table-cell office:value-type="float" office:value="6.14257E-025">
            <text:p>6.14E-25</text:p>
          </table:table-cell>
        </table:table-row>
        <table:table-row table:style-name="ro1">
          <table:table-cell table:number-columns-repeated="6"/>
          <table:table-cell office:value-type="float" office:value="4565.46">
            <text:p>4.57E+03</text:p>
          </table:table-cell>
          <table:table-cell office:value-type="float" office:value="6.13046E-025">
            <text:p>6.13E-25</text:p>
          </table:table-cell>
        </table:table-row>
        <table:table-row table:style-name="ro1">
          <table:table-cell table:number-columns-repeated="6"/>
          <table:table-cell office:value-type="float" office:value="4570.46">
            <text:p>4.57E+03</text:p>
          </table:table-cell>
          <table:table-cell office:value-type="float" office:value="6.1165E-025">
            <text:p>6.12E-25</text:p>
          </table:table-cell>
        </table:table-row>
        <table:table-row table:style-name="ro1">
          <table:table-cell table:number-columns-repeated="6"/>
          <table:table-cell office:value-type="float" office:value="4575.45">
            <text:p>4.58E+03</text:p>
          </table:table-cell>
          <table:table-cell office:value-type="float" office:value="6.10065E-025">
            <text:p>6.10E-25</text:p>
          </table:table-cell>
        </table:table-row>
        <table:table-row table:style-name="ro1">
          <table:table-cell table:number-columns-repeated="6"/>
          <table:table-cell office:value-type="float" office:value="4580.45">
            <text:p>4.58E+03</text:p>
          </table:table-cell>
          <table:table-cell office:value-type="float" office:value="6.08288E-025">
            <text:p>6.08E-25</text:p>
          </table:table-cell>
        </table:table-row>
        <table:table-row table:style-name="ro1">
          <table:table-cell table:number-columns-repeated="6"/>
          <table:table-cell office:value-type="float" office:value="4585.44">
            <text:p>4.59E+03</text:p>
          </table:table-cell>
          <table:table-cell office:value-type="float" office:value="6.06314E-025">
            <text:p>6.06E-25</text:p>
          </table:table-cell>
        </table:table-row>
        <table:table-row table:style-name="ro1">
          <table:table-cell table:number-columns-repeated="6"/>
          <table:table-cell office:value-type="float" office:value="4590.44">
            <text:p>4.59E+03</text:p>
          </table:table-cell>
          <table:table-cell office:value-type="float" office:value="6.04137E-025">
            <text:p>6.04E-25</text:p>
          </table:table-cell>
        </table:table-row>
        <table:table-row table:style-name="ro1">
          <table:table-cell table:number-columns-repeated="6"/>
          <table:table-cell office:value-type="float" office:value="4595.43">
            <text:p>4.60E+03</text:p>
          </table:table-cell>
          <table:table-cell office:value-type="float" office:value="6.01754E-025">
            <text:p>6.02E-25</text:p>
          </table:table-cell>
        </table:table-row>
        <table:table-row table:style-name="ro1">
          <table:table-cell table:number-columns-repeated="6"/>
          <table:table-cell office:value-type="float" office:value="4600.43">
            <text:p>4.60E+03</text:p>
          </table:table-cell>
          <table:table-cell office:value-type="float" office:value="5.9916E-025">
            <text:p>5.99E-25</text:p>
          </table:table-cell>
        </table:table-row>
        <table:table-row table:style-name="ro1">
          <table:table-cell table:number-columns-repeated="6"/>
          <table:table-cell office:value-type="float" office:value="4605.42">
            <text:p>4.61E+03</text:p>
          </table:table-cell>
          <table:table-cell office:value-type="float" office:value="5.9635E-025">
            <text:p>5.96E-25</text:p>
          </table:table-cell>
        </table:table-row>
        <table:table-row table:style-name="ro1">
          <table:table-cell table:number-columns-repeated="6"/>
          <table:table-cell office:value-type="float" office:value="4610.42">
            <text:p>4.61E+03</text:p>
          </table:table-cell>
          <table:table-cell office:value-type="float" office:value="5.9332E-025">
            <text:p>5.93E-25</text:p>
          </table:table-cell>
        </table:table-row>
        <table:table-row table:style-name="ro1">
          <table:table-cell table:number-columns-repeated="6"/>
          <table:table-cell office:value-type="float" office:value="4615.41">
            <text:p>4.62E+03</text:p>
          </table:table-cell>
          <table:table-cell office:value-type="float" office:value="5.90063E-025">
            <text:p>5.90E-25</text:p>
          </table:table-cell>
        </table:table-row>
        <table:table-row table:style-name="ro1">
          <table:table-cell table:number-columns-repeated="6"/>
          <table:table-cell office:value-type="float" office:value="4620.41">
            <text:p>4.62E+03</text:p>
          </table:table-cell>
          <table:table-cell office:value-type="float" office:value="5.86577E-025">
            <text:p>5.87E-25</text:p>
          </table:table-cell>
        </table:table-row>
        <table:table-row table:style-name="ro1">
          <table:table-cell table:number-columns-repeated="6"/>
          <table:table-cell office:value-type="float" office:value="4625.4">
            <text:p>4.63E+03</text:p>
          </table:table-cell>
          <table:table-cell office:value-type="float" office:value="5.82855E-025">
            <text:p>5.83E-25</text:p>
          </table:table-cell>
        </table:table-row>
        <table:table-row table:style-name="ro1">
          <table:table-cell table:number-columns-repeated="6"/>
          <table:table-cell office:value-type="float" office:value="4630.4">
            <text:p>4.63E+03</text:p>
          </table:table-cell>
          <table:table-cell office:value-type="float" office:value="5.78893E-025">
            <text:p>5.79E-25</text:p>
          </table:table-cell>
        </table:table-row>
        <table:table-row table:style-name="ro1">
          <table:table-cell table:number-columns-repeated="6"/>
          <table:table-cell office:value-type="float" office:value="4635.39">
            <text:p>4.64E+03</text:p>
          </table:table-cell>
          <table:table-cell office:value-type="float" office:value="5.74685E-025">
            <text:p>5.75E-25</text:p>
          </table:table-cell>
        </table:table-row>
        <table:table-row table:style-name="ro1">
          <table:table-cell table:number-columns-repeated="6"/>
          <table:table-cell office:value-type="float" office:value="4640.39">
            <text:p>4.64E+03</text:p>
          </table:table-cell>
          <table:table-cell office:value-type="float" office:value="5.70227E-025">
            <text:p>5.70E-25</text:p>
          </table:table-cell>
        </table:table-row>
        <table:table-row table:style-name="ro1">
          <table:table-cell table:number-columns-repeated="6"/>
          <table:table-cell office:value-type="float" office:value="4645.38">
            <text:p>4.65E+03</text:p>
          </table:table-cell>
          <table:table-cell office:value-type="float" office:value="5.65512E-025">
            <text:p>5.66E-25</text:p>
          </table:table-cell>
        </table:table-row>
        <table:table-row table:style-name="ro1">
          <table:table-cell table:number-columns-repeated="6"/>
          <table:table-cell office:value-type="float" office:value="4650.38">
            <text:p>4.65E+03</text:p>
          </table:table-cell>
          <table:table-cell office:value-type="float" office:value="5.60536E-025">
            <text:p>5.61E-25</text:p>
          </table:table-cell>
        </table:table-row>
        <table:table-row table:style-name="ro1">
          <table:table-cell table:number-columns-repeated="6"/>
          <table:table-cell office:value-type="float" office:value="4655.37">
            <text:p>4.66E+03</text:p>
          </table:table-cell>
          <table:table-cell office:value-type="float" office:value="5.55293E-025">
            <text:p>5.55E-25</text:p>
          </table:table-cell>
        </table:table-row>
        <table:table-row table:style-name="ro1">
          <table:table-cell table:number-columns-repeated="6"/>
          <table:table-cell office:value-type="float" office:value="4660.37">
            <text:p>4.66E+03</text:p>
          </table:table-cell>
          <table:table-cell office:value-type="float" office:value="5.49778E-025">
            <text:p>5.50E-25</text:p>
          </table:table-cell>
        </table:table-row>
        <table:table-row table:style-name="ro1">
          <table:table-cell table:number-columns-repeated="6"/>
          <table:table-cell office:value-type="float" office:value="4665.36">
            <text:p>4.67E+03</text:p>
          </table:table-cell>
          <table:table-cell office:value-type="float" office:value="5.43985E-025">
            <text:p>5.44E-25</text:p>
          </table:table-cell>
        </table:table-row>
        <table:table-row table:style-name="ro1">
          <table:table-cell table:number-columns-repeated="6"/>
          <table:table-cell office:value-type="float" office:value="4670.36">
            <text:p>4.67E+03</text:p>
          </table:table-cell>
          <table:table-cell office:value-type="float" office:value="5.37909E-025">
            <text:p>5.38E-25</text:p>
          </table:table-cell>
        </table:table-row>
        <table:table-row table:style-name="ro1">
          <table:table-cell table:number-columns-repeated="6"/>
          <table:table-cell office:value-type="float" office:value="4675.35">
            <text:p>4.68E+03</text:p>
          </table:table-cell>
          <table:table-cell office:value-type="float" office:value="5.31543E-025">
            <text:p>5.32E-25</text:p>
          </table:table-cell>
        </table:table-row>
        <table:table-row table:style-name="ro1">
          <table:table-cell table:number-columns-repeated="6"/>
          <table:table-cell office:value-type="float" office:value="4680.35">
            <text:p>4.68E+03</text:p>
          </table:table-cell>
          <table:table-cell office:value-type="float" office:value="5.24883E-025">
            <text:p>5.25E-25</text:p>
          </table:table-cell>
        </table:table-row>
        <table:table-row table:style-name="ro1">
          <table:table-cell table:number-columns-repeated="6"/>
          <table:table-cell office:value-type="float" office:value="4685.34">
            <text:p>4.69E+03</text:p>
          </table:table-cell>
          <table:table-cell office:value-type="float" office:value="5.17922E-025">
            <text:p>5.18E-25</text:p>
          </table:table-cell>
        </table:table-row>
        <table:table-row table:style-name="ro1">
          <table:table-cell table:number-columns-repeated="6"/>
          <table:table-cell office:value-type="float" office:value="4690.34">
            <text:p>4.69E+03</text:p>
          </table:table-cell>
          <table:table-cell office:value-type="float" office:value="5.10654E-025">
            <text:p>5.11E-25</text:p>
          </table:table-cell>
        </table:table-row>
        <table:table-row table:style-name="ro1">
          <table:table-cell table:number-columns-repeated="6"/>
          <table:table-cell office:value-type="float" office:value="4695.33">
            <text:p>4.70E+03</text:p>
          </table:table-cell>
          <table:table-cell office:value-type="float" office:value="5.03073E-025">
            <text:p>5.03E-25</text:p>
          </table:table-cell>
        </table:table-row>
        <table:table-row table:style-name="ro1">
          <table:table-cell table:number-columns-repeated="6"/>
          <table:table-cell office:value-type="float" office:value="4700.33">
            <text:p>4.70E+03</text:p>
          </table:table-cell>
          <table:table-cell office:value-type="float" office:value="4.95173E-025">
            <text:p>4.95E-25</text:p>
          </table:table-cell>
        </table:table-row>
        <table:table-row table:style-name="ro1">
          <table:table-cell table:number-columns-repeated="6"/>
          <table:table-cell office:value-type="float" office:value="4705.32">
            <text:p>4.71E+03</text:p>
          </table:table-cell>
          <table:table-cell office:value-type="float" office:value="4.86948E-025">
            <text:p>4.87E-25</text:p>
          </table:table-cell>
        </table:table-row>
        <table:table-row table:style-name="ro1">
          <table:table-cell table:number-columns-repeated="6"/>
          <table:table-cell office:value-type="float" office:value="4710.32">
            <text:p>4.71E+03</text:p>
          </table:table-cell>
          <table:table-cell office:value-type="float" office:value="4.78392E-025">
            <text:p>4.78E-25</text:p>
          </table:table-cell>
        </table:table-row>
        <table:table-row table:style-name="ro1">
          <table:table-cell table:number-columns-repeated="6"/>
          <table:table-cell office:value-type="float" office:value="4715.31">
            <text:p>4.72E+03</text:p>
          </table:table-cell>
          <table:table-cell office:value-type="float" office:value="4.69499E-025">
            <text:p>4.69E-25</text:p>
          </table:table-cell>
        </table:table-row>
        <table:table-row table:style-name="ro1">
          <table:table-cell table:number-columns-repeated="6"/>
          <table:table-cell office:value-type="float" office:value="4720.31">
            <text:p>4.72E+03</text:p>
          </table:table-cell>
          <table:table-cell office:value-type="float" office:value="4.60261E-025">
            <text:p>4.60E-25</text:p>
          </table:table-cell>
        </table:table-row>
        <table:table-row table:style-name="ro1">
          <table:table-cell table:number-columns-repeated="6"/>
          <table:table-cell office:value-type="float" office:value="4725.3">
            <text:p>4.73E+03</text:p>
          </table:table-cell>
          <table:table-cell office:value-type="float" office:value="4.50673E-025">
            <text:p>4.51E-25</text:p>
          </table:table-cell>
        </table:table-row>
        <table:table-row table:style-name="ro1">
          <table:table-cell table:number-columns-repeated="6"/>
          <table:table-cell office:value-type="float" office:value="4730.3">
            <text:p>4.73E+03</text:p>
          </table:table-cell>
          <table:table-cell office:value-type="float" office:value="4.40727E-025">
            <text:p>4.41E-25</text:p>
          </table:table-cell>
        </table:table-row>
        <table:table-row table:style-name="ro1">
          <table:table-cell table:number-columns-repeated="6"/>
          <table:table-cell office:value-type="float" office:value="4735.29">
            <text:p>4.74E+03</text:p>
          </table:table-cell>
          <table:table-cell office:value-type="float" office:value="4.30418E-025">
            <text:p>4.30E-25</text:p>
          </table:table-cell>
        </table:table-row>
        <table:table-row table:style-name="ro1">
          <table:table-cell table:number-columns-repeated="6"/>
          <table:table-cell office:value-type="float" office:value="4740.29">
            <text:p>4.74E+03</text:p>
          </table:table-cell>
          <table:table-cell office:value-type="float" office:value="4.19738E-025">
            <text:p>4.20E-25</text:p>
          </table:table-cell>
        </table:table-row>
        <table:table-row table:style-name="ro1">
          <table:table-cell table:number-columns-repeated="6"/>
          <table:table-cell office:value-type="float" office:value="4745.28">
            <text:p>4.75E+03</text:p>
          </table:table-cell>
          <table:table-cell office:value-type="float" office:value="4.08681E-025">
            <text:p>4.09E-25</text:p>
          </table:table-cell>
        </table:table-row>
        <table:table-row table:style-name="ro1">
          <table:table-cell table:number-columns-repeated="6"/>
          <table:table-cell office:value-type="float" office:value="4750.28">
            <text:p>4.75E+03</text:p>
          </table:table-cell>
          <table:table-cell office:value-type="float" office:value="3.97239E-025">
            <text:p>3.97E-25</text:p>
          </table:table-cell>
        </table:table-row>
        <table:table-row table:style-name="ro1">
          <table:table-cell table:number-columns-repeated="6"/>
          <table:table-cell office:value-type="float" office:value="4755.27">
            <text:p>4.76E+03</text:p>
          </table:table-cell>
          <table:table-cell office:value-type="float" office:value="3.85407E-025">
            <text:p>3.85E-25</text:p>
          </table:table-cell>
        </table:table-row>
        <table:table-row table:style-name="ro1">
          <table:table-cell table:number-columns-repeated="6"/>
          <table:table-cell office:value-type="float" office:value="4760.27">
            <text:p>4.76E+03</text:p>
          </table:table-cell>
          <table:table-cell office:value-type="float" office:value="3.73175E-025">
            <text:p>3.73E-25</text:p>
          </table:table-cell>
        </table:table-row>
        <table:table-row table:style-name="ro1">
          <table:table-cell table:number-columns-repeated="6"/>
          <table:table-cell office:value-type="float" office:value="4765.26">
            <text:p>4.77E+03</text:p>
          </table:table-cell>
          <table:table-cell office:value-type="float" office:value="3.60539E-025">
            <text:p>3.61E-25</text:p>
          </table:table-cell>
        </table:table-row>
        <table:table-row table:style-name="ro1">
          <table:table-cell table:number-columns-repeated="6"/>
          <table:table-cell office:value-type="float" office:value="4770.26">
            <text:p>4.77E+03</text:p>
          </table:table-cell>
          <table:table-cell office:value-type="float" office:value="3.47489E-025">
            <text:p>3.47E-25</text:p>
          </table:table-cell>
        </table:table-row>
        <table:table-row table:style-name="ro1">
          <table:table-cell table:number-columns-repeated="6"/>
          <table:table-cell office:value-type="float" office:value="4775.25">
            <text:p>4.78E+03</text:p>
          </table:table-cell>
          <table:table-cell office:value-type="float" office:value="3.34019E-025">
            <text:p>3.34E-25</text:p>
          </table:table-cell>
        </table:table-row>
        <table:table-row table:style-name="ro1">
          <table:table-cell table:number-columns-repeated="6"/>
          <table:table-cell office:value-type="float" office:value="4780.25">
            <text:p>4.78E+03</text:p>
          </table:table-cell>
          <table:table-cell office:value-type="float" office:value="3.20122E-025">
            <text:p>3.20E-25</text:p>
          </table:table-cell>
        </table:table-row>
        <table:table-row table:style-name="ro1">
          <table:table-cell table:number-columns-repeated="6"/>
          <table:table-cell office:value-type="float" office:value="4785.24">
            <text:p>4.79E+03</text:p>
          </table:table-cell>
          <table:table-cell office:value-type="float" office:value="3.05789E-025">
            <text:p>3.06E-25</text:p>
          </table:table-cell>
        </table:table-row>
        <table:table-row table:style-name="ro1">
          <table:table-cell table:number-columns-repeated="6"/>
          <table:table-cell office:value-type="float" office:value="4790.24">
            <text:p>4.79E+03</text:p>
          </table:table-cell>
          <table:table-cell office:value-type="float" office:value="2.91014E-025">
            <text:p>2.91E-25</text:p>
          </table:table-cell>
        </table:table-row>
        <table:table-row table:style-name="ro1">
          <table:table-cell table:number-columns-repeated="6"/>
          <table:table-cell office:value-type="float" office:value="4795.23">
            <text:p>4.80E+03</text:p>
          </table:table-cell>
          <table:table-cell office:value-type="float" office:value="2.75788E-025">
            <text:p>2.76E-25</text:p>
          </table:table-cell>
        </table:table-row>
        <table:table-row table:style-name="ro1">
          <table:table-cell table:number-columns-repeated="6"/>
          <table:table-cell office:value-type="float" office:value="4800.23">
            <text:p>4.80E+03</text:p>
          </table:table-cell>
          <table:table-cell office:value-type="float" office:value="2.60103E-025">
            <text:p>2.60E-25</text:p>
          </table:table-cell>
        </table:table-row>
        <table:table-row table:style-name="ro1">
          <table:table-cell table:number-columns-repeated="6"/>
          <table:table-cell office:value-type="float" office:value="4805.22">
            <text:p>4.81E+03</text:p>
          </table:table-cell>
          <table:table-cell office:value-type="float" office:value="2.43953E-025">
            <text:p>2.44E-25</text:p>
          </table:table-cell>
        </table:table-row>
        <table:table-row table:style-name="ro1">
          <table:table-cell table:number-columns-repeated="6"/>
          <table:table-cell office:value-type="float" office:value="4810.22">
            <text:p>4.81E+03</text:p>
          </table:table-cell>
          <table:table-cell office:value-type="float" office:value="2.27328E-025">
            <text:p>2.27E-25</text:p>
          </table:table-cell>
        </table:table-row>
        <table:table-row table:style-name="ro1">
          <table:table-cell table:number-columns-repeated="6"/>
          <table:table-cell office:value-type="float" office:value="4815.21">
            <text:p>4.82E+03</text:p>
          </table:table-cell>
          <table:table-cell office:value-type="float" office:value="2.10221E-025">
            <text:p>2.10E-25</text:p>
          </table:table-cell>
        </table:table-row>
        <table:table-row table:style-name="ro1">
          <table:table-cell table:number-columns-repeated="6"/>
          <table:table-cell office:value-type="float" office:value="4820.21">
            <text:p>4.82E+03</text:p>
          </table:table-cell>
          <table:table-cell office:value-type="float" office:value="1.92624E-025">
            <text:p>1.93E-25</text:p>
          </table:table-cell>
        </table:table-row>
        <table:table-row table:style-name="ro1">
          <table:table-cell table:number-columns-repeated="6"/>
          <table:table-cell office:value-type="float" office:value="4825.2">
            <text:p>4.83E+03</text:p>
          </table:table-cell>
          <table:table-cell office:value-type="float" office:value="1.74527E-025">
            <text:p>1.75E-25</text:p>
          </table:table-cell>
        </table:table-row>
        <table:table-row table:style-name="ro1">
          <table:table-cell table:number-columns-repeated="6"/>
          <table:table-cell office:value-type="float" office:value="4830.2">
            <text:p>4.83E+03</text:p>
          </table:table-cell>
          <table:table-cell office:value-type="float" office:value="1.55924E-025">
            <text:p>1.56E-25</text:p>
          </table:table-cell>
        </table:table-row>
        <table:table-row table:style-name="ro1">
          <table:table-cell table:number-columns-repeated="6"/>
          <table:table-cell office:value-type="float" office:value="4835.19">
            <text:p>4.84E+03</text:p>
          </table:table-cell>
          <table:table-cell office:value-type="float" office:value="1.36805E-025">
            <text:p>1.37E-25</text:p>
          </table:table-cell>
        </table:table-row>
        <table:table-row table:style-name="ro1">
          <table:table-cell table:number-columns-repeated="6"/>
          <table:table-cell office:value-type="float" office:value="4840.19">
            <text:p>4.84E+03</text:p>
          </table:table-cell>
          <table:table-cell office:value-type="float" office:value="1.17161E-025">
            <text:p>1.17E-25</text:p>
          </table:table-cell>
        </table:table-row>
        <table:table-row table:style-name="ro1">
          <table:table-cell table:number-columns-repeated="6"/>
          <table:table-cell office:value-type="float" office:value="4845.18">
            <text:p>4.85E+03</text:p>
          </table:table-cell>
          <table:table-cell office:value-type="float" office:value="9.6985E-026">
            <text:p>9.70E-26</text:p>
          </table:table-cell>
        </table:table-row>
        <table:table-row table:style-name="ro1">
          <table:table-cell table:number-columns-repeated="6"/>
          <table:table-cell office:value-type="float" office:value="4850.18">
            <text:p>4.85E+03</text:p>
          </table:table-cell>
          <table:table-cell office:value-type="float" office:value="7.62671E-026">
            <text:p>7.63E-26</text:p>
          </table:table-cell>
        </table:table-row>
        <table:table-row table:style-name="ro1">
          <table:table-cell table:number-columns-repeated="6"/>
          <table:table-cell office:value-type="float" office:value="4855.17">
            <text:p>4.86E+03</text:p>
          </table:table-cell>
          <table:table-cell office:value-type="float" office:value="5.49986E-026">
            <text:p>5.50E-26</text:p>
          </table:table-cell>
        </table:table-row>
        <table:table-row table:style-name="ro1">
          <table:table-cell table:number-columns-repeated="6"/>
          <table:table-cell office:value-type="float" office:value="4860.17">
            <text:p>4.86E+03</text:p>
          </table:table-cell>
          <table:table-cell office:value-type="float" office:value="3.31707E-026">
            <text:p>3.32E-26</text:p>
          </table:table-cell>
        </table:table-row>
        <table:table-row table:style-name="ro1">
          <table:table-cell table:number-columns-repeated="6"/>
          <table:table-cell office:value-type="float" office:value="4865.16">
            <text:p>4.87E+03</text:p>
          </table:table-cell>
          <table:table-cell office:value-type="float" office:value="1.07742E-026">
            <text:p>1.08E-26</text:p>
          </table:table-cell>
        </table:table-row>
        <table:table-row table:style-name="ro1">
          <table:table-cell table:number-columns-repeated="6"/>
          <table:table-cell office:value-type="float" office:value="4870.16">
            <text:p>4.87E+03</text:p>
          </table:table-cell>
          <table:table-cell office:value-type="float" office:value="1.27397E-031">
            <text:p>1.27E-31</text:p>
          </table:table-cell>
        </table:table-row>
        <table:table-row table:style-name="ro1">
          <table:table-cell table:number-columns-repeated="6"/>
          <table:table-cell office:value-type="float" office:value="4875.15">
            <text:p>4.88E+03</text:p>
          </table:table-cell>
          <table:table-cell office:value-type="float" office:value="1.28789E-031">
            <text:p>1.29E-31</text:p>
          </table:table-cell>
        </table:table-row>
        <table:table-row table:style-name="ro1">
          <table:table-cell table:number-columns-repeated="6"/>
          <table:table-cell office:value-type="float" office:value="4880.15">
            <text:p>4.88E+03</text:p>
          </table:table-cell>
          <table:table-cell office:value-type="float" office:value="1.30193E-031">
            <text:p>1.30E-31</text:p>
          </table:table-cell>
        </table:table-row>
        <table:table-row table:style-name="ro1">
          <table:table-cell table:number-columns-repeated="6"/>
          <table:table-cell office:value-type="float" office:value="4885.14">
            <text:p>4.89E+03</text:p>
          </table:table-cell>
          <table:table-cell office:value-type="float" office:value="1.31608E-031">
            <text:p>1.32E-31</text:p>
          </table:table-cell>
        </table:table-row>
        <table:table-row table:style-name="ro1">
          <table:table-cell table:number-columns-repeated="6"/>
          <table:table-cell office:value-type="float" office:value="4890.14">
            <text:p>4.89E+03</text:p>
          </table:table-cell>
          <table:table-cell office:value-type="float" office:value="1.33035E-031">
            <text:p>1.33E-31</text:p>
          </table:table-cell>
        </table:table-row>
        <table:table-row table:style-name="ro1">
          <table:table-cell table:number-columns-repeated="6"/>
          <table:table-cell office:value-type="float" office:value="4895.13">
            <text:p>4.90E+03</text:p>
          </table:table-cell>
          <table:table-cell office:value-type="float" office:value="1.34474E-031">
            <text:p>1.34E-31</text:p>
          </table:table-cell>
        </table:table-row>
        <table:table-row table:style-name="ro1">
          <table:table-cell table:number-columns-repeated="6"/>
          <table:table-cell office:value-type="float" office:value="4900.13">
            <text:p>4.90E+03</text:p>
          </table:table-cell>
          <table:table-cell office:value-type="float" office:value="1.35924E-031">
            <text:p>1.36E-31</text:p>
          </table:table-cell>
        </table:table-row>
        <table:table-row table:style-name="ro1">
          <table:table-cell table:number-columns-repeated="6"/>
          <table:table-cell office:value-type="float" office:value="4905.12">
            <text:p>4.91E+03</text:p>
          </table:table-cell>
          <table:table-cell office:value-type="float" office:value="1.37386E-031">
            <text:p>1.37E-31</text:p>
          </table:table-cell>
        </table:table-row>
        <table:table-row table:style-name="ro1">
          <table:table-cell table:number-columns-repeated="6"/>
          <table:table-cell office:value-type="float" office:value="4910.12">
            <text:p>4.91E+03</text:p>
          </table:table-cell>
          <table:table-cell office:value-type="float" office:value="1.38859E-031">
            <text:p>1.39E-31</text:p>
          </table:table-cell>
        </table:table-row>
        <table:table-row table:style-name="ro1">
          <table:table-cell table:number-columns-repeated="6"/>
          <table:table-cell office:value-type="float" office:value="4915.11">
            <text:p>4.92E+03</text:p>
          </table:table-cell>
          <table:table-cell office:value-type="float" office:value="1.40345E-031">
            <text:p>1.40E-31</text:p>
          </table:table-cell>
        </table:table-row>
        <table:table-row table:style-name="ro1">
          <table:table-cell table:number-columns-repeated="6"/>
          <table:table-cell office:value-type="float" office:value="4920.11">
            <text:p>4.92E+03</text:p>
          </table:table-cell>
          <table:table-cell office:value-type="float" office:value="1.41842E-031">
            <text:p>1.42E-31</text:p>
          </table:table-cell>
        </table:table-row>
        <table:table-row table:style-name="ro1">
          <table:table-cell table:number-columns-repeated="6"/>
          <table:table-cell office:value-type="float" office:value="4925.1">
            <text:p>4.93E+03</text:p>
          </table:table-cell>
          <table:table-cell office:value-type="float" office:value="1.43351E-031">
            <text:p>1.43E-31</text:p>
          </table:table-cell>
        </table:table-row>
        <table:table-row table:style-name="ro1">
          <table:table-cell table:number-columns-repeated="6"/>
          <table:table-cell office:value-type="float" office:value="4930.1">
            <text:p>4.93E+03</text:p>
          </table:table-cell>
          <table:table-cell office:value-type="float" office:value="1.44872E-031">
            <text:p>1.45E-31</text:p>
          </table:table-cell>
        </table:table-row>
        <table:table-row table:style-name="ro1">
          <table:table-cell table:number-columns-repeated="6"/>
          <table:table-cell office:value-type="float" office:value="4935.09">
            <text:p>4.94E+03</text:p>
          </table:table-cell>
          <table:table-cell office:value-type="float" office:value="1.46405E-031">
            <text:p>1.46E-31</text:p>
          </table:table-cell>
        </table:table-row>
        <table:table-row table:style-name="ro1">
          <table:table-cell table:number-columns-repeated="6"/>
          <table:table-cell office:value-type="float" office:value="4940.09">
            <text:p>4.94E+03</text:p>
          </table:table-cell>
          <table:table-cell office:value-type="float" office:value="1.4795E-031">
            <text:p>1.48E-31</text:p>
          </table:table-cell>
        </table:table-row>
        <table:table-row table:style-name="ro1">
          <table:table-cell table:number-columns-repeated="6"/>
          <table:table-cell office:value-type="float" office:value="4945.08">
            <text:p>4.95E+03</text:p>
          </table:table-cell>
          <table:table-cell office:value-type="float" office:value="1.49507E-031">
            <text:p>1.50E-31</text:p>
          </table:table-cell>
        </table:table-row>
        <table:table-row table:style-name="ro1">
          <table:table-cell table:number-columns-repeated="6"/>
          <table:table-cell office:value-type="float" office:value="4950.08">
            <text:p>4.95E+03</text:p>
          </table:table-cell>
          <table:table-cell office:value-type="float" office:value="1.51077E-031">
            <text:p>1.51E-31</text:p>
          </table:table-cell>
        </table:table-row>
        <table:table-row table:style-name="ro1">
          <table:table-cell table:number-columns-repeated="6"/>
          <table:table-cell office:value-type="float" office:value="4955.07">
            <text:p>4.96E+03</text:p>
          </table:table-cell>
          <table:table-cell office:value-type="float" office:value="1.52658E-031">
            <text:p>1.53E-31</text:p>
          </table:table-cell>
        </table:table-row>
        <table:table-row table:style-name="ro1">
          <table:table-cell table:number-columns-repeated="6"/>
          <table:table-cell office:value-type="float" office:value="4960.07">
            <text:p>4.96E+03</text:p>
          </table:table-cell>
          <table:table-cell office:value-type="float" office:value="1.54252E-031">
            <text:p>1.54E-31</text:p>
          </table:table-cell>
        </table:table-row>
        <table:table-row table:style-name="ro1">
          <table:table-cell table:number-columns-repeated="6"/>
          <table:table-cell office:value-type="float" office:value="4965.06">
            <text:p>4.97E+03</text:p>
          </table:table-cell>
          <table:table-cell office:value-type="float" office:value="1.55858E-031">
            <text:p>1.56E-31</text:p>
          </table:table-cell>
        </table:table-row>
        <table:table-row table:style-name="ro1">
          <table:table-cell table:number-columns-repeated="6"/>
          <table:table-cell office:value-type="float" office:value="4970.06">
            <text:p>4.97E+03</text:p>
          </table:table-cell>
          <table:table-cell office:value-type="float" office:value="1.57476E-031">
            <text:p>1.57E-31</text:p>
          </table:table-cell>
        </table:table-row>
        <table:table-row table:style-name="ro1">
          <table:table-cell table:number-columns-repeated="6"/>
          <table:table-cell office:value-type="float" office:value="4975.05">
            <text:p>4.98E+03</text:p>
          </table:table-cell>
          <table:table-cell office:value-type="float" office:value="1.59107E-031">
            <text:p>1.59E-31</text:p>
          </table:table-cell>
        </table:table-row>
        <table:table-row table:style-name="ro1">
          <table:table-cell table:number-columns-repeated="6"/>
          <table:table-cell office:value-type="float" office:value="4980.05">
            <text:p>4.98E+03</text:p>
          </table:table-cell>
          <table:table-cell office:value-type="float" office:value="1.6075E-031">
            <text:p>1.61E-31</text:p>
          </table:table-cell>
        </table:table-row>
        <table:table-row table:style-name="ro1">
          <table:table-cell table:number-columns-repeated="6"/>
          <table:table-cell office:value-type="float" office:value="4985.04">
            <text:p>4.99E+03</text:p>
          </table:table-cell>
          <table:table-cell office:value-type="float" office:value="1.62405E-031">
            <text:p>1.62E-31</text:p>
          </table:table-cell>
        </table:table-row>
        <table:table-row table:style-name="ro1">
          <table:table-cell table:number-columns-repeated="6"/>
          <table:table-cell office:value-type="float" office:value="4990.04">
            <text:p>4.99E+03</text:p>
          </table:table-cell>
          <table:table-cell office:value-type="float" office:value="1.64073E-031">
            <text:p>1.64E-31</text:p>
          </table:table-cell>
        </table:table-row>
        <table:table-row table:style-name="ro1">
          <table:table-cell table:number-columns-repeated="6"/>
          <table:table-cell office:value-type="float" office:value="4995.03">
            <text:p>5.00E+03</text:p>
          </table:table-cell>
          <table:table-cell office:value-type="float" office:value="1.65754E-031">
            <text:p>1.66E-31</text:p>
          </table:table-cell>
        </table:table-row>
        <table:table-row table:style-name="ro1">
          <table:table-cell table:number-columns-repeated="6"/>
          <table:table-cell office:value-type="float" office:value="5000.03">
            <text:p>5.00E+03</text:p>
          </table:table-cell>
          <table:table-cell office:value-type="float" office:value="1.67447E-031">
            <text:p>1.67E-31</text:p>
          </table:table-cell>
        </table:table-row>
        <table:table-row table:style-name="ro1">
          <table:table-cell table:number-columns-repeated="6"/>
          <table:table-cell office:value-type="float" office:value="5005.02">
            <text:p>5.01E+03</text:p>
          </table:table-cell>
          <table:table-cell office:value-type="float" office:value="1.69153E-031">
            <text:p>1.69E-31</text:p>
          </table:table-cell>
        </table:table-row>
        <table:table-row table:style-name="ro1">
          <table:table-cell table:number-columns-repeated="6"/>
          <table:table-cell office:value-type="float" office:value="5010.02">
            <text:p>5.01E+03</text:p>
          </table:table-cell>
          <table:table-cell office:value-type="float" office:value="1.70872E-031">
            <text:p>1.71E-31</text:p>
          </table:table-cell>
        </table:table-row>
        <table:table-row table:style-name="ro1">
          <table:table-cell table:number-columns-repeated="6"/>
          <table:table-cell office:value-type="float" office:value="5015.01">
            <text:p>5.02E+03</text:p>
          </table:table-cell>
          <table:table-cell office:value-type="float" office:value="1.72603E-031">
            <text:p>1.73E-31</text:p>
          </table:table-cell>
        </table:table-row>
        <table:table-row table:style-name="ro1">
          <table:table-cell table:number-columns-repeated="6"/>
          <table:table-cell office:value-type="float" office:value="5020.01">
            <text:p>5.02E+03</text:p>
          </table:table-cell>
          <table:table-cell office:value-type="float" office:value="1.74347E-031">
            <text:p>1.74E-31</text:p>
          </table:table-cell>
        </table:table-row>
        <table:table-row table:style-name="ro1">
          <table:table-cell table:number-columns-repeated="6"/>
          <table:table-cell office:value-type="float" office:value="5025">
            <text:p>5.03E+03</text:p>
          </table:table-cell>
          <table:table-cell office:value-type="float" office:value="1.76104E-031">
            <text:p>1.76E-31</text:p>
          </table:table-cell>
        </table:table-row>
        <table:table-row table:style-name="ro1">
          <table:table-cell table:number-columns-repeated="6"/>
          <table:table-cell office:value-type="float" office:value="5030">
            <text:p>5.03E+03</text:p>
          </table:table-cell>
          <table:table-cell office:value-type="float" office:value="1.77874E-031">
            <text:p>1.78E-3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6">08/06/2014</text:date>, <text:time>12:33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4-08-06T12:33:17</dc:date>
    <dc:creator>yurik2 </dc:creator>
    <meta:generator>OpenOffice.org/3.2$Linux OpenOffice.org_project/320m12$Build-9483</meta:generator>
    <meta:editing-duration>PT00H03M54S</meta:editing-duration>
    <meta:editing-cycles>1</meta:editing-cycles>
    <meta:document-statistic meta:table-count="1" meta:cell-count="438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61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8cm" svg:stroke-color="#0084d1" draw:fill-color="#0084d1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998cm" svg:height="11.248cm" xlink:href=".." chart:class="chart:scatter" chart:style-name="ch1">
        <chart:legend chart:legend-position="end" svg:x="10.899cm" svg:y="5.155cm" chart:style-name="ch2"/>
        <chart:plot-area chart:style-name="ch3" table:cell-range-address="Sheet1.A1:Sheet1.A1 Sheet1.F2:Sheet1.G397 Sheet1.H1:Sheet1.H1003 Sheet1.F1:Sheet1.F1" chart:data-source-has-labels="row" svg:x="0.279cm" svg:y="0.224cm" svg:width="10.342cm" svg:height="10.576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1003" chart:label-cell-address="Sheet1.H1:Sheet1.H1" chart:class="chart:scatter">
            <chart:domain table:cell-range-address="Sheet1.G2:Sheet1.G397"/>
            <chart:data-point chart:repeated="1002"/>
          </chart:series>
          <chart:series chart:style-name="ch7" chart:values-cell-range-address="Sheet1.F2:Sheet1.F397" chart:label-cell-address="Sheet1.F1:Sheet1.F1" chart:class="chart:scatter">
            <chart:domain table:cell-range-address="Sheet1.A2:Sheet1.A397"/>
            <chart:data-point chart:repeated="3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 text:id="Sheet1.H1:Sheet1.H1">rate_v2</text:p>
              </table:table-cell>
              <table:table-cell office:value-type="string">
                <text:p>Column A</text:p>
              </table:table-cell>
              <table:table-cell office:value-type="string">
                <text:p text:id="Sheet1.F1:Sheet1.F1">Desorption_TO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 text:id="Sheet1.G2:Sheet1.G397">30</text:p>
              </table:table-cell>
              <table:table-cell office:value-type="float" office:value="0">
                <text:p text:id="Sheet1.H2:Sheet1.H1003">0</text:p>
              </table:table-cell>
              <table:table-cell office:value-type="float" office:value="1560.95177472">
                <text:p text:id="Sheet1.A2:Sheet1.A397">1560.95177472</text:p>
              </table:table-cell>
              <table:table-cell office:value-type="float" office:value="0.000181361249038">
                <text:p text:id="Sheet1.F2:Sheet1.F397">0.00018136124903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.995">
                <text:p>34.995</text:p>
              </table:table-cell>
              <table:table-cell office:value-type="float" office:value="0">
                <text:p>0</text:p>
              </table:table-cell>
              <table:table-cell office:value-type="float" office:value="1564.10195222">
                <text:p>1564.10195222</text:p>
              </table:table-cell>
              <table:table-cell office:value-type="float" office:value="0.000189615409186">
                <text:p>0.0001896154091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.99">
                <text:p>39.99</text:p>
              </table:table-cell>
              <table:table-cell office:value-type="float" office:value="0">
                <text:p>0</text:p>
              </table:table-cell>
              <table:table-cell office:value-type="float" office:value="1567.08878722">
                <text:p>1567.08878722</text:p>
              </table:table-cell>
              <table:table-cell office:value-type="float" office:value="0.000210709383849">
                <text:p>0.0002107093838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.985">
                <text:p>44.985</text:p>
              </table:table-cell>
              <table:table-cell office:value-type="float" office:value="0">
                <text:p>0</text:p>
              </table:table-cell>
              <table:table-cell office:value-type="float" office:value="1569.49758615">
                <text:p>1569.49758615</text:p>
              </table:table-cell>
              <table:table-cell office:value-type="float" office:value="0.000218471474485">
                <text:p>0.0002184714744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.98">
                <text:p>49.98</text:p>
              </table:table-cell>
              <table:table-cell office:value-type="float" office:value="0">
                <text:p>0</text:p>
              </table:table-cell>
              <table:table-cell office:value-type="float" office:value="1572.84189732">
                <text:p>1572.84189732</text:p>
              </table:table-cell>
              <table:table-cell office:value-type="float" office:value="0.000235826252745">
                <text:p>0.0002358262527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.975">
                <text:p>54.975</text:p>
              </table:table-cell>
              <table:table-cell office:value-type="float" office:value="0">
                <text:p>0</text:p>
              </table:table-cell>
              <table:table-cell office:value-type="float" office:value="1575.51262041">
                <text:p>1575.51262041</text:p>
              </table:table-cell>
              <table:table-cell office:value-type="float" office:value="0.000255849961467">
                <text:p>0.0002558499614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.97">
                <text:p>59.97</text:p>
              </table:table-cell>
              <table:table-cell office:value-type="float" office:value="0">
                <text:p>0</text:p>
              </table:table-cell>
              <table:table-cell office:value-type="float" office:value="1578.11369193">
                <text:p>1578.11369193</text:p>
              </table:table-cell>
              <table:table-cell office:value-type="float" office:value="0.00026714294824">
                <text:p>0.000267142948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.965">
                <text:p>64.965</text:p>
              </table:table-cell>
              <table:table-cell office:value-type="float" office:value="0">
                <text:p>0</text:p>
              </table:table-cell>
              <table:table-cell office:value-type="float" office:value="1581.52490239">
                <text:p>1581.52490239</text:p>
              </table:table-cell>
              <table:table-cell office:value-type="float" office:value="0.000288612648139">
                <text:p>0.0002886126481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9.96">
                <text:p>69.96</text:p>
              </table:table-cell>
              <table:table-cell office:value-type="float" office:value="0">
                <text:p>0</text:p>
              </table:table-cell>
              <table:table-cell office:value-type="float" office:value="1583.43286">
                <text:p>1583.43286</text:p>
              </table:table-cell>
              <table:table-cell office:value-type="float" office:value="0.000313176865629">
                <text:p>0.0003131768656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4.955">
                <text:p>74.955</text:p>
              </table:table-cell>
              <table:table-cell office:value-type="float" office:value="0">
                <text:p>0</text:p>
              </table:table-cell>
              <table:table-cell office:value-type="float" office:value="1584.8443913">
                <text:p>1584.8443913</text:p>
              </table:table-cell>
              <table:table-cell office:value-type="float" office:value="0.000314741187325">
                <text:p>0.0003147411873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.95">
                <text:p>79.95</text:p>
              </table:table-cell>
              <table:table-cell office:value-type="float" office:value="0">
                <text:p>0</text:p>
              </table:table-cell>
              <table:table-cell office:value-type="float" office:value="1587.41049116">
                <text:p>1587.41049116</text:p>
              </table:table-cell>
              <table:table-cell office:value-type="float" office:value="0.000333520852445">
                <text:p>0.0003335208524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4.9451">
                <text:p>84.9451</text:p>
              </table:table-cell>
              <table:table-cell office:value-type="float" office:value="1.#NAN">
                <text:p>1.#NAN</text:p>
              </table:table-cell>
              <table:table-cell office:value-type="float" office:value="1588.86139653">
                <text:p>1588.86139653</text:p>
              </table:table-cell>
              <table:table-cell office:value-type="float" office:value="0.000353779680774">
                <text:p>0.0003537796807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9.9401">
                <text:p>89.9401</text:p>
              </table:table-cell>
              <table:table-cell office:value-type="float" office:value="1.#NAN">
                <text:p>1.#NAN</text:p>
              </table:table-cell>
              <table:table-cell office:value-type="float" office:value="1591.15144626">
                <text:p>1591.15144626</text:p>
              </table:table-cell>
              <table:table-cell office:value-type="float" office:value="0.000355590300458">
                <text:p>0.0003555903004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4.9351">
                <text:p>94.9351</text:p>
              </table:table-cell>
              <table:table-cell office:value-type="float" office:value="1.#NAN">
                <text:p>1.#NAN</text:p>
              </table:table-cell>
              <table:table-cell office:value-type="float" office:value="1594.03710587">
                <text:p>1594.03710587</text:p>
              </table:table-cell>
              <table:table-cell office:value-type="float" office:value="0.000392716189506">
                <text:p>0.0003927161895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9.9301">
                <text:p>99.9301</text:p>
              </table:table-cell>
              <table:table-cell office:value-type="float" office:value="1.#NAN">
                <text:p>1.#NAN</text:p>
              </table:table-cell>
              <table:table-cell office:value-type="float" office:value="1595.62953213">
                <text:p>1595.62953213</text:p>
              </table:table-cell>
              <table:table-cell office:value-type="float" office:value="0.000405652238227">
                <text:p>0.0004056522382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4.925">
                <text:p>104.925</text:p>
              </table:table-cell>
              <table:table-cell office:value-type="float" office:value="1.#NAN">
                <text:p>1.#NAN</text:p>
              </table:table-cell>
              <table:table-cell office:value-type="float" office:value="1598.51672109">
                <text:p>1598.51672109</text:p>
              </table:table-cell>
              <table:table-cell office:value-type="float" office:value="0.000421165260151">
                <text:p>0.0004211652601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9.92">
                <text:p>109.92</text:p>
              </table:table-cell>
              <table:table-cell office:value-type="float" office:value="1.#NAN">
                <text:p>1.#NAN</text:p>
              </table:table-cell>
              <table:table-cell office:value-type="float" office:value="1602.48435501">
                <text:p>1602.48435501</text:p>
              </table:table-cell>
              <table:table-cell office:value-type="float" office:value="0.000462333202333">
                <text:p>0.000462333202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4.915">
                <text:p>114.915</text:p>
              </table:table-cell>
              <table:table-cell office:value-type="float" office:value="1.#NAN">
                <text:p>1.#NAN</text:p>
              </table:table-cell>
              <table:table-cell office:value-type="float" office:value="1604.52948688">
                <text:p>1604.52948688</text:p>
              </table:table-cell>
              <table:table-cell office:value-type="float" office:value="0.000503941692811">
                <text:p>0.0005039416928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9.91">
                <text:p>119.91</text:p>
              </table:table-cell>
              <table:table-cell office:value-type="float" office:value="1.#NAN">
                <text:p>1.#NAN</text:p>
              </table:table-cell>
              <table:table-cell office:value-type="float" office:value="1606.43942564">
                <text:p>1606.43942564</text:p>
              </table:table-cell>
              <table:table-cell office:value-type="float" office:value="0.000506143297242">
                <text:p>0.0005061432972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4.905">
                <text:p>124.905</text:p>
              </table:table-cell>
              <table:table-cell office:value-type="float" office:value="1.#NAN">
                <text:p>1.#NAN</text:p>
              </table:table-cell>
              <table:table-cell office:value-type="float" office:value="1608.78211086">
                <text:p>1608.78211086</text:p>
              </table:table-cell>
              <table:table-cell office:value-type="float" office:value="0.000548886086872">
                <text:p>0.0005488860868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9.9">
                <text:p>129.9</text:p>
              </table:table-cell>
              <table:table-cell office:value-type="float" office:value="1.#NAN">
                <text:p>1.#NAN</text:p>
              </table:table-cell>
              <table:table-cell office:value-type="float" office:value="1609.34686906">
                <text:p>1609.34686906</text:p>
              </table:table-cell>
              <table:table-cell office:value-type="float" office:value="0.000566806547554">
                <text:p>0.0005668065475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4.895">
                <text:p>134.895</text:p>
              </table:table-cell>
              <table:table-cell office:value-type="float" office:value="1.#NAN">
                <text:p>1.#NAN</text:p>
              </table:table-cell>
              <table:table-cell office:value-type="float" office:value="1609.54225781">
                <text:p>1609.54225781</text:p>
              </table:table-cell>
              <table:table-cell office:value-type="float" office:value="0.00056071699766">
                <text:p>0.000560716997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9.89">
                <text:p>139.89</text:p>
              </table:table-cell>
              <table:table-cell office:value-type="float" office:value="1.#NAN">
                <text:p>1.#NAN</text:p>
              </table:table-cell>
              <table:table-cell office:value-type="float" office:value="1610.1780808">
                <text:p>1610.1780808</text:p>
              </table:table-cell>
              <table:table-cell office:value-type="float" office:value="0.000563551550546">
                <text:p>0.0005635515505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4.885">
                <text:p>144.885</text:p>
              </table:table-cell>
              <table:table-cell office:value-type="float" office:value="1.#NAN">
                <text:p>1.#NAN</text:p>
              </table:table-cell>
              <table:table-cell office:value-type="float" office:value="1611.22193688">
                <text:p>1611.22193688</text:p>
              </table:table-cell>
              <table:table-cell office:value-type="float" office:value="0.000574249625695">
                <text:p>0.0005742496256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9.88">
                <text:p>149.88</text:p>
              </table:table-cell>
              <table:table-cell office:value-type="float" office:value="1.#NAN">
                <text:p>1.#NAN</text:p>
              </table:table-cell>
              <table:table-cell office:value-type="float" office:value="1614.02502527">
                <text:p>1614.02502527</text:p>
              </table:table-cell>
              <table:table-cell office:value-type="float" office:value="0.000588493882147">
                <text:p>0.0005884938821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4.875">
                <text:p>154.875</text:p>
              </table:table-cell>
              <table:table-cell office:value-type="float" office:value="1.#NAN">
                <text:p>1.#NAN</text:p>
              </table:table-cell>
              <table:table-cell office:value-type="float" office:value="1616.6590244">
                <text:p>1616.6590244</text:p>
              </table:table-cell>
              <table:table-cell office:value-type="float" office:value="0.000650031934595">
                <text:p>0.0006500319345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9.87">
                <text:p>159.87</text:p>
              </table:table-cell>
              <table:table-cell office:value-type="float" office:value="1.#NAN">
                <text:p>1.#NAN</text:p>
              </table:table-cell>
              <table:table-cell office:value-type="float" office:value="1617.96385969">
                <text:p>1617.96385969</text:p>
              </table:table-cell>
              <table:table-cell office:value-type="float" office:value="0.000660984695369">
                <text:p>0.0006609846953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4.865">
                <text:p>164.865</text:p>
              </table:table-cell>
              <table:table-cell office:value-type="float" office:value="1.#NAN">
                <text:p>1.#NAN</text:p>
              </table:table-cell>
              <table:table-cell office:value-type="float" office:value="1618.88278314">
                <text:p>1618.88278314</text:p>
              </table:table-cell>
              <table:table-cell office:value-type="float" office:value="0.000690033145813">
                <text:p>0.0006900331458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9.86">
                <text:p>169.86</text:p>
              </table:table-cell>
              <table:table-cell office:value-type="float" office:value="1.#NAN">
                <text:p>1.#NAN</text:p>
              </table:table-cell>
              <table:table-cell office:value-type="float" office:value="1619.97652988">
                <text:p>1619.97652988</text:p>
              </table:table-cell>
              <table:table-cell office:value-type="float" office:value="0.000685746906289">
                <text:p>0.0006857469062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4.855">
                <text:p>174.855</text:p>
              </table:table-cell>
              <table:table-cell office:value-type="float" office:value="1.#NAN">
                <text:p>1.#NAN</text:p>
              </table:table-cell>
              <table:table-cell office:value-type="float" office:value="1622.97034955">
                <text:p>1622.97034955</text:p>
              </table:table-cell>
              <table:table-cell office:value-type="float" office:value="0.000718202820648">
                <text:p>0.0007182028206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9.85">
                <text:p>179.85</text:p>
              </table:table-cell>
              <table:table-cell office:value-type="float" office:value="1.#NAN">
                <text:p>1.#NAN</text:p>
              </table:table-cell>
              <table:table-cell office:value-type="float" office:value="1626.8778044">
                <text:p>1626.8778044</text:p>
              </table:table-cell>
              <table:table-cell office:value-type="float" office:value="0.000782301958142">
                <text:p>0.0007823019581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4.845">
                <text:p>184.845</text:p>
              </table:table-cell>
              <table:table-cell office:value-type="float" office:value="1.#NAN">
                <text:p>1.#NAN</text:p>
              </table:table-cell>
              <table:table-cell office:value-type="float" office:value="1630.2768272">
                <text:p>1630.2768272</text:p>
              </table:table-cell>
              <table:table-cell office:value-type="float" office:value="0.000853411433349">
                <text:p>0.0008534114333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9.84">
                <text:p>189.84</text:p>
              </table:table-cell>
              <table:table-cell office:value-type="float" office:value="1.#NAN">
                <text:p>1.#NAN</text:p>
              </table:table-cell>
              <table:table-cell office:value-type="float" office:value="1632.84477432">
                <text:p>1632.84477432</text:p>
              </table:table-cell>
              <table:table-cell office:value-type="float" office:value="0.000907825686751">
                <text:p>0.0009078256867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4.835">
                <text:p>194.835</text:p>
              </table:table-cell>
              <table:table-cell office:value-type="float" office:value="1.#NAN">
                <text:p>1.#NAN</text:p>
              </table:table-cell>
              <table:table-cell office:value-type="float" office:value="1635.1250632">
                <text:p>1635.1250632</text:p>
              </table:table-cell>
              <table:table-cell office:value-type="float" office:value="0.000953204064804">
                <text:p>0.0009532040648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9.83">
                <text:p>199.83</text:p>
              </table:table-cell>
              <table:table-cell office:value-type="float" office:value="1.#NAN">
                <text:p>1.#NAN</text:p>
              </table:table-cell>
              <table:table-cell office:value-type="float" office:value="1638.47783963">
                <text:p>1638.47783963</text:p>
              </table:table-cell>
              <table:table-cell office:value-type="float" office:value="0.00100050786243">
                <text:p>0.001000507862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4.825">
                <text:p>204.825</text:p>
              </table:table-cell>
              <table:table-cell office:value-type="float" office:value="1.#NAN">
                <text:p>1.#NAN</text:p>
              </table:table-cell>
              <table:table-cell office:value-type="float" office:value="1642.18812577">
                <text:p>1642.18812577</text:p>
              </table:table-cell>
              <table:table-cell office:value-type="float" office:value="0.00110201555355">
                <text:p>0.001102015553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9.82">
                <text:p>209.82</text:p>
              </table:table-cell>
              <table:table-cell office:value-type="float" office:value="1.#NAN">
                <text:p>1.#NAN</text:p>
              </table:table-cell>
              <table:table-cell office:value-type="float" office:value="1645.64874396">
                <text:p>1645.64874396</text:p>
              </table:table-cell>
              <table:table-cell office:value-type="float" office:value="0.00117459505925">
                <text:p>0.001174595059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4.815">
                <text:p>214.815</text:p>
              </table:table-cell>
              <table:table-cell office:value-type="float" office:value="1.#NAN">
                <text:p>1.#NAN</text:p>
              </table:table-cell>
              <table:table-cell office:value-type="float" office:value="1648.05445152">
                <text:p>1648.05445152</text:p>
              </table:table-cell>
              <table:table-cell office:value-type="float" office:value="0.00127824775872">
                <text:p>0.001278247758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9.81">
                <text:p>219.81</text:p>
              </table:table-cell>
              <table:table-cell office:value-type="float" office:value="1.#NAN">
                <text:p>1.#NAN</text:p>
              </table:table-cell>
              <table:table-cell office:value-type="float" office:value="1650.26788702">
                <text:p>1650.26788702</text:p>
              </table:table-cell>
              <table:table-cell office:value-type="float" office:value="0.001299735102">
                <text:p>0.0012997351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4.805">
                <text:p>224.805</text:p>
              </table:table-cell>
              <table:table-cell office:value-type="float" office:value="1.#NAN">
                <text:p>1.#NAN</text:p>
              </table:table-cell>
              <table:table-cell office:value-type="float" office:value="1654.35477153">
                <text:p>1654.35477153</text:p>
              </table:table-cell>
              <table:table-cell office:value-type="float" office:value="0.00140201589413">
                <text:p>0.001402015894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29.8">
                <text:p>229.8</text:p>
              </table:table-cell>
              <table:table-cell office:value-type="float" office:value="1.#NAN">
                <text:p>1.#NAN</text:p>
              </table:table-cell>
              <table:table-cell office:value-type="float" office:value="1658.72412351">
                <text:p>1658.72412351</text:p>
              </table:table-cell>
              <table:table-cell office:value-type="float" office:value="0.00154745873761">
                <text:p>0.001547458737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4.795">
                <text:p>234.795</text:p>
              </table:table-cell>
              <table:table-cell office:value-type="float" office:value="5.86412E-099">
                <text:p>5.86412E-099</text:p>
              </table:table-cell>
              <table:table-cell office:value-type="float" office:value="1660.79260138">
                <text:p>1660.79260138</text:p>
              </table:table-cell>
              <table:table-cell office:value-type="float" office:value="0.0017035877247">
                <text:p>0.00170358772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9.79">
                <text:p>239.79</text:p>
              </table:table-cell>
              <table:table-cell office:value-type="float" office:value="1.21686E-096">
                <text:p>1.21686E-096</text:p>
              </table:table-cell>
              <table:table-cell office:value-type="float" office:value="1660.92442733">
                <text:p>1660.92442733</text:p>
              </table:table-cell>
              <table:table-cell office:value-type="float" office:value="0.00168432623694">
                <text:p>0.001684326236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44.785">
                <text:p>244.785</text:p>
              </table:table-cell>
              <table:table-cell office:value-type="float" office:value="2.03105E-094">
                <text:p>2.03105E-094</text:p>
              </table:table-cell>
              <table:table-cell office:value-type="float" office:value="1663.15179122">
                <text:p>1663.15179122</text:p>
              </table:table-cell>
              <table:table-cell office:value-type="float" office:value="0.00168883769438">
                <text:p>0.001688837694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9.78">
                <text:p>249.78</text:p>
              </table:table-cell>
              <table:table-cell office:value-type="float" office:value="2.76255E-092">
                <text:p>2.76255E-092</text:p>
              </table:table-cell>
              <table:table-cell office:value-type="float" office:value="1666.48058466">
                <text:p>1666.48058466</text:p>
              </table:table-cell>
              <table:table-cell office:value-type="float" office:value="0.00184547571874">
                <text:p>0.001845475718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4.775">
                <text:p>254.775</text:p>
              </table:table-cell>
              <table:table-cell office:value-type="float" office:value="3.09912E-090">
                <text:p>3.09912E-090</text:p>
              </table:table-cell>
              <table:table-cell office:value-type="float" office:value="1668.70391819">
                <text:p>1668.70391819</text:p>
              </table:table-cell>
              <table:table-cell office:value-type="float" office:value="0.00194055506353">
                <text:p>0.001940555063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9.77">
                <text:p>259.77</text:p>
              </table:table-cell>
              <table:table-cell office:value-type="float" office:value="2.89957E-088">
                <text:p>2.89957E-088</text:p>
              </table:table-cell>
              <table:table-cell office:value-type="float" office:value="1669.75250813">
                <text:p>1669.75250813</text:p>
              </table:table-cell>
              <table:table-cell office:value-type="float" office:value="0.00201927177238">
                <text:p>0.002019271772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4.765">
                <text:p>264.765</text:p>
              </table:table-cell>
              <table:table-cell office:value-type="float" office:value="2.28589E-086">
                <text:p>2.28589E-086</text:p>
              </table:table-cell>
              <table:table-cell office:value-type="float" office:value="1671.72468252">
                <text:p>1671.72468252</text:p>
              </table:table-cell>
              <table:table-cell office:value-type="float" office:value="0.00201897263451">
                <text:p>0.002018972634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9.76">
                <text:p>269.76</text:p>
              </table:table-cell>
              <table:table-cell office:value-type="float" office:value="1.53298E-084">
                <text:p>1.53298E-084</text:p>
              </table:table-cell>
              <table:table-cell office:value-type="float" office:value="1674.1877246">
                <text:p>1674.1877246</text:p>
              </table:table-cell>
              <table:table-cell office:value-type="float" office:value="0.00218694663002">
                <text:p>0.002186946630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74.755">
                <text:p>274.755</text:p>
              </table:table-cell>
              <table:table-cell office:value-type="float" office:value="8.82284E-083">
                <text:p>8.82284E-083</text:p>
              </table:table-cell>
              <table:table-cell office:value-type="float" office:value="1676.62082174">
                <text:p>1676.62082174</text:p>
              </table:table-cell>
              <table:table-cell office:value-type="float" office:value="0.00223183269385">
                <text:p>0.002231832693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9.75">
                <text:p>279.75</text:p>
              </table:table-cell>
              <table:table-cell office:value-type="float" office:value="4.39366E-081">
                <text:p>4.39366E-081</text:p>
              </table:table-cell>
              <table:table-cell office:value-type="float" office:value="1680.33770361">
                <text:p>1680.33770361</text:p>
              </table:table-cell>
              <table:table-cell office:value-type="float" office:value="0.00241310366381">
                <text:p>0.002413103663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84.745">
                <text:p>284.745</text:p>
              </table:table-cell>
              <table:table-cell office:value-type="float" office:value="1.90765E-079">
                <text:p>1.90765E-079</text:p>
              </table:table-cell>
              <table:table-cell office:value-type="float" office:value="1683.29656725">
                <text:p>1683.29656725</text:p>
              </table:table-cell>
              <table:table-cell office:value-type="float" office:value="0.00260067263461">
                <text:p>0.002600672634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89.74">
                <text:p>289.74</text:p>
              </table:table-cell>
              <table:table-cell office:value-type="float" office:value="7.27287E-078">
                <text:p>7.27287E-078</text:p>
              </table:table-cell>
              <table:table-cell office:value-type="float" office:value="1685.96264923">
                <text:p>1685.96264923</text:p>
              </table:table-cell>
              <table:table-cell office:value-type="float" office:value="0.00272120843633">
                <text:p>0.002721208436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4.735">
                <text:p>294.735</text:p>
              </table:table-cell>
              <table:table-cell office:value-type="float" office:value="2.45086E-076">
                <text:p>2.45086E-076</text:p>
              </table:table-cell>
              <table:table-cell office:value-type="float" office:value="1689.33489275">
                <text:p>1689.33489275</text:p>
              </table:table-cell>
              <table:table-cell office:value-type="float" office:value="0.00289502223733">
                <text:p>0.002895022237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9.73">
                <text:p>299.73</text:p>
              </table:table-cell>
              <table:table-cell office:value-type="float" office:value="7.3454E-075">
                <text:p>7.3454E-075</text:p>
              </table:table-cell>
              <table:table-cell office:value-type="float" office:value="1691.25893592">
                <text:p>1691.25893592</text:p>
              </table:table-cell>
              <table:table-cell office:value-type="float" office:value="0.00311989133868">
                <text:p>0.003119891338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04.725">
                <text:p>304.725</text:p>
              </table:table-cell>
              <table:table-cell office:value-type="float" office:value="1.96925E-073">
                <text:p>1.96925E-073</text:p>
              </table:table-cell>
              <table:table-cell office:value-type="float" office:value="1692.45211489">
                <text:p>1692.45211489</text:p>
              </table:table-cell>
              <table:table-cell office:value-type="float" office:value="0.00312159532368">
                <text:p>0.003121595323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9.72">
                <text:p>309.72</text:p>
              </table:table-cell>
              <table:table-cell office:value-type="float" office:value="4.74807E-072">
                <text:p>4.74807E-072</text:p>
              </table:table-cell>
              <table:table-cell office:value-type="float" office:value="1694.96757829">
                <text:p>1694.96757829</text:p>
              </table:table-cell>
              <table:table-cell office:value-type="float" office:value="0.00326088111781">
                <text:p>0.003260881117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14.715">
                <text:p>314.715</text:p>
              </table:table-cell>
              <table:table-cell office:value-type="float" office:value="1.0348E-070">
                <text:p>1.0348E-070</text:p>
              </table:table-cell>
              <table:table-cell office:value-type="float" office:value="1696.93463522">
                <text:p>1696.93463522</text:p>
              </table:table-cell>
              <table:table-cell office:value-type="float" office:value="0.00344858103092">
                <text:p>0.003448581030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19.71">
                <text:p>319.71</text:p>
              </table:table-cell>
              <table:table-cell office:value-type="float" office:value="2.04823E-069">
                <text:p>2.04823E-069</text:p>
              </table:table-cell>
              <table:table-cell office:value-type="float" office:value="1698.29903941">
                <text:p>1698.29903941</text:p>
              </table:table-cell>
              <table:table-cell office:value-type="float" office:value="0.00352004472535">
                <text:p>0.003520044725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24.705">
                <text:p>324.705</text:p>
              </table:table-cell>
              <table:table-cell office:value-type="float" office:value="3.69838E-068">
                <text:p>3.69838E-068</text:p>
              </table:table-cell>
              <table:table-cell office:value-type="float" office:value="1699.44457349">
                <text:p>1699.44457349</text:p>
              </table:table-cell>
              <table:table-cell office:value-type="float" office:value="0.00362919419137">
                <text:p>0.003629194191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29.7">
                <text:p>329.7</text:p>
              </table:table-cell>
              <table:table-cell office:value-type="float" office:value="6.1174E-067">
                <text:p>6.1174E-067</text:p>
              </table:table-cell>
              <table:table-cell office:value-type="float" office:value="1700.96874117">
                <text:p>1700.96874117</text:p>
              </table:table-cell>
              <table:table-cell office:value-type="float" office:value="0.00367051501899">
                <text:p>0.003670515018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34.695">
                <text:p>334.695</text:p>
              </table:table-cell>
              <table:table-cell office:value-type="float" office:value="9.30574E-066">
                <text:p>9.30574E-066</text:p>
              </table:table-cell>
              <table:table-cell office:value-type="float" office:value="1703.38122944">
                <text:p>1703.38122944</text:p>
              </table:table-cell>
              <table:table-cell office:value-type="float" office:value="0.0038440687797">
                <text:p>0.00384406877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39.69">
                <text:p>339.69</text:p>
              </table:table-cell>
              <table:table-cell office:value-type="float" office:value="1.30668E-064">
                <text:p>1.30668E-064</text:p>
              </table:table-cell>
              <table:table-cell office:value-type="float" office:value="1705.16975322">
                <text:p>1705.16975322</text:p>
              </table:table-cell>
              <table:table-cell office:value-type="float" office:value="0.00403355783131">
                <text:p>0.004033557831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44.685">
                <text:p>344.685</text:p>
              </table:table-cell>
              <table:table-cell office:value-type="float" office:value="1.69953E-063">
                <text:p>1.69953E-063</text:p>
              </table:table-cell>
              <table:table-cell office:value-type="float" office:value="1707.57112719">
                <text:p>1707.57112719</text:p>
              </table:table-cell>
              <table:table-cell office:value-type="float" office:value="0.00411518923123">
                <text:p>0.004115189231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49.68">
                <text:p>349.68</text:p>
              </table:table-cell>
              <table:table-cell office:value-type="float" office:value="2.05428E-062">
                <text:p>2.05428E-062</text:p>
              </table:table-cell>
              <table:table-cell office:value-type="float" office:value="1710.28073808">
                <text:p>1710.28073808</text:p>
              </table:table-cell>
              <table:table-cell office:value-type="float" office:value="0.00442727308473">
                <text:p>0.004427273084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54.675">
                <text:p>354.675</text:p>
              </table:table-cell>
              <table:table-cell office:value-type="float" office:value="2.31476E-061">
                <text:p>2.31476E-061</text:p>
              </table:table-cell>
              <table:table-cell office:value-type="float" office:value="1711.85259271">
                <text:p>1711.85259271</text:p>
              </table:table-cell>
              <table:table-cell office:value-type="float" office:value="0.00457390233626">
                <text:p>0.004573902336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59.67">
                <text:p>359.67</text:p>
              </table:table-cell>
              <table:table-cell office:value-type="float" office:value="2.43857E-060">
                <text:p>2.43857E-060</text:p>
              </table:table-cell>
              <table:table-cell office:value-type="float" office:value="1712.7256566">
                <text:p>1712.7256566</text:p>
              </table:table-cell>
              <table:table-cell office:value-type="float" office:value="0.00469432379446">
                <text:p>0.004694323794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64.665">
                <text:p>364.665</text:p>
              </table:table-cell>
              <table:table-cell office:value-type="float" office:value="2.40852E-059">
                <text:p>2.40852E-059</text:p>
              </table:table-cell>
              <table:table-cell office:value-type="float" office:value="1715.36639028">
                <text:p>1715.36639028</text:p>
              </table:table-cell>
              <table:table-cell office:value-type="float" office:value="0.00471258759179">
                <text:p>0.004712587591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9.66">
                <text:p>369.66</text:p>
              </table:table-cell>
              <table:table-cell office:value-type="float" office:value="2.23608E-058">
                <text:p>2.23608E-058</text:p>
              </table:table-cell>
              <table:table-cell office:value-type="float" office:value="1718.22215086">
                <text:p>1718.22215086</text:p>
              </table:table-cell>
              <table:table-cell office:value-type="float" office:value="0.00519823138812">
                <text:p>0.005198231388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74.655">
                <text:p>374.655</text:p>
              </table:table-cell>
              <table:table-cell office:value-type="float" office:value="1.95622E-057">
                <text:p>1.95622E-057</text:p>
              </table:table-cell>
              <table:table-cell office:value-type="float" office:value="1720.79488663">
                <text:p>1720.79488663</text:p>
              </table:table-cell>
              <table:table-cell office:value-type="float" office:value="0.00526400839946">
                <text:p>0.005264008399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79.65">
                <text:p>379.65</text:p>
              </table:table-cell>
              <table:table-cell office:value-type="float" office:value="1.61646E-056">
                <text:p>1.61646E-056</text:p>
              </table:table-cell>
              <table:table-cell office:value-type="float" office:value="1723.61333575">
                <text:p>1723.61333575</text:p>
              </table:table-cell>
              <table:table-cell office:value-type="float" office:value="0.00573629204609">
                <text:p>0.0057362920460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84.645">
                <text:p>384.645</text:p>
              </table:table-cell>
              <table:table-cell office:value-type="float" office:value="1.26442E-055">
                <text:p>1.26442E-055</text:p>
              </table:table-cell>
              <table:table-cell office:value-type="float" office:value="1725.26639688">
                <text:p>1725.26639688</text:p>
              </table:table-cell>
              <table:table-cell office:value-type="float" office:value="0.0058662919018">
                <text:p>0.00586629190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89.64">
                <text:p>389.64</text:p>
              </table:table-cell>
              <table:table-cell office:value-type="float" office:value="9.38234E-055">
                <text:p>9.38234E-055</text:p>
              </table:table-cell>
              <table:table-cell office:value-type="float" office:value="1726.58203121">
                <text:p>1726.58203121</text:p>
              </table:table-cell>
              <table:table-cell office:value-type="float" office:value="0.00609608679745">
                <text:p>0.006096086797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94.635">
                <text:p>394.635</text:p>
              </table:table-cell>
              <table:table-cell office:value-type="float" office:value="6.61757E-054">
                <text:p>6.61757E-054</text:p>
              </table:table-cell>
              <table:table-cell office:value-type="float" office:value="1728.23032362">
                <text:p>1728.23032362</text:p>
              </table:table-cell>
              <table:table-cell office:value-type="float" office:value="0.00614874272867">
                <text:p>0.006148742728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99.63">
                <text:p>399.63</text:p>
              </table:table-cell>
              <table:table-cell office:value-type="float" office:value="4.44506E-053">
                <text:p>4.44506E-053</text:p>
              </table:table-cell>
              <table:table-cell office:value-type="float" office:value="1731.00577592">
                <text:p>1731.00577592</text:p>
              </table:table-cell>
              <table:table-cell office:value-type="float" office:value="0.00647465650037">
                <text:p>0.006474656500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04.625">
                <text:p>404.625</text:p>
              </table:table-cell>
              <table:table-cell office:value-type="float" office:value="2.84862E-052">
                <text:p>2.84862E-052</text:p>
              </table:table-cell>
              <table:table-cell office:value-type="float" office:value="1732.96474713">
                <text:p>1732.96474713</text:p>
              </table:table-cell>
              <table:table-cell office:value-type="float" office:value="0.00683232756912">
                <text:p>0.006832327569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09.62">
                <text:p>409.62</text:p>
              </table:table-cell>
              <table:table-cell office:value-type="float" office:value="1.74468E-051">
                <text:p>1.74468E-051</text:p>
              </table:table-cell>
              <table:table-cell office:value-type="float" office:value="1733.96855683">
                <text:p>1733.96855683</text:p>
              </table:table-cell>
              <table:table-cell office:value-type="float" office:value="0.00696118330763">
                <text:p>0.006961183307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14.615">
                <text:p>414.615</text:p>
              </table:table-cell>
              <table:table-cell office:value-type="float" office:value="1.0229E-050">
                <text:p>1.0229E-050</text:p>
              </table:table-cell>
              <table:table-cell office:value-type="float" office:value="1736.11909248">
                <text:p>1736.11909248</text:p>
              </table:table-cell>
              <table:table-cell office:value-type="float" office:value="0.00706893950034">
                <text:p>0.007068939500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19.61">
                <text:p>419.61</text:p>
              </table:table-cell>
              <table:table-cell office:value-type="float" office:value="5.74991E-050">
                <text:p>5.74991E-050</text:p>
              </table:table-cell>
              <table:table-cell office:value-type="float" office:value="1738.85152154">
                <text:p>1738.85152154</text:p>
              </table:table-cell>
              <table:table-cell office:value-type="float" office:value="0.0075380696212">
                <text:p>0.00753806962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24.605">
                <text:p>424.605</text:p>
              </table:table-cell>
              <table:table-cell office:value-type="float" office:value="3.10348E-049">
                <text:p>3.10348E-049</text:p>
              </table:table-cell>
              <table:table-cell office:value-type="float" office:value="1740.14623516">
                <text:p>1740.14623516</text:p>
              </table:table-cell>
              <table:table-cell office:value-type="float" office:value="0.00783324206392">
                <text:p>0.007833242063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29.6">
                <text:p>429.6</text:p>
              </table:table-cell>
              <table:table-cell office:value-type="float" office:value="1.61068E-048">
                <text:p>1.61068E-048</text:p>
              </table:table-cell>
              <table:table-cell office:value-type="float" office:value="1741.26331416">
                <text:p>1741.26331416</text:p>
              </table:table-cell>
              <table:table-cell office:value-type="float" office:value="0.00788714718258">
                <text:p>0.007887147182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34.595">
                <text:p>434.595</text:p>
              </table:table-cell>
              <table:table-cell office:value-type="float" office:value="8.04881E-048">
                <text:p>8.04881E-048</text:p>
              </table:table-cell>
              <table:table-cell office:value-type="float" office:value="1743.95789791">
                <text:p>1743.95789791</text:p>
              </table:table-cell>
              <table:table-cell office:value-type="float" office:value="0.00813751496556">
                <text:p>0.008137514965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39.59">
                <text:p>439.59</text:p>
              </table:table-cell>
              <table:table-cell office:value-type="float" office:value="3.87771E-047">
                <text:p>3.87771E-047</text:p>
              </table:table-cell>
              <table:table-cell office:value-type="float" office:value="1745.97460434">
                <text:p>1745.97460434</text:p>
              </table:table-cell>
              <table:table-cell office:value-type="float" office:value="0.00871935147804">
                <text:p>0.008719351478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44.585">
                <text:p>444.585</text:p>
              </table:table-cell>
              <table:table-cell office:value-type="float" office:value="1.80332E-046">
                <text:p>1.80332E-046</text:p>
              </table:table-cell>
              <table:table-cell office:value-type="float" office:value="1746.3649307">
                <text:p>1746.3649307</text:p>
              </table:table-cell>
              <table:table-cell office:value-type="float" office:value="0.00875762447417">
                <text:p>0.008757624474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49.58">
                <text:p>449.58</text:p>
              </table:table-cell>
              <table:table-cell office:value-type="float" office:value="8.10477E-046">
                <text:p>8.10477E-046</text:p>
              </table:table-cell>
              <table:table-cell office:value-type="float" office:value="1747.73538196">
                <text:p>1747.73538196</text:p>
              </table:table-cell>
              <table:table-cell office:value-type="float" office:value="0.00879963642372">
                <text:p>0.0087996364237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54.575">
                <text:p>454.575</text:p>
              </table:table-cell>
              <table:table-cell office:value-type="float" office:value="3.52423E-045">
                <text:p>3.52423E-045</text:p>
              </table:table-cell>
              <table:table-cell office:value-type="float" office:value="1749.06390232">
                <text:p>1749.06390232</text:p>
              </table:table-cell>
              <table:table-cell office:value-type="float" office:value="0.00918483699418">
                <text:p>0.009184836994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59.57">
                <text:p>459.57</text:p>
              </table:table-cell>
              <table:table-cell office:value-type="float" office:value="1.48427E-044">
                <text:p>1.48427E-044</text:p>
              </table:table-cell>
              <table:table-cell office:value-type="float" office:value="1749.94500364">
                <text:p>1749.94500364</text:p>
              </table:table-cell>
              <table:table-cell office:value-type="float" office:value="0.00921353403784">
                <text:p>0.009213534037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64.565">
                <text:p>464.565</text:p>
              </table:table-cell>
              <table:table-cell office:value-type="float" office:value="6.06082E-044">
                <text:p>6.06082E-044</text:p>
              </table:table-cell>
              <table:table-cell office:value-type="float" office:value="1750.66662701">
                <text:p>1750.66662701</text:p>
              </table:table-cell>
              <table:table-cell office:value-type="float" office:value="0.00685530799182">
                <text:p>0.006855307991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69.56">
                <text:p>469.56</text:p>
              </table:table-cell>
              <table:table-cell office:value-type="float" office:value="2.40188E-043">
                <text:p>2.40188E-043</text:p>
              </table:table-cell>
              <table:table-cell office:value-type="float" office:value="1751.13611461">
                <text:p>1751.13611461</text:p>
              </table:table-cell>
              <table:table-cell office:value-type="float" office:value="0.00941770597702">
                <text:p>0.009417705977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74.555">
                <text:p>474.555</text:p>
              </table:table-cell>
              <table:table-cell office:value-type="float" office:value="9.2466E-043">
                <text:p>9.2466E-043</text:p>
              </table:table-cell>
              <table:table-cell office:value-type="float" office:value="1751.89504076">
                <text:p>1751.89504076</text:p>
              </table:table-cell>
              <table:table-cell office:value-type="float" office:value="0.00956223085823">
                <text:p>0.009562230858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79.55">
                <text:p>479.55</text:p>
              </table:table-cell>
              <table:table-cell office:value-type="float" office:value="3.46113E-042">
                <text:p>3.46113E-042</text:p>
              </table:table-cell>
              <table:table-cell office:value-type="float" office:value="1752.18810288">
                <text:p>1752.18810288</text:p>
              </table:table-cell>
              <table:table-cell office:value-type="float" office:value="0.0096541195693">
                <text:p>0.00965411956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84.545">
                <text:p>484.545</text:p>
              </table:table-cell>
              <table:table-cell office:value-type="float" office:value="1.26076E-041">
                <text:p>1.26076E-041</text:p>
              </table:table-cell>
              <table:table-cell office:value-type="float" office:value="1752.73161637">
                <text:p>1752.73161637</text:p>
              </table:table-cell>
              <table:table-cell office:value-type="float" office:value="0.00961026239154">
                <text:p>0.009610262391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89.54">
                <text:p>489.54</text:p>
              </table:table-cell>
              <table:table-cell office:value-type="float" office:value="4.47295E-041">
                <text:p>4.47295E-041</text:p>
              </table:table-cell>
              <table:table-cell office:value-type="float" office:value="1753.36011313">
                <text:p>1753.36011313</text:p>
              </table:table-cell>
              <table:table-cell office:value-type="float" office:value="0.00978447589391">
                <text:p>0.009784475893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94.535">
                <text:p>494.535</text:p>
              </table:table-cell>
              <table:table-cell office:value-type="float" office:value="1.54684E-040">
                <text:p>1.54684E-040</text:p>
              </table:table-cell>
              <table:table-cell office:value-type="float" office:value="1754.65248843">
                <text:p>1754.65248843</text:p>
              </table:table-cell>
              <table:table-cell office:value-type="float" office:value="0.00978600577505">
                <text:p>0.009786005775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99.53">
                <text:p>499.53</text:p>
              </table:table-cell>
              <table:table-cell office:value-type="float" office:value="5.21817E-040">
                <text:p>5.21817E-040</text:p>
              </table:table-cell>
              <table:table-cell office:value-type="float" office:value="1756.05535546">
                <text:p>1756.05535546</text:p>
              </table:table-cell>
              <table:table-cell office:value-type="float" office:value="0.0102241623383">
                <text:p>0.010224162338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04.525">
                <text:p>504.525</text:p>
              </table:table-cell>
              <table:table-cell office:value-type="float" office:value="1.71844E-039">
                <text:p>1.71844E-039</text:p>
              </table:table-cell>
              <table:table-cell office:value-type="float" office:value="1756.61902949">
                <text:p>1756.61902949</text:p>
              </table:table-cell>
              <table:table-cell office:value-type="float" office:value="0.0102695625147">
                <text:p>0.01026956251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09.52">
                <text:p>509.52</text:p>
              </table:table-cell>
              <table:table-cell office:value-type="float" office:value="5.52846E-039">
                <text:p>5.52846E-039</text:p>
              </table:table-cell>
              <table:table-cell office:value-type="float" office:value="1757.04018274">
                <text:p>1757.04018274</text:p>
              </table:table-cell>
              <table:table-cell office:value-type="float" office:value="0.0103850212656">
                <text:p>0.01038502126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14.515">
                <text:p>514.515</text:p>
              </table:table-cell>
              <table:table-cell office:value-type="float" office:value="1.73868E-038">
                <text:p>1.73868E-038</text:p>
              </table:table-cell>
              <table:table-cell office:value-type="float" office:value="1757.63989546">
                <text:p>1757.63989546</text:p>
              </table:table-cell>
              <table:table-cell office:value-type="float" office:value="0.0103713926564">
                <text:p>0.01037139265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19.51">
                <text:p>519.51</text:p>
              </table:table-cell>
              <table:table-cell office:value-type="float" office:value="5.34893E-038">
                <text:p>5.34893E-038</text:p>
              </table:table-cell>
              <table:table-cell office:value-type="float" office:value="1758.92708205">
                <text:p>1758.92708205</text:p>
              </table:table-cell>
              <table:table-cell office:value-type="float" office:value="0.0105580157055">
                <text:p>0.01055801570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24.505">
                <text:p>524.505</text:p>
              </table:table-cell>
              <table:table-cell office:value-type="float" office:value="1.61071E-037">
                <text:p>1.61071E-037</text:p>
              </table:table-cell>
              <table:table-cell office:value-type="float" office:value="1760.09760005">
                <text:p>1760.09760005</text:p>
              </table:table-cell>
              <table:table-cell office:value-type="float" office:value="0.0108315628628">
                <text:p>0.01083156286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29.5">
                <text:p>529.5</text:p>
              </table:table-cell>
              <table:table-cell office:value-type="float" office:value="4.75047E-037">
                <text:p>4.75047E-037</text:p>
              </table:table-cell>
              <table:table-cell office:value-type="float" office:value="1761.89630363">
                <text:p>1761.89630363</text:p>
              </table:table-cell>
              <table:table-cell office:value-type="float" office:value="0.0109761448516">
                <text:p>0.01097614485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34.496">
                <text:p>534.496</text:p>
              </table:table-cell>
              <table:table-cell office:value-type="float" office:value="1.37302E-036">
                <text:p>1.37302E-036</text:p>
              </table:table-cell>
              <table:table-cell office:value-type="float" office:value="1763.89198152">
                <text:p>1763.89198152</text:p>
              </table:table-cell>
              <table:table-cell office:value-type="float" office:value="0.0115367538479">
                <text:p>0.011536753847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39.491">
                <text:p>539.491</text:p>
              </table:table-cell>
              <table:table-cell office:value-type="float" office:value="3.89116E-036">
                <text:p>3.89116E-036</text:p>
              </table:table-cell>
              <table:table-cell office:value-type="float" office:value="1764.70575509">
                <text:p>1764.70575509</text:p>
              </table:table-cell>
              <table:table-cell office:value-type="float" office:value="0.0117795421189">
                <text:p>0.011779542118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44.486">
                <text:p>544.486</text:p>
              </table:table-cell>
              <table:table-cell office:value-type="float" office:value="1.08189E-035">
                <text:p>1.08189E-035</text:p>
              </table:table-cell>
              <table:table-cell office:value-type="float" office:value="1765.35533762">
                <text:p>1765.35533762</text:p>
              </table:table-cell>
              <table:table-cell office:value-type="float" office:value="0.0118254780586">
                <text:p>0.011825478058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49.481">
                <text:p>549.481</text:p>
              </table:table-cell>
              <table:table-cell office:value-type="float" office:value="2.95265E-035">
                <text:p>2.95265E-035</text:p>
              </table:table-cell>
              <table:table-cell office:value-type="float" office:value="1766.02255226">
                <text:p>1766.02255226</text:p>
              </table:table-cell>
              <table:table-cell office:value-type="float" office:value="0.0119969934701">
                <text:p>0.01199699347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54.476">
                <text:p>554.476</text:p>
              </table:table-cell>
              <table:table-cell office:value-type="float" office:value="7.91379E-035">
                <text:p>7.91379E-035</text:p>
              </table:table-cell>
              <table:table-cell office:value-type="float" office:value="1767.4727524">
                <text:p>1767.4727524</text:p>
              </table:table-cell>
              <table:table-cell office:value-type="float" office:value="0.0120525981931">
                <text:p>0.01205259819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59.471">
                <text:p>559.471</text:p>
              </table:table-cell>
              <table:table-cell office:value-type="float" office:value="2.08407E-034">
                <text:p>2.08407E-034</text:p>
              </table:table-cell>
              <table:table-cell office:value-type="float" office:value="1770.1984829">
                <text:p>1770.1984829</text:p>
              </table:table-cell>
              <table:table-cell office:value-type="float" office:value="0.0126000907104">
                <text:p>0.01260009071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64.466">
                <text:p>564.466</text:p>
              </table:table-cell>
              <table:table-cell office:value-type="float" office:value="5.39507E-034">
                <text:p>5.39507E-034</text:p>
              </table:table-cell>
              <table:table-cell office:value-type="float" office:value="1772.5609254">
                <text:p>1772.5609254</text:p>
              </table:table-cell>
              <table:table-cell office:value-type="float" office:value="0.01329301491">
                <text:p>0.0132930149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69.461">
                <text:p>569.461</text:p>
              </table:table-cell>
              <table:table-cell office:value-type="float" office:value="1.37352E-033">
                <text:p>1.37352E-033</text:p>
              </table:table-cell>
              <table:table-cell office:value-type="float" office:value="1773.47279999">
                <text:p>1773.47279999</text:p>
              </table:table-cell>
              <table:table-cell office:value-type="float" office:value="0.013699431237">
                <text:p>0.01369943123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74.456">
                <text:p>574.456</text:p>
              </table:table-cell>
              <table:table-cell office:value-type="float" office:value="3.44046E-033">
                <text:p>3.44046E-033</text:p>
              </table:table-cell>
              <table:table-cell office:value-type="float" office:value="1774.42149527">
                <text:p>1774.42149527</text:p>
              </table:table-cell>
              <table:table-cell office:value-type="float" office:value="0.0136712021651">
                <text:p>0.013671202165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79.451">
                <text:p>579.451</text:p>
              </table:table-cell>
              <table:table-cell office:value-type="float" office:value="8.48246E-033">
                <text:p>8.48246E-033</text:p>
              </table:table-cell>
              <table:table-cell office:value-type="float" office:value="1775.39936843">
                <text:p>1775.39936843</text:p>
              </table:table-cell>
              <table:table-cell office:value-type="float" office:value="0.0141090422132">
                <text:p>0.014109042213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84.446">
                <text:p>584.446</text:p>
              </table:table-cell>
              <table:table-cell office:value-type="float" office:value="2.05934E-032">
                <text:p>2.05934E-032</text:p>
              </table:table-cell>
              <table:table-cell office:value-type="float" office:value="1776.08000916">
                <text:p>1776.08000916</text:p>
              </table:table-cell>
              <table:table-cell office:value-type="float" office:value="0.014093819857">
                <text:p>0.01409381985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89.441">
                <text:p>589.441</text:p>
              </table:table-cell>
              <table:table-cell office:value-type="float" office:value="4.925E-032">
                <text:p>4.925E-032</text:p>
              </table:table-cell>
              <table:table-cell office:value-type="float" office:value="1776.75898295">
                <text:p>1776.75898295</text:p>
              </table:table-cell>
              <table:table-cell office:value-type="float" office:value="0.0143815423112">
                <text:p>0.01438154231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94.436">
                <text:p>594.436</text:p>
              </table:table-cell>
              <table:table-cell office:value-type="float" office:value="1.1607E-031">
                <text:p>1.1607E-031</text:p>
              </table:table-cell>
              <table:table-cell office:value-type="float" office:value="1777.30151272">
                <text:p>1777.30151272</text:p>
              </table:table-cell>
              <table:table-cell office:value-type="float" office:value="0.0143632944027">
                <text:p>0.014363294402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99.431">
                <text:p>599.431</text:p>
              </table:table-cell>
              <table:table-cell office:value-type="float" office:value="2.69668E-031">
                <text:p>2.69668E-031</text:p>
              </table:table-cell>
              <table:table-cell office:value-type="float" office:value="1778.84134156">
                <text:p>1778.84134156</text:p>
              </table:table-cell>
              <table:table-cell office:value-type="float" office:value="0.0145786323515">
                <text:p>0.014578632351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04.426">
                <text:p>604.426</text:p>
              </table:table-cell>
              <table:table-cell office:value-type="float" office:value="6.17856E-031">
                <text:p>6.17856E-031</text:p>
              </table:table-cell>
              <table:table-cell office:value-type="float" office:value="1780.43536243">
                <text:p>1780.43536243</text:p>
              </table:table-cell>
              <table:table-cell office:value-type="float" office:value="0.0151233257567">
                <text:p>0.01512332575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09.421">
                <text:p>609.421</text:p>
              </table:table-cell>
              <table:table-cell office:value-type="float" office:value="1.39651E-030">
                <text:p>1.39651E-030</text:p>
              </table:table-cell>
              <table:table-cell office:value-type="float" office:value="1781.46457308">
                <text:p>1781.46457308</text:p>
              </table:table-cell>
              <table:table-cell office:value-type="float" office:value="0.0153803138125">
                <text:p>0.01538031381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14.416">
                <text:p>614.416</text:p>
              </table:table-cell>
              <table:table-cell office:value-type="float" office:value="3.11487E-030">
                <text:p>3.11487E-030</text:p>
              </table:table-cell>
              <table:table-cell office:value-type="float" office:value="1782.32022557">
                <text:p>1782.32022557</text:p>
              </table:table-cell>
              <table:table-cell office:value-type="float" office:value="0.015615151498">
                <text:p>0.01561515149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19.411">
                <text:p>619.411</text:p>
              </table:table-cell>
              <table:table-cell office:value-type="float" office:value="6.85833E-030">
                <text:p>6.85833E-030</text:p>
              </table:table-cell>
              <table:table-cell office:value-type="float" office:value="1783.12460566">
                <text:p>1783.12460566</text:p>
              </table:table-cell>
              <table:table-cell office:value-type="float" office:value="0.0157752607231">
                <text:p>0.015775260723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24.406">
                <text:p>624.406</text:p>
              </table:table-cell>
              <table:table-cell office:value-type="float" office:value="1.49112E-029">
                <text:p>1.49112E-029</text:p>
              </table:table-cell>
              <table:table-cell office:value-type="float" office:value="1784.38518763">
                <text:p>1784.38518763</text:p>
              </table:table-cell>
              <table:table-cell office:value-type="float" office:value="0.0159839486834">
                <text:p>0.015983948683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29.401">
                <text:p>629.401</text:p>
              </table:table-cell>
              <table:table-cell office:value-type="float" office:value="3.20223E-029">
                <text:p>3.20223E-029</text:p>
              </table:table-cell>
              <table:table-cell office:value-type="float" office:value="1785.2380774">
                <text:p>1785.2380774</text:p>
              </table:table-cell>
              <table:table-cell office:value-type="float" office:value="0.0164290752219">
                <text:p>0.016429075221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34.396">
                <text:p>634.396</text:p>
              </table:table-cell>
              <table:table-cell office:value-type="float" office:value="6.79463E-029">
                <text:p>6.79463E-029</text:p>
              </table:table-cell>
              <table:table-cell office:value-type="float" office:value="1785.34204947">
                <text:p>1785.34204947</text:p>
              </table:table-cell>
              <table:table-cell office:value-type="float" office:value="0.0163890325069">
                <text:p>0.016389032506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39.391">
                <text:p>639.391</text:p>
              </table:table-cell>
              <table:table-cell office:value-type="float" office:value="1.42487E-028">
                <text:p>1.42487E-028</text:p>
              </table:table-cell>
              <table:table-cell office:value-type="float" office:value="1786.30567868">
                <text:p>1786.30567868</text:p>
              </table:table-cell>
              <table:table-cell office:value-type="float" office:value="0.0163741885934">
                <text:p>0.01637418859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44.386">
                <text:p>644.386</text:p>
              </table:table-cell>
              <table:table-cell office:value-type="float" office:value="2.95391E-028">
                <text:p>2.95391E-028</text:p>
              </table:table-cell>
              <table:table-cell office:value-type="float" office:value="1787.71960701">
                <text:p>1787.71960701</text:p>
              </table:table-cell>
              <table:table-cell office:value-type="float" office:value="0.0168742557161">
                <text:p>0.016874255716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49.381">
                <text:p>649.381</text:p>
              </table:table-cell>
              <table:table-cell office:value-type="float" office:value="6.05549E-028">
                <text:p>6.05549E-028</text:p>
              </table:table-cell>
              <table:table-cell office:value-type="float" office:value="1788.31517515">
                <text:p>1788.31517515</text:p>
              </table:table-cell>
              <table:table-cell office:value-type="float" office:value="0.0171462069375">
                <text:p>0.01714620693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54.376">
                <text:p>654.376</text:p>
              </table:table-cell>
              <table:table-cell office:value-type="float" office:value="1.22784E-027">
                <text:p>1.22784E-027</text:p>
              </table:table-cell>
              <table:table-cell office:value-type="float" office:value="1788.65392658">
                <text:p>1788.65392658</text:p>
              </table:table-cell>
              <table:table-cell office:value-type="float" office:value="0.0171322876405">
                <text:p>0.01713228764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59.371">
                <text:p>659.371</text:p>
              </table:table-cell>
              <table:table-cell office:value-type="float" office:value="2.4631E-027">
                <text:p>2.4631E-027</text:p>
              </table:table-cell>
              <table:table-cell office:value-type="float" office:value="1790.03591305">
                <text:p>1790.03591305</text:p>
              </table:table-cell>
              <table:table-cell office:value-type="float" office:value="0.0172396347061">
                <text:p>0.017239634706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64.366">
                <text:p>664.366</text:p>
              </table:table-cell>
              <table:table-cell office:value-type="float" office:value="4.88965E-027">
                <text:p>4.88965E-027</text:p>
              </table:table-cell>
              <table:table-cell office:value-type="float" office:value="1791.49642709">
                <text:p>1791.49642709</text:p>
              </table:table-cell>
              <table:table-cell office:value-type="float" office:value="0.0179132192298">
                <text:p>0.017913219229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69.361">
                <text:p>669.361</text:p>
              </table:table-cell>
              <table:table-cell office:value-type="float" office:value="9.6079E-027">
                <text:p>9.6079E-027</text:p>
              </table:table-cell>
              <table:table-cell office:value-type="float" office:value="1792.07288916">
                <text:p>1792.07288916</text:p>
              </table:table-cell>
              <table:table-cell office:value-type="float" office:value="0.0180779803194">
                <text:p>0.018077980319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74.356">
                <text:p>674.356</text:p>
              </table:table-cell>
              <table:table-cell office:value-type="float" office:value="1.8691E-026">
                <text:p>1.8691E-026</text:p>
              </table:table-cell>
              <table:table-cell office:value-type="float" office:value="1792.31779262">
                <text:p>1792.31779262</text:p>
              </table:table-cell>
              <table:table-cell office:value-type="float" office:value="0.0181667906259">
                <text:p>0.018166790625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79.351">
                <text:p>679.351</text:p>
              </table:table-cell>
              <table:table-cell office:value-type="float" office:value="3.60071E-026">
                <text:p>3.60071E-026</text:p>
              </table:table-cell>
              <table:table-cell office:value-type="float" office:value="1792.6212737">
                <text:p>1792.6212737</text:p>
              </table:table-cell>
              <table:table-cell office:value-type="float" office:value="0.0181105118912">
                <text:p>0.01811051189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84.346">
                <text:p>684.346</text:p>
              </table:table-cell>
              <table:table-cell office:value-type="float" office:value="6.87046E-026">
                <text:p>6.87046E-026</text:p>
              </table:table-cell>
              <table:table-cell office:value-type="float" office:value="1793.71801545">
                <text:p>1793.71801545</text:p>
              </table:table-cell>
              <table:table-cell office:value-type="float" office:value="0.0182422192258">
                <text:p>0.018242219225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89.341">
                <text:p>689.341</text:p>
              </table:table-cell>
              <table:table-cell office:value-type="float" office:value="1.29873E-025">
                <text:p>1.29873E-025</text:p>
              </table:table-cell>
              <table:table-cell office:value-type="float" office:value="1794.82750766">
                <text:p>1794.82750766</text:p>
              </table:table-cell>
              <table:table-cell office:value-type="float" office:value="0.0187283196328">
                <text:p>0.01872831963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94.336">
                <text:p>694.336</text:p>
              </table:table-cell>
              <table:table-cell office:value-type="float" office:value="2.4326E-025">
                <text:p>2.4326E-025</text:p>
              </table:table-cell>
              <table:table-cell office:value-type="float" office:value="1795.46825783">
                <text:p>1795.46825783</text:p>
              </table:table-cell>
              <table:table-cell office:value-type="float" office:value="0.0188732336009">
                <text:p>0.018873233600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99.331">
                <text:p>699.331</text:p>
              </table:table-cell>
              <table:table-cell office:value-type="float" office:value="4.51575E-025">
                <text:p>4.51575E-025</text:p>
              </table:table-cell>
              <table:table-cell office:value-type="float" office:value="1796.07713365">
                <text:p>1796.07713365</text:p>
              </table:table-cell>
              <table:table-cell office:value-type="float" office:value="0.0190387630008">
                <text:p>0.019038763000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04.326">
                <text:p>704.326</text:p>
              </table:table-cell>
              <table:table-cell office:value-type="float" office:value="8.30957E-025">
                <text:p>8.30957E-025</text:p>
              </table:table-cell>
              <table:table-cell office:value-type="float" office:value="1796.73925731">
                <text:p>1796.73925731</text:p>
              </table:table-cell>
              <table:table-cell office:value-type="float" office:value="0.0191621552285">
                <text:p>0.019162155228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09.321">
                <text:p>709.321</text:p>
              </table:table-cell>
              <table:table-cell office:value-type="float" office:value="1.51599E-024">
                <text:p>1.51599E-024</text:p>
              </table:table-cell>
              <table:table-cell office:value-type="float" office:value="1797.49184518">
                <text:p>1797.49184518</text:p>
              </table:table-cell>
              <table:table-cell office:value-type="float" office:value="0.019367557554">
                <text:p>0.01936755755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14.316">
                <text:p>714.316</text:p>
              </table:table-cell>
              <table:table-cell office:value-type="float" office:value="2.74261E-024">
                <text:p>2.74261E-024</text:p>
              </table:table-cell>
              <table:table-cell office:value-type="float" office:value="1797.92520065">
                <text:p>1797.92520065</text:p>
              </table:table-cell>
              <table:table-cell office:value-type="float" office:value="0.0195590972618">
                <text:p>0.019559097261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19.311">
                <text:p>719.311</text:p>
              </table:table-cell>
              <table:table-cell office:value-type="float" office:value="4.92102E-024">
                <text:p>4.92102E-024</text:p>
              </table:table-cell>
              <table:table-cell office:value-type="float" office:value="1798.00504576">
                <text:p>1798.00504576</text:p>
              </table:table-cell>
              <table:table-cell office:value-type="float" office:value="0.0195274353549">
                <text:p>0.019527435354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24.306">
                <text:p>724.306</text:p>
              </table:table-cell>
              <table:table-cell office:value-type="float" office:value="8.75879E-024">
                <text:p>8.75879E-024</text:p>
              </table:table-cell>
              <table:table-cell office:value-type="float" office:value="1798.30216267">
                <text:p>1798.30216267</text:p>
              </table:table-cell>
              <table:table-cell office:value-type="float" office:value="0.019466923358">
                <text:p>0.01946692335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29.301">
                <text:p>729.301</text:p>
              </table:table-cell>
              <table:table-cell office:value-type="float" office:value="1.54669E-023">
                <text:p>1.54669E-023</text:p>
              </table:table-cell>
              <table:table-cell office:value-type="float" office:value="1798.78287458">
                <text:p>1798.78287458</text:p>
              </table:table-cell>
              <table:table-cell office:value-type="float" office:value="0.0195995855611">
                <text:p>0.019599585561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34.296">
                <text:p>734.296</text:p>
              </table:table-cell>
              <table:table-cell office:value-type="float" office:value="2.71021E-023">
                <text:p>2.71021E-023</text:p>
              </table:table-cell>
              <table:table-cell office:value-type="float" office:value="1799.6063829">
                <text:p>1799.6063829</text:p>
              </table:table-cell>
              <table:table-cell office:value-type="float" office:value="0.0196661983898">
                <text:p>0.019666198389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39.291">
                <text:p>739.291</text:p>
              </table:table-cell>
              <table:table-cell office:value-type="float" office:value="4.71315E-023">
                <text:p>4.71315E-023</text:p>
              </table:table-cell>
              <table:table-cell office:value-type="float" office:value="1800.95833796">
                <text:p>1800.95833796</text:p>
              </table:table-cell>
              <table:table-cell office:value-type="float" office:value="0.0200530879105">
                <text:p>0.020053087910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44.286">
                <text:p>744.286</text:p>
              </table:table-cell>
              <table:table-cell office:value-type="float" office:value="8.13567E-023">
                <text:p>8.13567E-023</text:p>
              </table:table-cell>
              <table:table-cell office:value-type="float" office:value="1801.73205482">
                <text:p>1801.73205482</text:p>
              </table:table-cell>
              <table:table-cell office:value-type="float" office:value="0.0205202634159">
                <text:p>0.020520263415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49.281">
                <text:p>749.281</text:p>
              </table:table-cell>
              <table:table-cell office:value-type="float" office:value="1.39417E-022">
                <text:p>1.39417E-022</text:p>
              </table:table-cell>
              <table:table-cell office:value-type="float" office:value="1802.08770417">
                <text:p>1802.08770417</text:p>
              </table:table-cell>
              <table:table-cell office:value-type="float" office:value="0.0204766875397">
                <text:p>0.020476687539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54.276">
                <text:p>754.276</text:p>
              </table:table-cell>
              <table:table-cell office:value-type="float" office:value="2.37213E-022">
                <text:p>2.37213E-022</text:p>
              </table:table-cell>
              <table:table-cell office:value-type="float" office:value="1802.5713868">
                <text:p>1802.5713868</text:p>
              </table:table-cell>
              <table:table-cell office:value-type="float" office:value="0.0206284909513">
                <text:p>0.020628490951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59.271">
                <text:p>759.271</text:p>
              </table:table-cell>
              <table:table-cell office:value-type="float" office:value="4.00797E-022">
                <text:p>4.00797E-022</text:p>
              </table:table-cell>
              <table:table-cell office:value-type="float" office:value="1803.18239395">
                <text:p>1803.18239395</text:p>
              </table:table-cell>
              <table:table-cell office:value-type="float" office:value="0.0206840733623">
                <text:p>0.020684073362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64.266">
                <text:p>764.266</text:p>
              </table:table-cell>
              <table:table-cell office:value-type="float" office:value="6.72563E-022">
                <text:p>6.72563E-022</text:p>
              </table:table-cell>
              <table:table-cell office:value-type="float" office:value="1804.0672732">
                <text:p>1804.0672732</text:p>
              </table:table-cell>
              <table:table-cell office:value-type="float" office:value="0.0209343322647">
                <text:p>0.020934332264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69.261">
                <text:p>769.261</text:p>
              </table:table-cell>
              <table:table-cell office:value-type="float" office:value="1.12104E-021">
                <text:p>1.12104E-021</text:p>
              </table:table-cell>
              <table:table-cell office:value-type="float" office:value="1804.92714866">
                <text:p>1804.92714866</text:p>
              </table:table-cell>
              <table:table-cell office:value-type="float" office:value="0.0212038812053">
                <text:p>0.021203881205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74.256">
                <text:p>774.256</text:p>
              </table:table-cell>
              <table:table-cell office:value-type="float" office:value="1.8563E-021">
                <text:p>1.8563E-021</text:p>
              </table:table-cell>
              <table:table-cell office:value-type="float" office:value="1805.34707525">
                <text:p>1805.34707525</text:p>
              </table:table-cell>
              <table:table-cell office:value-type="float" office:value="0.0214423075783">
                <text:p>0.021442307578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79.251">
                <text:p>779.251</text:p>
              </table:table-cell>
              <table:table-cell office:value-type="float" office:value="3.05398E-021">
                <text:p>3.05398E-021</text:p>
              </table:table-cell>
              <table:table-cell office:value-type="float" office:value="1805.43423588">
                <text:p>1805.43423588</text:p>
              </table:table-cell>
              <table:table-cell office:value-type="float" office:value="0.0213639360008">
                <text:p>0.021363936000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84.246">
                <text:p>784.246</text:p>
              </table:table-cell>
              <table:table-cell office:value-type="float" office:value="4.99264E-021">
                <text:p>4.99264E-021</text:p>
              </table:table-cell>
              <table:table-cell office:value-type="float" office:value="1806.01486856">
                <text:p>1806.01486856</text:p>
              </table:table-cell>
              <table:table-cell office:value-type="float" office:value="0.0213368765733">
                <text:p>0.021336876573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89.241">
                <text:p>789.241</text:p>
              </table:table-cell>
              <table:table-cell office:value-type="float" office:value="8.11134E-021">
                <text:p>8.11134E-021</text:p>
              </table:table-cell>
              <table:table-cell office:value-type="float" office:value="1807.53071755">
                <text:p>1807.53071755</text:p>
              </table:table-cell>
              <table:table-cell office:value-type="float" office:value="0.0216518185184">
                <text:p>0.021651818518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94.236">
                <text:p>794.236</text:p>
              </table:table-cell>
              <table:table-cell office:value-type="float" office:value="1.3098E-020">
                <text:p>1.3098E-020</text:p>
              </table:table-cell>
              <table:table-cell office:value-type="float" office:value="1808.74395096">
                <text:p>1808.74395096</text:p>
              </table:table-cell>
              <table:table-cell office:value-type="float" office:value="0.0223807107295">
                <text:p>0.022380710729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99.231">
                <text:p>799.231</text:p>
              </table:table-cell>
              <table:table-cell office:value-type="float" office:value="2.10239E-020">
                <text:p>2.10239E-020</text:p>
              </table:table-cell>
              <table:table-cell office:value-type="float" office:value="1809.04910567">
                <text:p>1809.04910567</text:p>
              </table:table-cell>
              <table:table-cell office:value-type="float" office:value="0.0224583948195">
                <text:p>0.022458394819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04.226">
                <text:p>804.226</text:p>
              </table:table-cell>
              <table:table-cell office:value-type="float" office:value="3.35483E-020">
                <text:p>3.35483E-020</text:p>
              </table:table-cell>
              <table:table-cell office:value-type="float" office:value="1809.20454873">
                <text:p>1809.20454873</text:p>
              </table:table-cell>
              <table:table-cell office:value-type="float" office:value="0.0224481341966">
                <text:p>0.022448134196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09.221">
                <text:p>809.221</text:p>
              </table:table-cell>
              <table:table-cell office:value-type="float" office:value="5.32257E-020">
                <text:p>5.32257E-020</text:p>
              </table:table-cell>
              <table:table-cell office:value-type="float" office:value="1809.3604413">
                <text:p>1809.3604413</text:p>
              </table:table-cell>
              <table:table-cell office:value-type="float" office:value="0.0224042686802">
                <text:p>0.022404268680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14.216">
                <text:p>814.216</text:p>
              </table:table-cell>
              <table:table-cell office:value-type="float" office:value="8.3968E-020">
                <text:p>8.3968E-020</text:p>
              </table:table-cell>
              <table:table-cell office:value-type="float" office:value="1809.72873704">
                <text:p>1809.72873704</text:p>
              </table:table-cell>
              <table:table-cell office:value-type="float" office:value="0.0223941841799">
                <text:p>0.022394184179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19.211">
                <text:p>819.211</text:p>
              </table:table-cell>
              <table:table-cell office:value-type="float" office:value="1.31732E-019">
                <text:p>1.31732E-019</text:p>
              </table:table-cell>
              <table:table-cell office:value-type="float" office:value="1810.20892062">
                <text:p>1810.20892062</text:p>
              </table:table-cell>
              <table:table-cell office:value-type="float" office:value="0.0225223081828">
                <text:p>0.022522308182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24.206">
                <text:p>824.206</text:p>
              </table:table-cell>
              <table:table-cell office:value-type="float" office:value="2.05541E-019">
                <text:p>2.05541E-019</text:p>
              </table:table-cell>
              <table:table-cell office:value-type="float" office:value="1810.80080902">
                <text:p>1810.80080902</text:p>
              </table:table-cell>
              <table:table-cell office:value-type="float" office:value="0.0226054391335">
                <text:p>0.022605439133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29.201">
                <text:p>829.201</text:p>
              </table:table-cell>
              <table:table-cell office:value-type="float" office:value="3.1899E-019">
                <text:p>3.1899E-019</text:p>
              </table:table-cell>
              <table:table-cell office:value-type="float" office:value="1811.23524809">
                <text:p>1811.23524809</text:p>
              </table:table-cell>
              <table:table-cell office:value-type="float" office:value="0.02282643501">
                <text:p>0.022826435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34.196">
                <text:p>834.196</text:p>
              </table:table-cell>
              <table:table-cell office:value-type="float" office:value="4.9246E-019">
                <text:p>4.9246E-019</text:p>
              </table:table-cell>
              <table:table-cell office:value-type="float" office:value="1811.67425274">
                <text:p>1811.67425274</text:p>
              </table:table-cell>
              <table:table-cell office:value-type="float" office:value="0.0227778655349">
                <text:p>0.022777865534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39.191">
                <text:p>839.191</text:p>
              </table:table-cell>
              <table:table-cell office:value-type="float" office:value="7.56343E-019">
                <text:p>7.56343E-019</text:p>
              </table:table-cell>
              <table:table-cell office:value-type="float" office:value="1812.53151476">
                <text:p>1812.53151476</text:p>
              </table:table-cell>
              <table:table-cell office:value-type="float" office:value="0.0230030596608">
                <text:p>0.023003059660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44.186">
                <text:p>844.186</text:p>
              </table:table-cell>
              <table:table-cell office:value-type="float" office:value="1.15574E-018">
                <text:p>1.15574E-018</text:p>
              </table:table-cell>
              <table:table-cell office:value-type="float" office:value="1813.16633573">
                <text:p>1813.16633573</text:p>
              </table:table-cell>
              <table:table-cell office:value-type="float" office:value="0.0233080500675">
                <text:p>0.02330805006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49.181">
                <text:p>849.181</text:p>
              </table:table-cell>
              <table:table-cell office:value-type="float" office:value="1.75727E-018">
                <text:p>1.75727E-018</text:p>
              </table:table-cell>
              <table:table-cell office:value-type="float" office:value="1813.4937822">
                <text:p>1813.4937822</text:p>
              </table:table-cell>
              <table:table-cell office:value-type="float" office:value="0.0233452393898">
                <text:p>0.023345239389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54.176">
                <text:p>854.176</text:p>
              </table:table-cell>
              <table:table-cell office:value-type="float" office:value="2.65881E-018">
                <text:p>2.65881E-018</text:p>
              </table:table-cell>
              <table:table-cell office:value-type="float" office:value="1814.07730369">
                <text:p>1814.07730369</text:p>
              </table:table-cell>
              <table:table-cell office:value-type="float" office:value="0.0233897476509">
                <text:p>0.023389747650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59.171">
                <text:p>859.171</text:p>
              </table:table-cell>
              <table:table-cell office:value-type="float" office:value="4.00354E-018">
                <text:p>4.00354E-018</text:p>
              </table:table-cell>
              <table:table-cell office:value-type="float" office:value="1814.57648485">
                <text:p>1814.57648485</text:p>
              </table:table-cell>
              <table:table-cell office:value-type="float" office:value="0.0236464411678">
                <text:p>0.023646441167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64.166">
                <text:p>864.166</text:p>
              </table:table-cell>
              <table:table-cell office:value-type="float" office:value="5.99994E-018">
                <text:p>5.99994E-018</text:p>
              </table:table-cell>
              <table:table-cell office:value-type="float" office:value="1814.98358859">
                <text:p>1814.98358859</text:p>
              </table:table-cell>
              <table:table-cell office:value-type="float" office:value="0.0236176874739">
                <text:p>0.023617687473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69.161">
                <text:p>869.161</text:p>
              </table:table-cell>
              <table:table-cell office:value-type="float" office:value="8.95013E-018">
                <text:p>8.95013E-018</text:p>
              </table:table-cell>
              <table:table-cell office:value-type="float" office:value="1815.37798391">
                <text:p>1815.37798391</text:p>
              </table:table-cell>
              <table:table-cell office:value-type="float" office:value="0.0237945847411">
                <text:p>0.023794584741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74.156">
                <text:p>874.156</text:p>
              </table:table-cell>
              <table:table-cell office:value-type="float" office:value="1.32901E-017">
                <text:p>1.32901E-017</text:p>
              </table:table-cell>
              <table:table-cell office:value-type="float" office:value="1815.55160585">
                <text:p>1815.55160585</text:p>
              </table:table-cell>
              <table:table-cell office:value-type="float" office:value="0.0237545401856">
                <text:p>0.023754540185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79.151">
                <text:p>879.151</text:p>
              </table:table-cell>
              <table:table-cell office:value-type="float" office:value="1.9646E-017">
                <text:p>1.9646E-017</text:p>
              </table:table-cell>
              <table:table-cell office:value-type="float" office:value="1815.80179669">
                <text:p>1815.80179669</text:p>
              </table:table-cell>
              <table:table-cell office:value-type="float" office:value="0.0237411319217">
                <text:p>0.023741131921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84.146">
                <text:p>884.146</text:p>
              </table:table-cell>
              <table:table-cell office:value-type="float" office:value="2.89137E-017">
                <text:p>2.89137E-017</text:p>
              </table:table-cell>
              <table:table-cell office:value-type="float" office:value="1816.15795214">
                <text:p>1816.15795214</text:p>
              </table:table-cell>
              <table:table-cell office:value-type="float" office:value="0.0237645003191">
                <text:p>0.023764500319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89.141">
                <text:p>889.141</text:p>
              </table:table-cell>
              <table:table-cell office:value-type="float" office:value="4.23688E-017">
                <text:p>4.23688E-017</text:p>
              </table:table-cell>
              <table:table-cell office:value-type="float" office:value="1816.3806268">
                <text:p>1816.3806268</text:p>
              </table:table-cell>
              <table:table-cell office:value-type="float" office:value="0.0238359077195">
                <text:p>0.023835907719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94.136">
                <text:p>894.136</text:p>
              </table:table-cell>
              <table:table-cell office:value-type="float" office:value="6.1821E-017">
                <text:p>6.1821E-017</text:p>
              </table:table-cell>
              <table:table-cell office:value-type="float" office:value="1816.49166543">
                <text:p>1816.49166543</text:p>
              </table:table-cell>
              <table:table-cell office:value-type="float" office:value="0.0237493315865">
                <text:p>0.023749331586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99.131">
                <text:p>899.131</text:p>
              </table:table-cell>
              <table:table-cell office:value-type="float" office:value="8.98259E-017">
                <text:p>8.98259E-017</text:p>
              </table:table-cell>
              <table:table-cell office:value-type="float" office:value="1816.98105016">
                <text:p>1816.98105016</text:p>
              </table:table-cell>
              <table:table-cell office:value-type="float" office:value="0.0237290289077">
                <text:p>0.023729028907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04.126">
                <text:p>904.126</text:p>
              </table:table-cell>
              <table:table-cell office:value-type="float" office:value="1.2998E-016">
                <text:p>1.2998E-016</text:p>
              </table:table-cell>
              <table:table-cell office:value-type="float" office:value="1817.81187149">
                <text:p>1817.81187149</text:p>
              </table:table-cell>
              <table:table-cell office:value-type="float" office:value="0.0239630331612">
                <text:p>0.023963033161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09.121">
                <text:p>909.121</text:p>
              </table:table-cell>
              <table:table-cell office:value-type="float" office:value="1.8732E-016">
                <text:p>1.8732E-016</text:p>
              </table:table-cell>
              <table:table-cell office:value-type="float" office:value="1818.38996143">
                <text:p>1818.38996143</text:p>
              </table:table-cell>
              <table:table-cell office:value-type="float" office:value="0.0242424367334">
                <text:p>0.024242436733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14.116">
                <text:p>914.116</text:p>
              </table:table-cell>
              <table:table-cell office:value-type="float" office:value="2.68881E-016">
                <text:p>2.68881E-016</text:p>
              </table:table-cell>
              <table:table-cell office:value-type="float" office:value="1818.53780023">
                <text:p>1818.53780023</text:p>
              </table:table-cell>
              <table:table-cell office:value-type="float" office:value="0.0242351972627">
                <text:p>0.024235197262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19.111">
                <text:p>919.111</text:p>
              </table:table-cell>
              <table:table-cell office:value-type="float" office:value="3.8444E-016">
                <text:p>3.8444E-016</text:p>
              </table:table-cell>
              <table:table-cell office:value-type="float" office:value="1818.64648246">
                <text:p>1818.64648246</text:p>
              </table:table-cell>
              <table:table-cell office:value-type="float" office:value="0.0241560293667">
                <text:p>0.02415602936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24.106">
                <text:p>924.106</text:p>
              </table:table-cell>
              <table:table-cell office:value-type="float" office:value="5.47545E-016">
                <text:p>5.47545E-016</text:p>
              </table:table-cell>
              <table:table-cell office:value-type="float" office:value="1818.76270672">
                <text:p>1818.76270672</text:p>
              </table:table-cell>
              <table:table-cell office:value-type="float" office:value="0.0241273827849">
                <text:p>0.024127382784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29.101">
                <text:p>929.101</text:p>
              </table:table-cell>
              <table:table-cell office:value-type="float" office:value="7.76888E-016">
                <text:p>7.76888E-016</text:p>
              </table:table-cell>
              <table:table-cell office:value-type="float" office:value="1819.06724134">
                <text:p>1819.06724134</text:p>
              </table:table-cell>
              <table:table-cell office:value-type="float" office:value="0.0240381905813">
                <text:p>0.02403819058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34.096">
                <text:p>934.096</text:p>
              </table:table-cell>
              <table:table-cell office:value-type="float" office:value="1.09818E-015">
                <text:p>1.09818E-015</text:p>
              </table:table-cell>
              <table:table-cell office:value-type="float" office:value="1819.737447">
                <text:p>1819.737447</text:p>
              </table:table-cell>
              <table:table-cell office:value-type="float" office:value="0.0241806496546">
                <text:p>0.024180649654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39.091">
                <text:p>939.091</text:p>
              </table:table-cell>
              <table:table-cell office:value-type="float" office:value="1.54663E-015">
                <text:p>1.54663E-015</text:p>
              </table:table-cell>
              <table:table-cell office:value-type="float" office:value="1820.38064249">
                <text:p>1820.38064249</text:p>
              </table:table-cell>
              <table:table-cell office:value-type="float" office:value="0.0244064792699">
                <text:p>0.024406479269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44.086">
                <text:p>944.086</text:p>
              </table:table-cell>
              <table:table-cell office:value-type="float" office:value="2.17035E-015">
                <text:p>2.17035E-015</text:p>
              </table:table-cell>
              <table:table-cell office:value-type="float" office:value="1820.683004">
                <text:p>1820.683004</text:p>
              </table:table-cell>
              <table:table-cell office:value-type="float" office:value="0.0245253795603">
                <text:p>0.024525379560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49.081">
                <text:p>949.081</text:p>
              </table:table-cell>
              <table:table-cell office:value-type="float" office:value="3.03474E-015">
                <text:p>3.03474E-015</text:p>
              </table:table-cell>
              <table:table-cell office:value-type="float" office:value="1820.94729328">
                <text:p>1820.94729328</text:p>
              </table:table-cell>
              <table:table-cell office:value-type="float" office:value="0.0244498728856">
                <text:p>0.024449872885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54.076">
                <text:p>954.076</text:p>
              </table:table-cell>
              <table:table-cell office:value-type="float" office:value="4.22853E-015">
                <text:p>4.22853E-015</text:p>
              </table:table-cell>
              <table:table-cell office:value-type="float" office:value="1821.43580929">
                <text:p>1821.43580929</text:p>
              </table:table-cell>
              <table:table-cell office:value-type="float" office:value="0.0245340831832">
                <text:p>0.024534083183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59.071">
                <text:p>959.071</text:p>
              </table:table-cell>
              <table:table-cell office:value-type="float" office:value="5.87161E-015">
                <text:p>5.87161E-015</text:p>
              </table:table-cell>
              <table:table-cell office:value-type="float" office:value="1822.08758115">
                <text:p>1822.08758115</text:p>
              </table:table-cell>
              <table:table-cell office:value-type="float" office:value="0.0246560928453">
                <text:p>0.024656092845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64.066">
                <text:p>964.066</text:p>
              </table:table-cell>
              <table:table-cell office:value-type="float" office:value="8.12545E-015">
                <text:p>8.12545E-015</text:p>
              </table:table-cell>
              <table:table-cell office:value-type="float" office:value="1822.73293668">
                <text:p>1822.73293668</text:p>
              </table:table-cell>
              <table:table-cell office:value-type="float" office:value="0.0248861819252">
                <text:p>0.024886181925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69.061">
                <text:p>969.061</text:p>
              </table:table-cell>
              <table:table-cell office:value-type="float" office:value="0.0000000000000112068">
                <text:p>0.0000000000000112068</text:p>
              </table:table-cell>
              <table:table-cell office:value-type="float" office:value="1823.090684">
                <text:p>1823.090684</text:p>
              </table:table-cell>
              <table:table-cell office:value-type="float" office:value="0.0250038000068">
                <text:p>0.025003800006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74.056">
                <text:p>974.056</text:p>
              </table:table-cell>
              <table:table-cell office:value-type="float" office:value="0.0000000000000154059">
                <text:p>0.0000000000000154059</text:p>
              </table:table-cell>
              <table:table-cell office:value-type="float" office:value="1823.36319094">
                <text:p>1823.36319094</text:p>
              </table:table-cell>
              <table:table-cell office:value-type="float" office:value="0.024974776488">
                <text:p>0.02497477648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79.051">
                <text:p>979.051</text:p>
              </table:table-cell>
              <table:table-cell office:value-type="float" office:value="0.0000000000000211096">
                <text:p>0.0000000000000211096</text:p>
              </table:table-cell>
              <table:table-cell office:value-type="float" office:value="1823.95315992">
                <text:p>1823.95315992</text:p>
              </table:table-cell>
              <table:table-cell office:value-type="float" office:value="0.0250126423295">
                <text:p>0.025012642329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84.046">
                <text:p>984.046</text:p>
              </table:table-cell>
              <table:table-cell office:value-type="float" office:value="0.0000000000000288327">
                <text:p>0.0000000000000288327</text:p>
              </table:table-cell>
              <table:table-cell office:value-type="float" office:value="1824.52742246">
                <text:p>1824.52742246</text:p>
              </table:table-cell>
              <table:table-cell office:value-type="float" office:value="0.0252709420931">
                <text:p>0.025270942093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89.041">
                <text:p>989.041</text:p>
              </table:table-cell>
              <table:table-cell office:value-type="float" office:value="0.0000000000000392574">
                <text:p>0.0000000000000392574</text:p>
              </table:table-cell>
              <table:table-cell office:value-type="float" office:value="1824.94030086">
                <text:p>1824.94030086</text:p>
              </table:table-cell>
              <table:table-cell office:value-type="float" office:value="0.0252939326804">
                <text:p>0.025293932680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94.036">
                <text:p>994.036</text:p>
              </table:table-cell>
              <table:table-cell office:value-type="float" office:value="0.0000000000000532858">
                <text:p>0.0000000000000532858</text:p>
              </table:table-cell>
              <table:table-cell office:value-type="float" office:value="1825.61148738">
                <text:p>1825.61148738</text:p>
              </table:table-cell>
              <table:table-cell office:value-type="float" office:value="0.0254056352667">
                <text:p>0.025405635266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99.031">
                <text:p>999.031</text:p>
              </table:table-cell>
              <table:table-cell office:value-type="float" office:value="0.0000000000000721065">
                <text:p>0.0000000000000721065</text:p>
              </table:table-cell>
              <table:table-cell office:value-type="float" office:value="1826.72026354">
                <text:p>1826.72026354</text:p>
              </table:table-cell>
              <table:table-cell office:value-type="float" office:value="0.0256650157952">
                <text:p>0.025665015795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04.03">
                <text:p>1004.03</text:p>
              </table:table-cell>
              <table:table-cell office:value-type="float" office:value="0.0000000000000972815">
                <text:p>0.0000000000000972815</text:p>
              </table:table-cell>
              <table:table-cell office:value-type="float" office:value="1827.58232165">
                <text:p>1827.58232165</text:p>
              </table:table-cell>
              <table:table-cell office:value-type="float" office:value="0.0261859823934">
                <text:p>0.026185982393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09.02">
                <text:p>1009.02</text:p>
              </table:table-cell>
              <table:table-cell office:value-type="float" office:value="0.000000000000130857">
                <text:p>0.000000000000130857</text:p>
              </table:table-cell>
              <table:table-cell office:value-type="float" office:value="1827.84761651">
                <text:p>1827.84761651</text:p>
              </table:table-cell>
              <table:table-cell office:value-type="float" office:value="0.0262212743355">
                <text:p>0.026221274335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14.02">
                <text:p>1014.02</text:p>
              </table:table-cell>
              <table:table-cell office:value-type="float" office:value="0.000000000000175509">
                <text:p>0.000000000000175509</text:p>
              </table:table-cell>
              <table:table-cell office:value-type="float" office:value="1829.38151141">
                <text:p>1829.38151141</text:p>
              </table:table-cell>
              <table:table-cell office:value-type="float" office:value="0.0261793453078">
                <text:p>0.026179345307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19.01">
                <text:p>1019.01</text:p>
              </table:table-cell>
              <table:table-cell office:value-type="float" office:value="0.000000000000234719">
                <text:p>0.000000000000234719</text:p>
              </table:table-cell>
              <table:table-cell office:value-type="float" office:value="1830.990873">
                <text:p>1830.990873</text:p>
              </table:table-cell>
              <table:table-cell office:value-type="float" office:value="0.0274317052805">
                <text:p>0.027431705280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24.01">
                <text:p>1024.01</text:p>
              </table:table-cell>
              <table:table-cell office:value-type="float" office:value="0.000000000000313016">
                <text:p>0.000000000000313016</text:p>
              </table:table-cell>
              <table:table-cell office:value-type="float" office:value="1832.36321588">
                <text:p>1832.36321588</text:p>
              </table:table-cell>
              <table:table-cell office:value-type="float" office:value="0.0274647424155">
                <text:p>0.027464742415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29">
                <text:p>1029</text:p>
              </table:table-cell>
              <table:table-cell office:value-type="float" office:value="0.000000000000416265">
                <text:p>0.000000000000416265</text:p>
              </table:table-cell>
              <table:table-cell office:value-type="float" office:value="1833.67689636">
                <text:p>1833.67689636</text:p>
              </table:table-cell>
              <table:table-cell office:value-type="float" office:value="0.0285300077512">
                <text:p>0.028530007751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34">
                <text:p>1034</text:p>
              </table:table-cell>
              <table:table-cell office:value-type="float" office:value="0.00000000000055205">
                <text:p>0.00000000000055205</text:p>
              </table:table-cell>
              <table:table-cell office:value-type="float" office:value="1833.96362396">
                <text:p>1833.96362396</text:p>
              </table:table-cell>
              <table:table-cell office:value-type="float" office:value="0.0285009749822">
                <text:p>0.028500974982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38.99">
                <text:p>1038.99</text:p>
              </table:table-cell>
              <table:table-cell office:value-type="float" office:value="0.000000000000730143">
                <text:p>0.000000000000730143</text:p>
              </table:table-cell>
              <table:table-cell office:value-type="float" office:value="1834.23829507">
                <text:p>1834.23829507</text:p>
              </table:table-cell>
              <table:table-cell office:value-type="float" office:value="0.0285364783009">
                <text:p>0.028536478300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43.99">
                <text:p>1043.99</text:p>
              </table:table-cell>
              <table:table-cell office:value-type="float" office:value="0.000000000000963108">
                <text:p>0.000000000000963108</text:p>
              </table:table-cell>
              <table:table-cell office:value-type="float" office:value="1835.22647551">
                <text:p>1835.22647551</text:p>
              </table:table-cell>
              <table:table-cell office:value-type="float" office:value="0.0284933070875">
                <text:p>0.028493307087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48.98">
                <text:p>1048.98</text:p>
              </table:table-cell>
              <table:table-cell office:value-type="float" office:value="0.00000000000126706">
                <text:p>0.00000000000126706</text:p>
              </table:table-cell>
              <table:table-cell office:value-type="float" office:value="1836.27924427">
                <text:p>1836.27924427</text:p>
              </table:table-cell>
              <table:table-cell office:value-type="float" office:value="0.0292615103597">
                <text:p>0.029261510359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53.98">
                <text:p>1053.98</text:p>
              </table:table-cell>
              <table:table-cell office:value-type="float" office:value="0.00000000000166261">
                <text:p>0.00000000000166261</text:p>
              </table:table-cell>
              <table:table-cell office:value-type="float" office:value="1837.05917716">
                <text:p>1837.05917716</text:p>
              </table:table-cell>
              <table:table-cell office:value-type="float" office:value="0.029284742812">
                <text:p>0.02928474281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58.97">
                <text:p>1058.97</text:p>
              </table:table-cell>
              <table:table-cell office:value-type="float" office:value="0.00000000000217605">
                <text:p>0.00000000000217605</text:p>
              </table:table-cell>
              <table:table-cell office:value-type="float" office:value="1837.689626">
                <text:p>1837.689626</text:p>
              </table:table-cell>
              <table:table-cell office:value-type="float" office:value="0.0297700703116">
                <text:p>0.029770070311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63.97">
                <text:p>1063.97</text:p>
              </table:table-cell>
              <table:table-cell office:value-type="float" office:value="0.00000000000284087">
                <text:p>0.00000000000284087</text:p>
              </table:table-cell>
              <table:table-cell office:value-type="float" office:value="1837.7559855">
                <text:p>1837.7559855</text:p>
              </table:table-cell>
              <table:table-cell office:value-type="float" office:value="0.0296448980052">
                <text:p>0.029644898005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68.96">
                <text:p>1068.96</text:p>
              </table:table-cell>
              <table:table-cell office:value-type="float" office:value="0.00000000000369958">
                <text:p>0.00000000000369958</text:p>
              </table:table-cell>
              <table:table-cell office:value-type="float" office:value="1838.05046245">
                <text:p>1838.05046245</text:p>
              </table:table-cell>
              <table:table-cell office:value-type="float" office:value="0.029542306816">
                <text:p>0.02954230681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73.96">
                <text:p>1073.96</text:p>
              </table:table-cell>
              <table:table-cell office:value-type="float" office:value="0.00000000000480602">
                <text:p>0.00000000000480602</text:p>
              </table:table-cell>
              <table:table-cell office:value-type="float" office:value="1838.35406756">
                <text:p>1838.35406756</text:p>
              </table:table-cell>
              <table:table-cell office:value-type="float" office:value="0.0296488976928">
                <text:p>0.029648897692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78.95">
                <text:p>1078.95</text:p>
              </table:table-cell>
              <table:table-cell office:value-type="float" office:value="0.00000000000622826">
                <text:p>0.00000000000622826</text:p>
              </table:table-cell>
              <table:table-cell office:value-type="float" office:value="1838.54944968">
                <text:p>1838.54944968</text:p>
              </table:table-cell>
              <table:table-cell office:value-type="float" office:value="0.0295512027934">
                <text:p>0.029551202793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83.95">
                <text:p>1083.95</text:p>
              </table:table-cell>
              <table:table-cell office:value-type="float" office:value="0.00000000000805212">
                <text:p>0.00000000000805212</text:p>
              </table:table-cell>
              <table:table-cell office:value-type="float" office:value="1838.71067107">
                <text:p>1838.71067107</text:p>
              </table:table-cell>
              <table:table-cell office:value-type="float" office:value="0.0295469340239">
                <text:p>0.029546934023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88.94">
                <text:p>1088.94</text:p>
              </table:table-cell>
              <table:table-cell office:value-type="float" office:value="0.0000000000103856">
                <text:p>0.0000000000103856</text:p>
              </table:table-cell>
              <table:table-cell office:value-type="float" office:value="1839.21239698">
                <text:p>1839.21239698</text:p>
              </table:table-cell>
              <table:table-cell office:value-type="float" office:value="0.0294094812948">
                <text:p>0.029409481294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93.94">
                <text:p>1093.94</text:p>
              </table:table-cell>
              <table:table-cell office:value-type="float" office:value="0.0000000000133642">
                <text:p>0.0000000000133642</text:p>
              </table:table-cell>
              <table:table-cell office:value-type="float" office:value="1839.99758006">
                <text:p>1839.99758006</text:p>
              </table:table-cell>
              <table:table-cell office:value-type="float" office:value="0.0297524402565">
                <text:p>0.029752440256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98.93">
                <text:p>1098.93</text:p>
              </table:table-cell>
              <table:table-cell office:value-type="float" office:value="0.0000000000171576">
                <text:p>0.0000000000171576</text:p>
              </table:table-cell>
              <table:table-cell office:value-type="float" office:value="1840.38798697">
                <text:p>1840.38798697</text:p>
              </table:table-cell>
              <table:table-cell office:value-type="float" office:value="0.0299196549813">
                <text:p>0.029919654981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103.93">
                <text:p>1103.93</text:p>
              </table:table-cell>
              <table:table-cell office:value-type="float" office:value="0.0000000000219781">
                <text:p>0.0000000000219781</text:p>
              </table:table-cell>
              <table:table-cell office:value-type="float" office:value="1840.81892974">
                <text:p>1840.81892974</text:p>
              </table:table-cell>
              <table:table-cell office:value-type="float" office:value="0.0298444870488">
                <text:p>0.029844487048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108.92">
                <text:p>1108.92</text:p>
              </table:table-cell>
              <table:table-cell office:value-type="float" office:value="0.0000000000280902">
                <text:p>0.0000000000280902</text:p>
              </table:table-cell>
              <table:table-cell office:value-type="float" office:value="1841.50052665">
                <text:p>1841.50052665</text:p>
              </table:table-cell>
              <table:table-cell office:value-type="float" office:value="0.0300548549621">
                <text:p>0.030054854962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113.92">
                <text:p>1113.92</text:p>
              </table:table-cell>
              <table:table-cell office:value-type="float" office:value="0.0000000000358232">
                <text:p>0.0000000000358232</text:p>
              </table:table-cell>
              <table:table-cell office:value-type="float" office:value="1841.90942463">
                <text:p>1841.90942463</text:p>
              </table:table-cell>
              <table:table-cell office:value-type="float" office:value="0.0302482558684">
                <text:p>0.030248255868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118.91">
                <text:p>1118.91</text:p>
              </table:table-cell>
              <table:table-cell office:value-type="float" office:value="0.0000000000455859">
                <text:p>0.0000000000455859</text:p>
              </table:table-cell>
              <table:table-cell office:value-type="float" office:value="1842.25999371">
                <text:p>1842.25999371</text:p>
              </table:table-cell>
              <table:table-cell office:value-type="float" office:value="0.0301616993442">
                <text:p>0.030161699344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23.91">
                <text:p>1123.91</text:p>
              </table:table-cell>
              <table:table-cell office:value-type="float" office:value="0.000000000057885">
                <text:p>0.000000000057885</text:p>
              </table:table-cell>
              <table:table-cell office:value-type="float" office:value="1842.62618343">
                <text:p>1842.62618343</text:p>
              </table:table-cell>
              <table:table-cell office:value-type="float" office:value="0.0302908914109">
                <text:p>0.030290891410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28.9">
                <text:p>1128.9</text:p>
              </table:table-cell>
              <table:table-cell office:value-type="float" office:value="0.0000000000733473">
                <text:p>0.0000000000733473</text:p>
              </table:table-cell>
              <table:table-cell office:value-type="float" office:value="1842.78907062">
                <text:p>1842.78907062</text:p>
              </table:table-cell>
              <table:table-cell office:value-type="float" office:value="0.0302191011274">
                <text:p>0.030219101127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33.9">
                <text:p>1133.9</text:p>
              </table:table-cell>
              <table:table-cell office:value-type="float" office:value="0.0000000000927462">
                <text:p>0.0000000000927462</text:p>
              </table:table-cell>
              <table:table-cell office:value-type="float" office:value="1843.18142859">
                <text:p>1843.18142859</text:p>
              </table:table-cell>
              <table:table-cell office:value-type="float" office:value="0.0301272125574">
                <text:p>0.030127212557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38.89">
                <text:p>1138.89</text:p>
              </table:table-cell>
              <table:table-cell office:value-type="float" office:value="0.000000000117035">
                <text:p>0.000000000117035</text:p>
              </table:table-cell>
              <table:table-cell office:value-type="float" office:value="1843.53421999">
                <text:p>1843.53421999</text:p>
              </table:table-cell>
              <table:table-cell office:value-type="float" office:value="0.0302988273041">
                <text:p>0.030298827304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43.89">
                <text:p>1143.89</text:p>
              </table:table-cell>
              <table:table-cell office:value-type="float" office:value="0.000000000147384">
                <text:p>0.000000000147384</text:p>
              </table:table-cell>
              <table:table-cell office:value-type="float" office:value="1843.75853561">
                <text:p>1843.75853561</text:p>
              </table:table-cell>
              <table:table-cell office:value-type="float" office:value="0.0301657629499">
                <text:p>0.030165762949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48.88">
                <text:p>1148.88</text:p>
              </table:table-cell>
              <table:table-cell office:value-type="float" office:value="0.000000000185231">
                <text:p>0.000000000185231</text:p>
              </table:table-cell>
              <table:table-cell office:value-type="float" office:value="1844.02316234">
                <text:p>1844.02316234</text:p>
              </table:table-cell>
              <table:table-cell office:value-type="float" office:value="0.0302030417744">
                <text:p>0.030203041774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53.88">
                <text:p>1153.88</text:p>
              </table:table-cell>
              <table:table-cell office:value-type="float" office:value="0.000000000232338">
                <text:p>0.000000000232338</text:p>
              </table:table-cell>
              <table:table-cell office:value-type="float" office:value="1844.16610774">
                <text:p>1844.16610774</text:p>
              </table:table-cell>
              <table:table-cell office:value-type="float" office:value="0.0301038335613">
                <text:p>0.030103833561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58.87">
                <text:p>1158.87</text:p>
              </table:table-cell>
              <table:table-cell office:value-type="float" office:value="0.000000000290856">
                <text:p>0.000000000290856</text:p>
              </table:table-cell>
              <table:table-cell office:value-type="float" office:value="1844.49909331">
                <text:p>1844.49909331</text:p>
              </table:table-cell>
              <table:table-cell office:value-type="float" office:value="0.0300092230029">
                <text:p>0.030009223002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63.87">
                <text:p>1163.87</text:p>
              </table:table-cell>
              <table:table-cell office:value-type="float" office:value="0.000000000363411">
                <text:p>0.000000000363411</text:p>
              </table:table-cell>
              <table:table-cell office:value-type="float" office:value="1844.84072462">
                <text:p>1844.84072462</text:p>
              </table:table-cell>
              <table:table-cell office:value-type="float" office:value="0.0301119432005">
                <text:p>0.030111943200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68.86">
                <text:p>1168.86</text:p>
              </table:table-cell>
              <table:table-cell office:value-type="float" office:value="0.000000000453201">
                <text:p>0.000000000453201</text:p>
              </table:table-cell>
              <table:table-cell office:value-type="float" office:value="1845.19092976">
                <text:p>1845.19092976</text:p>
              </table:table-cell>
              <table:table-cell office:value-type="float" office:value="0.0300241194792">
                <text:p>0.030024119479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73.86">
                <text:p>1173.86</text:p>
              </table:table-cell>
              <table:table-cell office:value-type="float" office:value="0.000000000564115">
                <text:p>0.000000000564115</text:p>
              </table:table-cell>
              <table:table-cell office:value-type="float" office:value="1845.90249764">
                <text:p>1845.90249764</text:p>
              </table:table-cell>
              <table:table-cell office:value-type="float" office:value="0.0301354388514">
                <text:p>0.030135438851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78.85">
                <text:p>1178.85</text:p>
              </table:table-cell>
              <table:table-cell office:value-type="float" office:value="0.000000000700873">
                <text:p>0.000000000700873</text:p>
              </table:table-cell>
              <table:table-cell office:value-type="float" office:value="1846.50232873">
                <text:p>1846.50232873</text:p>
              </table:table-cell>
              <table:table-cell office:value-type="float" office:value="0.0304315934258">
                <text:p>0.030431593425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83.85">
                <text:p>1183.85</text:p>
              </table:table-cell>
              <table:table-cell office:value-type="float" office:value="0.000000000869191">
                <text:p>0.000000000869191</text:p>
              </table:table-cell>
              <table:table-cell office:value-type="float" office:value="1846.84100141">
                <text:p>1846.84100141</text:p>
              </table:table-cell>
              <table:table-cell office:value-type="float" office:value="0.030420052767">
                <text:p>0.0304200527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88.84">
                <text:p>1188.84</text:p>
              </table:table-cell>
              <table:table-cell office:value-type="float" office:value="0.00000000107598">
                <text:p>0.00000000107598</text:p>
              </table:table-cell>
              <table:table-cell office:value-type="float" office:value="1847.02783762">
                <text:p>1847.02783762</text:p>
              </table:table-cell>
              <table:table-cell office:value-type="float" office:value="0.0304114322198">
                <text:p>0.030411432219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93.84">
                <text:p>1193.84</text:p>
              </table:table-cell>
              <table:table-cell office:value-type="float" office:value="0.0000000013296">
                <text:p>0.0000000013296</text:p>
              </table:table-cell>
              <table:table-cell office:value-type="float" office:value="1847.23786303">
                <text:p>1847.23786303</text:p>
              </table:table-cell>
              <table:table-cell office:value-type="float" office:value="0.0302590132305">
                <text:p>0.030259013230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98.83">
                <text:p>1198.83</text:p>
              </table:table-cell>
              <table:table-cell office:value-type="float" office:value="0.0000000016401">
                <text:p>0.0000000016401</text:p>
              </table:table-cell>
              <table:table-cell office:value-type="float" office:value="1847.95444321">
                <text:p>1847.95444321</text:p>
              </table:table-cell>
              <table:table-cell office:value-type="float" office:value="0.0302949678038">
                <text:p>0.030294967803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203.83">
                <text:p>1203.83</text:p>
              </table:table-cell>
              <table:table-cell office:value-type="float" office:value="0.00000000201958">
                <text:p>0.00000000201958</text:p>
              </table:table-cell>
              <table:table-cell office:value-type="float" office:value="1848.62584707">
                <text:p>1848.62584707</text:p>
              </table:table-cell>
              <table:table-cell office:value-type="float" office:value="0.0306607636292">
                <text:p>0.030660763629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208.82">
                <text:p>1208.82</text:p>
              </table:table-cell>
              <table:table-cell office:value-type="float" office:value="0.0000000024826">
                <text:p>0.0000000024826</text:p>
              </table:table-cell>
              <table:table-cell office:value-type="float" office:value="1849.1280868">
                <text:p>1849.1280868</text:p>
              </table:table-cell>
              <table:table-cell office:value-type="float" office:value="0.0306466532673">
                <text:p>0.030646653267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213.82">
                <text:p>1213.82</text:p>
              </table:table-cell>
              <table:table-cell office:value-type="float" office:value="0.0000000030466">
                <text:p>0.0000000030466</text:p>
              </table:table-cell>
              <table:table-cell office:value-type="float" office:value="1849.76271795">
                <text:p>1849.76271795</text:p>
              </table:table-cell>
              <table:table-cell office:value-type="float" office:value="0.0308283073799">
                <text:p>0.030828307379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218.81">
                <text:p>1218.81</text:p>
              </table:table-cell>
              <table:table-cell office:value-type="float" office:value="0.00000000373245">
                <text:p>0.00000000373245</text:p>
              </table:table-cell>
              <table:table-cell office:value-type="float" office:value="1850.29270898">
                <text:p>1850.29270898</text:p>
              </table:table-cell>
              <table:table-cell office:value-type="float" office:value="0.0309562406594">
                <text:p>0.030956240659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223.81">
                <text:p>1223.81</text:p>
              </table:table-cell>
              <table:table-cell office:value-type="float" office:value="0.00000000456513">
                <text:p>0.00000000456513</text:p>
              </table:table-cell>
              <table:table-cell office:value-type="float" office:value="1851.28611745">
                <text:p>1851.28611745</text:p>
              </table:table-cell>
              <table:table-cell office:value-type="float" office:value="0.0310229360993">
                <text:p>0.031022936099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28.8">
                <text:p>1228.8</text:p>
              </table:table-cell>
              <table:table-cell office:value-type="float" office:value="0.00000000557444">
                <text:p>0.00000000557444</text:p>
              </table:table-cell>
              <table:table-cell office:value-type="float" office:value="1852.21469718">
                <text:p>1852.21469718</text:p>
              </table:table-cell>
              <table:table-cell office:value-type="float" office:value="0.0316585015566">
                <text:p>0.031658501556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33.8">
                <text:p>1233.8</text:p>
              </table:table-cell>
              <table:table-cell office:value-type="float" office:value="0.0000000067959">
                <text:p>0.0000000067959</text:p>
              </table:table-cell>
              <table:table-cell office:value-type="float" office:value="1852.88066891">
                <text:p>1852.88066891</text:p>
              </table:table-cell>
              <table:table-cell office:value-type="float" office:value="0.0316526365105">
                <text:p>0.031652636510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38.79">
                <text:p>1238.79</text:p>
              </table:table-cell>
              <table:table-cell office:value-type="float" office:value="0.00000000827177">
                <text:p>0.00000000827177</text:p>
              </table:table-cell>
              <table:table-cell office:value-type="float" office:value="1853.48148219">
                <text:p>1853.48148219</text:p>
              </table:table-cell>
              <table:table-cell office:value-type="float" office:value="0.0320012283424">
                <text:p>0.032001228342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43.79">
                <text:p>1243.79</text:p>
              </table:table-cell>
              <table:table-cell office:value-type="float" office:value="0.0000000100523">
                <text:p>0.0000000100523</text:p>
              </table:table-cell>
              <table:table-cell office:value-type="float" office:value="1853.68295663">
                <text:p>1853.68295663</text:p>
              </table:table-cell>
              <table:table-cell office:value-type="float" office:value="0.0319209457">
                <text:p>0.031920945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48.78">
                <text:p>1248.78</text:p>
              </table:table-cell>
              <table:table-cell office:value-type="float" office:value="0.000000012197">
                <text:p>0.000000012197</text:p>
              </table:table-cell>
              <table:table-cell office:value-type="float" office:value="1853.9328814">
                <text:p>1853.9328814</text:p>
              </table:table-cell>
              <table:table-cell office:value-type="float" office:value="0.0318179079132">
                <text:p>0.031817907913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53.78">
                <text:p>1253.78</text:p>
              </table:table-cell>
              <table:table-cell office:value-type="float" office:value="0.0000000147766">
                <text:p>0.0000000147766</text:p>
              </table:table-cell>
              <table:table-cell office:value-type="float" office:value="1854.39903629">
                <text:p>1854.39903629</text:p>
              </table:table-cell>
              <table:table-cell office:value-type="float" office:value="0.0317890425834">
                <text:p>0.031789042583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58.77">
                <text:p>1258.77</text:p>
              </table:table-cell>
              <table:table-cell office:value-type="float" office:value="0.0000000178744">
                <text:p>0.0000000178744</text:p>
              </table:table-cell>
              <table:table-cell office:value-type="float" office:value="1854.98308257">
                <text:p>1854.98308257</text:p>
              </table:table-cell>
              <table:table-cell office:value-type="float" office:value="0.0319272862566">
                <text:p>0.031927286256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63.77">
                <text:p>1263.77</text:p>
              </table:table-cell>
              <table:table-cell office:value-type="float" office:value="0.0000000215892">
                <text:p>0.0000000215892</text:p>
              </table:table-cell>
              <table:table-cell office:value-type="float" office:value="1855.35883191">
                <text:p>1855.35883191</text:p>
              </table:table-cell>
              <table:table-cell office:value-type="float" office:value="0.0320274881179">
                <text:p>0.032027488117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68.76">
                <text:p>1268.76</text:p>
              </table:table-cell>
              <table:table-cell office:value-type="float" office:value="0.0000000260373">
                <text:p>0.0000000260373</text:p>
              </table:table-cell>
              <table:table-cell office:value-type="float" office:value="1856.02009074">
                <text:p>1856.02009074</text:p>
              </table:table-cell>
              <table:table-cell office:value-type="float" office:value="0.0319294309614">
                <text:p>0.031929430961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73.76">
                <text:p>1273.76</text:p>
              </table:table-cell>
              <table:table-cell office:value-type="float" office:value="0.0000000313557">
                <text:p>0.0000000313557</text:p>
              </table:table-cell>
              <table:table-cell office:value-type="float" office:value="1856.87491774">
                <text:p>1856.87491774</text:p>
              </table:table-cell>
              <table:table-cell office:value-type="float" office:value="0.0323467403786">
                <text:p>0.032346740378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78.75">
                <text:p>1278.75</text:p>
              </table:table-cell>
              <table:table-cell office:value-type="float" office:value="0.0000000377058">
                <text:p>0.0000000377058</text:p>
              </table:table-cell>
              <table:table-cell office:value-type="float" office:value="1857.26277327">
                <text:p>1857.26277327</text:p>
              </table:table-cell>
              <table:table-cell office:value-type="float" office:value="0.0324641838388">
                <text:p>0.032464183838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83.75">
                <text:p>1283.75</text:p>
              </table:table-cell>
              <table:table-cell office:value-type="float" office:value="0.0000000452767">
                <text:p>0.0000000452767</text:p>
              </table:table-cell>
              <table:table-cell office:value-type="float" office:value="1857.86576848">
                <text:p>1857.86576848</text:p>
              </table:table-cell>
              <table:table-cell office:value-type="float" office:value="0.0323521480086">
                <text:p>0.032352148008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88.74">
                <text:p>1288.74</text:p>
              </table:table-cell>
              <table:table-cell office:value-type="float" office:value="0.0000000542908">
                <text:p>0.0000000542908</text:p>
              </table:table-cell>
              <table:table-cell office:value-type="float" office:value="1858.48396668">
                <text:p>1858.48396668</text:p>
              </table:table-cell>
              <table:table-cell office:value-type="float" office:value="0.0327105528477">
                <text:p>0.032710552847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93.74">
                <text:p>1293.74</text:p>
              </table:table-cell>
              <table:table-cell office:value-type="float" office:value="0.0000000650083">
                <text:p>0.0000000650083</text:p>
              </table:table-cell>
              <table:table-cell office:value-type="float" office:value="1858.67825771">
                <text:p>1858.67825771</text:p>
              </table:table-cell>
              <table:table-cell office:value-type="float" office:value="0.0326160452382">
                <text:p>0.032616045238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98.73">
                <text:p>1298.73</text:p>
              </table:table-cell>
              <table:table-cell office:value-type="float" office:value="0.0000000777337">
                <text:p>0.0000000777337</text:p>
              </table:table-cell>
              <table:table-cell office:value-type="float" office:value="1858.8813472">
                <text:p>1858.8813472</text:p>
              </table:table-cell>
              <table:table-cell office:value-type="float" office:value="0.032488236966">
                <text:p>0.03248823696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303.73">
                <text:p>1303.73</text:p>
              </table:table-cell>
              <table:table-cell office:value-type="float" office:value="0.0000000928229">
                <text:p>0.0000000928229</text:p>
              </table:table-cell>
              <table:table-cell office:value-type="float" office:value="1859.01754971">
                <text:p>1859.01754971</text:p>
              </table:table-cell>
              <table:table-cell office:value-type="float" office:value="0.0323901565654">
                <text:p>0.032390156565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308.72">
                <text:p>1308.72</text:p>
              </table:table-cell>
              <table:table-cell office:value-type="float" office:value="0.000000110691">
                <text:p>0.000000110691</text:p>
              </table:table-cell>
              <table:table-cell office:value-type="float" office:value="1859.17240265">
                <text:p>1859.17240265</text:p>
              </table:table-cell>
              <table:table-cell office:value-type="float" office:value="0.0321956991496">
                <text:p>0.032195699149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313.72">
                <text:p>1313.72</text:p>
              </table:table-cell>
              <table:table-cell office:value-type="float" office:value="0.000000131822">
                <text:p>0.000000131822</text:p>
              </table:table-cell>
              <table:table-cell office:value-type="float" office:value="1859.37031928">
                <text:p>1859.37031928</text:p>
              </table:table-cell>
              <table:table-cell office:value-type="float" office:value="0.0321217282358">
                <text:p>0.032121728235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318.71">
                <text:p>1318.71</text:p>
              </table:table-cell>
              <table:table-cell office:value-type="float" office:value="0.00000015678">
                <text:p>0.00000015678</text:p>
              </table:table-cell>
              <table:table-cell office:value-type="float" office:value="1859.49228245">
                <text:p>1859.49228245</text:p>
              </table:table-cell>
              <table:table-cell office:value-type="float" office:value="0.0319699887566">
                <text:p>0.031969988756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323.71">
                <text:p>1323.71</text:p>
              </table:table-cell>
              <table:table-cell office:value-type="float" office:value="0.000000186218">
                <text:p>0.000000186218</text:p>
              </table:table-cell>
              <table:table-cell office:value-type="float" office:value="1859.55673352">
                <text:p>1859.55673352</text:p>
              </table:table-cell>
              <table:table-cell office:value-type="float" office:value="0.0317496982418">
                <text:p>0.031749698241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28.7">
                <text:p>1328.7</text:p>
              </table:table-cell>
              <table:table-cell office:value-type="float" office:value="0.000000220899">
                <text:p>0.000000220899</text:p>
              </table:table-cell>
              <table:table-cell office:value-type="float" office:value="1859.98714102">
                <text:p>1859.98714102</text:p>
              </table:table-cell>
              <table:table-cell office:value-type="float" office:value="0.0315878553">
                <text:p>0.031587855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33.7">
                <text:p>1333.7</text:p>
              </table:table-cell>
              <table:table-cell office:value-type="float" office:value="0.000000261703">
                <text:p>0.000000261703</text:p>
              </table:table-cell>
              <table:table-cell office:value-type="float" office:value="1860.75771908">
                <text:p>1860.75771908</text:p>
              </table:table-cell>
              <table:table-cell office:value-type="float" office:value="0.0318301296261">
                <text:p>0.031830129626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38.69">
                <text:p>1338.69</text:p>
              </table:table-cell>
              <table:table-cell office:value-type="float" office:value="0.000000309653">
                <text:p>0.000000309653</text:p>
              </table:table-cell>
              <table:table-cell office:value-type="float" office:value="1861.26509968">
                <text:p>1861.26509968</text:p>
              </table:table-cell>
              <table:table-cell office:value-type="float" office:value="0.0319817847005">
                <text:p>0.031981784700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43.69">
                <text:p>1343.69</text:p>
              </table:table-cell>
              <table:table-cell office:value-type="float" office:value="0.00000036593">
                <text:p>0.00000036593</text:p>
              </table:table-cell>
              <table:table-cell office:value-type="float" office:value="1861.45820879">
                <text:p>1861.45820879</text:p>
              </table:table-cell>
              <table:table-cell office:value-type="float" office:value="0.0319319229239">
                <text:p>0.031931922923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48.68">
                <text:p>1348.68</text:p>
              </table:table-cell>
              <table:table-cell office:value-type="float" office:value="0.0000004319">
                <text:p>0.0000004319</text:p>
              </table:table-cell>
              <table:table-cell office:value-type="float" office:value="1861.59548831">
                <text:p>1861.59548831</text:p>
              </table:table-cell>
              <table:table-cell office:value-type="float" office:value="0.0317312280051">
                <text:p>0.031731228005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53.68">
                <text:p>1353.68</text:p>
              </table:table-cell>
              <table:table-cell office:value-type="float" office:value="0.000000509141">
                <text:p>0.000000509141</text:p>
              </table:table-cell>
              <table:table-cell office:value-type="float" office:value="1862.06718118">
                <text:p>1862.06718118</text:p>
              </table:table-cell>
              <table:table-cell office:value-type="float" office:value="0.0316139151124">
                <text:p>0.031613915112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58.67">
                <text:p>1358.67</text:p>
              </table:table-cell>
              <table:table-cell office:value-type="float" office:value="0.000000599469">
                <text:p>0.000000599469</text:p>
              </table:table-cell>
              <table:table-cell office:value-type="float" office:value="1863.09927199">
                <text:p>1863.09927199</text:p>
              </table:table-cell>
              <table:table-cell office:value-type="float" office:value="0.0317793787043">
                <text:p>0.031779378704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63.67">
                <text:p>1363.67</text:p>
              </table:table-cell>
              <table:table-cell office:value-type="float" office:value="0.000000704978">
                <text:p>0.000000704978</text:p>
              </table:table-cell>
              <table:table-cell office:value-type="float" office:value="1863.82707829">
                <text:p>1863.82707829</text:p>
              </table:table-cell>
              <table:table-cell office:value-type="float" office:value="0.0322796790321">
                <text:p>0.032279679032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68.66">
                <text:p>1368.66</text:p>
              </table:table-cell>
              <table:table-cell office:value-type="float" office:value="0.000000828077">
                <text:p>0.000000828077</text:p>
              </table:table-cell>
              <table:table-cell office:value-type="float" office:value="1864.59721024">
                <text:p>1864.59721024</text:p>
              </table:table-cell>
              <table:table-cell office:value-type="float" office:value="0.0321050264412">
                <text:p>0.032105026441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73.66">
                <text:p>1373.66</text:p>
              </table:table-cell>
              <table:table-cell office:value-type="float" office:value="0.000000971533">
                <text:p>0.000000971533</text:p>
              </table:table-cell>
              <table:table-cell office:value-type="float" office:value="1865.31300378">
                <text:p>1865.31300378</text:p>
              </table:table-cell>
              <table:table-cell office:value-type="float" office:value="0.0326035868324">
                <text:p>0.032603586832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78.65">
                <text:p>1378.65</text:p>
              </table:table-cell>
              <table:table-cell office:value-type="float" office:value="0.00000113852">
                <text:p>0.00000113852</text:p>
              </table:table-cell>
              <table:table-cell office:value-type="float" office:value="1865.34381767">
                <text:p>1865.34381767</text:p>
              </table:table-cell>
              <table:table-cell office:value-type="float" office:value="0.0324098489907">
                <text:p>0.032409848990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83.65">
                <text:p>1383.65</text:p>
              </table:table-cell>
              <table:table-cell office:value-type="float" office:value="0.00000133269">
                <text:p>0.00000133269</text:p>
              </table:table-cell>
              <table:table-cell office:value-type="float" office:value="1865.75239115">
                <text:p>1865.75239115</text:p>
              </table:table-cell>
              <table:table-cell office:value-type="float" office:value="0.0321895630905">
                <text:p>0.032189563090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388.64">
                <text:p>1388.64</text:p>
              </table:table-cell>
              <table:table-cell office:value-type="float" office:value="0.0000015582">
                <text:p>0.0000015582</text:p>
              </table:table-cell>
              <table:table-cell office:value-type="float" office:value="1866.18574045">
                <text:p>1866.18574045</text:p>
              </table:table-cell>
              <table:table-cell office:value-type="float" office:value="0.0323639708816">
                <text:p>0.032363970881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93.64">
                <text:p>1393.64</text:p>
              </table:table-cell>
              <table:table-cell office:value-type="float" office:value="0.00000181983">
                <text:p>0.00000181983</text:p>
              </table:table-cell>
              <table:table-cell office:value-type="float" office:value="1866.65903782">
                <text:p>1866.65903782</text:p>
              </table:table-cell>
              <table:table-cell office:value-type="float" office:value="0.0321680099794">
                <text:p>0.032168009979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98.63">
                <text:p>1398.63</text:p>
              </table:table-cell>
              <table:table-cell office:value-type="float" office:value="0.00000212303">
                <text:p>0.00000212303</text:p>
              </table:table-cell>
              <table:table-cell office:value-type="float" office:value="1867.32684341">
                <text:p>1867.32684341</text:p>
              </table:table-cell>
              <table:table-cell office:value-type="float" office:value="0.0323856647065">
                <text:p>0.032385664706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403.63">
                <text:p>1403.63</text:p>
              </table:table-cell>
              <table:table-cell office:value-type="float" office:value="0.00000247403">
                <text:p>0.00000247403</text:p>
              </table:table-cell>
              <table:table-cell office:value-type="float" office:value="1867.60813116">
                <text:p>1867.60813116</text:p>
              </table:table-cell>
              <table:table-cell office:value-type="float" office:value="0.0324009825291">
                <text:p>0.032400982529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408.62">
                <text:p>1408.62</text:p>
              </table:table-cell>
              <table:table-cell office:value-type="float" office:value="0.00000287994">
                <text:p>0.00000287994</text:p>
              </table:table-cell>
              <table:table-cell office:value-type="float" office:value="1867.77031564">
                <text:p>1867.77031564</text:p>
              </table:table-cell>
              <table:table-cell office:value-type="float" office:value="0.0321797556467">
                <text:p>0.032179755646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413.62">
                <text:p>1413.62</text:p>
              </table:table-cell>
              <table:table-cell office:value-type="float" office:value="0.00000334885">
                <text:p>0.00000334885</text:p>
              </table:table-cell>
              <table:table-cell office:value-type="float" office:value="1867.98113176">
                <text:p>1867.98113176</text:p>
              </table:table-cell>
              <table:table-cell office:value-type="float" office:value="0.0320602553196">
                <text:p>0.032060255319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418.61">
                <text:p>1418.61</text:p>
              </table:table-cell>
              <table:table-cell office:value-type="float" office:value="0.00000388996">
                <text:p>0.00000388996</text:p>
              </table:table-cell>
              <table:table-cell office:value-type="float" office:value="1868.20263857">
                <text:p>1868.20263857</text:p>
              </table:table-cell>
              <table:table-cell office:value-type="float" office:value="0.0318934879007">
                <text:p>0.031893487900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423.61">
                <text:p>1423.61</text:p>
              </table:table-cell>
              <table:table-cell office:value-type="float" office:value="0.00000451376">
                <text:p>0.00000451376</text:p>
              </table:table-cell>
              <table:table-cell office:value-type="float" office:value="1868.37239915">
                <text:p>1868.37239915</text:p>
              </table:table-cell>
              <table:table-cell office:value-type="float" office:value="0.031779790681">
                <text:p>0.03177979068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28.6">
                <text:p>1428.6</text:p>
              </table:table-cell>
              <table:table-cell office:value-type="float" office:value="0.00000523214">
                <text:p>0.00000523214</text:p>
              </table:table-cell>
              <table:table-cell office:value-type="float" office:value="1868.7258756">
                <text:p>1868.7258756</text:p>
              </table:table-cell>
              <table:table-cell office:value-type="float" office:value="0.031554431733">
                <text:p>0.03155443173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33.6">
                <text:p>1433.6</text:p>
              </table:table-cell>
              <table:table-cell office:value-type="float" office:value="0.00000605862">
                <text:p>0.00000605862</text:p>
              </table:table-cell>
              <table:table-cell office:value-type="float" office:value="1869.41301835">
                <text:p>1869.41301835</text:p>
              </table:table-cell>
              <table:table-cell office:value-type="float" office:value="0.0316383478248">
                <text:p>0.031638347824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38.59">
                <text:p>1438.59</text:p>
              </table:table-cell>
              <table:table-cell office:value-type="float" office:value="0.0000070085">
                <text:p>0.0000070085</text:p>
              </table:table-cell>
              <table:table-cell office:value-type="float" office:value="1870.0910689">
                <text:p>1870.0910689</text:p>
              </table:table-cell>
              <table:table-cell office:value-type="float" office:value="0.0317708875899">
                <text:p>0.031770887589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43.59">
                <text:p>1443.59</text:p>
              </table:table-cell>
              <table:table-cell office:value-type="float" office:value="0.00000809912">
                <text:p>0.00000809912</text:p>
              </table:table-cell>
              <table:table-cell office:value-type="float" office:value="1870.47960852">
                <text:p>1870.47960852</text:p>
              </table:table-cell>
              <table:table-cell office:value-type="float" office:value="0.0318406036067">
                <text:p>0.031840603606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48.58">
                <text:p>1448.58</text:p>
              </table:table-cell>
              <table:table-cell office:value-type="float" office:value="0.00000935013">
                <text:p>0.00000935013</text:p>
              </table:table-cell>
              <table:table-cell office:value-type="float" office:value="1870.60503176">
                <text:p>1870.60503176</text:p>
              </table:table-cell>
              <table:table-cell office:value-type="float" office:value="0.0316559335553">
                <text:p>0.031655933555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53.58">
                <text:p>1453.58</text:p>
              </table:table-cell>
              <table:table-cell office:value-type="float" office:value="0.0000107837">
                <text:p>0.0000107837</text:p>
              </table:table-cell>
              <table:table-cell office:value-type="float" office:value="1870.74223784">
                <text:p>1870.74223784</text:p>
              </table:table-cell>
              <table:table-cell office:value-type="float" office:value="0.0314315804167">
                <text:p>0.031431580416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58.57">
                <text:p>1458.57</text:p>
              </table:table-cell>
              <table:table-cell office:value-type="float" office:value="0.0000124249">
                <text:p>0.0000124249</text:p>
              </table:table-cell>
              <table:table-cell office:value-type="float" office:value="1870.90021283">
                <text:p>1870.90021283</text:p>
              </table:table-cell>
              <table:table-cell office:value-type="float" office:value="0.0312547847837">
                <text:p>0.031254784783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63.57">
                <text:p>1463.57</text:p>
              </table:table-cell>
              <table:table-cell office:value-type="float" office:value="0.000014302">
                <text:p>0.000014302</text:p>
              </table:table-cell>
              <table:table-cell office:value-type="float" office:value="1870.97013893">
                <text:p>1870.97013893</text:p>
              </table:table-cell>
              <table:table-cell office:value-type="float" office:value="0.0310145418513">
                <text:p>0.031014541851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68.56">
                <text:p>1468.56</text:p>
              </table:table-cell>
              <table:table-cell office:value-type="float" office:value="0.0000164469">
                <text:p>0.0000164469</text:p>
              </table:table-cell>
              <table:table-cell office:value-type="float" office:value="1871.167583">
                <text:p>1871.167583</text:p>
              </table:table-cell>
              <table:table-cell office:value-type="float" office:value="0.0307808844561">
                <text:p>0.030780884456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73.56">
                <text:p>1473.56</text:p>
              </table:table-cell>
              <table:table-cell office:value-type="float" office:value="0.0000188955">
                <text:p>0.0000188955</text:p>
              </table:table-cell>
              <table:table-cell office:value-type="float" office:value="1871.75532361">
                <text:p>1871.75532361</text:p>
              </table:table-cell>
              <table:table-cell office:value-type="float" office:value="0.0307099552583">
                <text:p>0.030709955258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78.55">
                <text:p>1478.55</text:p>
              </table:table-cell>
              <table:table-cell office:value-type="float" office:value="0.0000216883">
                <text:p>0.0000216883</text:p>
              </table:table-cell>
              <table:table-cell office:value-type="float" office:value="1872.15667367">
                <text:p>1872.15667367</text:p>
              </table:table-cell>
              <table:table-cell office:value-type="float" office:value="0.0308603926376">
                <text:p>0.030860392637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83.55">
                <text:p>1483.55</text:p>
              </table:table-cell>
              <table:table-cell office:value-type="float" office:value="0.0000248707">
                <text:p>0.0000248707</text:p>
              </table:table-cell>
              <table:table-cell office:value-type="float" office:value="1872.36795816">
                <text:p>1872.36795816</text:p>
              </table:table-cell>
              <table:table-cell office:value-type="float" office:value="0.0305761708686">
                <text:p>0.030576170868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88.54">
                <text:p>1488.54</text:p>
              </table:table-cell>
              <table:table-cell office:value-type="float" office:value="0.0000284938">
                <text:p>0.0000284938</text:p>
              </table:table-cell>
              <table:table-cell office:value-type="float" office:value="1872.84597994">
                <text:p>1872.84597994</text:p>
              </table:table-cell>
              <table:table-cell office:value-type="float" office:value="0.0305054139276">
                <text:p>0.030505413927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93.54">
                <text:p>1493.54</text:p>
              </table:table-cell>
              <table:table-cell office:value-type="float" office:value="0.0000326148">
                <text:p>0.0000326148</text:p>
              </table:table-cell>
              <table:table-cell office:value-type="float" office:value="1873.99645579">
                <text:p>1873.99645579</text:p>
              </table:table-cell>
              <table:table-cell office:value-type="float" office:value="0.0305109173975">
                <text:p>0.030510917397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98.53">
                <text:p>1498.53</text:p>
              </table:table-cell>
              <table:table-cell office:value-type="float" office:value="0.0000372981">
                <text:p>0.0000372981</text:p>
              </table:table-cell>
              <table:table-cell office:value-type="float" office:value="1875.55797585">
                <text:p>1875.55797585</text:p>
              </table:table-cell>
              <table:table-cell office:value-type="float" office:value="0.031144946181">
                <text:p>0.03114494618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503.53">
                <text:p>1503.53</text:p>
              </table:table-cell>
              <table:table-cell office:value-type="float" office:value="0.0000426156">
                <text:p>0.0000426156</text:p>
              </table:table-cell>
              <table:table-cell office:value-type="float" office:value="1876.9507995">
                <text:p>1876.9507995</text:p>
              </table:table-cell>
              <table:table-cell office:value-type="float" office:value="0.0315839809208">
                <text:p>0.031583980920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508.52">
                <text:p>1508.52</text:p>
              </table:table-cell>
              <table:table-cell office:value-type="float" office:value="0.000048648">
                <text:p>0.000048648</text:p>
              </table:table-cell>
              <table:table-cell office:value-type="float" office:value="1877.7357807">
                <text:p>1877.7357807</text:p>
              </table:table-cell>
              <table:table-cell office:value-type="float" office:value="0.0320476362669">
                <text:p>0.032047636266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513.52">
                <text:p>1513.52</text:p>
              </table:table-cell>
              <table:table-cell office:value-type="float" office:value="0.0000554854">
                <text:p>0.0000554854</text:p>
              </table:table-cell>
              <table:table-cell office:value-type="float" office:value="1878.63511482">
                <text:p>1878.63511482</text:p>
              </table:table-cell>
              <table:table-cell office:value-type="float" office:value="0.0318239872282">
                <text:p>0.031823987228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518.51">
                <text:p>1518.51</text:p>
              </table:table-cell>
              <table:table-cell office:value-type="float" office:value="0.0000632286">
                <text:p>0.0000632286</text:p>
              </table:table-cell>
              <table:table-cell office:value-type="float" office:value="1879.50746012">
                <text:p>1879.50746012</text:p>
              </table:table-cell>
              <table:table-cell office:value-type="float" office:value="0.0324092953539">
                <text:p>0.032409295353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523.51">
                <text:p>1523.51</text:p>
              </table:table-cell>
              <table:table-cell office:value-type="float" office:value="0.00007199">
                <text:p>0.00007199</text:p>
              </table:table-cell>
              <table:table-cell office:value-type="float" office:value="1879.73408712">
                <text:p>1879.73408712</text:p>
              </table:table-cell>
              <table:table-cell office:value-type="float" office:value="0.0321470483704">
                <text:p>0.032147048370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28.5">
                <text:p>1528.5</text:p>
              </table:table-cell>
              <table:table-cell office:value-type="float" office:value="0.0000818953">
                <text:p>0.0000818953</text:p>
              </table:table-cell>
              <table:table-cell office:value-type="float" office:value="1879.98273662">
                <text:p>1879.98273662</text:p>
              </table:table-cell>
              <table:table-cell office:value-type="float" office:value="0.0320178999493">
                <text:p>0.032017899949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33.5">
                <text:p>1533.5</text:p>
              </table:table-cell>
              <table:table-cell office:value-type="float" office:value="0.0000930842">
                <text:p>0.0000930842</text:p>
              </table:table-cell>
              <table:table-cell office:value-type="float" office:value="1880.12127701">
                <text:p>1880.12127701</text:p>
              </table:table-cell>
              <table:table-cell office:value-type="float" office:value="0.0317805142577">
                <text:p>0.031780514257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38.49">
                <text:p>1538.49</text:p>
              </table:table-cell>
              <table:table-cell office:value-type="float" office:value="0.000105712">
                <text:p>0.000105712</text:p>
              </table:table-cell>
              <table:table-cell office:value-type="float" office:value="1880.29069442">
                <text:p>1880.29069442</text:p>
              </table:table-cell>
              <table:table-cell office:value-type="float" office:value="0.0315250683913">
                <text:p>0.031525068391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43.49">
                <text:p>1543.49</text:p>
              </table:table-cell>
              <table:table-cell office:value-type="float" office:value="0.000119953">
                <text:p>0.000119953</text:p>
              </table:table-cell>
              <table:table-cell office:value-type="float" office:value="1880.69115085">
                <text:p>1880.69115085</text:p>
              </table:table-cell>
              <table:table-cell office:value-type="float" office:value="0.0313170325679">
                <text:p>0.031317032567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48.48">
                <text:p>1548.48</text:p>
              </table:table-cell>
              <table:table-cell office:value-type="float" office:value="0.000136">
                <text:p>0.000136</text:p>
              </table:table-cell>
              <table:table-cell office:value-type="float" office:value="1881.20564585">
                <text:p>1881.20564585</text:p>
              </table:table-cell>
              <table:table-cell office:value-type="float" office:value="0.0313068626859">
                <text:p>0.031306862685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53.48">
                <text:p>1553.48</text:p>
              </table:table-cell>
              <table:table-cell office:value-type="float" office:value="0.000154066">
                <text:p>0.000154066</text:p>
              </table:table-cell>
              <table:table-cell office:value-type="float" office:value="1881.42825458">
                <text:p>1881.42825458</text:p>
              </table:table-cell>
              <table:table-cell office:value-type="float" office:value="0.0312762410309">
                <text:p>0.031276241030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58.47">
                <text:p>1558.47</text:p>
              </table:table-cell>
              <table:table-cell office:value-type="float" office:value="0.000174388">
                <text:p>0.000174388</text:p>
              </table:table-cell>
              <table:table-cell office:value-type="float" office:value="1881.47968072">
                <text:p>1881.47968072</text:p>
              </table:table-cell>
              <table:table-cell office:value-type="float" office:value="0.0308823978095">
                <text:p>0.030882397809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63.47">
                <text:p>1563.47</text:p>
              </table:table-cell>
              <table:table-cell office:value-type="float" office:value="0.000197231">
                <text:p>0.000197231</text:p>
              </table:table-cell>
              <table:table-cell office:value-type="float" office:value="1881.79115731">
                <text:p>1881.79115731</text:p>
              </table:table-cell>
              <table:table-cell office:value-type="float" office:value="0.0306089360695">
                <text:p>0.030608936069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68.46">
                <text:p>1568.46</text:p>
              </table:table-cell>
              <table:table-cell office:value-type="float" office:value="0.000222885">
                <text:p>0.000222885</text:p>
              </table:table-cell>
              <table:table-cell office:value-type="float" office:value="1882.10125984">
                <text:p>1882.10125984</text:p>
              </table:table-cell>
              <table:table-cell office:value-type="float" office:value="0.0305475901354">
                <text:p>0.030547590135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73.46">
                <text:p>1573.46</text:p>
              </table:table-cell>
              <table:table-cell office:value-type="float" office:value="0.000251673">
                <text:p>0.000251673</text:p>
              </table:table-cell>
              <table:table-cell office:value-type="float" office:value="1882.43077185">
                <text:p>1882.43077185</text:p>
              </table:table-cell>
              <table:table-cell office:value-type="float" office:value="0.0302674412443">
                <text:p>0.030267441244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78.45">
                <text:p>1578.45</text:p>
              </table:table-cell>
              <table:table-cell office:value-type="float" office:value="0.000283952">
                <text:p>0.000283952</text:p>
              </table:table-cell>
              <table:table-cell office:value-type="float" office:value="1882.75909664">
                <text:p>1882.75909664</text:p>
              </table:table-cell>
              <table:table-cell office:value-type="float" office:value="0.0302278724295">
                <text:p>0.030227872429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83.45">
                <text:p>1583.45</text:p>
              </table:table-cell>
              <table:table-cell office:value-type="float" office:value="0.000320116">
                <text:p>0.000320116</text:p>
              </table:table-cell>
              <table:table-cell office:value-type="float" office:value="1883.44656431">
                <text:p>1883.44656431</text:p>
              </table:table-cell>
              <table:table-cell office:value-type="float" office:value="0.0299336564956">
                <text:p>0.029933656495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88.44">
                <text:p>1588.44</text:p>
              </table:table-cell>
              <table:table-cell office:value-type="float" office:value="0.000360599">
                <text:p>0.000360599</text:p>
              </table:table-cell>
              <table:table-cell office:value-type="float" office:value="1884.28045996">
                <text:p>1884.28045996</text:p>
              </table:table-cell>
              <table:table-cell office:value-type="float" office:value="0.0302496964518">
                <text:p>0.030249696451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93.44">
                <text:p>1593.44</text:p>
              </table:table-cell>
              <table:table-cell office:value-type="float" office:value="0.00040588">
                <text:p>0.00040588</text:p>
              </table:table-cell>
              <table:table-cell office:value-type="float" office:value="1884.80778111">
                <text:p>1884.80778111</text:p>
              </table:table-cell>
              <table:table-cell office:value-type="float" office:value="0.0301003669669">
                <text:p>0.030100366966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98.43">
                <text:p>1598.43</text:p>
              </table:table-cell>
              <table:table-cell office:value-type="float" office:value="0.000456487">
                <text:p>0.000456487</text:p>
              </table:table-cell>
              <table:table-cell office:value-type="float" office:value="1885.52805757">
                <text:p>1885.52805757</text:p>
              </table:table-cell>
              <table:table-cell office:value-type="float" office:value="0.0300940646256">
                <text:p>0.030094064625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603.43">
                <text:p>1603.43</text:p>
              </table:table-cell>
              <table:table-cell office:value-type="float" office:value="0.000512998">
                <text:p>0.000512998</text:p>
              </table:table-cell>
              <table:table-cell office:value-type="float" office:value="1886.49683082">
                <text:p>1886.49683082</text:p>
              </table:table-cell>
              <table:table-cell office:value-type="float" office:value="0.030133696087">
                <text:p>0.03013369608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608.42">
                <text:p>1608.42</text:p>
              </table:table-cell>
              <table:table-cell office:value-type="float" office:value="0.000576052">
                <text:p>0.000576052</text:p>
              </table:table-cell>
              <table:table-cell office:value-type="float" office:value="1887.14693637">
                <text:p>1887.14693637</text:p>
              </table:table-cell>
              <table:table-cell office:value-type="float" office:value="0.0303752481079">
                <text:p>0.030375248107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613.42">
                <text:p>1613.42</text:p>
              </table:table-cell>
              <table:table-cell office:value-type="float" office:value="0.000646346">
                <text:p>0.000646346</text:p>
              </table:table-cell>
              <table:table-cell office:value-type="float" office:value="1887.26268755">
                <text:p>1887.26268755</text:p>
              </table:table-cell>
              <table:table-cell office:value-type="float" office:value="0.0300771045376">
                <text:p>0.030077104537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618.41">
                <text:p>1618.41</text:p>
              </table:table-cell>
              <table:table-cell office:value-type="float" office:value="0.000724645">
                <text:p>0.000724645</text:p>
              </table:table-cell>
              <table:table-cell office:value-type="float" office:value="1887.58552241">
                <text:p>1887.58552241</text:p>
              </table:table-cell>
              <table:table-cell office:value-type="float" office:value="0.0297655355173">
                <text:p>0.029765535517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623.41">
                <text:p>1623.41</text:p>
              </table:table-cell>
              <table:table-cell office:value-type="float" office:value="0.000811787">
                <text:p>0.000811787</text:p>
              </table:table-cell>
              <table:table-cell office:value-type="float" office:value="1888.04219222">
                <text:p>1888.04219222</text:p>
              </table:table-cell>
              <table:table-cell office:value-type="float" office:value="0.0296755994196">
                <text:p>0.029675599419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628.4">
                <text:p>1628.4</text:p>
              </table:table-cell>
              <table:table-cell office:value-type="float" office:value="0.000908685">
                <text:p>0.000908685</text:p>
              </table:table-cell>
              <table:table-cell office:value-type="float" office:value="1888.75394906">
                <text:p>1888.75394906</text:p>
              </table:table-cell>
              <table:table-cell office:value-type="float" office:value="0.0294910113477">
                <text:p>0.029491011347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633.4">
                <text:p>1633.4</text:p>
              </table:table-cell>
              <table:table-cell office:value-type="float" office:value="0.00101634">
                <text:p>0.00101634</text:p>
              </table:table-cell>
              <table:table-cell office:value-type="float" office:value="1889.31863242">
                <text:p>1889.31863242</text:p>
              </table:table-cell>
              <table:table-cell office:value-type="float" office:value="0.0296469791575">
                <text:p>0.029646979157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638.39">
                <text:p>1638.39</text:p>
              </table:table-cell>
              <table:table-cell office:value-type="float" office:value="0.00113583">
                <text:p>0.00113583</text:p>
              </table:table-cell>
              <table:table-cell office:value-type="float" office:value="1889.73260931">
                <text:p>1889.73260931</text:p>
              </table:table-cell>
              <table:table-cell office:value-type="float" office:value="0.0293070200414">
                <text:p>0.029307020041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643.39">
                <text:p>1643.39</text:p>
              </table:table-cell>
              <table:table-cell office:value-type="float" office:value="0.00126835">
                <text:p>0.00126835</text:p>
              </table:table-cell>
              <table:table-cell office:value-type="float" office:value="1890.12198094">
                <text:p>1890.12198094</text:p>
              </table:table-cell>
              <table:table-cell office:value-type="float" office:value="0.0293039366407">
                <text:p>0.029303936640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648.38">
                <text:p>1648.38</text:p>
              </table:table-cell>
              <table:table-cell office:value-type="float" office:value="0.00141516">
                <text:p>0.00141516</text:p>
              </table:table-cell>
              <table:table-cell office:value-type="float" office:value="1890.71491249">
                <text:p>1890.71491249</text:p>
              </table:table-cell>
              <table:table-cell office:value-type="float" office:value="0.028931576896">
                <text:p>0.02893157689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653.38">
                <text:p>1653.38</text:p>
              </table:table-cell>
              <table:table-cell office:value-type="float" office:value="0.00157766">
                <text:p>0.00157766</text:p>
              </table:table-cell>
              <table:table-cell office:value-type="float" office:value="1891.36520608">
                <text:p>1891.36520608</text:p>
              </table:table-cell>
              <table:table-cell office:value-type="float" office:value="0.0291142093182">
                <text:p>0.029114209318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658.37">
                <text:p>1658.37</text:p>
              </table:table-cell>
              <table:table-cell office:value-type="float" office:value="0.00175735">
                <text:p>0.00175735</text:p>
              </table:table-cell>
              <table:table-cell office:value-type="float" office:value="1891.47494016">
                <text:p>1891.47494016</text:p>
              </table:table-cell>
              <table:table-cell office:value-type="float" office:value="0.0287931518782">
                <text:p>0.028793151878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663.37">
                <text:p>1663.37</text:p>
              </table:table-cell>
              <table:table-cell office:value-type="float" office:value="0.00195583">
                <text:p>0.00195583</text:p>
              </table:table-cell>
              <table:table-cell office:value-type="float" office:value="1891.51933817">
                <text:p>1891.51933817</text:p>
              </table:table-cell>
              <table:table-cell office:value-type="float" office:value="0.0284908431449">
                <text:p>0.028490843144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668.36">
                <text:p>1668.36</text:p>
              </table:table-cell>
              <table:table-cell office:value-type="float" office:value="0.00217484">
                <text:p>0.00217484</text:p>
              </table:table-cell>
              <table:table-cell office:value-type="float" office:value="1892.397894">
                <text:p>1892.397894</text:p>
              </table:table-cell>
              <table:table-cell office:value-type="float" office:value="0.0280569731922">
                <text:p>0.028056973192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673.36">
                <text:p>1673.36</text:p>
              </table:table-cell>
              <table:table-cell office:value-type="float" office:value="0.00241623">
                <text:p>0.00241623</text:p>
              </table:table-cell>
              <table:table-cell office:value-type="float" office:value="1893.37253227">
                <text:p>1893.37253227</text:p>
              </table:table-cell>
              <table:table-cell office:value-type="float" office:value="0.0284942227047">
                <text:p>0.028494222704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678.35">
                <text:p>1678.35</text:p>
              </table:table-cell>
              <table:table-cell office:value-type="float" office:value="0.00268199">
                <text:p>0.00268199</text:p>
              </table:table-cell>
              <table:table-cell office:value-type="float" office:value="1893.54381376">
                <text:p>1893.54381376</text:p>
              </table:table-cell>
              <table:table-cell office:value-type="float" office:value="0.0281835019677">
                <text:p>0.028183501967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683.35">
                <text:p>1683.35</text:p>
              </table:table-cell>
              <table:table-cell office:value-type="float" office:value="0.00297421">
                <text:p>0.00297421</text:p>
              </table:table-cell>
              <table:table-cell office:value-type="float" office:value="1893.70796243">
                <text:p>1893.70796243</text:p>
              </table:table-cell>
              <table:table-cell office:value-type="float" office:value="0.0278487785542">
                <text:p>0.027848778554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688.34">
                <text:p>1688.34</text:p>
              </table:table-cell>
              <table:table-cell office:value-type="float" office:value="0.00329514">
                <text:p>0.00329514</text:p>
              </table:table-cell>
              <table:table-cell office:value-type="float" office:value="1893.89579579">
                <text:p>1893.89579579</text:p>
              </table:table-cell>
              <table:table-cell office:value-type="float" office:value="0.0275330270113">
                <text:p>0.027533027011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693.34">
                <text:p>1693.34</text:p>
              </table:table-cell>
              <table:table-cell office:value-type="float" office:value="0.00364711">
                <text:p>0.00364711</text:p>
              </table:table-cell>
              <table:table-cell office:value-type="float" office:value="1894.07422354">
                <text:p>1894.07422354</text:p>
              </table:table-cell>
              <table:table-cell office:value-type="float" office:value="0.0272121949722">
                <text:p>0.027212194972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698.33">
                <text:p>1698.33</text:p>
              </table:table-cell>
              <table:table-cell office:value-type="float" office:value="0.00403259">
                <text:p>0.00403259</text:p>
              </table:table-cell>
              <table:table-cell office:value-type="float" office:value="1894.20947439">
                <text:p>1894.20947439</text:p>
              </table:table-cell>
              <table:table-cell office:value-type="float" office:value="0.0268794257122">
                <text:p>0.026879425712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703.33">
                <text:p>1703.33</text:p>
              </table:table-cell>
              <table:table-cell office:value-type="float" office:value="0.00445414">
                <text:p>0.00445414</text:p>
              </table:table-cell>
              <table:table-cell office:value-type="float" office:value="1894.59075423">
                <text:p>1894.59075423</text:p>
              </table:table-cell>
              <table:table-cell office:value-type="float" office:value="0.0265205182678">
                <text:p>0.026520518267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708.32">
                <text:p>1708.32</text:p>
              </table:table-cell>
              <table:table-cell office:value-type="float" office:value="0.00491441">
                <text:p>0.00491441</text:p>
              </table:table-cell>
              <table:table-cell office:value-type="float" office:value="1895.50528206">
                <text:p>1895.50528206</text:p>
              </table:table-cell>
              <table:table-cell office:value-type="float" office:value="0.0264026482004">
                <text:p>0.026402648200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713.32">
                <text:p>1713.32</text:p>
              </table:table-cell>
              <table:table-cell office:value-type="float" office:value="0.00541611">
                <text:p>0.00541611</text:p>
              </table:table-cell>
              <table:table-cell office:value-type="float" office:value="1896.13885259">
                <text:p>1896.13885259</text:p>
              </table:table-cell>
              <table:table-cell office:value-type="float" office:value="0.0265024510865">
                <text:p>0.026502451086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718.31">
                <text:p>1718.31</text:p>
              </table:table-cell>
              <table:table-cell office:value-type="float" office:value="0.00596198">
                <text:p>0.00596198</text:p>
              </table:table-cell>
              <table:table-cell office:value-type="float" office:value="1896.21181474">
                <text:p>1896.21181474</text:p>
              </table:table-cell>
              <table:table-cell office:value-type="float" office:value="0.0261267470149">
                <text:p>0.026126747014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723.31">
                <text:p>1723.31</text:p>
              </table:table-cell>
              <table:table-cell office:value-type="float" office:value="0.00655476">
                <text:p>0.00655476</text:p>
              </table:table-cell>
              <table:table-cell office:value-type="float" office:value="1896.27142741">
                <text:p>1896.27142741</text:p>
              </table:table-cell>
              <table:table-cell office:value-type="float" office:value="0.0257276849548">
                <text:p>0.025727684954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728.3">
                <text:p>1728.3</text:p>
              </table:table-cell>
              <table:table-cell office:value-type="float" office:value="0.00719717">
                <text:p>0.00719717</text:p>
              </table:table-cell>
              <table:table-cell office:value-type="float" office:value="1897.22524068">
                <text:p>1897.22524068</text:p>
              </table:table-cell>
              <table:table-cell office:value-type="float" office:value="0.0253333415673">
                <text:p>0.025333341567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733.3">
                <text:p>1733.3</text:p>
              </table:table-cell>
              <table:table-cell office:value-type="float" office:value="0.00789181">
                <text:p>0.00789181</text:p>
              </table:table-cell>
              <table:table-cell office:value-type="float" office:value="1898.14695951">
                <text:p>1898.14695951</text:p>
              </table:table-cell>
              <table:table-cell office:value-type="float" office:value="0.0256745572662">
                <text:p>0.025674557266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738.29">
                <text:p>1738.29</text:p>
              </table:table-cell>
              <table:table-cell office:value-type="float" office:value="0.0086411">
                <text:p>0.0086411</text:p>
              </table:table-cell>
              <table:table-cell office:value-type="float" office:value="1898.3548285">
                <text:p>1898.3548285</text:p>
              </table:table-cell>
              <table:table-cell office:value-type="float" office:value="0.0252544341006">
                <text:p>0.025254434100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743.29">
                <text:p>1743.29</text:p>
              </table:table-cell>
              <table:table-cell office:value-type="float" office:value="0.00944726">
                <text:p>0.00944726</text:p>
              </table:table-cell>
              <table:table-cell office:value-type="float" office:value="1898.65021265">
                <text:p>1898.65021265</text:p>
              </table:table-cell>
              <table:table-cell office:value-type="float" office:value="0.0249880090335">
                <text:p>0.024988009033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748.28">
                <text:p>1748.28</text:p>
              </table:table-cell>
              <table:table-cell office:value-type="float" office:value="0.0103121">
                <text:p>0.0103121</text:p>
              </table:table-cell>
              <table:table-cell office:value-type="float" office:value="1898.75174609">
                <text:p>1898.75174609</text:p>
              </table:table-cell>
              <table:table-cell office:value-type="float" office:value="0.0246408594737">
                <text:p>0.024640859473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753.28">
                <text:p>1753.28</text:p>
              </table:table-cell>
              <table:table-cell office:value-type="float" office:value="0.0112371">
                <text:p>0.0112371</text:p>
              </table:table-cell>
              <table:table-cell office:value-type="float" office:value="1898.92681096">
                <text:p>1898.92681096</text:p>
              </table:table-cell>
              <table:table-cell office:value-type="float" office:value="0.0241942108927">
                <text:p>0.024194210892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758.27">
                <text:p>1758.27</text:p>
              </table:table-cell>
              <table:table-cell office:value-type="float" office:value="0.0122231">
                <text:p>0.0122231</text:p>
              </table:table-cell>
              <table:table-cell office:value-type="float" office:value="1899.16456041">
                <text:p>1899.16456041</text:p>
              </table:table-cell>
              <table:table-cell office:value-type="float" office:value="0.0238885758575">
                <text:p>0.023888575857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763.27">
                <text:p>1763.27</text:p>
              </table:table-cell>
              <table:table-cell office:value-type="float" office:value="0.0132702">
                <text:p>0.0132702</text:p>
              </table:table-cell>
              <table:table-cell office:value-type="float" office:value="1899.43952372">
                <text:p>1899.43952372</text:p>
              </table:table-cell>
              <table:table-cell office:value-type="float" office:value="0.0234986091077">
                <text:p>0.023498609107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768.26">
                <text:p>1768.26</text:p>
              </table:table-cell>
              <table:table-cell office:value-type="float" office:value="0.0143777">
                <text:p>0.0143777</text:p>
              </table:table-cell>
              <table:table-cell office:value-type="float" office:value="1899.81286672">
                <text:p>1899.81286672</text:p>
              </table:table-cell>
              <table:table-cell office:value-type="float" office:value="0.023212417375">
                <text:p>0.02321241737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773.26">
                <text:p>1773.26</text:p>
              </table:table-cell>
              <table:table-cell office:value-type="float" office:value="0.0155437">
                <text:p>0.0155437</text:p>
              </table:table-cell>
              <table:table-cell office:value-type="float" office:value="1900.22586038">
                <text:p>1900.22586038</text:p>
              </table:table-cell>
              <table:table-cell office:value-type="float" office:value="0.0228964638292">
                <text:p>0.022896463829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778.25">
                <text:p>1778.25</text:p>
              </table:table-cell>
              <table:table-cell office:value-type="float" office:value="0.0167653">
                <text:p>0.0167653</text:p>
              </table:table-cell>
              <table:table-cell office:value-type="float" office:value="1900.63193015">
                <text:p>1900.63193015</text:p>
              </table:table-cell>
              <table:table-cell office:value-type="float" office:value="0.0226306270798">
                <text:p>0.022630627079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783.25">
                <text:p>1783.25</text:p>
              </table:table-cell>
              <table:table-cell office:value-type="float" office:value="0.018038">
                <text:p>0.018038</text:p>
              </table:table-cell>
              <table:table-cell office:value-type="float" office:value="1900.85013028">
                <text:p>1900.85013028</text:p>
              </table:table-cell>
              <table:table-cell office:value-type="float" office:value="0.0222957216192">
                <text:p>0.022295721619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788.24">
                <text:p>1788.24</text:p>
              </table:table-cell>
              <table:table-cell office:value-type="float" office:value="0.0193557">
                <text:p>0.0193557</text:p>
              </table:table-cell>
              <table:table-cell office:value-type="float" office:value="1901.19463845">
                <text:p>1901.19463845</text:p>
              </table:table-cell>
              <table:table-cell office:value-type="float" office:value="0.0218813835014">
                <text:p>0.021881383501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793.24">
                <text:p>1793.24</text:p>
              </table:table-cell>
              <table:table-cell office:value-type="float" office:value="0.0207103">
                <text:p>0.0207103</text:p>
              </table:table-cell>
              <table:table-cell office:value-type="float" office:value="1901.59751694">
                <text:p>1901.59751694</text:p>
              </table:table-cell>
              <table:table-cell office:value-type="float" office:value="0.0216371887745">
                <text:p>0.021637188774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798.23">
                <text:p>1798.23</text:p>
              </table:table-cell>
              <table:table-cell office:value-type="float" office:value="0.0220919">
                <text:p>0.0220919</text:p>
              </table:table-cell>
              <table:table-cell office:value-type="float" office:value="1902.09214597">
                <text:p>1902.09214597</text:p>
              </table:table-cell>
              <table:table-cell office:value-type="float" office:value="0.0212531604191">
                <text:p>0.021253160419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803.23">
                <text:p>1803.23</text:p>
              </table:table-cell>
              <table:table-cell office:value-type="float" office:value="0.023488">
                <text:p>0.023488</text:p>
              </table:table-cell>
              <table:table-cell office:value-type="float" office:value="1902.50773882">
                <text:p>1902.50773882</text:p>
              </table:table-cell>
              <table:table-cell office:value-type="float" office:value="0.0210502601956">
                <text:p>0.021050260195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808.22">
                <text:p>1808.22</text:p>
              </table:table-cell>
              <table:table-cell office:value-type="float" office:value="0.024884">
                <text:p>0.024884</text:p>
              </table:table-cell>
              <table:table-cell office:value-type="float" office:value="1903.03190713">
                <text:p>1903.03190713</text:p>
              </table:table-cell>
              <table:table-cell office:value-type="float" office:value="0.0206121550259">
                <text:p>0.020612155025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813.22">
                <text:p>1813.22</text:p>
              </table:table-cell>
              <table:table-cell office:value-type="float" office:value="0.0262624">
                <text:p>0.0262624</text:p>
              </table:table-cell>
              <table:table-cell office:value-type="float" office:value="1903.66928835">
                <text:p>1903.66928835</text:p>
              </table:table-cell>
              <table:table-cell office:value-type="float" office:value="0.0204761472259">
                <text:p>0.020476147225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818.21">
                <text:p>1818.21</text:p>
              </table:table-cell>
              <table:table-cell office:value-type="float" office:value="0.0276036">
                <text:p>0.0276036</text:p>
              </table:table-cell>
              <table:table-cell office:value-type="float" office:value="1904.16938785">
                <text:p>1904.16938785</text:p>
              </table:table-cell>
              <table:table-cell office:value-type="float" office:value="0.0200952578744">
                <text:p>0.020095257874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823.21">
                <text:p>1823.21</text:p>
              </table:table-cell>
              <table:table-cell office:value-type="float" office:value="0.0288851">
                <text:p>0.0288851</text:p>
              </table:table-cell>
              <table:table-cell office:value-type="float" office:value="1905.16026411">
                <text:p>1905.16026411</text:p>
              </table:table-cell>
              <table:table-cell office:value-type="float" office:value="0.0198496025617">
                <text:p>0.019849602561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828.2">
                <text:p>1828.2</text:p>
              </table:table-cell>
              <table:table-cell office:value-type="float" office:value="0.0300822">
                <text:p>0.0300822</text:p>
              </table:table-cell>
              <table:table-cell office:value-type="float" office:value="1905.80459398">
                <text:p>1905.80459398</text:p>
              </table:table-cell>
              <table:table-cell office:value-type="float" office:value="0.0197809024882">
                <text:p>0.019780902488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833.2">
                <text:p>1833.2</text:p>
              </table:table-cell>
              <table:table-cell office:value-type="float" office:value="0.031168">
                <text:p>0.031168</text:p>
              </table:table-cell>
              <table:table-cell office:value-type="float" office:value="1906.35428944">
                <text:p>1906.35428944</text:p>
              </table:table-cell>
              <table:table-cell office:value-type="float" office:value="0.0192879983235">
                <text:p>0.019287998323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838.19">
                <text:p>1838.19</text:p>
              </table:table-cell>
              <table:table-cell office:value-type="float" office:value="0.0321143">
                <text:p>0.0321143</text:p>
              </table:table-cell>
              <table:table-cell office:value-type="float" office:value="1907.09550187">
                <text:p>1907.09550187</text:p>
              </table:table-cell>
              <table:table-cell office:value-type="float" office:value="0.0191340913025">
                <text:p>0.019134091302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843.19">
                <text:p>1843.19</text:p>
              </table:table-cell>
              <table:table-cell office:value-type="float" office:value="0.0328917">
                <text:p>0.0328917</text:p>
              </table:table-cell>
              <table:table-cell office:value-type="float" office:value="1907.71934187">
                <text:p>1907.71934187</text:p>
              </table:table-cell>
              <table:table-cell office:value-type="float" office:value="0.0187538641566">
                <text:p>0.018753864156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848.18">
                <text:p>1848.18</text:p>
              </table:table-cell>
              <table:table-cell office:value-type="float" office:value="0.0334708">
                <text:p>0.0334708</text:p>
              </table:table-cell>
              <table:table-cell office:value-type="float" office:value="1908.62106354">
                <text:p>1908.62106354</text:p>
              </table:table-cell>
              <table:table-cell office:value-type="float" office:value="0.018504822084">
                <text:p>0.01850482208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853.18">
                <text:p>1853.18</text:p>
              </table:table-cell>
              <table:table-cell office:value-type="float" office:value="0.0338234">
                <text:p>0.0338234</text:p>
              </table:table-cell>
              <table:table-cell office:value-type="float" office:value="1909.1615075">
                <text:p>1909.1615075</text:p>
              </table:table-cell>
              <table:table-cell office:value-type="float" office:value="0.018278244942">
                <text:p>0.01827824494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858.17">
                <text:p>1858.17</text:p>
              </table:table-cell>
              <table:table-cell office:value-type="float" office:value="0.0339232">
                <text:p>0.0339232</text:p>
              </table:table-cell>
              <table:table-cell office:value-type="float" office:value="1909.64762737">
                <text:p>1909.64762737</text:p>
              </table:table-cell>
              <table:table-cell office:value-type="float" office:value="0.0177906193004">
                <text:p>0.017790619300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863.17">
                <text:p>1863.17</text:p>
              </table:table-cell>
              <table:table-cell office:value-type="float" office:value="0.033748">
                <text:p>0.033748</text:p>
              </table:table-cell>
              <table:table-cell office:value-type="float" office:value="1911.6158416">
                <text:p>1911.6158416</text:p>
              </table:table-cell>
              <table:table-cell office:value-type="float" office:value="0.0175105143676">
                <text:p>0.017510514367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868.16">
                <text:p>1868.16</text:p>
              </table:table-cell>
              <table:table-cell office:value-type="float" office:value="0.0332804">
                <text:p>0.0332804</text:p>
              </table:table-cell>
              <table:table-cell office:value-type="float" office:value="1914.14229735">
                <text:p>1914.14229735</text:p>
              </table:table-cell>
              <table:table-cell office:value-type="float" office:value="0.0178657614547">
                <text:p>0.017865761454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873.16">
                <text:p>1873.16</text:p>
              </table:table-cell>
              <table:table-cell office:value-type="float" office:value="0.0325099">
                <text:p>0.0325099</text:p>
              </table:table-cell>
              <table:table-cell office:value-type="float" office:value="1915.24021549">
                <text:p>1915.24021549</text:p>
              </table:table-cell>
              <table:table-cell office:value-type="float" office:value="0.0178758168755">
                <text:p>0.017875816875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878.15">
                <text:p>1878.15</text:p>
              </table:table-cell>
              <table:table-cell office:value-type="float" office:value="0.0314343">
                <text:p>0.0314343</text:p>
              </table:table-cell>
              <table:table-cell office:value-type="float" office:value="1916.17672399">
                <text:p>1916.17672399</text:p>
              </table:table-cell>
              <table:table-cell office:value-type="float" office:value="0.0173633914641">
                <text:p>0.017363391464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883.15">
                <text:p>1883.15</text:p>
              </table:table-cell>
              <table:table-cell office:value-type="float" office:value="0.0300608">
                <text:p>0.0300608</text:p>
              </table:table-cell>
              <table:table-cell office:value-type="float" office:value="1917.18368992">
                <text:p>1917.18368992</text:p>
              </table:table-cell>
              <table:table-cell office:value-type="float" office:value="0.0172428607456">
                <text:p>0.017242860745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888.14">
                <text:p>1888.14</text:p>
              </table:table-cell>
              <table:table-cell office:value-type="float" office:value="0.0284071">
                <text:p>0.0284071</text:p>
              </table:table-cell>
              <table:table-cell office:value-type="float" office:value="1917.86808909">
                <text:p>1917.86808909</text:p>
              </table:table-cell>
              <table:table-cell office:value-type="float" office:value="0.0167490278613">
                <text:p>0.016749027861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893.14">
                <text:p>1893.14</text:p>
              </table:table-cell>
              <table:table-cell office:value-type="float" office:value="0.0265018">
                <text:p>0.0265018</text:p>
              </table:table-cell>
              <table:table-cell office:value-type="float" office:value="1919.72544492">
                <text:p>1919.72544492</text:p>
              </table:table-cell>
              <table:table-cell office:value-type="float" office:value="0.0164160933972">
                <text:p>0.016416093397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898.13">
                <text:p>1898.13</text:p>
              </table:table-cell>
              <table:table-cell office:value-type="float" office:value="0.0243839">
                <text:p>0.0243839</text:p>
              </table:table-cell>
              <table:table-cell office:value-type="float" office:value="1921.27512098">
                <text:p>1921.27512098</text:p>
              </table:table-cell>
              <table:table-cell office:value-type="float" office:value="0.0165258990435">
                <text:p>0.016525899043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903.13">
                <text:p>1903.13</text:p>
              </table:table-cell>
              <table:table-cell office:value-type="float" office:value="0.0221025">
                <text:p>0.0221025</text:p>
              </table:table-cell>
              <table:table-cell office:value-type="float" office:value="1921.6428472">
                <text:p>1921.6428472</text:p>
              </table:table-cell>
              <table:table-cell office:value-type="float" office:value="0.0159876118044">
                <text:p>0.015987611804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908.12">
                <text:p>1908.12</text:p>
              </table:table-cell>
              <table:table-cell office:value-type="float" office:value="0.0197142">
                <text:p>0.0197142</text:p>
              </table:table-cell>
              <table:table-cell office:value-type="float" office:value="1921.93941151">
                <text:p>1921.93941151</text:p>
              </table:table-cell>
              <table:table-cell office:value-type="float" office:value="0.0154389846565">
                <text:p>0.015438984656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913.12">
                <text:p>1913.12</text:p>
              </table:table-cell>
              <table:table-cell office:value-type="float" office:value="0.017281">
                <text:p>0.017281</text:p>
              </table:table-cell>
              <table:table-cell office:value-type="float" office:value="1922.14373633">
                <text:p>1922.14373633</text:p>
              </table:table-cell>
              <table:table-cell office:value-type="float" office:value="0.0148511917779">
                <text:p>0.014851191777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918.11">
                <text:p>1918.11</text:p>
              </table:table-cell>
              <table:table-cell office:value-type="float" office:value="0.0148671">
                <text:p>0.0148671</text:p>
              </table:table-cell>
              <table:table-cell office:value-type="float" office:value="1922.56986194">
                <text:p>1922.56986194</text:p>
              </table:table-cell>
              <table:table-cell office:value-type="float" office:value="0.0142470006305">
                <text:p>0.014247000630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923.11">
                <text:p>1923.11</text:p>
              </table:table-cell>
              <table:table-cell office:value-type="float" office:value="0.0125349">
                <text:p>0.0125349</text:p>
              </table:table-cell>
              <table:table-cell office:value-type="float" office:value="1923.04674461">
                <text:p>1923.04674461</text:p>
              </table:table-cell>
              <table:table-cell office:value-type="float" office:value="0.0137492208135">
                <text:p>0.013749220813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928.1">
                <text:p>1928.1</text:p>
              </table:table-cell>
              <table:table-cell office:value-type="float" office:value="0.010341">
                <text:p>0.010341</text:p>
              </table:table-cell>
              <table:table-cell office:value-type="float" office:value="1924.125456">
                <text:p>1924.125456</text:p>
              </table:table-cell>
              <table:table-cell office:value-type="float" office:value="0.0131536098033">
                <text:p>0.013153609803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933.1">
                <text:p>1933.1</text:p>
              </table:table-cell>
              <table:table-cell office:value-type="float" office:value="0.00833353">
                <text:p>0.00833353</text:p>
              </table:table-cell>
              <table:table-cell office:value-type="float" office:value="1925.33929455">
                <text:p>1925.33929455</text:p>
              </table:table-cell>
              <table:table-cell office:value-type="float" office:value="0.0128830251475">
                <text:p>0.012883025147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938.09">
                <text:p>1938.09</text:p>
              </table:table-cell>
              <table:table-cell office:value-type="float" office:value="0.00654846">
                <text:p>0.00654846</text:p>
              </table:table-cell>
              <table:table-cell office:value-type="float" office:value="1926.23538279">
                <text:p>1926.23538279</text:p>
              </table:table-cell>
              <table:table-cell office:value-type="float" office:value="0.0123142116826">
                <text:p>0.012314211682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943.09">
                <text:p>1943.09</text:p>
              </table:table-cell>
              <table:table-cell office:value-type="float" office:value="0.00500795">
                <text:p>0.00500795</text:p>
              </table:table-cell>
              <table:table-cell office:value-type="float" office:value="1927.03764859">
                <text:p>1927.03764859</text:p>
              </table:table-cell>
              <table:table-cell office:value-type="float" office:value="0.0118687767406">
                <text:p>0.011868776740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948.08">
                <text:p>1948.08</text:p>
              </table:table-cell>
              <table:table-cell office:value-type="float" office:value="0.00371952">
                <text:p>0.00371952</text:p>
              </table:table-cell>
              <table:table-cell office:value-type="float" office:value="1929.28779183">
                <text:p>1929.28779183</text:p>
              </table:table-cell>
              <table:table-cell office:value-type="float" office:value="0.0112343052612">
                <text:p>0.011234305261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953.08">
                <text:p>1953.08</text:p>
              </table:table-cell>
              <table:table-cell office:value-type="float" office:value="0.00267701">
                <text:p>0.00267701</text:p>
              </table:table-cell>
              <table:table-cell office:value-type="float" office:value="1931.73115358">
                <text:p>1931.73115358</text:p>
              </table:table-cell>
              <table:table-cell office:value-type="float" office:value="0.0112608718666">
                <text:p>0.011260871866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958.07">
                <text:p>1958.07</text:p>
              </table:table-cell>
              <table:table-cell office:value-type="float" office:value="0.0018626">
                <text:p>0.0018626</text:p>
              </table:table-cell>
              <table:table-cell office:value-type="float" office:value="1932.21482301">
                <text:p>1932.21482301</text:p>
              </table:table-cell>
              <table:table-cell office:value-type="float" office:value="0.0106371165311">
                <text:p>0.010637116531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963.07">
                <text:p>1963.07</text:p>
              </table:table-cell>
              <table:table-cell office:value-type="float" office:value="0.00124965">
                <text:p>0.00124965</text:p>
              </table:table-cell>
              <table:table-cell office:value-type="float" office:value="1932.72721284">
                <text:p>1932.72721284</text:p>
              </table:table-cell>
              <table:table-cell office:value-type="float" office:value="0.00991349661695">
                <text:p>0.0099134966169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968.06">
                <text:p>1968.06</text:p>
              </table:table-cell>
              <table:table-cell office:value-type="float" office:value="0.000806248">
                <text:p>0.000806248</text:p>
              </table:table-cell>
              <table:table-cell office:value-type="float" office:value="1933.46664253">
                <text:p>1933.46664253</text:p>
              </table:table-cell>
              <table:table-cell office:value-type="float" office:value="0.00926949802371">
                <text:p>0.0092694980237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973.06">
                <text:p>1973.06</text:p>
              </table:table-cell>
              <table:table-cell office:value-type="float" office:value="0.000498734">
                <text:p>0.000498734</text:p>
              </table:table-cell>
              <table:table-cell office:value-type="float" office:value="1934.80239731">
                <text:p>1934.80239731</text:p>
              </table:table-cell>
              <table:table-cell office:value-type="float" office:value="0.00859024119929">
                <text:p>0.0085902411992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978.05">
                <text:p>1978.05</text:p>
              </table:table-cell>
              <table:table-cell office:value-type="float" office:value="0.000294882">
                <text:p>0.000294882</text:p>
              </table:table-cell>
              <table:table-cell office:value-type="float" office:value="1935.86532675">
                <text:p>1935.86532675</text:p>
              </table:table-cell>
              <table:table-cell office:value-type="float" office:value="0.00806392388656">
                <text:p>0.0080639238865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983.05">
                <text:p>1983.05</text:p>
              </table:table-cell>
              <table:table-cell office:value-type="float" office:value="0.000166106">
                <text:p>0.000166106</text:p>
              </table:table-cell>
              <table:table-cell office:value-type="float" office:value="1937.11541566">
                <text:p>1937.11541566</text:p>
              </table:table-cell>
              <table:table-cell office:value-type="float" office:value="0.00727236800065">
                <text:p>0.0072723680006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988.04">
                <text:p>1988.04</text:p>
              </table:table-cell>
              <table:table-cell office:value-type="float" office:value="0.0000888334">
                <text:p>0.0000888334</text:p>
              </table:table-cell>
              <table:table-cell office:value-type="float" office:value="1939.11279807">
                <text:p>1939.11279807</text:p>
              </table:table-cell>
              <table:table-cell office:value-type="float" office:value="0.00671403633293">
                <text:p>0.0067140363329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993.04">
                <text:p>1993.04</text:p>
              </table:table-cell>
              <table:table-cell office:value-type="float" office:value="0.0000449423">
                <text:p>0.0000449423</text:p>
              </table:table-cell>
              <table:table-cell office:value-type="float" office:value="1941.05610929">
                <text:p>1941.05610929</text:p>
              </table:table-cell>
              <table:table-cell office:value-type="float" office:value="0.00603002573444">
                <text:p>0.0060300257344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998.03">
                <text:p>1998.03</text:p>
              </table:table-cell>
              <table:table-cell office:value-type="float" office:value="0.0000214399">
                <text:p>0.0000214399</text:p>
              </table:table-cell>
              <table:table-cell office:value-type="float" office:value="1942.67033882">
                <text:p>1942.67033882</text:p>
              </table:table-cell>
              <table:table-cell office:value-type="float" office:value="0.00535831480317">
                <text:p>0.0053583148031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003.03">
                <text:p>2003.03</text:p>
              </table:table-cell>
              <table:table-cell office:value-type="float" office:value="0.00000967751">
                <text:p>0.00000967751</text:p>
              </table:table-cell>
              <table:table-cell office:value-type="float" office:value="1944.02617859">
                <text:p>1944.02617859</text:p>
              </table:table-cell>
              <table:table-cell office:value-type="float" office:value="0.00453460389619">
                <text:p>0.00453460389619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0.00000420249">
                <text:p>0.000004202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0.00000182487">
                <text:p>0.000001824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0.000000807871">
                <text:p>0.00000080787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0.000000340981">
                <text:p>0.0000003409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0.000000128426">
                <text:p>0.0000001284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0.0000000393579">
                <text:p>0.000000039357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-0.0000000178988">
                <text:p>-0.000000017898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-0.0000000640412">
                <text:p>-0.00000006404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-0.0000000447663">
                <text:p>-0.000000044766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-0.000000072475">
                <text:p>-0.0000000724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-0.000000262714">
                <text:p>-0.0000002627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-0.000000280931">
                <text:p>-0.0000002809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-0.00000012221">
                <text:p>-0.000000122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-0.0000000550592">
                <text:p>-0.00000005505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-0.00000000365729">
                <text:p>-0.000000003657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0.0000000064781">
                <text:p>0.00000000647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0.0000000051627">
                <text:p>0.00000000516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0.00000000362485">
                <text:p>0.000000003624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0.0000000018414">
                <text:p>0.00000000184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0.000000000564289">
                <text:p>0.0000000005642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0.000000000533425">
                <text:p>0.0000000005334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0.000000000495302">
                <text:p>0.0000000004953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0.000000000449119">
                <text:p>0.0000000004491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0.000000000394011">
                <text:p>0.0000000003940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0.000000000329042">
                <text:p>0.00000000032904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0.000000000253197">
                <text:p>0.00000000025319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0.000000000165382">
                <text:p>0.00000000016538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0.0000000000644134">
                <text:p>0.00000000006441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0.0000000000173714">
                <text:p>0.00000000001737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0.0000000000174505">
                <text:p>0.00000000001745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0.0000000000174566">
                <text:p>0.00000000001745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0.0000000000173806">
                <text:p>0.00000000001738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0.0000000000172121">
                <text:p>0.00000000001721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0.0000000000169404">
                <text:p>0.00000000001694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0.0000000000165534">
                <text:p>0.00000000001655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0.0000000000160382">
                <text:p>0.000000000016038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0.000000000015381">
                <text:p>0.0000000000153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0.0000000000145666">
                <text:p>0.00000000001456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0.000000000013579">
                <text:p>0.00000000001357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0.0000000000124006">
                <text:p>0.00000000001240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0.0000000000110126">
                <text:p>0.00000000001101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0.0000000000093948">
                <text:p>0.00000000000939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0.00000000000752545">
                <text:p>0.000000000007525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0.00000000000538121">
                <text:p>0.000000000005381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0.00000000000293704">
                <text:p>0.000000000002937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0.000000000000166074">
                <text:p>0.00000000000016607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0.00000000000015176">
                <text:p>0.000000000000151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0.000000000000156406">
                <text:p>0.0000000000001564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0.000000000000161005">
                <text:p>0.0000000000001610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0.000000000000165535">
                <text:p>0.0000000000001655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0.000000000000169973">
                <text:p>0.0000000000001699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0.000000000000174293">
                <text:p>0.0000000000001742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0.000000000000178467">
                <text:p>0.0000000000001784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0.000000000000182463">
                <text:p>0.00000000000018246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0.000000000000186249">
                <text:p>0.0000000000001862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0.000000000000189788">
                <text:p>0.00000000000018978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0.00000000000019304">
                <text:p>0.000000000000193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0.000000000000195963">
                <text:p>0.00000000000019596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0.00000000000019851">
                <text:p>0.0000000000001985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0.000000000000200632">
                <text:p>0.0000000000002006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0.000000000000202275">
                <text:p>0.0000000000002022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0.00000000000020338">
                <text:p>0.000000000000203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0.000000000000203887">
                <text:p>0.0000000000002038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0.000000000000203727">
                <text:p>0.0000000000002037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0.000000000000202828">
                <text:p>0.0000000000002028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0.000000000000201114">
                <text:p>0.0000000000002011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0.000000000000198502">
                <text:p>0.0000000000001985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0.000000000000194904">
                <text:p>0.0000000000001949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0.000000000000190224">
                <text:p>0.0000000000001902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0.000000000000184362">
                <text:p>0.0000000000001843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0.00000000000017721">
                <text:p>0.000000000000177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0.000000000000168652">
                <text:p>0.0000000000001686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0.000000000000158566">
                <text:p>0.0000000000001585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0.00000000000014682">
                <text:p>0.0000000000001468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0.000000000000133276">
                <text:p>0.0000000000001332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0.000000000000117786">
                <text:p>0.00000000000011778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0.00000000000010019">
                <text:p>0.000000000000100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0.0000000000000803229">
                <text:p>0.00000000000008032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0.0000000000000580058">
                <text:p>0.000000000000058005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0.0000000000000330499">
                <text:p>0.000000000000033049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5.25512E-015">
                <text:p>5.25512E-0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2.14809E-016">
                <text:p>2.14809E-0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2.22907E-016">
                <text:p>2.22907E-0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2.31212E-016">
                <text:p>2.31212E-0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2.39723E-016">
                <text:p>2.39723E-0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2.48439E-016">
                <text:p>2.48439E-0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2.57359E-016">
                <text:p>2.57359E-0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2.66479E-016">
                <text:p>2.66479E-0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2.75797E-016">
                <text:p>2.75797E-0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2.8531E-016">
                <text:p>2.8531E-0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2.95012E-016">
                <text:p>2.95012E-0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3.049E-016">
                <text:p>3.049E-0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3.14967E-016">
                <text:p>3.14967E-0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3.25206E-016">
                <text:p>3.25206E-0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3.35609E-016">
                <text:p>3.35609E-0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3.46169E-016">
                <text:p>3.46169E-0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3.56875E-016">
                <text:p>3.56875E-0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3.67717E-016">
                <text:p>3.67717E-0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3.78682E-016">
                <text:p>3.78682E-0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3.89757E-016">
                <text:p>3.89757E-0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4.00929E-016">
                <text:p>4.00929E-0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4.1218E-016">
                <text:p>4.1218E-0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4.23495E-016">
                <text:p>4.23495E-0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4.34853E-016">
                <text:p>4.34853E-0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4.46234E-016">
                <text:p>4.46234E-0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4.57616E-016">
                <text:p>4.57616E-0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4.68976E-016">
                <text:p>4.68976E-0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4.80286E-016">
                <text:p>4.80286E-0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4.91519E-016">
                <text:p>4.91519E-0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5.02646E-016">
                <text:p>5.02646E-0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5.13633E-016">
                <text:p>5.13633E-0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5.24446E-016">
                <text:p>5.24446E-0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5.35048E-016">
                <text:p>5.35048E-0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5.454E-016">
                <text:p>5.454E-0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5.55459E-016">
                <text:p>5.55459E-0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5.65179E-016">
                <text:p>5.65179E-0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5.74513E-016">
                <text:p>5.74513E-0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5.8341E-016">
                <text:p>5.8341E-0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5.91814E-016">
                <text:p>5.91814E-0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5.99669E-016">
                <text:p>5.99669E-0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6.06912E-016">
                <text:p>6.06912E-0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6.13478E-016">
                <text:p>6.13478E-0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6.19299E-016">
                <text:p>6.19299E-0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6.243E-016">
                <text:p>6.243E-0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6.28405E-016">
                <text:p>6.28405E-0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6.31532E-016">
                <text:p>6.31532E-0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6.33595E-016">
                <text:p>6.33595E-0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6.34501E-016">
                <text:p>6.34501E-0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6.34154E-016">
                <text:p>6.34154E-0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6.32454E-016">
                <text:p>6.32454E-0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6.29293E-016">
                <text:p>6.29293E-0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6.24557E-016">
                <text:p>6.24557E-0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6.18128E-016">
                <text:p>6.18128E-0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6.09882E-016">
                <text:p>6.09882E-0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5.99687E-016">
                <text:p>5.99687E-0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5.87404E-016">
                <text:p>5.87404E-0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5.72889E-016">
                <text:p>5.72889E-0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5.55989E-016">
                <text:p>5.55989E-0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5.36544E-016">
                <text:p>5.36544E-0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5.14387E-016">
                <text:p>5.14387E-0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4.89341E-016">
                <text:p>4.89341E-0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4.61223E-016">
                <text:p>4.61223E-0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4.29839E-016">
                <text:p>4.29839E-0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3.94986E-016">
                <text:p>3.94986E-0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3.56454E-016">
                <text:p>3.56454E-0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3.1402E-016">
                <text:p>3.1402E-0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2.67453E-016">
                <text:p>2.67453E-0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2.1651E-016">
                <text:p>2.1651E-0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60938E-016">
                <text:p>1.60938E-0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00472E-016">
                <text:p>1.00472E-0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3.48367E-017">
                <text:p>3.48367E-0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2.10167E-020">
                <text:p>2.10167E-0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2.17031E-020">
                <text:p>2.17031E-0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2.24075E-020">
                <text:p>2.24075E-0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2.31304E-020">
                <text:p>2.31304E-0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2.38719E-020">
                <text:p>2.38719E-0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2.46325E-020">
                <text:p>2.46325E-0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2.54123E-020">
                <text:p>2.54123E-0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2.62118E-020">
                <text:p>2.62118E-0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2.70313E-020">
                <text:p>2.70313E-0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2.78709E-020">
                <text:p>2.78709E-0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2.87311E-020">
                <text:p>2.87311E-0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2.9612E-020">
                <text:p>2.9612E-0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3.0514E-020">
                <text:p>3.0514E-0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3.14375E-020">
                <text:p>3.14375E-0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3.23825E-020">
                <text:p>3.23825E-0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3.33495E-020">
                <text:p>3.33495E-0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3.43386E-020">
                <text:p>3.43386E-0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3.53501E-020">
                <text:p>3.53501E-0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3.63844E-020">
                <text:p>3.63844E-0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3.74415E-020">
                <text:p>3.74415E-0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3.85217E-020">
                <text:p>3.85217E-0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3.96253E-020">
                <text:p>3.96253E-0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4.07525E-020">
                <text:p>4.07525E-0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4.19034E-020">
                <text:p>4.19034E-0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4.30783E-020">
                <text:p>4.30783E-0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4.42772E-020">
                <text:p>4.42772E-0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4.55005E-020">
                <text:p>4.55005E-0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4.67481E-020">
                <text:p>4.67481E-0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4.80203E-020">
                <text:p>4.80203E-0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4.93171E-020">
                <text:p>4.93171E-0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5.06386E-020">
                <text:p>5.06386E-0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5.1985E-020">
                <text:p>5.1985E-0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5.33562E-020">
                <text:p>5.33562E-0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5.47523E-020">
                <text:p>5.47523E-0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5.61734E-020">
                <text:p>5.61734E-0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5.76193E-020">
                <text:p>5.76193E-0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5.90901E-020">
                <text:p>5.90901E-0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6.05858E-020">
                <text:p>6.05858E-0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6.21062E-020">
                <text:p>6.21062E-0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6.36512E-020">
                <text:p>6.36512E-0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6.52207E-020">
                <text:p>6.52207E-0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6.68145E-020">
                <text:p>6.68145E-0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6.84325E-020">
                <text:p>6.84325E-0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7.00743E-020">
                <text:p>7.00743E-0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7.17398E-020">
                <text:p>7.17398E-0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7.34286E-020">
                <text:p>7.34286E-0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7.51404E-020">
                <text:p>7.51404E-0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7.68748E-020">
                <text:p>7.68748E-0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7.86314E-020">
                <text:p>7.86314E-0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8.04098E-020">
                <text:p>8.04098E-0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8.22094E-020">
                <text:p>8.22094E-0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8.40298E-020">
                <text:p>8.40298E-0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8.58702E-020">
                <text:p>8.58702E-0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8.77302E-020">
                <text:p>8.77302E-0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8.96089E-020">
                <text:p>8.96089E-0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9.15057E-020">
                <text:p>9.15057E-0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9.34197E-020">
                <text:p>9.34197E-0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9.53502E-020">
                <text:p>9.53502E-0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9.72961E-020">
                <text:p>9.72961E-0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9.92566E-020">
                <text:p>9.92566E-0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01231E-019">
                <text:p>1.01231E-0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03217E-019">
                <text:p>1.03217E-0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05214E-019">
                <text:p>1.05214E-0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07222E-019">
                <text:p>1.07222E-0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09238E-019">
                <text:p>1.09238E-0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11262E-019">
                <text:p>1.11262E-0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13291E-019">
                <text:p>1.13291E-0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15325E-019">
                <text:p>1.15325E-0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17362E-019">
                <text:p>1.17362E-0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19399E-019">
                <text:p>1.19399E-0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21436E-019">
                <text:p>1.21436E-0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2347E-019">
                <text:p>1.2347E-0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255E-019">
                <text:p>1.255E-0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27523E-019">
                <text:p>1.27523E-0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29537E-019">
                <text:p>1.29537E-0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3154E-019">
                <text:p>1.3154E-0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33529E-019">
                <text:p>1.33529E-0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35503E-019">
                <text:p>1.35503E-0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37457E-019">
                <text:p>1.37457E-0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39391E-019">
                <text:p>1.39391E-0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41301E-019">
                <text:p>1.41301E-0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43183E-019">
                <text:p>1.43183E-0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45036E-019">
                <text:p>1.45036E-0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46855E-019">
                <text:p>1.46855E-0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48638E-019">
                <text:p>1.48638E-0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5038E-019">
                <text:p>1.5038E-0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52079E-019">
                <text:p>1.52079E-0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53731E-019">
                <text:p>1.53731E-0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55331E-019">
                <text:p>1.55331E-0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56876E-019">
                <text:p>1.56876E-0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58361E-019">
                <text:p>1.58361E-0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59782E-019">
                <text:p>1.59782E-0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61135E-019">
                <text:p>1.61135E-0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62414E-019">
                <text:p>1.62414E-0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63616E-019">
                <text:p>1.63616E-0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64734E-019">
                <text:p>1.64734E-0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65764E-019">
                <text:p>1.65764E-0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667E-019">
                <text:p>1.667E-0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67537E-019">
                <text:p>1.67537E-0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68268E-019">
                <text:p>1.68268E-0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68889E-019">
                <text:p>1.68889E-0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69391E-019">
                <text:p>1.69391E-0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6977E-019">
                <text:p>1.6977E-0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70019E-019">
                <text:p>1.70019E-0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7013E-019">
                <text:p>1.7013E-0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70096E-019">
                <text:p>1.70096E-0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6991E-019">
                <text:p>1.6991E-0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69565E-019">
                <text:p>1.69565E-0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69052E-019">
                <text:p>1.69052E-0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68364E-019">
                <text:p>1.68364E-0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67492E-019">
                <text:p>1.67492E-0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66428E-019">
                <text:p>1.66428E-0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65162E-019">
                <text:p>1.65162E-0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63686E-019">
                <text:p>1.63686E-0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6199E-019">
                <text:p>1.6199E-0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60064E-019">
                <text:p>1.60064E-0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57898E-019">
                <text:p>1.57898E-0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55482E-019">
                <text:p>1.55482E-0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52806E-019">
                <text:p>1.52806E-0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49857E-019">
                <text:p>1.49857E-0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46626E-019">
                <text:p>1.46626E-0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431E-019">
                <text:p>1.431E-0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39267E-019">
                <text:p>1.39267E-0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35115E-019">
                <text:p>1.35115E-0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30632E-019">
                <text:p>1.30632E-0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25803E-019">
                <text:p>1.25803E-0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20617E-019">
                <text:p>1.20617E-0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15058E-019">
                <text:p>1.15058E-0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09113E-019">
                <text:p>1.09113E-0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02768E-019">
                <text:p>1.02768E-0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9.60062E-020">
                <text:p>9.60062E-0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8.88135E-020">
                <text:p>8.88135E-0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8.11738E-020">
                <text:p>8.11738E-0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7.30708E-020">
                <text:p>7.30708E-0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6.44877E-020">
                <text:p>6.44877E-0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5.54074E-020">
                <text:p>5.54074E-0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4.58124E-020">
                <text:p>4.58124E-0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3.56844E-020">
                <text:p>3.56844E-0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2.50049E-020">
                <text:p>2.50049E-0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3755E-020">
                <text:p>1.3755E-0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91491E-021">
                <text:p>1.91491E-0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4.36949E-026">
                <text:p>4.36949E-0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4.46396E-026">
                <text:p>4.46396E-0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4.56008E-026">
                <text:p>4.56008E-0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4.65787E-026">
                <text:p>4.65787E-0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4.75737E-026">
                <text:p>4.75737E-0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4.85858E-026">
                <text:p>4.85858E-0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4.96153E-026">
                <text:p>4.96153E-0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5.06623E-026">
                <text:p>5.06623E-0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5.17272E-026">
                <text:p>5.17272E-0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5.28101E-026">
                <text:p>5.28101E-0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5.39111E-026">
                <text:p>5.39111E-0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5.50306E-026">
                <text:p>5.50306E-0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5.61687E-026">
                <text:p>5.61687E-0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5.73256E-026">
                <text:p>5.73256E-0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5.85015E-026">
                <text:p>5.85015E-0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5.96967E-026">
                <text:p>5.96967E-0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6.09113E-026">
                <text:p>6.09113E-0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6.21455E-026">
                <text:p>6.21455E-0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6.33996E-026">
                <text:p>6.33996E-0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6.46737E-026">
                <text:p>6.46737E-0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6.59681E-026">
                <text:p>6.59681E-0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6.7283E-026">
                <text:p>6.7283E-0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6.86185E-026">
                <text:p>6.86185E-0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6.99749E-026">
                <text:p>6.99749E-0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7.13524E-026">
                <text:p>7.13524E-0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7.27512E-026">
                <text:p>7.27512E-0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7.41714E-026">
                <text:p>7.41714E-0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7.56133E-026">
                <text:p>7.56133E-0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7.70771E-026">
                <text:p>7.70771E-0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7.8563E-026">
                <text:p>7.8563E-0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8.00711E-026">
                <text:p>8.00711E-0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8.16017E-026">
                <text:p>8.16017E-0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8.3155E-026">
                <text:p>8.3155E-0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8.47312E-026">
                <text:p>8.47312E-0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8.63304E-026">
                <text:p>8.63304E-0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8.79528E-026">
                <text:p>8.79528E-0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8.95987E-026">
                <text:p>8.95987E-0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9.12682E-026">
                <text:p>9.12682E-0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9.29616E-026">
                <text:p>9.29616E-0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9.46789E-026">
                <text:p>9.46789E-0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9.64204E-026">
                <text:p>9.64204E-0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9.81862E-026">
                <text:p>9.81862E-0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9.99766E-026">
                <text:p>9.99766E-0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01792E-025">
                <text:p>1.01792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03632E-025">
                <text:p>1.03632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05497E-025">
                <text:p>1.05497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07387E-025">
                <text:p>1.07387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09303E-025">
                <text:p>1.09303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11244E-025">
                <text:p>1.11244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13211E-025">
                <text:p>1.13211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15203E-025">
                <text:p>1.15203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17222E-025">
                <text:p>1.17222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19267E-025">
                <text:p>1.19267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21338E-025">
                <text:p>1.21338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23436E-025">
                <text:p>1.23436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2556E-025">
                <text:p>1.2556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27711E-025">
                <text:p>1.27711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29889E-025">
                <text:p>1.29889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32094E-025">
                <text:p>1.32094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34326E-025">
                <text:p>1.34326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36585E-025">
                <text:p>1.36585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38872E-025">
                <text:p>1.38872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41186E-025">
                <text:p>1.41186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43527E-025">
                <text:p>1.43527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45896E-025">
                <text:p>1.45896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48293E-025">
                <text:p>1.48293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50718E-025">
                <text:p>1.50718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53171E-025">
                <text:p>1.53171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55652E-025">
                <text:p>1.55652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5816E-025">
                <text:p>1.5816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60697E-025">
                <text:p>1.60697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63262E-025">
                <text:p>1.63262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65855E-025">
                <text:p>1.65855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68477E-025">
                <text:p>1.68477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71127E-025">
                <text:p>1.71127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73805E-025">
                <text:p>1.73805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76512E-025">
                <text:p>1.76512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79247E-025">
                <text:p>1.79247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82011E-025">
                <text:p>1.82011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84802E-025">
                <text:p>1.84802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87623E-025">
                <text:p>1.87623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90472E-025">
                <text:p>1.90472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93349E-025">
                <text:p>1.93349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96254E-025">
                <text:p>1.96254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99188E-025">
                <text:p>1.99188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2.0215E-025">
                <text:p>2.0215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2.05141E-025">
                <text:p>2.05141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2.08159E-025">
                <text:p>2.08159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2.11206E-025">
                <text:p>2.11206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2.1428E-025">
                <text:p>2.1428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2.17383E-025">
                <text:p>2.17383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2.20513E-025">
                <text:p>2.20513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2.23672E-025">
                <text:p>2.23672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2.26857E-025">
                <text:p>2.26857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2.3007E-025">
                <text:p>2.3007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2.33311E-025">
                <text:p>2.33311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2.36579E-025">
                <text:p>2.36579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2.39873E-025">
                <text:p>2.39873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2.43195E-025">
                <text:p>2.43195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2.46543E-025">
                <text:p>2.46543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2.49917E-025">
                <text:p>2.49917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2.53318E-025">
                <text:p>2.53318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2.56745E-025">
                <text:p>2.56745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2.60198E-025">
                <text:p>2.60198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2.63676E-025">
                <text:p>2.63676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2.67179E-025">
                <text:p>2.67179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2.70707E-025">
                <text:p>2.70707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2.7426E-025">
                <text:p>2.7426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2.77838E-025">
                <text:p>2.77838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2.81439E-025">
                <text:p>2.81439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2.85064E-025">
                <text:p>2.85064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2.88713E-025">
                <text:p>2.88713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2.92384E-025">
                <text:p>2.92384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2.96078E-025">
                <text:p>2.96078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2.99795E-025">
                <text:p>2.99795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3.03533E-025">
                <text:p>3.03533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3.07293E-025">
                <text:p>3.07293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3.11074E-025">
                <text:p>3.11074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3.14875E-025">
                <text:p>3.14875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3.18696E-025">
                <text:p>3.18696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3.22537E-025">
                <text:p>3.22537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3.26397E-025">
                <text:p>3.26397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3.30275E-025">
                <text:p>3.30275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3.34171E-025">
                <text:p>3.34171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3.38085E-025">
                <text:p>3.38085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3.42016E-025">
                <text:p>3.42016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3.45962E-025">
                <text:p>3.45962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3.49925E-025">
                <text:p>3.49925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3.53902E-025">
                <text:p>3.53902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3.57894E-025">
                <text:p>3.57894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3.61899E-025">
                <text:p>3.61899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3.65917E-025">
                <text:p>3.65917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3.69947E-025">
                <text:p>3.69947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3.73989E-025">
                <text:p>3.73989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3.78042E-025">
                <text:p>3.78042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3.82104E-025">
                <text:p>3.82104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3.86175E-025">
                <text:p>3.86175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3.90255E-025">
                <text:p>3.90255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3.94342E-025">
                <text:p>3.94342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3.98436E-025">
                <text:p>3.98436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4.02535E-025">
                <text:p>4.02535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4.06639E-025">
                <text:p>4.06639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4.10746E-025">
                <text:p>4.10746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4.14857E-025">
                <text:p>4.14857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4.18969E-025">
                <text:p>4.18969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4.23082E-025">
                <text:p>4.23082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4.27194E-025">
                <text:p>4.27194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4.31305E-025">
                <text:p>4.31305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4.35414E-025">
                <text:p>4.35414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4.39519E-025">
                <text:p>4.39519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4.43619E-025">
                <text:p>4.43619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4.47713E-025">
                <text:p>4.47713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4.518E-025">
                <text:p>4.518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4.55879E-025">
                <text:p>4.55879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4.59948E-025">
                <text:p>4.59948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4.64006E-025">
                <text:p>4.64006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4.68051E-025">
                <text:p>4.68051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4.72083E-025">
                <text:p>4.72083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4.761E-025">
                <text:p>4.761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4.801E-025">
                <text:p>4.801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4.84082E-025">
                <text:p>4.84082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4.88045E-025">
                <text:p>4.88045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4.91986E-025">
                <text:p>4.91986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4.95906E-025">
                <text:p>4.95906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4.99801E-025">
                <text:p>4.99801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5.0367E-025">
                <text:p>5.0367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5.07512E-025">
                <text:p>5.07512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5.11325E-025">
                <text:p>5.11325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5.15107E-025">
                <text:p>5.15107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5.18856E-025">
                <text:p>5.18856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5.22571E-025">
                <text:p>5.22571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5.2625E-025">
                <text:p>5.2625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5.29891E-025">
                <text:p>5.29891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5.33492E-025">
                <text:p>5.33492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5.37051E-025">
                <text:p>5.37051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5.40567E-025">
                <text:p>5.40567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5.44036E-025">
                <text:p>5.44036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5.47458E-025">
                <text:p>5.47458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5.50829E-025">
                <text:p>5.50829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5.54149E-025">
                <text:p>5.54149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5.57414E-025">
                <text:p>5.57414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5.60622E-025">
                <text:p>5.60622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5.63772E-025">
                <text:p>5.63772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5.66861E-025">
                <text:p>5.66861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5.69886E-025">
                <text:p>5.69886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5.72845E-025">
                <text:p>5.72845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5.75736E-025">
                <text:p>5.75736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5.78557E-025">
                <text:p>5.78557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5.81304E-025">
                <text:p>5.81304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5.83976E-025">
                <text:p>5.83976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5.86569E-025">
                <text:p>5.86569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5.89082E-025">
                <text:p>5.89082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5.9151E-025">
                <text:p>5.9151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5.93852E-025">
                <text:p>5.93852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5.96105E-025">
                <text:p>5.96105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5.98266E-025">
                <text:p>5.98266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6.00332E-025">
                <text:p>6.00332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6.023E-025">
                <text:p>6.023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6.04167E-025">
                <text:p>6.04167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6.05931E-025">
                <text:p>6.05931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6.07587E-025">
                <text:p>6.07587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6.09134E-025">
                <text:p>6.09134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6.10567E-025">
                <text:p>6.10567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6.11883E-025">
                <text:p>6.11883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6.1308E-025">
                <text:p>6.1308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6.14154E-025">
                <text:p>6.14154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6.15101E-025">
                <text:p>6.15101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6.15918E-025">
                <text:p>6.15918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6.16602E-025">
                <text:p>6.16602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6.17149E-025">
                <text:p>6.17149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6.17555E-025">
                <text:p>6.17555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6.17817E-025">
                <text:p>6.17817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6.1793E-025">
                <text:p>6.1793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6.17892E-025">
                <text:p>6.17892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6.17699E-025">
                <text:p>6.17699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6.17346E-025">
                <text:p>6.17346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6.16829E-025">
                <text:p>6.16829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6.16145E-025">
                <text:p>6.16145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6.15289E-025">
                <text:p>6.15289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6.14257E-025">
                <text:p>6.14257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6.13046E-025">
                <text:p>6.13046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6.1165E-025">
                <text:p>6.1165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6.10065E-025">
                <text:p>6.10065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6.08288E-025">
                <text:p>6.08288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6.06314E-025">
                <text:p>6.06314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6.04137E-025">
                <text:p>6.04137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6.01754E-025">
                <text:p>6.01754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5.9916E-025">
                <text:p>5.9916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5.9635E-025">
                <text:p>5.9635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5.9332E-025">
                <text:p>5.9332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5.90063E-025">
                <text:p>5.90063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5.86577E-025">
                <text:p>5.86577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5.82855E-025">
                <text:p>5.82855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5.78893E-025">
                <text:p>5.78893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5.74685E-025">
                <text:p>5.74685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5.70227E-025">
                <text:p>5.70227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5.65512E-025">
                <text:p>5.65512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5.60536E-025">
                <text:p>5.60536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5.55293E-025">
                <text:p>5.55293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5.49778E-025">
                <text:p>5.49778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5.43985E-025">
                <text:p>5.43985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5.37909E-025">
                <text:p>5.37909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5.31543E-025">
                <text:p>5.31543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5.24883E-025">
                <text:p>5.24883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5.17922E-025">
                <text:p>5.17922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5.10654E-025">
                <text:p>5.10654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5.03073E-025">
                <text:p>5.03073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4.95173E-025">
                <text:p>4.95173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4.86948E-025">
                <text:p>4.86948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4.78392E-025">
                <text:p>4.78392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4.69499E-025">
                <text:p>4.69499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4.60261E-025">
                <text:p>4.60261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4.50673E-025">
                <text:p>4.50673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4.40727E-025">
                <text:p>4.40727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4.30418E-025">
                <text:p>4.30418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4.19738E-025">
                <text:p>4.19738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4.08681E-025">
                <text:p>4.08681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3.97239E-025">
                <text:p>3.97239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3.85407E-025">
                <text:p>3.85407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3.73175E-025">
                <text:p>3.73175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3.60539E-025">
                <text:p>3.60539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3.47489E-025">
                <text:p>3.47489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3.34019E-025">
                <text:p>3.34019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3.20122E-025">
                <text:p>3.20122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3.05789E-025">
                <text:p>3.05789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2.91014E-025">
                <text:p>2.91014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2.75788E-025">
                <text:p>2.75788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2.60103E-025">
                <text:p>2.60103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2.43953E-025">
                <text:p>2.43953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2.27328E-025">
                <text:p>2.27328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2.10221E-025">
                <text:p>2.10221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92624E-025">
                <text:p>1.92624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74527E-025">
                <text:p>1.74527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55924E-025">
                <text:p>1.55924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36805E-025">
                <text:p>1.36805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17161E-025">
                <text:p>1.17161E-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9.6985E-026">
                <text:p>9.6985E-0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7.62671E-026">
                <text:p>7.62671E-0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5.49986E-026">
                <text:p>5.49986E-0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3.31707E-026">
                <text:p>3.31707E-0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07742E-026">
                <text:p>1.07742E-0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27397E-031">
                <text:p>1.27397E-0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28789E-031">
                <text:p>1.28789E-0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30193E-031">
                <text:p>1.30193E-0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31608E-031">
                <text:p>1.31608E-0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33035E-031">
                <text:p>1.33035E-0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34474E-031">
                <text:p>1.34474E-0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35924E-031">
                <text:p>1.35924E-0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37386E-031">
                <text:p>1.37386E-0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38859E-031">
                <text:p>1.38859E-0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40345E-031">
                <text:p>1.40345E-0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41842E-031">
                <text:p>1.41842E-0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43351E-031">
                <text:p>1.43351E-0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44872E-031">
                <text:p>1.44872E-0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46405E-031">
                <text:p>1.46405E-0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4795E-031">
                <text:p>1.4795E-0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49507E-031">
                <text:p>1.49507E-0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51077E-031">
                <text:p>1.51077E-0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52658E-031">
                <text:p>1.52658E-0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54252E-031">
                <text:p>1.54252E-0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55858E-031">
                <text:p>1.55858E-0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57476E-031">
                <text:p>1.57476E-0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59107E-031">
                <text:p>1.59107E-0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6075E-031">
                <text:p>1.6075E-0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62405E-031">
                <text:p>1.62405E-0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64073E-031">
                <text:p>1.64073E-0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65754E-031">
                <text:p>1.65754E-0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67447E-031">
                <text:p>1.67447E-0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69153E-031">
                <text:p>1.69153E-0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70872E-031">
                <text:p>1.70872E-0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72603E-031">
                <text:p>1.72603E-0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74347E-031">
                <text:p>1.74347E-0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76104E-031">
                <text:p>1.76104E-0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77874E-031">
                <text:p>1.77874E-0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